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5000018F1000015F1B3E63D6B.wmf"/>
  <manifest:file-entry manifest:media-type="" manifest:full-path="Pictures/20000062000018F1000010F769AE54AD.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application/octet-stream"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mily-generic="swiss"/>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Table1.A14" style:family="table-cell" style:data-style-name="N100">
      <style:table-cell-properties fo:padding-left="0.191cm" fo:padding-right="0.191cm" fo:padding-top="0cm" fo:padding-bottom="0cm" fo:border="0.018cm solid #000000"/>
    </style:style>
    <style:style style:name="Table1.B15" style:family="table-cell" style:data-style-name="N37">
      <style:table-cell-properties fo:padding-left="0.191cm" fo:padding-right="0.191cm" fo:padding-top="0cm" fo:padding-bottom="0cm" fo:border="0.018cm solid #000000"/>
    </style:style>
    <style:style style:name="Table2" style:family="table">
      <style:table-properties style:width="17.836cm" fo:margin-left="0cm" table:align="left"/>
    </style:style>
    <style:style style:name="Table2.A" style:family="table-column">
      <style:table-column-properties style:column-width="3.875cm"/>
    </style:style>
    <style:style style:name="Table2.B" style:family="table-column">
      <style:table-column-properties style:column-width="13.961cm"/>
    </style:style>
    <style:style style:name="Table2.A1" style:family="table-cell">
      <style:table-cell-properties fo:padding-left="0.191cm" fo:padding-right="0.191cm" fo:padding-top="0cm" fo:padding-bottom="0cm" fo:border="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break-before="page"/>
      <style:text-properties fo:language="et" fo:country="EE"/>
    </style:style>
    <style:style style:name="P4" style:family="paragraph" style:parent-style-name="Normal">
      <style:paragraph-properties fo:text-align="end" style:justify-single-word="false"/>
      <style:text-properties fo:font-size="16pt" fo:language="et" fo:country="EE" fo:font-weight="bold" style:font-size-asian="16pt" style:font-weight-asian="bold" style:font-size-complex="16pt" style:font-weight-complex="bold"/>
    </style:style>
    <style:style style:name="P5" style:family="paragraph" style:parent-style-name="Normal">
      <style:paragraph-properties fo:text-align="end" style:justify-single-word="false"/>
      <style:text-properties fo:font-size="14pt" fo:language="et" fo:country="EE" fo:font-weight="bold" style:font-size-asian="14pt" style:font-weight-asian="bold" style:font-size-complex="14pt" style:font-weight-complex="bold"/>
    </style:style>
    <style:style style:name="P6" style:family="paragraph" style:parent-style-name="Normal">
      <style:text-properties fo:language="et" fo:country="EE"/>
    </style:style>
    <style:style style:name="P7" style:family="paragraph" style:parent-style-name="Normal">
      <style:paragraph-properties fo:text-align="end" style:justify-single-word="false"/>
      <style:text-properties fo:language="et" fo:country="EE"/>
    </style:style>
    <style:style style:name="P8" style:family="paragraph" style:parent-style-name="Normal">
      <style:text-properties fo:language="et" fo:country="EE" style:language-asian="en" style:country-asian="US"/>
    </style:style>
    <style:style style:name="P9" style:family="paragraph" style:parent-style-name="Normal">
      <style:text-properties fo:language="et" fo:country="EE" fo:background-color="#ffffff"/>
    </style:style>
    <style:style style:name="P10" style:family="paragraph" style:parent-style-name="Normal">
      <style:text-properties fo:language="et" fo:country="EE" style:font-name-complex="Arial" style:font-size-complex="10pt"/>
    </style:style>
    <style:style style:name="P1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language="et" fo:country="EE" style:font-name-complex="Arial" style:font-size-complex="10pt"/>
    </style:style>
    <style:style style:name="P12" style:family="paragraph" style:parent-style-name="Normal">
      <style:paragraph-properties fo:text-align="end" style:justify-single-word="false"/>
      <style:text-properties fo:font-size="12pt" fo:language="et" fo:country="EE" fo:font-weight="bold" style:font-size-asian="12pt" style:font-weight-asian="bold" style:font-weight-complex="bold"/>
    </style:style>
    <style:style style:name="P13" style:family="paragraph" style:parent-style-name="Normal">
      <style:paragraph-properties fo:text-align="end" style:justify-single-word="false"/>
      <style:text-properties fo:font-size="12pt" fo:language="et" fo:country="EE" style:font-size-asian="12pt" style:font-weight-complex="bold"/>
    </style:style>
    <style:style style:name="P14" style:family="paragraph" style:parent-style-name="Normal">
      <style:text-properties style:font-name="Courier New" fo:language="et" fo:country="EE" fo:font-weight="bold" style:font-weight-asian="bold" style:font-name-complex="Courier New" style:font-size-complex="10pt" style:font-weight-complex="bold"/>
    </style:style>
    <style:style style:name="P15" style:family="paragraph" style:parent-style-name="Normal">
      <style:paragraph-properties fo:orphans="2" fo:widows="2"/>
      <style:text-properties style:font-name="Courier New" fo:font-size="9pt" fo:language="et" fo:country="EE" style:font-size-asian="9pt" style:font-name-complex="Courier New" style:font-size-complex="9pt"/>
    </style:style>
    <style:style style:name="P16" style:family="paragraph" style:parent-style-name="Normal">
      <style:text-properties style:font-name="Courier" fo:language="et" fo:country="EE" style:font-name-complex="Courier New"/>
    </style:style>
    <style:style style:name="P17" style:family="paragraph" style:parent-style-name="Normal">
      <style:text-properties style:font-name="Courier" fo:language="et" fo:country="EE" style:font-name-complex="Courier" style:font-size-complex="10pt"/>
    </style:style>
    <style:style style:name="P18"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9"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fo:language="et" fo:country="EE" fo:background-color="#ffffff" style:font-name-complex="Arial" style:font-size-complex="10pt"/>
    </style:style>
    <style:style style:name="P20"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 fo:language="et" fo:country="EE" fo:background-color="#ffffff" style:font-name-complex="Courier New" style:font-size-complex="10pt"/>
    </style:style>
    <style:style style:name="P21" style:family="paragraph" style:parent-style-name="Normal">
      <style:paragraph-properties fo:orphans="2" fo:widows="2"/>
      <style:text-properties fo:color="#0000ff" style:font-name="Courier New" fo:font-size="9pt" fo:language="et" fo:country="EE" style:font-size-asian="9pt" style:font-name-complex="Courier New" style:font-size-complex="9pt"/>
    </style:style>
    <style:style style:name="P22" style:family="paragraph" style:parent-style-name="Normal">
      <style:paragraph-properties fo:orphans="2" fo:widows="2"/>
    </style:style>
    <style:style style:name="P23" style:family="paragraph" style:parent-style-name="Normal">
      <style:paragraph-properties fo:margin-top="0cm" fo:margin-bottom="0.212cm"/>
    </style:style>
    <style:style style:name="P24" style:family="paragraph" style:parent-style-name="Normal">
      <style:paragraph-properties fo:margin-top="0cm" fo:margin-bottom="0.212cm" fo:text-align="end" style:justify-single-word="false"/>
      <style:text-properties fo:font-size="16pt" fo:language="et" fo:country="EE" fo:font-weight="bold" style:font-size-asian="16pt" style:font-weight-asian="bold" style:font-size-complex="16pt" style:font-weight-complex="bold"/>
    </style:style>
    <style:style style:name="P25" style:family="paragraph" style:parent-style-name="Normal">
      <style:paragraph-properties fo:margin-top="0cm" fo:margin-bottom="0.212cm"/>
      <style:text-properties fo:language="et" fo:country="EE"/>
    </style:style>
    <style:style style:name="P26" style:family="paragraph" style:parent-style-name="Normal">
      <style:paragraph-properties fo:margin-top="0cm" fo:margin-bottom="0.212cm" fo:text-align="center" style:justify-single-word="false" fo:keep-with-next="always"/>
    </style:style>
    <style:style style:name="P27" style:family="paragraph" style:parent-style-name="Normal">
      <style:paragraph-properties fo:margin-top="0.106cm" fo:margin-bottom="0.106cm"/>
    </style:style>
    <style:style style:name="P28" style:family="paragraph" style:parent-style-name="Normal">
      <style:paragraph-properties fo:margin-top="0.106cm" fo:margin-bottom="0.106cm"/>
      <style:text-properties fo:language="et" fo:country="EE" fo:font-weight="bold" style:font-weight-asian="bold" style:font-name-complex="Arial" style:font-weight-complex="bold"/>
    </style:style>
    <style:style style:name="P29" style:family="paragraph" style:parent-style-name="Normal">
      <style:paragraph-properties fo:margin-top="0.106cm" fo:margin-bottom="0.106cm" fo:text-align="justify" style:justify-single-word="false"/>
      <style:text-properties fo:language="et" fo:country="EE" fo:font-weight="bold" style:font-weight-asian="bold" style:font-name-complex="Arial" style:font-weight-complex="bold"/>
    </style:style>
    <style:style style:name="P30" style:family="paragraph" style:parent-style-name="Normal">
      <style:paragraph-properties fo:margin-top="0.106cm" fo:margin-bottom="0.106cm"/>
      <style:text-properties fo:language="et" fo:country="EE" style:font-name-complex="Arial"/>
    </style:style>
    <style:style style:name="P31" style:family="paragraph" style:parent-style-name="Normal">
      <style:paragraph-properties fo:margin-top="0.106cm" fo:margin-bottom="0.106cm" fo:text-align="justify" style:justify-single-word="false"/>
      <style:text-properties fo:language="et" fo:country="EE" style:font-name-complex="Arial"/>
    </style:style>
    <style:style style:name="P32" style:family="paragraph" style:parent-style-name="Body_20_Text">
      <style:paragraph-properties fo:margin-top="0.106cm" fo:margin-bottom="0.106cm" fo:text-align="justify" style:justify-single-word="false"/>
      <style:text-properties fo:language="et" fo:country="EE" fo:font-weight="bold" style:font-weight-asian="bold" style:font-name-complex="Arial"/>
    </style:style>
    <style:style style:name="P33" style:family="paragraph" style:parent-style-name="Body_20_Text">
      <style:paragraph-properties fo:margin-top="0.106cm" fo:margin-bottom="0.106cm"/>
      <style:text-properties fo:language="et" fo:country="EE" style:font-name-complex="Arial"/>
    </style:style>
    <style:style style:name="P34" style:family="paragraph" style:parent-style-name="Body_20_Text">
      <style:paragraph-properties fo:margin-top="0.106cm" fo:margin-bottom="0.106cm" fo:text-align="justify" style:justify-single-word="false"/>
      <style:text-properties fo:language="et" fo:country="EE" style:font-name-complex="Arial"/>
    </style:style>
    <style:style style:name="P35"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style>
    <style:style style:name="P36" style:family="paragraph" style:parent-style-name="TOC_20_1">
      <style:paragraph-properties>
        <style:tab-stops>
          <style:tab-stop style:position="17.59cm" style:type="right" style:leader-style="dotted" style:leader-text="."/>
        </style:tab-stops>
      </style:paragraph-properties>
    </style:style>
    <style:style style:name="P37"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text-properties fo:language="et" fo:country="EE"/>
    </style:style>
    <style:style style:name="P38" style:family="paragraph" style:parent-style-name="TOC_20_1">
      <style:paragraph-properties>
        <style:tab-stops>
          <style:tab-stop style:position="17.572cm" style:type="right" style:leader-style="dotted" style:leader-text="."/>
        </style:tab-stops>
      </style:paragraph-properties>
      <style:text-properties fo:language="et" fo:country="EE"/>
    </style:style>
    <style:style style:name="P39" style:family="paragraph" style:parent-style-name="Normal">
      <style:paragraph-properties fo:margin-top="0.212cm" fo:margin-bottom="0.353cm"/>
    </style:style>
    <style:style style:name="P40" style:family="paragraph" style:parent-style-name="Normal">
      <style:paragraph-properties fo:margin-top="0.212cm" fo:margin-bottom="0.353cm"/>
      <style:text-properties fo:language="et" fo:country="EE"/>
    </style:style>
    <style:style style:name="P41" style:family="paragraph" style:parent-style-name="Body_20_Text">
      <style:text-properties fo:language="et" fo:country="EE"/>
    </style:style>
    <style:style style:name="P42" style:family="paragraph" style:parent-style-name="Preformatted_20_Text">
      <style:text-properties fo:language="et" fo:country="EE"/>
    </style:style>
    <style:style style:name="P43" style:family="paragraph" style:parent-style-name="Preformatted_20_Text">
      <style:paragraph-properties>
        <style:tab-stops>
          <style:tab-stop style:position="3.425cm"/>
        </style:tab-stops>
      </style:paragraph-properties>
      <style:text-properties fo:language="et" fo:country="EE"/>
    </style:style>
    <style:style style:name="P44" style:family="paragraph" style:parent-style-name="Preformatted_20_Text">
      <style:text-properties style:font-name="Courier New" fo:language="et" fo:country="EE" style:font-name-complex="Courier New"/>
    </style:style>
    <style:style style:name="P45" style:family="paragraph" style:parent-style-name="Preformatted_20_Text">
      <style:text-properties style:font-name="Courier New" fo:language="et" fo:country="EE" fo:font-weight="bold" style:font-weight-asian="bold" style:font-name-complex="Courier New" style:font-weight-complex="bold"/>
    </style:style>
    <style:style style:name="P46" style:family="paragraph" style:parent-style-name="Preformatted_20_Text">
      <style:text-properties style:font-name="Courier New" fo:language="et" fo:country="EE" style:language-asian="en" style:country-asian="US" style:font-name-complex="Courier New"/>
    </style:style>
    <style:style style:name="P47" style:family="paragraph" style:parent-style-name="Preformatted_20_Text">
      <style:text-properties style:font-name="Arial" fo:language="et" fo:country="EE" style:font-name-complex="Arial"/>
    </style:style>
    <style:style style:name="P48" style:family="paragraph" style:parent-style-name="Preformatted_20_Text">
      <style:paragraph-properties>
        <style:tab-stops>
          <style:tab-stop style:position="3.425cm"/>
        </style:tab-stops>
      </style:paragraph-properties>
    </style:style>
    <style:style style:name="P49" style:family="paragraph" style:parent-style-name="Preformatted_20_Text">
      <style:text-properties style:font-name="Courier" fo:language="et" fo:country="EE" fo:font-weight="bold" style:font-weight-asian="bold" style:font-name-complex="Courier" style:font-weight-complex="bold"/>
    </style:style>
    <style:style style:name="P50" style:family="paragraph" style:parent-style-name="Preformatted_20_Text">
      <style:text-properties style:font-name="Courier" fo:language="et" fo:country="EE" style:font-name-complex="Courier"/>
    </style:style>
    <style:style style:name="P51" style:family="paragraph" style:parent-style-name="Preformatted_20_Text">
      <style:paragraph-properties fo:margin-left="0cm" fo:margin-right="0cm" fo:text-indent="0.4cm" style:auto-text-indent="false"/>
    </style:style>
    <style:style style:name="P52" style:family="paragraph" style:parent-style-name="Preformatted_20_Text">
      <style:paragraph-properties fo:margin-left="0cm" fo:margin-right="0cm" fo:text-indent="0.4cm" style:auto-text-indent="false"/>
      <style:text-properties style:font-name="Courier New" fo:language="et" fo:country="EE" fo:font-weight="bold" style:font-weight-asian="bold" style:font-name-complex="Courier New" style:font-weight-complex="bold"/>
    </style:style>
    <style:style style:name="P53" style:family="paragraph" style:parent-style-name="Preformatted_20_Text">
      <style:paragraph-properties fo:margin-left="0cm" fo:margin-right="0cm" fo:text-indent="0.4cm" style:auto-text-indent="false"/>
      <style:text-properties style:font-name="Courier New" fo:language="et" fo:country="EE" style:font-name-complex="Courier New"/>
    </style:style>
    <style:style style:name="P54" style:family="paragraph" style:parent-style-name="List_20_Paragraph">
      <style:paragraph-properties fo:margin-left="2.54cm" fo:margin-right="0cm" fo:text-indent="0cm" style:auto-text-indent="false">
        <style:tab-stops/>
      </style:paragraph-properties>
      <style:text-properties fo:language="et" fo:country="EE"/>
    </style:style>
    <style:style style:name="P55" style:family="paragraph" style:parent-style-name="Preformatted_20_Text">
      <style:paragraph-properties fo:margin-left="0.4cm" fo:margin-right="0cm" fo:text-indent="0.4cm" style:auto-text-indent="false">
        <style:tab-stops/>
      </style:paragraph-properties>
      <style:text-properties style:font-name="Courier New" fo:language="et" fo:country="EE" style:font-name-complex="Courier New"/>
    </style:style>
    <style:style style:name="P56" style:family="paragraph" style:parent-style-name="Preformatted_20_Text">
      <style:paragraph-properties fo:margin-left="0.4cm" fo:margin-right="0cm" fo:text-indent="0.4cm" style:auto-text-indent="false">
        <style:tab-stops/>
      </style:paragraph-properties>
      <style:text-properties fo:color="#000000" style:font-name="Courier New" fo:language="et" fo:country="EE" style:font-name-complex="Courier New"/>
    </style:style>
    <style:style style:name="P57" style:family="paragraph" style:parent-style-name="Preformatted_20_Text">
      <style:paragraph-properties fo:margin-left="0.4cm" fo:margin-right="0cm" fo:text-indent="0.4cm" style:auto-text-indent="false">
        <style:tab-stops/>
      </style:paragraph-properties>
    </style:style>
    <style:style style:name="P58" style:family="paragraph" style:parent-style-name="Normal">
      <style:paragraph-properties fo:margin-left="0.4cm" fo:margin-right="0cm" fo:text-indent="0.4cm" style:auto-text-indent="false">
        <style:tab-stops/>
      </style:paragraph-properties>
      <style:text-properties style:font-name="Courier" fo:language="et" fo:country="EE" style:font-name-complex="Courier New"/>
    </style:style>
    <style:style style:name="P59" style:family="paragraph" style:parent-style-name="Normal">
      <style:paragraph-properties fo:margin-left="0.4cm" fo:margin-right="0cm" fo:text-indent="0.4cm" style:auto-text-indent="false">
        <style:tab-stops/>
      </style:paragraph-properties>
    </style:style>
    <style:style style:name="P60" style:family="paragraph" style:parent-style-name="Preformatted_20_Text">
      <style:paragraph-properties fo:margin-left="0.4cm" fo:margin-right="0cm" fo:text-indent="0cm" style:auto-text-indent="false">
        <style:tab-stops/>
      </style:paragraph-properties>
    </style:style>
    <style:style style:name="P61" style:family="paragraph" style:parent-style-name="Preformatted_20_Text">
      <style:paragraph-properties fo:margin-left="0.801cm" fo:margin-right="0cm" fo:text-indent="0cm" style:auto-text-indent="false">
        <style:tab-stops/>
      </style:paragraph-properties>
      <style:text-properties fo:color="#000000" style:font-name="Courier New" fo:language="et" fo:country="EE" style:font-name-complex="Courier New"/>
    </style:style>
    <style:style style:name="P62" style:family="paragraph" style:parent-style-name="Normal">
      <style:paragraph-properties fo:margin-left="0.801cm" fo:margin-right="0cm" fo:text-indent="0cm" style:auto-text-indent="false">
        <style:tab-stops/>
      </style:paragraph-properties>
      <style:text-properties style:font-name="Courier" fo:language="et" fo:country="EE" style:font-name-complex="Courier" style:font-size-complex="10pt"/>
    </style:style>
    <style:style style:name="P63" style:family="paragraph" style:parent-style-name="Normal">
      <style:paragraph-properties fo:margin-left="0.801cm" fo:margin-right="0cm" fo:text-indent="0cm" style:auto-text-indent="false">
        <style:tab-stops/>
      </style:paragraph-properties>
    </style:style>
    <style:style style:name="P64" style:family="paragraph" style:parent-style-name="Preformatted_20_Text">
      <style:paragraph-properties fo:margin-left="0.801cm" fo:margin-right="0cm" fo:text-indent="0.4cm" style:auto-text-indent="false">
        <style:tab-stops/>
      </style:paragraph-properties>
      <style:text-properties fo:color="#000000" style:font-name="Courier New" fo:language="et" fo:country="EE" style:font-name-complex="Courier New"/>
    </style:style>
    <style:style style:name="P65" style:family="paragraph" style:parent-style-name="Preformatted_20_Text">
      <style:paragraph-properties fo:margin-left="0.801cm" fo:margin-right="0cm" fo:text-indent="0.4cm" style:auto-text-indent="false">
        <style:tab-stops/>
      </style:paragraph-properties>
    </style:style>
    <style:style style:name="P66" style:family="paragraph" style:parent-style-name="Preformatted_20_Text">
      <style:paragraph-properties fo:margin-left="0.801cm" fo:margin-right="0cm" fo:text-indent="0.4cm" style:auto-text-indent="false">
        <style:tab-stops/>
      </style:paragraph-properties>
      <style:text-properties style:font-name="Courier New" fo:language="et" fo:country="EE" style:font-name-complex="Courier New"/>
    </style:style>
    <style:style style:name="P67" style:family="paragraph" style:parent-style-name="Normal">
      <style:paragraph-properties fo:margin-left="0.801cm" fo:margin-right="0cm" fo:text-indent="0.4cm" style:auto-text-indent="false">
        <style:tab-stops/>
      </style:paragraph-properties>
      <style:text-properties style:font-name="Courier" fo:language="et" fo:country="EE" style:font-name-complex="Courier New" style:font-size-complex="10pt"/>
    </style:style>
    <style:style style:name="P68" style:family="paragraph" style:parent-style-name="Preformatted_20_Text">
      <style:paragraph-properties fo:margin-left="1.201cm" fo:margin-right="0cm" fo:text-indent="0cm" style:auto-text-indent="false">
        <style:tab-stops/>
      </style:paragraph-properties>
      <style:text-properties fo:color="#000000" style:font-name="Courier New" fo:language="et" fo:country="EE" style:font-name-complex="Courier New"/>
    </style:style>
    <style:style style:name="P69" style:family="paragraph" style:parent-style-name="Preformatted_20_Text">
      <style:paragraph-properties fo:margin-left="1.201cm" fo:margin-right="0cm" fo:text-indent="0.4cm" style:auto-text-indent="false">
        <style:tab-stops/>
      </style:paragraph-properties>
      <style:text-properties fo:color="#000000" style:font-name="Courier New" fo:language="et" fo:country="EE" style:font-name-complex="Courier New"/>
    </style:style>
    <style:style style:name="P70" style:family="paragraph" style:parent-style-name="Normal">
      <style:paragraph-properties fo:margin-left="1.367cm" fo:margin-right="0cm" fo:text-indent="0cm" style:auto-text-indent="false">
        <style:tab-stops/>
      </style:paragraph-properties>
      <style:text-properties fo:language="et" fo:country="EE"/>
    </style:style>
    <style:style style:name="P71" style:family="paragraph" style:parent-style-name="Normal">
      <style:paragraph-properties fo:margin-left="1.588cm" fo:margin-right="0cm" fo:text-indent="0cm" style:auto-text-indent="false">
        <style:tab-stops>
          <style:tab-stop style:position="-1.058cm"/>
          <style:tab-stop style:position="-0.529cm"/>
          <style:tab-stop style:position="0cm"/>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s>
      </style:paragraph-properties>
    </style:style>
    <style:style style:name="P72" style:family="paragraph" style:parent-style-name="Normal">
      <style:paragraph-properties fo:margin-left="0cm" fo:margin-right="0cm" fo:text-indent="0.751cm" style:auto-text-indent="false">
        <style:tab-stops>
          <style:tab-stop style:position="2cm"/>
          <style:tab-stop style:position="4.501cm"/>
        </style:tab-stops>
      </style:paragraph-properties>
      <style:text-properties fo:language="et" fo:country="EE"/>
    </style:style>
    <style:style style:name="P73"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74" style:family="paragraph" style:parent-style-name="Normal">
      <style:paragraph-properties fo:margin-left="0cm" fo:margin-right="0cm" fo:text-indent="0.751cm" style:auto-text-indent="false">
        <style:tab-stops>
          <style:tab-stop style:position="8.001cm"/>
        </style:tab-stops>
      </style:paragraph-properties>
      <style:text-properties fo:language="et" fo:country="EE"/>
    </style:style>
    <style:style style:name="P75" style:family="paragraph" style:parent-style-name="Normal">
      <style:paragraph-properties fo:margin-left="0cm" fo:margin-right="0cm" fo:text-indent="0.751cm" style:auto-text-indent="false">
        <style:tab-stops>
          <style:tab-stop style:position="2cm"/>
          <style:tab-stop style:position="3.501cm"/>
          <style:tab-stop style:position="4.501cm"/>
          <style:tab-stop style:position="9.502cm"/>
        </style:tab-stops>
      </style:paragraph-properties>
      <style:text-properties fo:language="et" fo:country="EE"/>
    </style:style>
    <style:style style:name="P76" style:family="paragraph" style:parent-style-name="Normal">
      <style:paragraph-properties fo:margin-left="0cm" fo:margin-right="0cm" fo:text-indent="0.751cm" style:auto-text-indent="false">
        <style:tab-stops>
          <style:tab-stop style:position="1.752cm"/>
          <style:tab-stop style:position="5.502cm"/>
        </style:tab-stops>
      </style:paragraph-properties>
      <style:text-properties fo:language="et" fo:country="EE"/>
    </style:style>
    <style:style style:name="P77" style:family="paragraph" style:parent-style-name="Normal">
      <style:paragraph-properties fo:margin-left="0cm" fo:margin-right="0cm" fo:text-indent="0.751cm" style:auto-text-indent="false">
        <style:tab-stops>
          <style:tab-stop style:position="2cm"/>
          <style:tab-stop style:position="4.501cm"/>
        </style:tab-stops>
      </style:paragraph-properties>
    </style:style>
    <style:style style:name="P78" style:family="paragraph" style:parent-style-name="Normal">
      <style:paragraph-properties fo:margin-left="0cm" fo:margin-right="0cm" fo:text-indent="1.249cm" style:auto-text-indent="false"/>
      <style:text-properties fo:language="et" fo:country="EE"/>
    </style:style>
    <style:style style:name="P79" style:family="paragraph" style:parent-style-name="Normal">
      <style:paragraph-properties fo:margin-top="0.106cm" fo:margin-bottom="0.353cm"/>
      <style:text-properties fo:language="et" fo:country="EE"/>
    </style:style>
    <style:style style:name="P80" style:family="paragraph" style:parent-style-name="Normal">
      <style:paragraph-properties fo:margin-left="0cm" fo:margin-right="0cm" fo:text-indent="1.251cm" style:auto-text-indent="false"/>
      <style:text-properties fo:language="et" fo:country="EE"/>
    </style:style>
    <style:style style:name="P81" style:family="paragraph" style:parent-style-name="Body_20_Text">
      <style:paragraph-properties fo:margin-top="0.212cm" fo:margin-bottom="0cm"/>
      <style:text-properties fo:language="et" fo:country="EE"/>
    </style:style>
    <style:style style:name="P82" style:family="paragraph" style:parent-style-name="Body_20_Text">
      <style:paragraph-properties fo:margin-top="0.423cm" fo:margin-bottom="0cm"/>
      <style:text-properties fo:language="et" fo:country="EE"/>
    </style:style>
    <style:style style:name="P83" style:family="paragraph" style:parent-style-name="Normal">
      <style:paragraph-properties fo:padding="0cm" fo:border="0.018cm solid #000000" style:shadow="none"/>
    </style:style>
    <style:style style:name="P84" style:family="paragraph" style:parent-style-name="Normal">
      <style:paragraph-properties fo:padding="0cm" fo:border="0.018cm solid #000000" style:shadow="none"/>
      <style:text-properties fo:color="#0000ff" style:font-name="Courier New" fo:font-size="4pt" fo:language="et" fo:country="EE" style:font-size-asian="4pt" style:font-name-complex="Courier New" style:font-size-complex="4pt"/>
    </style:style>
    <style:style style:name="P85" style:family="paragraph" style:parent-style-name="Normal">
      <style:paragraph-properties fo:padding="0cm" fo:border="0.018cm solid #000000" style:shadow="none"/>
      <style:text-properties fo:color="#0000ff" style:font-name="Courier New" fo:language="et" fo:country="EE" fo:font-weight="bold" style:font-weight-asian="bold" style:font-name-complex="Courier New"/>
    </style:style>
    <style:style style:name="P86" style:family="paragraph" style:parent-style-name="Normal">
      <style:paragraph-properties fo:padding="0cm" fo:border="0.018cm solid #000000" style:shadow="none"/>
      <style:text-properties fo:color="#ff0000" style:font-name="Courier New" fo:font-size="8pt" fo:language="et" fo:country="EE" style:font-size-asian="8pt" style:font-name-complex="Courier New" style:font-size-complex="8pt"/>
    </style:style>
    <style:style style:name="P87" style:family="paragraph" style:parent-style-name="Normal">
      <style:paragraph-properties fo:padding="0cm" fo:border="0.018cm solid #000000" style:shadow="none"/>
      <style:text-properties fo:color="#008000" style:font-name="Courier New" fo:font-size="8pt" fo:language="et" fo:country="EE" style:font-size-asian="8pt" style:font-name-complex="Courier New" style:font-size-complex="8pt"/>
    </style:style>
    <style:style style:name="P88" style:family="paragraph" style:parent-style-name="Normal">
      <style:paragraph-properties fo:padding="0cm" fo:border="0.018cm solid #000000" style:shadow="none"/>
      <style:text-properties style:font-name="Courier New" fo:language="et" fo:country="EE"/>
    </style:style>
    <style:style style:name="P89" style:family="paragraph" style:parent-style-name="Normal">
      <style:paragraph-properties fo:padding="0cm" fo:border="0.018cm solid #000000" style:shadow="none"/>
      <style:text-properties style:font-name="Courier New" fo:language="et" fo:country="EE" style:font-name-complex="Courier New"/>
    </style:style>
    <style:style style:name="P90" style:family="paragraph" style:parent-style-name="Body_20_Text">
      <style:paragraph-properties fo:margin-left="1.251cm" fo:margin-right="0cm" fo:text-indent="0cm" style:auto-text-indent="false">
        <style:tab-stops/>
      </style:paragraph-properties>
    </style:style>
    <style:style style:name="P91" style:family="paragraph" style:parent-style-name="Caption">
      <style:paragraph-properties fo:text-align="center" style:justify-single-word="false"/>
    </style:style>
    <style:style style:name="P92" style:family="paragraph" style:parent-style-name="Normal">
      <style:paragraph-properties fo:margin-top="0.212cm" fo:margin-bottom="0.212cm"/>
      <style:text-properties fo:language="et" fo:country="EE"/>
    </style:style>
    <style:style style:name="P93" style:family="paragraph" style:parent-style-name="Body_20_Text">
      <style:paragraph-properties fo:margin-top="0cm" fo:margin-bottom="0.106cm"/>
      <style:text-properties fo:language="et" fo:country="EE"/>
    </style:style>
    <style:style style:name="P94" style:family="paragraph" style:parent-style-name="Standard">
      <style:text-properties style:font-name="Arial" fo:font-size="10pt" style:font-size-asian="10pt" style:font-size-complex="10pt"/>
    </style:style>
    <style:style style:name="P95" style:family="paragraph" style:parent-style-name="Standard" style:list-style-name="L27"/>
    <style:style style:name="P96" style:family="paragraph" style:parent-style-name="Standard" style:list-style-name="L28">
      <style:text-properties style:font-name="Arial" fo:font-size="10pt" fo:language="et" fo:country="EE" style:font-size-asian="10pt" style:font-size-complex="10pt"/>
    </style:style>
    <style:style style:name="P97" style:family="paragraph" style:parent-style-name="Standard" style:list-style-name="L27">
      <style:text-properties fo:language="et" fo:country="EE"/>
    </style:style>
    <style:style style:name="P98" style:family="paragraph" style:parent-style-name="Normal" style:master-page-name="MP0">
      <style:paragraph-properties fo:text-align="end" style:justify-single-word="false" style:page-number="auto" fo:break-before="page"/>
      <style:text-properties fo:font-size="16pt" fo:language="et" fo:country="EE" fo:font-weight="bold" style:font-size-asian="16pt" style:font-weight-asian="bold" style:font-size-complex="16pt" style:font-weight-complex="bold"/>
    </style:style>
    <style:style style:name="P99" style:family="paragraph" style:parent-style-name="Normal" style:list-style-name="L1"/>
    <style:style style:name="P100" style:family="paragraph" style:parent-style-name="Normal">
      <style:text-properties fo:language="et" fo:country="EE"/>
    </style:style>
    <style:style style:name="P101" style:family="paragraph" style:parent-style-name="Normal" style:list-style-name="L3">
      <style:text-properties fo:language="et" fo:country="EE"/>
    </style:style>
    <style:style style:name="P102" style:family="paragraph" style:parent-style-name="Normal" style:list-style-name="L4">
      <style:text-properties fo:language="et" fo:country="EE"/>
    </style:style>
    <style:style style:name="P103" style:family="paragraph" style:parent-style-name="Normal" style:list-style-name="L5">
      <style:text-properties fo:language="et" fo:country="EE"/>
    </style:style>
    <style:style style:name="P104" style:family="paragraph" style:parent-style-name="Normal" style:list-style-name="L6">
      <style:text-properties fo:language="et" fo:country="EE"/>
    </style:style>
    <style:style style:name="P105" style:family="paragraph" style:parent-style-name="Normal" style:list-style-name="L7">
      <style:text-properties fo:language="et" fo:country="EE"/>
    </style:style>
    <style:style style:name="P106" style:family="paragraph" style:parent-style-name="Normal" style:list-style-name="L8">
      <style:text-properties fo:language="et" fo:country="EE"/>
    </style:style>
    <style:style style:name="P107" style:family="paragraph" style:parent-style-name="Normal" style:list-style-name="L9">
      <style:text-properties fo:language="et" fo:country="EE"/>
    </style:style>
    <style:style style:name="P108" style:family="paragraph" style:parent-style-name="Normal" style:list-style-name="L10">
      <style:paragraph-properties fo:orphans="2" fo:widows="2" style:text-autospace="ideograph-alpha"/>
      <style:text-properties fo:language="et" fo:country="EE"/>
    </style:style>
    <style:style style:name="P109" style:family="paragraph" style:parent-style-name="Normal" style:list-style-name="L11">
      <style:text-properties fo:language="et" fo:country="EE"/>
    </style:style>
    <style:style style:name="P110" style:family="paragraph" style:parent-style-name="Normal" style:list-style-name="L12">
      <style:text-properties fo:language="et" fo:country="EE"/>
    </style:style>
    <style:style style:name="P111" style:family="paragraph" style:parent-style-name="Normal" style:list-style-name="L24">
      <style:paragraph-properties fo:text-align="justify" style:justify-single-word="false" fo:orphans="2" fo:widows="2" style:text-autospace="ideograph-alpha"/>
      <style:text-properties fo:language="et" fo:country="EE"/>
    </style:style>
    <style:style style:name="P112" style:family="paragraph" style:parent-style-name="Normal" style:list-style-name="L4"/>
    <style:style style:name="P113" style:family="paragraph" style:parent-style-name="Normal" style:list-style-name="L7"/>
    <style:style style:name="P114" style:family="paragraph" style:parent-style-name="Normal" style:list-style-name="L9"/>
    <style:style style:name="P115" style:family="paragraph" style:parent-style-name="Normal" style:list-style-name="L12"/>
    <style:style style:name="P116" style:family="paragraph" style:parent-style-name="Normal" style:list-style-name="L14"/>
    <style:style style:name="P117" style:family="paragraph" style:parent-style-name="Normal" style:list-style-name="L15"/>
    <style:style style:name="P118" style:family="paragraph" style:parent-style-name="Normal" style:list-style-name="L2">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19" style:family="paragraph" style:parent-style-name="Normal" style:list-style-name="L6">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20" style:family="paragraph" style:parent-style-name="Normal" style:list-style-name="L23">
      <style:paragraph-properties fo:margin-left="1.259cm" fo:margin-right="0cm" fo:margin-top="0.212cm" fo:margin-bottom="0.353cm" fo:orphans="2" fo:widows="2" fo:text-indent="-0.63cm" style:auto-text-indent="false" style:text-autospace="ideograph-alpha">
        <style:tab-stops>
          <style:tab-stop style:position="0.011cm"/>
        </style:tab-stops>
      </style:paragraph-properties>
      <style:text-properties fo:language="et" fo:country="EE"/>
    </style:style>
    <style:style style:name="P121" style:family="paragraph" style:parent-style-name="Normal" style:list-style-name="L13">
      <style:paragraph-properties fo:margin-left="1.259cm" fo:margin-right="0cm" fo:text-indent="-0.63cm" style:auto-text-indent="false">
        <style:tab-stops>
          <style:tab-stop style:position="0.011cm"/>
        </style:tab-stops>
      </style:paragraph-properties>
      <style:text-properties fo:language="et" fo:country="EE"/>
    </style:style>
    <style:style style:name="P122" style:family="paragraph" style:parent-style-name="Normal" style:list-style-name="L25">
      <style:paragraph-properties fo:margin-left="5.08cm" fo:margin-right="0cm" fo:margin-top="0.212cm" fo:margin-bottom="0.353cm" fo:orphans="2" fo:widows="2" fo:text-indent="-4.445cm" style:auto-text-indent="false" style:text-autospace="ideograph-alpha">
        <style:tab-stops>
          <style:tab-stop style:position="-3.81cm"/>
        </style:tab-stops>
      </style:paragraph-properties>
      <style:text-properties fo:language="et" fo:country="EE"/>
    </style:style>
    <style:style style:name="P123" style:family="paragraph" style:parent-style-name="Normal">
      <style:paragraph-properties fo:margin-top="0.212cm" fo:margin-bottom="0.353cm"/>
    </style:style>
    <style:style style:name="P124" style:family="paragraph" style:parent-style-name="Normal">
      <style:paragraph-properties fo:padding="0cm" fo:border="0.018cm solid #000000" style:shadow="none"/>
    </style:style>
    <style:style style:name="P125" style:family="paragraph" style:parent-style-name="Normal">
      <style:paragraph-properties fo:break-before="page"/>
    </style:style>
    <style:style style:name="P126" style:family="paragraph" style:parent-style-name="Heading_20_1" style:list-style-name="">
      <style:text-properties fo:language="et" fo:country="EE"/>
    </style:style>
    <style:style style:name="P127" style:family="paragraph" style:parent-style-name="Heading_20_1" style:list-style-name="">
      <style:paragraph-properties fo:break-before="page"/>
      <style:text-properties fo:language="et" fo:country="EE"/>
    </style:style>
    <style:style style:name="P128" style:family="paragraph" style:parent-style-name="Heading_20_1">
      <style:paragraph-properties fo:margin-left="-0.026cm" fo:margin-right="0cm" fo:text-indent="0.026cm" style:auto-text-indent="false" fo:break-before="page"/>
    </style:style>
    <style:style style:name="P129" style:family="paragraph" style:parent-style-name="Heading_20_2" style:list-style-name="">
      <style:text-properties fo:language="et" fo:country="EE"/>
    </style:style>
    <style:style style:name="P130" style:family="paragraph" style:parent-style-name="Heading_20_3" style:list-style-name="">
      <style:text-properties fo:language="et" fo:country="EE"/>
    </style:style>
    <style:style style:name="P131" style:family="paragraph" style:parent-style-name="Heading_20_5" style:list-style-name="">
      <style:text-properties fo:language="et" fo:country="EE"/>
    </style:style>
    <style:style style:name="P132" style:family="paragraph" style:parent-style-name="Body_20_Text" style:list-style-name="L20"/>
    <style:style style:name="P133" style:family="paragraph" style:parent-style-name="Body_20_Text" style:list-style-name="L21"/>
    <style:style style:name="P134" style:family="paragraph" style:parent-style-name="Body_20_Text" style:list-style-name="L22"/>
    <style:style style:name="P135" style:family="paragraph" style:parent-style-name="Body_20_Text">
      <style:text-properties fo:language="et" fo:country="EE"/>
    </style:style>
    <style:style style:name="P136" style:family="paragraph" style:parent-style-name="Body_20_Text" style:list-style-name="L22">
      <style:text-properties fo:language="et" fo:country="EE"/>
    </style:style>
    <style:style style:name="P137" style:family="paragraph" style:parent-style-name="Body_20_Text" style:list-style-name="L19">
      <style:text-properties fo:language="et" fo:country="EE"/>
    </style:style>
    <style:style style:name="P138" style:family="paragraph" style:parent-style-name="Body_20_Text" style:list-style-name="L29"/>
    <style:style style:name="P139" style:family="paragraph" style:parent-style-name="Body_20_Text" style:list-style-name="L30"/>
    <style:style style:name="P140" style:family="paragraph" style:parent-style-name="Body_20_Text" style:list-style-name="L16">
      <style:paragraph-properties fo:margin-left="1.259cm" fo:margin-right="0cm" fo:margin-top="0cm" fo:margin-bottom="0cm" fo:text-indent="-0.63cm" style:auto-text-indent="false">
        <style:tab-stops>
          <style:tab-stop style:position="0.011cm"/>
        </style:tab-stops>
      </style:paragraph-properties>
      <style:text-properties fo:language="et" fo:country="EE"/>
    </style:style>
    <style:style style:name="P141" style:family="paragraph" style:parent-style-name="Body_20_Text" style:list-style-name="L17">
      <style:paragraph-properties fo:margin-top="0.212cm" fo:margin-bottom="0cm"/>
    </style:style>
    <style:style style:name="P142" style:family="paragraph" style:parent-style-name="Body_20_Text" style:list-style-name="L18">
      <style:paragraph-properties fo:margin-top="0.212cm" fo:margin-bottom="0cm"/>
    </style:style>
    <style:style style:name="P143" style:family="paragraph" style:parent-style-name="Body_20_Text" style:list-style-name="L19">
      <style:paragraph-properties fo:margin-top="0.212cm" fo:margin-bottom="0cm"/>
      <style:text-properties fo:language="et" fo:country="EE" fo:font-weight="bold" style:font-weight-asian="bold"/>
    </style:style>
    <style:style style:name="P144" style:family="paragraph" style:parent-style-name="Body_20_Text" style:list-style-name="L26">
      <style:paragraph-properties fo:margin-left="6.001cm" fo:margin-right="0cm" fo:margin-top="0cm" fo:margin-bottom="0.106cm" fo:text-indent="-5.371cm" style:auto-text-indent="false">
        <style:tab-stops>
          <style:tab-stop style:position="-4.731cm"/>
        </style:tab-stops>
      </style:paragraph-properties>
      <style:text-properties fo:language="et" fo:country="EE"/>
    </style:style>
    <style:style style:name="P145" style:family="paragraph" style:parent-style-name="Body_20_Text" style:list-style-name="L26">
      <style:paragraph-properties fo:margin-left="6.001cm" fo:margin-right="0cm" fo:text-indent="-5.366cm" style:auto-text-indent="false">
        <style:tab-stops>
          <style:tab-stop style:position="-4.75cm"/>
        </style:tab-stops>
      </style:paragraph-properties>
      <style:text-properties fo:language="et" fo:country="EE"/>
    </style:style>
    <style:style style:name="P146" style:family="paragraph" style:parent-style-name="Body_20_Text">
      <style:paragraph-properties fo:margin-top="0.423cm" fo:margin-bottom="0cm"/>
      <style:text-properties fo:language="et" fo:country="EE"/>
    </style:style>
    <style:style style:name="P147" style:family="paragraph" style:parent-style-name="TOC_20_1">
      <style:paragraph-properties>
        <style:tab-stops>
          <style:tab-stop style:position="17.59cm" style:type="right" style:leader-style="dotted" style:leader-text="."/>
        </style:tab-stops>
      </style:paragraph-properties>
    </style:style>
    <style:style style:name="P148" style:family="paragraph" style:parent-style-name="TOC_20_2">
      <style:paragraph-properties>
        <style:tab-stops>
          <style:tab-stop style:position="17.166cm" style:type="right" style:leader-style="dotted" style:leader-text="."/>
        </style:tab-stops>
      </style:paragraph-properties>
    </style:style>
    <style:style style:name="P149" style:family="paragraph" style:parent-style-name="TOC_20_3">
      <style:paragraph-properties>
        <style:tab-stops>
          <style:tab-stop style:position="16.743cm" style:type="right" style:leader-style="dotted" style:leader-text="."/>
        </style:tab-stops>
      </style:paragraph-properties>
    </style:style>
    <style:style style:name="P150" style:family="paragraph" style:parent-style-name="List_20_Paragraph" style:list-style-name="L6"/>
    <style:style style:name="P151" style:family="paragraph" style:parent-style-name="Code" style:list-style-name="L27"/>
    <style:style style:name="P152" style:family="paragraph" style:parent-style-name="Code" style:list-style-name="L28"/>
    <style:style style:name="T1" style:family="text">
      <style:text-properties fo:font-size="14pt" fo:language="et" fo:country="EE" fo:font-weight="bold" style:font-size-asian="14pt" style:font-weight-asian="bold" style:font-size-complex="14pt" style:font-weight-complex="bold"/>
    </style:style>
    <style:style style:name="T2" style:family="text">
      <style:text-properties fo:language="et" fo:country="EE"/>
    </style:style>
    <style:style style:name="T3" style:family="text">
      <style:text-properties fo:language="et" fo:country="EE" style:font-name-complex="Arial"/>
    </style:style>
    <style:style style:name="T4" style:family="text">
      <style:text-properties fo:language="et" fo:country="EE" fo:font-style="italic" style:font-style-asian="italic"/>
    </style:style>
    <style:style style:name="T5" style:family="text">
      <style:text-properties fo:language="et" fo:country="EE" fo:font-style="italic" style:font-style-asian="italic" style:font-name-complex="Arial" style:font-style-complex="italic"/>
    </style:style>
    <style:style style:name="T6" style:family="text">
      <style:text-properties fo:language="et" fo:country="EE" fo:font-style="italic" style:font-style-asian="italic" style:font-style-complex="italic"/>
    </style:style>
    <style:style style:name="T7" style:family="text">
      <style:text-properties fo:language="et" fo:country="EE" fo:font-weight="bold" style:font-weight-asian="bold"/>
    </style:style>
    <style:style style:name="T8" style:family="text">
      <style:text-properties fo:language="et" fo:country="EE" fo:font-weight="bold" style:font-weight-asian="bold" style:font-weight-complex="bold"/>
    </style:style>
    <style:style style:name="T9" style:family="text">
      <style:text-properties fo:language="et" fo:country="EE" style:language-asian="en" style:country-asian="US"/>
    </style:style>
    <style:style style:name="T10" style:family="text">
      <style:text-properties fo:language="et" fo:country="EE" style:font-weight-complex="bold"/>
    </style:style>
    <style:style style:name="T11" style:family="text">
      <style:text-properties style:use-window-font-color="true" fo:language="et" fo:country="EE"/>
    </style:style>
    <style:style style:name="T12" style:family="text">
      <style:text-properties style:font-name="Courier New" fo:language="et" fo:country="EE"/>
    </style:style>
    <style:style style:name="T13" style:family="text">
      <style:text-properties style:font-name="Courier New" fo:language="et" fo:country="EE" fo:font-weight="bold" style:font-weight-asian="bold" style:font-name-complex="Courier New"/>
    </style:style>
    <style:style style:name="T14" style:family="text">
      <style:text-properties style:font-name="Courier New" fo:language="et" fo:country="EE" fo:font-weight="bold" style:font-weight-asian="bold" style:font-name-complex="Courier New" style:font-weight-complex="bold"/>
    </style:style>
    <style:style style:name="T15" style:family="text">
      <style:text-properties style:font-name="Courier New" fo:language="et" fo:country="EE" fo:font-weight="bold" style:language-asian="en" style:country-asian="US" style:font-weight-asian="bold" style:font-name-complex="Courier New" style:font-weight-complex="bold"/>
    </style:style>
    <style:style style:name="T16" style:family="text">
      <style:text-properties style:font-name="Courier New" fo:language="et" fo:country="EE" style:font-name-complex="Courier New"/>
    </style:style>
    <style:style style:name="T17" style:family="text">
      <style:text-properties style:font-name="Courier New" fo:language="et" fo:country="EE" style:font-name-complex="Courier New" style:font-style-complex="italic"/>
    </style:style>
    <style:style style:name="T18" style:family="text">
      <style:text-properties style:font-name="Courier New" fo:language="et" fo:country="EE" style:font-name-complex="Courier New" style:font-size-complex="10pt"/>
    </style:style>
    <style:style style:name="T19" style:family="text">
      <style:text-properties style:font-name="Courier New" fo:language="et" fo:country="EE" fo:font-style="italic" style:font-style-asian="italic" style:font-name-complex="Courier New" style:font-style-complex="italic"/>
    </style:style>
    <style:style style:name="T20" style:family="text">
      <style:text-properties style:font-name="Courier New" fo:language="et" fo:country="EE" fo:font-style="italic" style:font-style-asian="italic" style:font-name-complex="Courier New" style:font-size-complex="10pt" style:font-style-complex="italic"/>
    </style:style>
    <style:style style:name="T21" style:family="text">
      <style:text-properties style:font-name="Courier New" fo:language="et" fo:country="EE" style:language-asian="en" style:country-asian="US" style:font-name-complex="Courier New"/>
    </style:style>
    <style:style style:name="T22" style:family="text">
      <style:text-properties style:font-name="Courier New" fo:language="et" fo:country="EE" style:language-asian="en" style:country-asian="US" style:font-name-complex="Courier New" style:font-size-complex="10pt"/>
    </style:style>
    <style:style style:name="T23" style:family="text">
      <style:text-properties style:font-name="Courier New" fo:language="et" fo:country="EE" fo:background-color="#ffffff" style:font-name-complex="Courier New" style:font-size-complex="10pt"/>
    </style:style>
    <style:style style:name="T24" style:family="text">
      <style:text-properties style:font-name="Courier New" fo:font-size="8pt" fo:language="et" fo:country="EE" style:font-size-asian="8pt" style:font-name-complex="Courier New" style:font-size-complex="8pt"/>
    </style:style>
    <style:style style:name="T25" style:family="text">
      <style:text-properties style:font-name="Courier New" fo:font-size="9pt" fo:language="et" fo:country="EE" style:font-size-asian="9pt" style:font-name-complex="Courier New" style:font-size-complex="9pt"/>
    </style:style>
    <style:style style:name="T26" style:family="text">
      <style:text-properties style:font-name="Courier New" fo:font-style="italic" style:font-style-asian="italic" style:font-style-complex="italic"/>
    </style:style>
    <style:style style:name="T27" style:family="text">
      <style:text-properties style:font-name="Courier New" fo:font-size="10pt" fo:language="et" fo:country="EE" fo:font-style="italic" style:font-size-asian="10pt" style:font-style-asian="italic" style:font-name-complex="Courier New" style:font-size-complex="10pt" style:font-style-complex="italic"/>
    </style:style>
    <style:style style:name="T28" style:family="text">
      <style:text-properties style:font-name="Courier New" fo:font-size="10pt" fo:font-style="italic" style:font-size-asian="10pt" style:font-style-asian="italic" style:font-size-complex="10pt" style:font-style-complex="italic"/>
    </style:style>
    <style:style style:name="T29" style:family="text">
      <style:text-properties fo:color="#2a00ff" style:font-name="Courier New" fo:language="et" fo:country="EE" fo:font-style="italic" style:font-style-asian="italic" style:font-name-complex="Courier New" style:font-style-complex="italic"/>
    </style:style>
    <style:style style:name="T30" style:family="text">
      <style:text-properties fo:color="#2a00ff" style:font-name="Courier New" fo:language="et" fo:country="EE" fo:font-style="italic" style:font-style-asian="italic" style:font-name-complex="Courier New" style:font-size-complex="10pt" style:font-style-complex="italic"/>
    </style:style>
    <style:style style:name="T31" style:family="text">
      <style:text-properties style:font-name="Arial" fo:language="et" fo:country="EE"/>
    </style:style>
    <style:style style:name="T32" style:family="text">
      <style:text-properties style:font-name="Arial" fo:language="et" fo:country="EE" style:language-asian="en" style:country-asian="US" style:font-name-complex="Arial"/>
    </style:style>
    <style:style style:name="T33" style:family="text">
      <style:text-properties style:font-name="Arial" fo:language="et" fo:country="EE" style:font-name-complex="Arial"/>
    </style:style>
    <style:style style:name="T34" style:family="text">
      <style:text-properties style:font-name="Arial" fo:language="et" fo:country="EE" style:font-name-complex="Arial" style:font-style-complex="italic"/>
    </style:style>
    <style:style style:name="T35" style:family="text">
      <style:text-properties style:font-name="Arial" fo:language="et" fo:country="EE" fo:font-style="normal" style:font-style-asian="normal" style:font-name-complex="Courier New" style:font-size-complex="10pt" style:font-style-complex="normal"/>
    </style:style>
    <style:style style:name="T36" style:family="text">
      <style:text-properties style:font-name="Arial" fo:font-size="10pt" fo:language="et" fo:country="EE" fo:font-style="italic" style:font-size-asian="10pt" style:font-style-asian="italic" style:font-name-complex="Courier New" style:font-size-complex="10pt" style:font-style-complex="italic"/>
    </style:style>
    <style:style style:name="T37" style:family="text">
      <style:text-properties style:font-name="Arial" fo:font-size="10pt" style:font-size-asian="10pt" style:font-size-complex="10pt"/>
    </style:style>
    <style:style style:name="T38" style:family="text">
      <style:text-properties fo:color="#000000" style:font-name="Courier New" fo:language="et" fo:country="EE" style:font-name-complex="Courier New"/>
    </style:style>
    <style:style style:name="T39" style:family="text">
      <style:text-properties fo:color="#000000" style:font-name="Courier New" fo:language="et" fo:country="EE" style:font-name-complex="Courier New" style:font-size-complex="10pt"/>
    </style:style>
    <style:style style:name="T40" style:family="text">
      <style:text-properties fo:color="#000000" style:font-name="Courier New" fo:language="et" fo:country="EE" fo:background-color="#ffffff" style:font-name-complex="Courier New" style:font-size-complex="10pt"/>
    </style:style>
    <style:style style:name="T41" style:family="text">
      <style:text-properties fo:color="#000000" style:font-name="Courier New" fo:font-size="8pt" fo:language="et" fo:country="EE" fo:font-weight="bold" style:font-size-asian="8pt" style:font-weight-asian="bold" style:font-name-complex="Courier New" style:font-size-complex="8pt"/>
    </style:style>
    <style:style style:name="T42" style:family="text">
      <style:text-properties fo:color="#000000" style:font-name="Courier New" fo:font-size="8pt" fo:language="et" fo:country="EE" style:font-size-asian="8pt" style:font-name-complex="Courier New" style:font-size-complex="8pt"/>
    </style:style>
    <style:style style:name="T43" style:family="text">
      <style:text-properties style:font-name="Courier"/>
    </style:style>
    <style:style style:name="T44" style:family="text">
      <style:text-properties style:font-name="Courier" fo:language="et" fo:country="EE" fo:font-weight="bold" style:font-weight-asian="bold" style:font-name-complex="Courier" style:font-weight-complex="bold"/>
    </style:style>
    <style:style style:name="T45" style:family="text">
      <style:text-properties style:font-name="Courier" fo:language="et" fo:country="EE" fo:font-weight="bold" style:font-weight-asian="bold" style:font-name-complex="Courier" style:font-size-complex="10pt" style:font-weight-complex="bold"/>
    </style:style>
    <style:style style:name="T46" style:family="text">
      <style:text-properties style:font-name="Courier" fo:language="et" fo:country="EE" style:font-name-complex="Courier"/>
    </style:style>
    <style:style style:name="T47" style:family="text">
      <style:text-properties style:font-name="Courier" fo:language="et" fo:country="EE" style:font-name-complex="Courier" style:font-size-complex="10pt"/>
    </style:style>
    <style:style style:name="T48" style:family="text">
      <style:text-properties style:font-name="Courier" fo:language="et" fo:country="EE" style:font-name-complex="Courier New"/>
    </style:style>
    <style:style style:name="T49" style:family="text">
      <style:text-properties style:font-name="Courier" fo:language="et" fo:country="EE" style:font-name-complex="Courier New" style:font-size-complex="10pt"/>
    </style:style>
    <style:style style:name="T50" style:family="text">
      <style:text-properties style:font-name="Courier" fo:language="et" fo:country="EE" style:font-name-complex="Courier New" style:font-size-complex="10pt" style:font-style-complex="italic"/>
    </style:style>
    <style:style style:name="T51" style:family="text">
      <style:text-properties fo:color="#0000ff" style:font-name="Courier New" fo:language="et" fo:country="EE"/>
    </style:style>
    <style:style style:name="T52" style:family="text">
      <style:text-properties fo:color="#0000ff" style:font-name="Courier New" fo:language="et" fo:country="EE" fo:background-color="#ffffff" style:font-name-complex="Courier New" style:font-size-complex="10pt"/>
    </style:style>
    <style:style style:name="T53" style:family="text">
      <style:text-properties fo:color="#0000ff" style:font-name="Courier New" fo:language="et" fo:country="EE" style:language-asian="en" style:country-asian="US" style:font-name-complex="Courier New" style:font-size-complex="10pt"/>
    </style:style>
    <style:style style:name="T54" style:family="text">
      <style:text-properties fo:color="#0000ff" style:font-name="Courier New" fo:language="et" fo:country="EE" style:font-name-complex="Courier New"/>
    </style:style>
    <style:style style:name="T55" style:family="text">
      <style:text-properties fo:color="#0000ff" style:font-name="Courier New" fo:language="et" fo:country="EE" fo:font-weight="bold" style:font-weight-asian="bold" style:font-name-complex="Courier New"/>
    </style:style>
    <style:style style:name="T56" style:family="text">
      <style:text-properties fo:color="#0000ff" style:font-name="Courier New" fo:font-size="8pt" fo:language="et" fo:country="EE" style:font-size-asian="8pt" style:font-name-complex="Courier New" style:font-size-complex="8pt"/>
    </style:style>
    <style:style style:name="T57" style:family="text">
      <style:text-properties fo:color="#0000ff" style:font-name="Courier New" fo:font-size="9pt" fo:language="et" fo:country="EE" style:font-size-asian="9pt" style:font-name-complex="Courier New" style:font-size-complex="9pt"/>
    </style:style>
    <style:style style:name="T58" style:family="text">
      <style:text-properties fo:color="#800000" style:font-name="Courier New" fo:language="et" fo:country="EE" fo:background-color="#ffffff" style:font-name-complex="Courier New" style:font-size-complex="10pt"/>
    </style:style>
    <style:style style:name="T59" style:family="text">
      <style:text-properties fo:color="#800000" style:font-name="Courier New" fo:language="et" fo:country="EE" style:font-name-complex="Courier New" style:font-size-complex="10pt"/>
    </style:style>
    <style:style style:name="T60" style:family="text">
      <style:text-properties fo:color="#800000" style:font-name="Courier New" fo:font-size="9pt" fo:language="et" fo:country="EE" style:font-size-asian="9pt" style:font-name-complex="Courier New" style:font-size-complex="9pt"/>
    </style:style>
    <style:style style:name="T61" style:family="text">
      <style:text-properties fo:color="#984806" style:font-name="Courier New" fo:language="et" fo:country="EE" style:font-name-complex="Courier New" style:font-size-complex="10pt"/>
    </style:style>
    <style:style style:name="T62" style:family="text">
      <style:text-properties fo:color="#ff0000" style:font-name="Courier New" fo:language="et" fo:country="EE" fo:background-color="#ffffff" style:font-name-complex="Courier New" style:font-size-complex="10pt"/>
    </style:style>
    <style:style style:name="T63" style:family="text">
      <style:text-properties fo:color="#ff0000" style:font-name="Courier New" fo:font-size="8pt" fo:language="et" fo:country="EE" style:font-size-asian="8pt" style:font-name-complex="Courier New" style:font-size-complex="8pt"/>
    </style:style>
    <style:style style:name="T64" style:family="text">
      <style:text-properties fo:color="#ff0000" style:font-name="Courier New" fo:font-size="9pt" fo:language="et" fo:country="EE" style:font-size-asian="9pt" style:font-name-complex="Courier New" style:font-size-complex="9pt"/>
    </style:style>
    <style:style style:name="T65" style:family="text">
      <style:text-properties style:font-name="Times-Roman" fo:font-size="12pt" fo:language="et" fo:country="EE" style:font-size-asian="12pt" style:language-asian="en" style:country-asian="US" style:font-name-complex="Times-Roman"/>
    </style:style>
    <style:style style:name="T66" style:family="text">
      <style:text-properties fo:color="#a31515" style:font-name="Courier New" fo:language="et" fo:country="EE" style:language-asian="en" style:country-asian="US" style:font-name-complex="Courier New" style:font-size-complex="10pt"/>
    </style:style>
    <style:style style:name="T67" style:family="text">
      <style:text-properties fo:color="#ff00ff" style:font-name="Courier New" fo:font-size="9pt" fo:language="et" fo:country="EE" style:font-size-asian="9pt" style:font-name-complex="Courier New" style:font-size-complex="9pt"/>
    </style:style>
    <style:style style:name="T68" style:family="text">
      <style:text-properties fo:color="#008000" style:font-name="Courier New" fo:font-size="9pt" fo:language="et" fo:country="EE" style:font-size-asian="9pt" style:font-name-complex="Courier New" style:font-size-complex="9pt"/>
    </style:style>
    <style:style style:name="T69" style:family="text">
      <style:text-properties fo:color="#008080" style:font-name="Courier New" fo:language="et" fo:country="EE" style:font-name-complex="Courier New" style:font-size-complex="10pt"/>
    </style:style>
    <style:style style:name="T70" style:family="text">
      <style:text-properties fo:color="#3f7f7f" style:font-name="Courier New" fo:language="et" fo:country="EE" style:font-name-complex="Courier New" style:font-size-complex="10pt"/>
    </style:style>
    <style:style style:name="T71" style:family="text">
      <style:text-properties fo:color="#7f007f" style:font-name="Courier New" fo:language="et" fo:country="EE" style:font-name-complex="Courier New" style:font-size-complex="10pt"/>
    </style:style>
    <style:style style:name="T72" style:family="text">
      <style:text-properties fo:color="#31849b" style:font-name="Courier New" fo:language="et" fo:country="EE" style:font-name-complex="Courier New"/>
    </style:style>
    <style:style style:name="T73" style:family="text">
      <style:text-properties style:font-size-complex="10pt"/>
    </style:style>
    <style:style style:name="T74" style:family="text">
      <style:text-properties style:font-name-complex="Courier"/>
    </style:style>
    <style:style style:name="T75" style:family="text">
      <style:text-properties fo:font-weight="bold"/>
    </style:style>
    <style:style style:name="T76" style:family="text">
      <style:text-properties style:font-weight-asian="bold"/>
    </style:style>
    <style:style style:name="T77"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
        <style:list-level-properties text:space-before="1.905cm" text:min-label-width="0.635cm"/>
        <style:text-properties style:font-name="Times New Roman"/>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space-before="0.4cm" text:min-label-width="0.635cm"/>
        <style:text-properties style:font-name="Symbol"/>
      </text:list-level-style-bullet>
      <text:list-level-style-bullet text:level="2" text:style-name="WW_5f_CharLFO24LVL2" text:bullet-char="o">
        <style:list-level-properties text:space-before="1.67cm" text:min-label-width="0.635cm"/>
        <style:text-properties style:font-name="Courier New"/>
      </text:list-level-style-bullet>
      <text:list-level-style-bullet text:level="3" text:style-name="WW_5f_CharLFO24LVL3" text:bullet-char="">
        <style:list-level-properties text:space-before="2.94cm" text:min-label-width="0.635cm"/>
        <style:text-properties style:font-name="Wingdings"/>
      </text:list-level-style-bullet>
      <text:list-level-style-bullet text:level="4" text:style-name="WW_5f_CharLFO24LVL4" text:bullet-char="">
        <style:list-level-properties text:space-before="4.21cm" text:min-label-width="0.635cm"/>
        <style:text-properties style:font-name="Symbol"/>
      </text:list-level-style-bullet>
      <text:list-level-style-bullet text:level="5" text:style-name="WW_5f_CharLFO24LVL5" text:bullet-char="o">
        <style:list-level-properties text:space-before="5.48cm" text:min-label-width="0.635cm"/>
        <style:text-properties style:font-name="Courier New"/>
      </text:list-level-style-bullet>
      <text:list-level-style-bullet text:level="6" text:style-name="WW_5f_CharLFO24LVL6" text:bullet-char="">
        <style:list-level-properties text:space-before="6.75cm" text:min-label-width="0.635cm"/>
        <style:text-properties style:font-name="Wingdings"/>
      </text:list-level-style-bullet>
      <text:list-level-style-bullet text:level="7" text:style-name="WW_5f_CharLFO24LVL7" text:bullet-char="">
        <style:list-level-properties text:space-before="8.02cm" text:min-label-width="0.635cm"/>
        <style:text-properties style:font-name="Symbol"/>
      </text:list-level-style-bullet>
      <text:list-level-style-bullet text:level="8" text:style-name="WW_5f_CharLFO24LVL8" text:bullet-char="o">
        <style:list-level-properties text:space-before="9.29cm" text:min-label-width="0.635cm"/>
        <style:text-properties style:font-name="Courier New"/>
      </text:list-level-style-bullet>
      <text:list-level-style-bullet text:level="9" text:style-name="WW_5f_CharLFO24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space-before="0.741cm" text:min-label-width="0.635cm"/>
        <style:text-properties style:font-name="Symbol"/>
      </text:list-level-style-bullet>
      <text:list-level-style-bullet text:level="2" text:style-name="WW_5f_CharLFO25LVL2" text:bullet-char="o">
        <style:list-level-properties text:space-before="2.011cm" text:min-label-width="0.635cm"/>
        <style:text-properties style:font-name="Courier New"/>
      </text:list-level-style-bullet>
      <text:list-level-style-bullet text:level="3" text:style-name="WW_5f_CharLFO25LVL3" text:bullet-char="">
        <style:list-level-properties text:space-before="3.281cm" text:min-label-width="0.635cm"/>
        <style:text-properties style:font-name="Wingdings"/>
      </text:list-level-style-bullet>
      <text:list-level-style-bullet text:level="4" text:style-name="WW_5f_CharLFO25LVL4" text:bullet-char="">
        <style:list-level-properties text:space-before="4.551cm" text:min-label-width="0.635cm"/>
        <style:text-properties style:font-name="Symbol"/>
      </text:list-level-style-bullet>
      <text:list-level-style-bullet text:level="5" text:style-name="WW_5f_CharLFO25LVL5" text:bullet-char="o">
        <style:list-level-properties text:space-before="5.821cm" text:min-label-width="0.635cm"/>
        <style:text-properties style:font-name="Courier New"/>
      </text:list-level-style-bullet>
      <text:list-level-style-bullet text:level="6" text:style-name="WW_5f_CharLFO25LVL6" text:bullet-char="">
        <style:list-level-properties text:space-before="7.091cm" text:min-label-width="0.635cm"/>
        <style:text-properties style:font-name="Wingdings"/>
      </text:list-level-style-bullet>
      <text:list-level-style-bullet text:level="7" text:style-name="WW_5f_CharLFO25LVL7" text:bullet-char="">
        <style:list-level-properties text:space-before="8.361cm" text:min-label-width="0.635cm"/>
        <style:text-properties style:font-name="Symbol"/>
      </text:list-level-style-bullet>
      <text:list-level-style-bullet text:level="8" text:style-name="WW_5f_CharLFO25LVL8" text:bullet-char="o">
        <style:list-level-properties text:space-before="9.631cm" text:min-label-width="0.635cm"/>
        <style:text-properties style:font-name="Courier New"/>
      </text:list-level-style-bullet>
      <text:list-level-style-bullet text:level="9" text:style-name="WW_5f_CharLFO25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Symbol"/>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space-before="0.635cm" text:min-label-width="0.635cm"/>
        <style:text-properties style:font-name="Symbol"/>
      </text:list-level-style-bullet>
      <text:list-level-style-number text:level="2" text:style-name="WW_5f_CharLFO32LVL2" style:num-suffix="." style:num-format="a" style:num-letter-sync="true">
        <style:list-level-properties text:space-before="1.905cm" text:min-label-width="0.635cm"/>
      </text:list-level-style-number>
      <text:list-level-style-number text:level="3" text:style-name="WW_5f_CharLFO32LVL3" style:num-suffix="." style:num-format="i">
        <style:list-level-properties text:space-before="3.494cm" text:min-label-width="0.318cm" fo:text-align="end"/>
      </text:list-level-style-number>
      <text:list-level-style-number text:level="4" text:style-name="WW_5f_CharLFO32LVL4" style:num-suffix="." style:num-format="1">
        <style:list-level-properties text:space-before="4.445cm" text:min-label-width="0.635cm"/>
      </text:list-level-style-number>
      <text:list-level-style-number text:level="5" text:style-name="WW_5f_CharLFO32LVL5" style:num-suffix="." style:num-format="a" style:num-letter-sync="true">
        <style:list-level-properties text:space-before="5.715cm" text:min-label-width="0.635cm"/>
      </text:list-level-style-number>
      <text:list-level-style-number text:level="6" text:style-name="WW_5f_CharLFO32LVL6" style:num-suffix="." style:num-format="i">
        <style:list-level-properties text:space-before="7.302cm" text:min-label-width="0.318cm" fo:text-align="end"/>
      </text:list-level-style-number>
      <text:list-level-style-number text:level="7" text:style-name="WW_5f_CharLFO32LVL7" style:num-suffix="." style:num-format="1">
        <style:list-level-properties text:space-before="8.255cm" text:min-label-width="0.635cm"/>
      </text:list-level-style-number>
      <text:list-level-style-number text:level="8" text:style-name="WW_5f_CharLFO32LVL8" style:num-suffix="." style:num-format="a" style:num-letter-sync="true">
        <style:list-level-properties text:space-before="9.525cm" text:min-label-width="0.635cm"/>
      </text:list-level-style-number>
      <text:list-level-style-number text:level="9" text:style-name="WW_5f_CharLFO3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space-before="0.635cm" text:min-label-width="0.635cm"/>
        <style:text-properties style:font-name="Symbol"/>
      </text:list-level-style-bullet>
      <text:list-level-style-number text:level="2" text:style-name="WW_5f_CharLFO33LVL2" style:num-suffix="." style:num-format="a" style:num-letter-sync="true">
        <style:list-level-properties text:space-before="1.905cm" text:min-label-width="0.635cm"/>
      </text:list-level-style-number>
      <text:list-level-style-number text:level="3" text:style-name="WW_5f_CharLFO33LVL3" style:num-suffix="." style:num-format="i">
        <style:list-level-properties text:space-before="3.494cm" text:min-label-width="0.318cm" fo:text-align="end"/>
      </text:list-level-style-number>
      <text:list-level-style-number text:level="4" text:style-name="WW_5f_CharLFO33LVL4" style:num-suffix="." style:num-format="1">
        <style:list-level-properties text:space-before="4.445cm" text:min-label-width="0.635cm"/>
      </text:list-level-style-number>
      <text:list-level-style-number text:level="5" text:style-name="WW_5f_CharLFO33LVL5" style:num-suffix="." style:num-format="a" style:num-letter-sync="true">
        <style:list-level-properties text:space-before="5.715cm" text:min-label-width="0.635cm"/>
      </text:list-level-style-number>
      <text:list-level-style-number text:level="6" text:style-name="WW_5f_CharLFO33LVL6" style:num-suffix="." style:num-format="i">
        <style:list-level-properties text:space-before="7.302cm" text:min-label-width="0.318cm" fo:text-align="end"/>
      </text:list-level-style-number>
      <text:list-level-style-number text:level="7" text:style-name="WW_5f_CharLFO33LVL7" style:num-suffix="." style:num-format="1">
        <style:list-level-properties text:space-before="8.255cm" text:min-label-width="0.635cm"/>
      </text:list-level-style-number>
      <text:list-level-style-number text:level="8" text:style-name="WW_5f_CharLFO33LVL8" style:num-suffix="." style:num-format="a" style:num-letter-sync="true">
        <style:list-level-properties text:space-before="9.525cm" text:min-label-width="0.635cm"/>
      </text:list-level-style-number>
      <text:list-level-style-number text:level="9" text:style-name="WW_5f_CharLFO3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space-before="0.635cm" text:min-label-width="0.635cm"/>
        <style:text-properties style:font-name="Symbol"/>
      </text:list-level-style-bullet>
      <text:list-level-style-number text:level="2" text:style-name="WW_5f_CharLFO34LVL2" style:num-suffix="." style:num-format="a" style:num-letter-sync="true">
        <style:list-level-properties text:space-before="1.905cm" text:min-label-width="0.635cm"/>
      </text:list-level-style-number>
      <text:list-level-style-number text:level="3" text:style-name="WW_5f_CharLFO34LVL3" style:num-suffix="." style:num-format="i">
        <style:list-level-properties text:space-before="3.494cm" text:min-label-width="0.318cm" fo:text-align="end"/>
      </text:list-level-style-number>
      <text:list-level-style-number text:level="4" text:style-name="WW_5f_CharLFO34LVL4" style:num-suffix="." style:num-format="1">
        <style:list-level-properties text:space-before="4.445cm" text:min-label-width="0.635cm"/>
      </text:list-level-style-number>
      <text:list-level-style-number text:level="5" text:style-name="WW_5f_CharLFO34LVL5" style:num-suffix="." style:num-format="a" style:num-letter-sync="true">
        <style:list-level-properties text:space-before="5.715cm" text:min-label-width="0.635cm"/>
      </text:list-level-style-number>
      <text:list-level-style-number text:level="6" text:style-name="WW_5f_CharLFO34LVL6" style:num-suffix="." style:num-format="i">
        <style:list-level-properties text:space-before="7.302cm" text:min-label-width="0.318cm" fo:text-align="end"/>
      </text:list-level-style-number>
      <text:list-level-style-number text:level="7" text:style-name="WW_5f_CharLFO34LVL7" style:num-suffix="." style:num-format="1">
        <style:list-level-properties text:space-before="8.255cm" text:min-label-width="0.635cm"/>
      </text:list-level-style-number>
      <text:list-level-style-number text:level="8" text:style-name="WW_5f_CharLFO34LVL8" style:num-suffix="." style:num-format="a" style:num-letter-sync="true">
        <style:list-level-properties text:space-before="9.525cm" text:min-label-width="0.635cm"/>
      </text:list-level-style-number>
      <text:list-level-style-number text:level="9" text:style-name="WW_5f_CharLFO3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WW_5f_CharLFO37LVL1" style:num-suffix="." style:num-format="1">
        <style:list-level-properties text:space-before="0.635cm" text:min-label-width="0.635cm"/>
      </text:list-level-style-number>
      <text:list-level-style-number text:level="2" text:style-name="WW_5f_CharLFO37LVL2" style:num-suffix="." style:num-format="a" style:num-letter-sync="true">
        <style:list-level-properties text:space-before="1.905cm" text:min-label-width="0.635cm"/>
      </text:list-level-style-number>
      <text:list-level-style-number text:level="3" text:style-name="WW_5f_CharLFO37LVL3" style:num-suffix="." style:num-format="i">
        <style:list-level-properties text:space-before="3.494cm" text:min-label-width="0.318cm" fo:text-align="end"/>
      </text:list-level-style-number>
      <text:list-level-style-number text:level="4" text:style-name="WW_5f_CharLFO37LVL4" style:num-suffix="." style:num-format="1">
        <style:list-level-properties text:space-before="4.445cm" text:min-label-width="0.635cm"/>
      </text:list-level-style-number>
      <text:list-level-style-number text:level="5" text:style-name="WW_5f_CharLFO37LVL5" style:num-suffix="." style:num-format="a" style:num-letter-sync="true">
        <style:list-level-properties text:space-before="5.715cm" text:min-label-width="0.635cm"/>
      </text:list-level-style-number>
      <text:list-level-style-number text:level="6" text:style-name="WW_5f_CharLFO37LVL6" style:num-suffix="." style:num-format="i">
        <style:list-level-properties text:space-before="7.302cm" text:min-label-width="0.318cm" fo:text-align="end"/>
      </text:list-level-style-number>
      <text:list-level-style-number text:level="7" text:style-name="WW_5f_CharLFO37LVL7" style:num-suffix="." style:num-format="1">
        <style:list-level-properties text:space-before="8.255cm" text:min-label-width="0.635cm"/>
      </text:list-level-style-number>
      <text:list-level-style-number text:level="8" text:style-name="WW_5f_CharLFO37LVL8" style:num-suffix="." style:num-format="a" style:num-letter-sync="true">
        <style:list-level-properties text:space-before="9.525cm" text:min-label-width="0.635cm"/>
      </text:list-level-style-number>
      <text:list-level-style-number text:level="9" text:style-name="WW_5f_CharLFO3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8LVL1" style:num-suffix="." style:num-format="1">
        <style:list-level-properties text:space-before="0.635cm" text:min-label-width="0.635cm"/>
      </text:list-level-style-number>
      <text:list-level-style-number text:level="2" text:style-name="WW_5f_CharLFO38LVL2" style:num-suffix="." style:num-format="a" style:num-letter-sync="true">
        <style:list-level-properties text:space-before="1.905cm" text:min-label-width="0.635cm"/>
      </text:list-level-style-number>
      <text:list-level-style-number text:level="3" text:style-name="WW_5f_CharLFO38LVL3" style:num-suffix="." style:num-format="i">
        <style:list-level-properties text:space-before="3.494cm" text:min-label-width="0.318cm" fo:text-align="end"/>
      </text:list-level-style-number>
      <text:list-level-style-number text:level="4" text:style-name="WW_5f_CharLFO38LVL4" style:num-suffix="." style:num-format="1">
        <style:list-level-properties text:space-before="4.445cm" text:min-label-width="0.635cm"/>
      </text:list-level-style-number>
      <text:list-level-style-number text:level="5" text:style-name="WW_5f_CharLFO38LVL5" style:num-suffix="." style:num-format="a" style:num-letter-sync="true">
        <style:list-level-properties text:space-before="5.715cm" text:min-label-width="0.635cm"/>
      </text:list-level-style-number>
      <text:list-level-style-number text:level="6" text:style-name="WW_5f_CharLFO38LVL6" style:num-suffix="." style:num-format="i">
        <style:list-level-properties text:space-before="7.302cm" text:min-label-width="0.318cm" fo:text-align="end"/>
      </text:list-level-style-number>
      <text:list-level-style-number text:level="7" text:style-name="WW_5f_CharLFO38LVL7" style:num-suffix="." style:num-format="1">
        <style:list-level-properties text:space-before="8.255cm" text:min-label-width="0.635cm"/>
      </text:list-level-style-number>
      <text:list-level-style-number text:level="8" text:style-name="WW_5f_CharLFO38LVL8" style:num-suffix="." style:num-format="a" style:num-letter-sync="true">
        <style:list-level-properties text:space-before="9.525cm" text:min-label-width="0.635cm"/>
      </text:list-level-style-number>
      <text:list-level-style-number text:level="9" text:style-name="WW_5f_CharLFO3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39LVL1" style:num-suffix="." style:num-format="1">
        <style:list-level-properties text:space-before="0.635cm" text:min-label-width="0.635cm"/>
      </text:list-level-style-number>
      <text:list-level-style-number text:level="2" text:style-name="WW_5f_CharLFO39LVL2" style:num-suffix="." style:num-format="a" style:num-letter-sync="true">
        <style:list-level-properties text:space-before="1.905cm" text:min-label-width="0.635cm"/>
      </text:list-level-style-number>
      <text:list-level-style-number text:level="3" text:style-name="WW_5f_CharLFO39LVL3" style:num-suffix="." style:num-format="i">
        <style:list-level-properties text:space-before="3.494cm" text:min-label-width="0.318cm" fo:text-align="end"/>
      </text:list-level-style-number>
      <text:list-level-style-number text:level="4" text:style-name="WW_5f_CharLFO39LVL4" style:num-suffix="." style:num-format="1">
        <style:list-level-properties text:space-before="4.445cm" text:min-label-width="0.635cm"/>
      </text:list-level-style-number>
      <text:list-level-style-number text:level="5" text:style-name="WW_5f_CharLFO39LVL5" style:num-suffix="." style:num-format="a" style:num-letter-sync="true">
        <style:list-level-properties text:space-before="5.715cm" text:min-label-width="0.635cm"/>
      </text:list-level-style-number>
      <text:list-level-style-number text:level="6" text:style-name="WW_5f_CharLFO39LVL6" style:num-suffix="." style:num-format="i">
        <style:list-level-properties text:space-before="7.302cm" text:min-label-width="0.318cm" fo:text-align="end"/>
      </text:list-level-style-number>
      <text:list-level-style-number text:level="7" text:style-name="WW_5f_CharLFO39LVL7" style:num-suffix="." style:num-format="1">
        <style:list-level-properties text:space-before="8.255cm" text:min-label-width="0.635cm"/>
      </text:list-level-style-number>
      <text:list-level-style-number text:level="8" text:style-name="WW_5f_CharLFO39LVL8" style:num-suffix="." style:num-format="a" style:num-letter-sync="true">
        <style:list-level-properties text:space-before="9.525cm" text:min-label-width="0.635cm"/>
      </text:list-level-style-number>
      <text:list-level-style-number text:level="9" text:style-name="WW_5f_CharLFO39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day/>
      <number:text>.</number:text>
      <number:month/>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Dokumendivahetuskeskus (DVK)</text:p>
      <text:p text:style-name="P5">Liideste spetsifikatsioon</text:p>
      <text:p text:style-name="P6"/>
      <text:p text:style-name="P6"/>
      <text:p text:style-name="P7"/>
      <text:p text:style-name="P12">Versioon 1.6.0</text:p>
      <text:p text:style-name="P13">13.04.2010</text:p>
      <text:p text:style-name="P6"/>
      <text:p text:style-name="P2"><text:span text:style-name="Default_20_Paragraph_20_Font"><text:span text:style-name="T1">Muudatuste ajalugu</text:span></text:span></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Kuupäev</text:p>
          </table:table-cell>
          <table:table-cell table:style-name="Table1.A1" office:value-type="string">
            <text:p text:style-name="P29">Versioon</text:p>
          </table:table-cell>
          <table:table-cell table:style-name="Table1.A1" office:value-type="string">
            <text:p text:style-name="P29">Kirjeldus</text:p>
          </table:table-cell>
          <table:table-cell table:style-name="Table1.A1" office:value-type="string">
            <text:p text:style-name="P28">Autor</text:p>
          </table:table-cell>
        </table:table-row>
        <table:table-row>
          <table:table-cell table:style-name="Table1.A1" office:value-type="string">
            <text:p text:style-name="P30">26.11.2005</text:p>
          </table:table-cell>
          <table:table-cell table:style-name="Table1.A1" office:value-type="string">
            <text:p text:style-name="P30">1.1</text:p>
          </table:table-cell>
          <table:table-cell table:style-name="Table1.A1" office:value-type="string">
            <text:p text:style-name="P30">Dokumendi esialgne versioon.</text:p>
          </table:table-cell>
          <table:table-cell table:style-name="Table1.A1" office:value-type="string">
            <text:p text:style-name="P30">OÜ Degeetia</text:p>
          </table:table-cell>
        </table:table-row>
        <table:table-row>
          <table:table-cell table:style-name="Table1.A1" office:value-type="string">
            <text:p text:style-name="P30">17.04.2006</text:p>
          </table:table-cell>
          <table:table-cell table:style-name="Table1.A1" office:value-type="string">
            <text:p text:style-name="P30">1.3.1</text:p>
          </table:table-cell>
          <table:table-cell table:style-name="Table1.A1" office:value-type="string">
            <text:p text:style-name="P30">terminid „dokumendirepositoorium”, „dokumendihoidla” ning vastavad lühendid „DR” ja „DHL” on asendatud (v.a tehniline osa päringute kirjeldustes) „dokumendivahetuskeskus” ja „DVK”-ga</text:p>
          </table:table-cell>
          <table:table-cell table:style-name="Table1.A1" office:value-type="string">
            <text:p text:style-name="P30">Rauno Temmer<text:line-break/>(RIA)</text:p>
          </table:table-cell>
        </table:table-row>
        <table:table-row>
          <table:table-cell table:style-name="Table1.A1" office:value-type="string">
            <text:p text:style-name="P30">13.06.2006</text:p>
          </table:table-cell>
          <table:table-cell table:style-name="Table1.A1" office:value-type="string">
            <text:p text:style-name="P30">1.3.2</text:p>
          </table:table-cell>
          <table:table-cell table:style-name="Table1.A1" office:value-type="string">
            <text:p text:style-name="P30">Lisatud päringu „getSendingOptions” kirjeldus.</text:p>
          </table:table-cell>
          <table:table-cell table:style-name="Table1.A1" office:value-type="string">
            <text:p text:style-name="P30">Jaak Lember<text:line-break/>(Carlsman OÜ)</text:p>
          </table:table-cell>
        </table:table-row>
        <table:table-row>
          <table:table-cell table:style-name="Table1.A1" office:value-type="string">
            <text:p text:style-name="P30">27.11.2006</text:p>
          </table:table-cell>
          <table:table-cell table:style-name="Table1.A1" office:value-type="string">
            <text:p text:style-name="P30">1.3.3</text:p>
          </table:table-cell>
          <table:table-cell table:style-name="Table1.A1" office:value-type="string">
            <text:p text:style-name="P27"><text:span text:style-name="Default_20_Paragraph_20_Font"><text:span text:style-name="T3">Uuendatud DVK tööskeemi kirjeldust, eemaldatud INBOX ja OUTBOX kasutamist kirjeldavad osad, lisatud teadaolevate vigade peatükk, tehtud rida pisiparandusi päri</text:span></text:span><text:span text:style-name="Default_20_Paragraph_20_Font"><text:span text:style-name="T3">ngute ja XML skeemide (</text:span></text:span><text:span text:style-name="Default_20_Paragraph_20_Font"><text:span text:style-name="T5">schema</text:span></text:span><text:span text:style-name="Default_20_Paragraph_20_Font"><text:span text:style-name="T3">) kirjeldustes.</text:span></text:span></text:p>
            <text:p text:style-name="P30">Lisatud peatükk „Kaustade kasutamine“.</text:p>
          </table:table-cell>
          <table:table-cell table:style-name="Table1.A1" office:value-type="string">
            <text:p text:style-name="P30">Jaak Lember<text:line-break/>(Carlsman OÜ)</text:p>
          </table:table-cell>
        </table:table-row>
        <table:table-row>
          <table:table-cell table:style-name="Table1.A1" office:value-type="string">
            <text:p text:style-name="P30">13.02.2007</text:p>
          </table:table-cell>
          <table:table-cell table:style-name="Table1.A1" office:value-type="string">
            <text:p text:style-name="P30">1.4</text:p>
          </table:table-cell>
          <table:table-cell table:style-name="Table1.A1" office:value-type="string">
            <text:p text:style-name="P30">Lisatud päringu „dhl.markDocumentsReceived.v2” kirjeldus.</text:p>
            <text:p text:style-name="P30">Täiendatud päringu „getSendStatus” kirjeldust.</text:p>
            <text:p text:style-name="P30">Uuendatud failide dhl.xsd ja dhl.wsdl listinguid.</text:p>
          </table:table-cell>
          <table:table-cell table:style-name="Table1.A1" office:value-type="string">
            <text:p text:style-name="P30">Jaak Lember<text:line-break/>(Carlsman OÜ)</text:p>
          </table:table-cell>
        </table:table-row>
        <table:table-row>
          <table:table-cell table:style-name="Table1.A1" office:value-type="string">
            <text:p text:style-name="P30">21.07.2008</text:p>
          </table:table-cell>
          <table:table-cell table:style-name="Table1.A1" office:value-type="string">
            <text:p text:style-name="P30">1.5</text:p>
          </table:table-cell>
          <table:table-cell table:style-name="Table1.A1" office:value-type="string">
            <text:p text:style-name="P30">Restruktureeritud dokumendi muudatuste ajaloo osa.</text:p>
            <text:p text:style-name="P30">Täiendatud päringu sendDocuments kasutusnäidet.</text:p>
            <text:p text:style-name="P30">Lisatud peatükile „Kaustade kasutamine“ alapunkt „Kaustade kasutamine e-vormide andmevahetuses“ (kopeeritud RIA dokumendist „E-vormide rakenduse andmevahetusviiside kirjeldus“).</text:p>
            <text:p text:style-name="P30">Lisatud „transport“ elemendi kirjelduse alla uute alamelementide „vahendaja“, „asutuse_nimi“ ja „allyksuse_kood“ näited ja kirjeldused.</text:p>
            <text:p text:style-name="P30">Täiendatud päringute sendDocuments, receiveDocuments ja getSendingOptions kirjeldusi päringute versioonide v2 kirjeldustega.</text:p>
            <text:p text:style-name="P30">Lisatud päringute changeOrganizationData, deleteOldDocuments ja runSystemCheck kirjeldused.</text:p>
            <text:p text:style-name="P30">Lisatud peatükid „Adressaatide automaatne lisamine DVK serveris“, „Dokumentide edastamine DVK serverite vahel (DVK lüüsid)“ ja „Dokumentide edastamine fragmentidena“.</text:p>
            <text:p text:style-name="P30">Uuendatud faili dhl.xsd näidet.</text:p>
            <text:p text:style-name="P30">Uuendatud faili dhl.wsdl näidet.</text:p>
            <text:p text:style-name="P30">Uuendatud DVK XML konteineri näidet.</text:p>
          </table:table-cell>
          <table:table-cell table:style-name="Table1.A1" office:value-type="string">
            <text:p text:style-name="P30">Jaak Lember<text:line-break/>(Carlsman OÜ)</text:p>
          </table:table-cell>
        </table:table-row>
        <table:table-row>
          <table:table-cell table:style-name="Table1.A1" office:value-type="string">
            <text:p text:style-name="P30">30.07.2008</text:p>
          </table:table-cell>
          <table:table-cell table:style-name="Table1.A1" office:value-type="string">
            <text:p text:style-name="P30">1.5.1</text:p>
          </table:table-cell>
          <table:table-cell table:style-name="Table1.A1" office:value-type="string">
            <text:p text:style-name="P30">Lisatud päringute getSubdivisionList ja getOccupationList kirjeldused.</text:p>
            <text:p text:style-name="P30">Täiendatud „transport“ bloki kirjeldust.</text:p>
            <text:p text:style-name="P30">Uuendatud faili dhl.xsd näidet.</text:p>
            <text:p text:style-name="P30"><text:soft-page-break/>Uuendatud DVK XML konteineri näidet.</text:p>
          </table:table-cell>
          <table:table-cell table:style-name="Table1.A1" office:value-type="string">
            <text:p text:style-name="P30">Jaak Lember<text:line-break/>(Carlsman OÜ)</text:p>
          </table:table-cell>
        </table:table-row>
        <table:table-row>
          <table:table-cell table:style-name="Table1.A1" office:value-type="string">
            <text:p text:style-name="P30">12.01.2009</text:p>
          </table:table-cell>
          <table:table-cell table:style-name="Table1.A1" office:value-type="string">
            <text:p text:style-name="P30">1.5.2</text:p>
          </table:table-cell>
          <table:table-cell table:style-name="Table1.A1" office:value-type="string">
            <text:p text:style-name="P30">Dokumentatsiooni kohendamine</text:p>
            <text:p text:style-name="P30">TEST kausta kasutamise kirjeldus</text:p>
          </table:table-cell>
          <table:table-cell table:style-name="Table1.A1" office:value-type="string">
            <text:p text:style-name="P30">Hannes Linno</text:p>
            <text:p text:style-name="P30">(RIA)</text:p>
          </table:table-cell>
        </table:table-row>
        <table:table-row>
          <table:table-cell table:style-name="Table1.A1" office:value-type="string">
            <text:p text:style-name="P31">03.02.2009</text:p>
          </table:table-cell>
          <table:table-cell table:style-name="Table1.A1" office:value-type="string">
            <text:p text:style-name="P31">1.5.3</text:p>
          </table:table-cell>
          <table:table-cell table:style-name="Table1.A1" office:value-type="string">
            <text:p text:style-name="P30">Lisatud päringu receiveDocuments.v3 kirjeldus.</text:p>
            <text:p text:style-name="P30">Täiendatud päringute receiveDocuments.v2 ja sendDocuments.v2 kirjeldust.</text:p>
            <text:p text:style-name="P30">Vormindatud päringute parameetrite kirjelduste osa paremini loetavaks.</text:p>
            <text:p text:style-name="P30">Uuendatud DVK XML konteineri näidet.</text:p>
          </table:table-cell>
          <table:table-cell table:style-name="Table1.A1" office:value-type="string">
            <text:p text:style-name="P30">Jaak Lember<text:line-break/>(Carlsman OÜ)</text:p>
          </table:table-cell>
        </table:table-row>
        <table:table-row>
          <table:table-cell table:style-name="Table1.A1" office:value-type="string">
            <text:p text:style-name="P31">08.02.2010</text:p>
          </table:table-cell>
          <table:table-cell table:style-name="Table1.A1" office:value-type="string">
            <text:p text:style-name="P31">1.5.3.1</text:p>
          </table:table-cell>
          <table:table-cell table:style-name="Table1.A1" office:value-type="string">
            <text:p text:style-name="P30">Täiendatud päringute getSendingOptions.v1, getSendingOptions.v2, getSubdivisionList.v1, getOccupationList.v1 kirjeldusi ja näiteid.</text:p>
          </table:table-cell>
          <table:table-cell table:style-name="Table1.A1" office:value-type="string">
            <text:p text:style-name="P31">Jaak Lember</text:p>
          </table:table-cell>
        </table:table-row>
        <table:table-row>
          <table:table-cell table:style-name="Table1.A1" office:value-type="string">
            <text:p text:style-name="P31">10.02.2010</text:p>
          </table:table-cell>
          <table:table-cell table:style-name="Table1.A1" office:value-type="string">
            <text:p text:style-name="P31">1.5.3.2</text:p>
          </table:table-cell>
          <table:table-cell table:style-name="Table1.A1" office:value-type="string">
            <text:p text:style-name="P30">Lisatud päringute markDocumentsReceived.v3, getSubdivisionList.v2 ja getOccupationList.v2 kirjeldused ja näited.</text:p>
            <text:p text:style-name="P30">Täiendatud päringute getSubdivisionList.v1 ja getOccupationList.v1 kirjeldused ja näited.</text:p>
          </table:table-cell>
          <table:table-cell table:style-name="Table1.A1" office:value-type="string">
            <text:p text:style-name="P31">Jaak Lember</text:p>
          </table:table-cell>
        </table:table-row>
        <table:table-row>
          <table:table-cell table:style-name="Table1.A1" office:value-type="string">
            <text:p text:style-name="P31">15.02.2010</text:p>
          </table:table-cell>
          <table:table-cell table:style-name="Table1.A1" office:value-type="string">
            <text:p text:style-name="P31">1.5.3.3</text:p>
          </table:table-cell>
          <table:table-cell table:style-name="Table1.A1" office:value-type="string">
            <text:p text:style-name="P30">Lisatud päringu getSendingOptions.v3 kirjeldus.</text:p>
            <text:p text:style-name="P30">Lisatud päringu receiveDoruments.v4 kirjeldus.</text:p>
            <text:p text:style-name="P30">Parandatud päringute receiveDocuments.v3 ja receiveDocuments.v2 kirjeldusi.</text:p>
          </table:table-cell>
          <table:table-cell table:style-name="Table1.A1" office:value-type="string">
            <text:p text:style-name="P31">Jaak Lember</text:p>
          </table:table-cell>
        </table:table-row>
        <table:table-row>
          <table:table-cell table:style-name="Table1.A14" office:value-type="float" office:value="40281">
            <text:p text:style-name="P31">13.04.2010</text:p>
          </table:table-cell>
          <table:table-cell table:style-name="Table1.A1" office:value-type="string">
            <text:p text:style-name="P31">1.6.0</text:p>
          </table:table-cell>
          <table:table-cell table:style-name="Table1.A1" office:value-type="string">
            <text:p text:style-name="P30">Muudetud päringu getSendStatus.v1 kirjeldust.</text:p>
            <text:p text:style-name="P30">Lisatud päringu getSendStatus.v2 kirjeldus.</text:p>
            <text:p text:style-name="P30">Muudetud päringute markDocumentsReceived.v2 ja markDocumentsReceived.v3 kirjeldusi.</text:p>
            <text:p text:style-name="P30">Muudetud päringu getSendingOptions.v3 kirjeldust ja näiteid.</text:p>
            <text:p text:style-name="P30">Parandatud vead päringu getSubdivisionList.v2 näidetes.</text:p>
            <text:p text:style-name="P30">Parandatud vead päringu getOccupationList.v2 näidetes.</text:p>
            <text:p text:style-name="P30">Lisatud peatükk „Edastatavate dokumentide valideerimine DVK serveris“.</text:p>
            <text:p text:style-name="P30">Täiendatud päringute „sendDocuments.v1“ ja <text:s/>„sendDocuments.v2“ kirjeldusi.</text:p>
          </table:table-cell>
          <table:table-cell table:style-name="Table1.A1" office:value-type="string">
            <text:p text:style-name="P31">Jaak Lember</text:p>
          </table:table-cell>
        </table:table-row>
        <table:table-row>
          <table:table-cell table:style-name="Table1.A1" office:value-type="string">
            <text:p text:style-name="P30">08.04.2010</text:p>
          </table:table-cell>
          <table:table-cell table:style-name="Table1.B15" office:value-type="date" office:date-value="2000-06-01">
            <text:p text:style-name="P30">1.6.00</text:p>
          </table:table-cell>
          <table:table-cell table:style-name="Table1.A1" office:value-type="string">
            <text:p text:style-name="P30">Eemaldatud vananenud tekst</text:p>
          </table:table-cell>
          <table:table-cell table:style-name="Table1.A1" office:value-type="string">
            <text:p text:style-name="P30">Hannes Kiivet</text:p>
          </table:table-cell>
        </table:table-row>
      </table:table>
      <text:p text:style-name="P6"/>
      <text:p text:style-name="P6"/>
      <text:p text:style-name="P6"/>
      <text:p text:style-name="P6"/>
      <text:p text:style-name="P6"/>
      <text:p text:style-name="P6"/>
      <text:p text:style-name="P3"/>
      <text:p text:style-name="P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isukord</text:p>
          </text:index-title>
          <text:p text:style-name="P36"><text:a xlink:type="simple" xlink:href="#Sissejuhatus|outline">Sissejuhatus<text:tab/>6</text:a></text:p>
          <text:p text:style-name="P36"><text:a xlink:type="simple" xlink:href="#Üldskeem: dokumendid, metainfo, dokumendivahetus|outline">Üldskeem: dokumendid, metainfo, dokumendivahetus<text:tab/>7</text:a></text:p>
          <text:p text:style-name="P36"><text:a xlink:type="simple" xlink:href="#Vahetatava dokumendi üldine XML kirjeldus|outline">Vahetatava dokumendi üldine XML kirjeldus<text:tab/>7</text:a></text:p>
          <text:p text:style-name="P148"><text:a xlink:type="simple" xlink:href="#Dokumendi üldine ümbrik|outline">Dokumendi üldine ümbrik<text:tab/>8</text:a></text:p>
          <text:p text:style-name="P148"><text:a xlink:type="simple" xlink:href="#Metainfo blokk dokumendis|outline">Metainfo blokk dokumendis<text:tab/>9</text:a></text:p>
          <text:p text:style-name="P148"><text:a xlink:type="simple" xlink:href="#Transport blokk dokumendis|outline">Transport blokk dokumendis<text:tab/>17</text:a></text:p>
          <text:p text:style-name="P148"><text:a xlink:type="simple" xlink:href="#1.1.DVK konteineri versioon 2 puhul on kasutusel järgmine struktuur:|outline">DVK konteineri versioon 2 puhul on kasutusel järgmine struktuur:<text:tab/>18</text:a></text:p>
          <text:p text:style-name="P148"><text:a xlink:type="simple" xlink:href="#Ajalugu blokk dokumendis|outline">Ajalugu blokk dokumendis<text:tab/>19</text:a></text:p>
          <text:p text:style-name="P148"><text:a xlink:type="simple" xlink:href="#Metaxml blokk dokumendis|outline">Metaxml blokk dokumendis<text:tab/>19</text:a></text:p>
          <text:p text:style-name="P148"><text:a xlink:type="simple" xlink:href="#Taustinfoks: DigiDoci konteiner|outline">Taustinfoks: DigiDoci konteiner<text:tab/>19</text:a></text:p>
          <text:p text:style-name="P148"><text:a xlink:type="simple" xlink:href="#Taustinfoks: &lt;failid&gt; konteiner|outline">Taustinfoks: &lt;failid&gt; konteiner<text:tab/>20</text:a></text:p>
          <text:p text:style-name="P36"><text:a xlink:type="simple" xlink:href="#Dokumentide logistika|outline">Dokumentide logistika<text:tab/>20</text:a></text:p>
          <text:p text:style-name="P148"><text:a xlink:type="simple" xlink:href="#Üldist|outline">Üldist<text:tab/>20</text:a></text:p>
          <text:p text:style-name="P148"><text:a xlink:type="simple" xlink:href="#Tööskeem|outline">Tööskeem<text:tab/>21</text:a></text:p>
          <text:p text:style-name="P149"><text:a xlink:type="simple" xlink:href="#DVK loogiline ülesehitus|outline">DVK loogiline ülesehitus<text:tab/>21</text:a></text:p>
          <text:p text:style-name="P149"><text:a xlink:type="simple" xlink:href="#Kaustade kasutamine|outline">Kaustade kasutamine<text:tab/>21</text:a></text:p>
          <text:p text:style-name="P149"><text:a xlink:type="simple" xlink:href="#Dokumentide edastamine|outline">Dokumentide edastamine<text:tab/>22</text:a></text:p>
          <text:p text:style-name="P149"><text:a xlink:type="simple" xlink:href="#Edastatud dokumentide staatuse kontroll|outline">Edastatud dokumentide staatuse kontroll<text:tab/>22</text:a></text:p>
          <text:p text:style-name="P149"><text:a xlink:type="simple" xlink:href="#Dokumentide vastuvõtt|outline">Dokumentide vastuvõtt<text:tab/>23</text:a></text:p>
          <text:p text:style-name="P36"><text:a xlink:type="simple" xlink:href="#X-Tee päringute kirjeldused|outline">X-Tee päringute kirjeldused<text:tab/>24</text:a></text:p>
          <text:p text:style-name="P148"><text:a xlink:type="simple" xlink:href="#sendDocuments|outline">sendDocuments<text:tab/>24</text:a></text:p>
          <text:p text:style-name="P149"><text:a xlink:type="simple" xlink:href="#sendDocuments.v1|outline">sendDocuments.v1<text:tab/>24</text:a></text:p>
          <text:p text:style-name="P149"><text:a xlink:type="simple" xlink:href="#sendDocuments.v2|outline">sendDocuments.v2<text:tab/>27</text:a></text:p>
          <text:p text:style-name="P149"><text:a xlink:type="simple" xlink:href="#sendDocuments.v3|outline">sendDocuments.v3<text:tab/>30</text:a></text:p>
          <text:p text:style-name="P148"><text:a xlink:type="simple" xlink:href="#getSendStatus|outline">getSendStatus<text:tab/>34</text:a></text:p>
          <text:p text:style-name="P149"><text:a xlink:type="simple" xlink:href="#getSendStatus.v1|outline">getSendStatus.v1<text:tab/>34</text:a></text:p>
          <text:p text:style-name="P149"><text:a xlink:type="simple" xlink:href="#getSendStatus.v2|outline">getSendStatus.v2<text:tab/>37</text:a></text:p>
          <text:p text:style-name="P148"><text:a xlink:type="simple" xlink:href="#receiveDocuments|outline">receiveDocuments<text:tab/>40</text:a></text:p>
          <text:p text:style-name="P149"><text:a xlink:type="simple" xlink:href="#receiveDocuments.v1|outline">receiveDocuments.v1<text:tab/>40</text:a></text:p>
          <text:p text:style-name="P149"><text:a xlink:type="simple" xlink:href="#receiveDocuments.v2|outline">receiveDocuments.v2<text:tab/>43</text:a></text:p>
          <text:p text:style-name="P149"><text:a xlink:type="simple" xlink:href="#receiveDocuments.v3|outline">receiveDocuments.v3<text:tab/>46</text:a></text:p>
          <text:p text:style-name="P149"><text:a xlink:type="simple" xlink:href="#receiveDocuments.v4|outline">receiveDocuments.v4<text:tab/>49</text:a></text:p>
          <text:p text:style-name="P148"><text:a xlink:type="simple" xlink:href="#1.2.markDocumentsReceived|outline">markDocumentsReceived<text:tab/>53</text:a></text:p>
          <text:p text:style-name="P149"><text:a xlink:type="simple" xlink:href="#markDocumentsReceived.v1|outline">markDocumentsReceived.v1<text:tab/>53</text:a></text:p>
          <text:p text:style-name="P149"><text:a xlink:type="simple" xlink:href="# markDocumentsReceived.v2|outline"><text:s/>markDocumentsReceived.v2<text:tab/>54</text:a></text:p>
          <text:p text:style-name="P149"><text:a xlink:type="simple" xlink:href="#markDocumentsReceived.v3|outline">markDocumentsReceived.v3<text:tab/>57</text:a></text:p>
          <text:p text:style-name="P148"><text:a xlink:type="simple" xlink:href="#getSendingOptions|outline">getSendingOptions<text:tab/>59</text:a></text:p>
          <text:p text:style-name="P149"><text:a xlink:type="simple" xlink:href="#getSendingOptions.v1|outline">getSendingOptions.v1<text:tab/>59</text:a></text:p>
          <text:p text:style-name="P149"><text:a xlink:type="simple" xlink:href="#getSendingOptions.v2|outline">getSendingOptions.v2<text:tab/>61</text:a></text:p>
          <text:p text:style-name="P149"><text:a xlink:type="simple" xlink:href="#getSendingOptions.v3|outline">getSendingOptions.v3<text:tab/>63</text:a></text:p>
          <text:p text:style-name="P148"><text:a xlink:type="simple" xlink:href="#changeOrganizationData|outline">changeOrganizationData<text:tab/>67</text:a></text:p>
          <text:p text:style-name="P149"><text:a xlink:type="simple" xlink:href="#Näide|outline">Näide<text:tab/>68</text:a></text:p>
          <text:p text:style-name="P148"><text:a xlink:type="simple" xlink:href="#deleteOldDocuments|outline">deleteOldDocuments<text:tab/>70</text:a></text:p>
          <text:p text:style-name="P149"><text:a xlink:type="simple" xlink:href="#Näide|outline">Näide<text:tab/>70</text:a></text:p>
          <text:p text:style-name="P148"><text:a xlink:type="simple" xlink:href="#runSystemCheck|outline">runSystemCheck<text:tab/>71</text:a></text:p>
          <text:p text:style-name="P149"><text:a xlink:type="simple" xlink:href="#Näide|outline">Näide<text:tab/>72</text:a></text:p>
          <text:p text:style-name="P148"><text:a xlink:type="simple" xlink:href="#getSubdivisionList|outline">getSubdivisionList<text:tab/>73</text:a></text:p>
          <text:p text:style-name="P149"><text:a xlink:type="simple" xlink:href="#getSubdivisionList.v1|outline">getSubdivisionList.v1<text:tab/>73</text:a></text:p>
          <text:p text:style-name="P149"><text:a xlink:type="simple" xlink:href="#getSubdivisionList.v2|outline">getSubdivisionList.v2<text:tab/>74</text:a></text:p>
          <text:p text:style-name="P148"><text:a xlink:type="simple" xlink:href="#getOccupationList|outline">getOccupationList<text:tab/>77</text:a></text:p>
          <text:p text:style-name="P149"><text:a xlink:type="simple" xlink:href="#getOccupationList.v1|outline">getOccupationList.v1<text:tab/>77</text:a></text:p>
          <text:p text:style-name="P149"><text:a xlink:type="simple" xlink:href="#getOccupationList.v2|outline">getOccupationList.v2<text:tab/>79</text:a></text:p>
          <text:p text:style-name="P36"><text:a xlink:type="simple" xlink:href="#Kasutusõiguste süsteem DVK rakenduses|outline">Kasutusõiguste süsteem DVK rakenduses<text:tab/>81</text:a></text:p>
          <text:p text:style-name="P36"><text:a xlink:type="simple" xlink:href="#Edastatavate dokumentide valideerimine DVK serveris|outline">Edastatavate dokumentide valideerimine DVK serveris<text:tab/>82</text:a></text:p>
          <text:p text:style-name="P36"><text:a xlink:type="simple" xlink:href="#Adressaatide automaatne lisamine DVK serveris|outline">Adressaatide automaatne lisamine DVK serveris<text:tab/>83</text:a></text:p>
          <text:p text:style-name="P148"><text:soft-page-break/><text:a xlink:type="simple" xlink:href="#Adressaatide automaatse lisamise seadistamine|outline">Adressaatide automaatse lisamise seadistamine<text:tab/>83</text:a></text:p>
          <text:p text:style-name="P36"><text:a xlink:type="simple" xlink:href="#Dokumentide edastamine DVK serverite vahel (DVK lüüsid)|outline">Dokumentide edastamine DVK serverite vahel (DVK lüüsid)<text:tab/>84</text:a></text:p>
          <text:p text:style-name="P148"><text:a xlink:type="simple" xlink:href="#Sissejuhatus|outline">Sissejuhatus<text:tab/>84</text:a></text:p>
          <text:p text:style-name="P148"><text:a xlink:type="simple" xlink:href="#Tehnilised piirangud DVK lüüside kasutamisele|outline">Tehnilised piirangud DVK lüüside kasutamisele<text:tab/>86</text:a></text:p>
          <text:p text:style-name="P148"><text:a xlink:type="simple" xlink:href="#DVK lüüside lahendusest tingitud muudatused DVK spetsifikatsioonis|outline">DVK lüüside lahendusest tingitud muudatused DVK spetsifikatsioonis<text:tab/>87</text:a></text:p>
          <text:p text:style-name="P149"><text:a xlink:type="simple" xlink:href="#Vahendaja kirje DVK konteineri transport andmestruktuuris|outline">Vahendaja kirje DVK konteineri transport andmestruktuuris<text:tab/>87</text:a></text:p>
          <text:p text:style-name="P149"><text:a xlink:type="simple" xlink:href="#DVK serveri täiendavad seadistused|outline">DVK serveri täiendavad seadistused<text:tab/>88</text:a></text:p>
          <text:p text:style-name="P36"><text:a xlink:type="simple" xlink:href="#Dokumentide edastamine fragmentidena|outline">Dokumentide edastamine fragmentidena<text:tab/>89</text:a></text:p>
          <text:p text:style-name="P36"><text:a xlink:type="simple" xlink:href="#Teadaolevad vead DVK rakenduses|outline">Teadaolevad vead DVK rakenduses<text:tab/>89</text:a></text:p>
          <text:p text:style-name="P148"><text:a xlink:type="simple" xlink:href="#Content-Transfer-Encoding päise vigane esitus|outline">Content-Transfer-Encoding päise vigane esitus<text:tab/>89</text:a></text:p>
          <text:p text:style-name="P148"><text:a xlink:type="simple" xlink:href="#Tundlikkus Content-Type päise kirjapildi suhtes|outline">Tundlikkus Content-Type päise kirjapildi suhtes<text:tab/>90</text:a></text:p>
          <text:p text:style-name="P36"><text:a xlink:type="simple" xlink:href="#LISA 1: Kasutatavate andmete XML Schema kirjeldused|outline">LISA 1: Kasutatavate andmete XML Schema kirjeldused<text:tab/>91</text:a></text:p>
          <text:p text:style-name="P148"><text:a xlink:type="simple" xlink:href="#Automaatsed metaandmed|outline">Automaatsed metaandmed<text:tab/>91</text:a></text:p>
          <text:p text:style-name="P148"><text:a xlink:type="simple" xlink:href="#Manuaalsed metaandmed|outline">Manuaalsed metaandmed<text:tab/>91</text:a></text:p>
          <text:p text:style-name="P148"><text:a xlink:type="simple" xlink:href="#DVK dokument|outline">DVK dokument<text:tab/>91</text:a></text:p>
          <text:p text:style-name="P148"><text:a xlink:type="simple" xlink:href="#Päringute WSDL kirjeldus|outline">Päringute WSDL kirjeldus<text:tab/>91</text:a></text:p>
          <text:p text:style-name="P36"><text:a xlink:type="simple" xlink:href="#1.LISA 2: &lt;dokument&gt; XML struktuuri kasutusnäide (DVK konteineri versioon 1)|outline">LISA 2: &lt;dokument&gt; XML struktuuri kasutusnäide (DVK konteineri versioon 1)<text:tab/>92</text:a></text:p>
          <text:p text:style-name="P36"><text:a xlink:type="simple" xlink:href="#LISA 3: &lt;dokument&gt; XML struktuuri kasutusnäide (DVK konteineri versioon 2)|outline">LISA 3: &lt;dokument&gt; XML struktuuri kasutusnäide (DVK konteineri versioon 2)<text:tab/>94</text:a></text:p>
        </text:index-body>
      </text:table-of-content>
      <text:p text:style-name="P35"/>
      <text:p text:style-name="P35"/>
      <text:p text:style-name="P35"/>
      <text:p text:style-name="P35"/>
      <text:p text:style-name="P35"/>
      <text:p text:style-name="P35"/>
      <text:p text:style-name="P36"/>
      <text:p text:style-name="P37"/>
      <text:p text:style-name="P37"/>
      <text:p text:style-name="P38"/>
      <text:p text:style-name="P6"/>
      <text:p text:style-name="P6"/>
      <text:p text:style-name="P3"/>
      <text:h text:style-name="P126" text:outline-level="1"><text:bookmark-start text:name="_Toc258826297"/><text:bookmark-start text:name="_Toc257804251"/><text:bookmark-start text:name="_Toc257709280"/><text:bookmark-start text:name="_Toc256702592"/><text:bookmark-start text:name="_Toc115025240"/><text:bookmark-start text:name="_Toc115016755"/><text:bookmark-start text:name="_Toc114595386"/><text:bookmark-start text:name="_Toc259177039"/><text:bookmark-start text:name="_Toc259625860"/><text:bookmark-start text:name="_Toc259627233"/><text:bookmark-start text:name="_Toc259627515"/><text:bookmark-start text:name="_Toc259699048"/><text:bookmark-start text:name="_Toc259699939"/><text:bookmark-start text:name="_Toc259700518"/>Sissejuhatus<text:bookmark-end text:name="_Toc258826297"/><text:bookmark-end text:name="_Toc257804251"/><text:bookmark-end text:name="_Toc257709280"/><text:bookmark-end text:name="_Toc256702592"/><text:bookmark-end text:name="_Toc115025240"/><text:bookmark-end text:name="_Toc115016755"/><text:bookmark-end text:name="_Toc114595386"/><text:bookmark-end text:name="_Toc259177039"/><text:bookmark-end text:name="_Toc259625860"/><text:bookmark-end text:name="_Toc259627233"/><text:bookmark-end text:name="_Toc259627515"/><text:bookmark-end text:name="_Toc259699048"/><text:bookmark-end text:name="_Toc259699939"/><text:bookmark-end text:name="_Toc259700518"/></text:h>
      <text:p text:style-name="P6">Dokumendivahetuskeskus (DVK) on erinevatele dokumendihaldussüsteemidele ja muudele dokumente käsitlevatele infosüsteemidele ühine keskset dokumendivahetuse teenust pakkuv infosüsteem. DVK ülesanne on hajutatult paiknevate infosüsteemide liidestamine X-tee vahendusel, dokumentide lühiajaline säilitamine ja lähimas tulevikus ka dokumentide menetlemist toetavate teenuste pakkumine.</text:p>
      <text:p text:style-name="P6"/>
      <text:p text:style-name="Normal"><text:span text:style-name="T2">Spetsifikatsioonile on eraldi lisatud </text:span><text:span text:style-name="Default_20_Paragraph_20_Font"><text:span text:style-name="T2">kolm lisa:</text:span></text:span></text:p>
      <text:list xml:id="list29265950" text:style-name="L1">
        <text:list-item>
          <text:p text:style-name="P99"><text:span text:style-name="Default_20_Paragraph_20_Font"><text:span text:style-name="T2">Lisa 1. </text:span></text:span>Viited kasutatavatele nimeruumidele ja XML skeemikirjeldustele</text:p>
        </text:list-item>
        <text:list-item>
          <text:p text:style-name="P99">Lisa 2. DVK dokumendi näide (DVK konteineri versioon 1)</text:p>
        </text:list-item>
        <text:list-item>
          <text:p text:style-name="P99">Lisa 3. DVK dokumendi näide (DVK konteineri versioon 2)</text:p>
        </text:list-item>
      </text:list>
      <text:h text:style-name="P127" text:outline-level="1"><text:bookmark-start text:name="_Toc258826301"/><text:bookmark-start text:name="_Toc257804255"/><text:bookmark-start text:name="_Toc257709284"/><text:bookmark-start text:name="_Toc256702595"/><text:bookmark-start text:name="_Toc115025243"/><text:bookmark-start text:name="_Toc115016758"/><text:bookmark-start text:name="_Toc259177042"/><text:bookmark-start text:name="_Toc259625863"/><text:bookmark-start text:name="_Toc259627236"/><text:bookmark-start text:name="_Toc259627518"/><text:bookmark-start text:name="_Toc259699051"/><text:bookmark-start text:name="_Toc259699942"/><text:bookmark-start text:name="_Toc259700521"/>Üldskeem: dokumendid, metainfo, dokumendivahetus<text:bookmark-end text:name="_Toc258826301"/><text:bookmark-end text:name="_Toc257804255"/><text:bookmark-end text:name="_Toc257709284"/><text:bookmark-end text:name="_Toc256702595"/><text:bookmark-end text:name="_Toc115025243"/><text:bookmark-end text:name="_Toc115016758"/><text:bookmark-end text:name="_Toc259177042"/><text:bookmark-end text:name="_Toc259625863"/><text:bookmark-end text:name="_Toc259627236"/><text:bookmark-end text:name="_Toc259627518"/><text:bookmark-end text:name="_Toc259699051"/><text:bookmark-end text:name="_Toc259699942"/><text:bookmark-end text:name="_Toc259700521"/></text:h>
      <text:p text:style-name="P6">Dokumendivahetus DHS ja DVK vahel toimub järgmiste põhikonteinerite kaudu:</text:p>
      <text:list xml:id="list29284359" text:style-name="L2">
        <text:list-item>
          <text:p text:style-name="P118">Väline XTEE SOAP-ümbrik sisaldab gzip-ga kokkupakitud, seejärel base64 kodeeritud XML <text:s/>konteinerit "dokument"</text:p>
        </text:list-item>
      </text:list>
      <text:list xml:id="list29287375" text:style-name="L3">
        <text:list-item>
          <text:list>
            <text:list-item>
              <text:p text:style-name="P101">"dokument" konteiner sisaldab (peale base64-dekodeerimist ja gzip-lahtipakkimist):</text:p>
              <text:list>
                <text:list-item>
                  <text:p text:style-name="P101">eri tüüpi metainfo- ja transpordi-info konteinereid</text:p>
                </text:list-item>
                <text:list-item>
                  <text:p text:style-name="P101">DigiDoc formaadis dokumenti (DVK konteiner versioon 1), mis omakorda:</text:p>
                  <text:list>
                    <text:list-item>
                      <text:p text:style-name="P101">sisaldab suvalise hulga base64 kodeeringus ja minimaalse formaadi-metainfoga varustatud faile</text:p>
                    </text:list-item>
                    <text:list-item>
                      <text:p text:style-name="P101">sisaldab suvalise hulga allkirja-blokke nimetatud failide jaoks. Allkirja-blokkidesse ei tule kopeerida konteineris olevate eraldi allkirjastatud dokumentide allkirja-blokke. NB! DVK kontekstis on lubatud allkirja-blokkide puudumine!</text:p>
                    </text:list-item>
                  </text:list>
                </text:list-item>
                <text:list-item>
                  <text:p text:style-name="P101">&lt;failid&gt; formaadis konteinerit (DVK konteiner versioon 2), mis omakorda:</text:p>
                  <text:list>
                    <text:list-item>
                      <text:p text:style-name="P101">Sisaldab suvalise hulga faile zip-itud ja seejärel Base64 kodeeringusse panduna. Lisaks failide metaandmed.</text:p>
                    </text:list-item>
                  </text:list>
                </text:list-item>
              </text:list>
            </text:list-item>
          </text:list>
        </text:list-item>
      </text:list>
      <text:p text:style-name="P40">Dokumendi ("dokument" konteiner) struktuuri kirjeldame järgmises peatükis, SOAP-konteinerit ja X-Tee päringut aga edasises "Dokumentide logistika" peatükis.<text:bookmark-start text:name="_Toc115025244"/><text:bookmark-start text:name="_Toc115016759"/><text:bookmark-start text:name="_Toc114595389"/><text:bookmark-start text:name="_Toc258826302"/><text:bookmark-end text:name="_Toc258826302"/><text:bookmark-start text:name="_Toc257804256"/><text:bookmark-end text:name="_Toc257804256"/><text:bookmark-start text:name="_Toc257709285"/><text:bookmark-end text:name="_Toc257709285"/></text:p>
      <text:h text:style-name="P126" text:outline-level="1"><text:bookmark-start text:name="_Toc258826303"/><text:bookmark-start text:name="_Toc257804257"/><text:bookmark-start text:name="_Toc257709286"/><text:bookmark-start text:name="_Toc256702596"/><text:bookmark-start text:name="_Toc259177043"/><text:bookmark-start text:name="_Toc259625864"/><text:bookmark-start text:name="_Toc259627237"/><text:bookmark-start text:name="_Toc259627519"/><text:bookmark-start text:name="_Toc259699052"/><text:bookmark-start text:name="_Toc259699943"/><text:bookmark-start text:name="_Toc259700522"/>Vahetatava dokumendi üldine XML kirjeldus<text:bookmark-end text:name="_Toc115025244"/><text:bookmark-end text:name="_Toc115016759"/><text:bookmark-end text:name="_Toc114595389"/><text:bookmark-end text:name="_Toc258826303"/><text:bookmark-end text:name="_Toc257804257"/><text:bookmark-end text:name="_Toc257709286"/><text:bookmark-end text:name="_Toc256702596"/><text:bookmark-end text:name="_Toc259177043"/><text:bookmark-end text:name="_Toc259625864"/><text:bookmark-end text:name="_Toc259627237"/><text:bookmark-end text:name="_Toc259627519"/><text:bookmark-end text:name="_Toc259699052"/><text:bookmark-end text:name="_Toc259699943"/><text:bookmark-end text:name="_Toc259700522"/></text:h>
      <text:p text:style-name="P41">Dokumendi formaat põhineb kas DigiDoc formaadil (DVK konteineri versioon 1) või &lt;failid&gt; konteineril. Dokumendi kohta on olemas erinevat tüüpi metainfo pluss suvaline hulk DigiDoc/failid konteinereid. Muud kaalutlused:</text:p>
      <text:p text:style-name="P6"/>
      <text:list xml:id="list29264049" text:style-name="L4">
        <text:list-item>
          <text:p text:style-name="P102">Osa dokumendi XML formaadi välju on kriitilised dokumentide logistika ja/või kasutajaliidese põhifunktsionaalsuse jaoks, osa aga ei ole DVK tööks otseselt vajalikud. Pakutav formaat fikseerib konkreetsete tagidena (st sisaldab nimeruumis) ainult kriitilised tagid, kõiki muid metaandmeid võib formaati samuti lisada - suvaliste nimedega, nn kasutaja-poolt defineeritud väljadena, mis ei ole otseselt meie formaadi nimeruumis.</text:p>
        </text:list-item>
      </text:list>
      <text:p text:style-name="P6"/>
      <text:list xml:id="list29377342" text:continue-numbering="true" text:style-name="L4">
        <text:list-item>
          <text:p text:style-name="P102">XML formaadi kasutamise korral ei ole väga oluline, mis on konkreetselt tagide ja atribuutide nimed: oluline on, et tagide oodatav sisu oleks piisavalt lahti selgitatud, ning oleks suhteliselt kerge mõista, mida mingisse tagi panna. Seetõttu oleme läbivalt kasutanud võimalikult selgelt mõistetavaid eestikeelseid nimesid tagidele, mitte aga näiteks Dublin Core ingliskeelseid nimesid.</text:p>
        </text:list-item>
      </text:list>
      <text:p text:style-name="P6"/>
      <text:list xml:id="list29376382" text:continue-numbering="true" text:style-name="L4">
        <text:list-item>
          <text:p text:style-name="P102">Kõik metainfo väljad moodustavad sisuliselt "lameda", struktuurita loetelu rdf-ideoloogiaga sobivatest nimi-väärtus paaridest, mida on lihtne realiseerida ja laiendada.</text:p>
        </text:list-item>
      </text:list>
      <text:p text:style-name="P6"/>
      <text:list xml:id="list29387460" text:continue-numbering="true" text:style-name="L4">
        <text:list-item>
          <text:p text:style-name="P102">Metainfo väljad ei ole allkirjastatud. Allkirjad on ainult dokumentide küljes DigiDoc konteineris. Seejuures on allkirjastatud dokumendil DigiDoc formaadis siiski olemas väike hulk spetsiaalseid metainfo-välju (dokumendi formaat jne), mis on alati allkirjastatud. NB! DigiDoc formaati kasutatakse ainult DVK konteineri versiooni 1 puhul. DVK konteineri versioon 2 kasutab &lt;failid&gt; konteinerit, millel ei ole allkirja hoidmiseks spetsiaalset struktuuri. Allkirjastatud dokumentide edastamiseks saab sellisel juhul lisada allkirjastatud dokumendi &lt;failid&gt; konteinerisse.</text:p>
        </text:list-item>
      </text:list>
      <text:p text:style-name="P6"/>
      <text:list xml:id="list29387280" text:continue-numbering="true" text:style-name="L4">
        <text:list-item>
          <text:p text:style-name="P112"><text:span text:style-name="Default_20_Paragraph_20_Font"><text:span text:style-name="T2">Kuupäevi ja kellaaegu esitatakse XML struktuuris ISO8601 standardile vastavalt (</text:span></text:span><text:a xlink:type="simple" xlink:href="http://www.w3.org/TR/NOTE-datetime" office:target-frame-name="_top" xlink:show="replace"><text:span text:style-name="Hyperlink"><text:span text:style-name="T11">http://www.w3.org/TR/NOTE-datetime</text:span></text:span></text:a><text:span text:style-name="Default_20_Paragraph_20_Font"><text:span text:style-name="T2">). S.t. kuupäev+kellaaeg kuju</text:span></text:span><text:span text:style-name="Default_20_Paragraph_20_Font"><text:span text:style-name="T2">l YYYY-MM-DDThh:mm:ssTZD (näit: 2006-03-20T17:25:00+02:00) ning kuupäev kujul YYY-MM-DD (näit: 2006-03-20)</text:span></text:span></text:p>
        </text:list-item>
      </text:list>
      <text:p text:style-name="P6"/>
      <text:p text:style-name="P6">Juhime veel tähelepanu, et DVK konteineri versiooni 1 (kasutab failide kirjeldamiseks DigiDoc konteinerit):</text:p>
      <text:p text:style-name="P6"/>
      <text:list xml:id="list29272402" text:style-name="L5">
        <text:list-item>
          <text:p text:style-name="P103">DigiDoc ei pea sisaldama allkirja.</text:p>
        </text:list-item>
        <text:list-item>
          <text:p text:style-name="P103">Üks DigiDoc võib sisaldada mitmeid konkreetseid dokumente.</text:p>
        </text:list-item>
        <text:list-item>
          <text:p text:style-name="P103"><text:soft-page-break/>DigiDoc sees olevate konkreetsete dokumentide allkirja-blokke hoitakse dokumendi juures, mitte „dokument“ konteineri DigiDoc-is</text:p>
        </text:list-item>
        <text:list-item>
          <text:p text:style-name="P103">Iga sisalduv konkreetne dokument võib sisaldada metadata atribuute, mis signeeritakse.</text:p>
        </text:list-item>
        <text:list-item>
          <text:p text:style-name="P103">Lisatavaid metadata blokke ei signeerita.</text:p>
        </text:list-item>
      </text:list>
      <text:p text:style-name="P6"/>
      <text:p text:style-name="P6">Alates DVK versioonist 1.6.0 on toetatud ka DVK konteineri versioon 2, milles faile hoitakse &lt;failid&gt; konteineris. &lt;failid&gt; konteiner sisaldab omakorda suvalise arvu faile ja nende metaandmeid. DVK konteineri versioon 2 ei toeta otse failide konteineri küljes olevat digiallkirja. Digiallkirjastatud dokumentide edastamiseks tuleb &lt;failid&gt; konteinerisse lisada allkirjastatud DigiDoc fail.<text:bookmark-start text:name="_Toc115025245"/><text:bookmark-start text:name="_Toc115016760"/><text:bookmark-start text:name="_Toc258826304"/><text:bookmark-end text:name="_Toc258826304"/><text:bookmark-start text:name="_Toc257804258"/><text:bookmark-end text:name="_Toc257804258"/><text:bookmark-start text:name="_Toc257709287"/><text:bookmark-end text:name="_Toc257709287"/></text:p>
      <text:h text:style-name="P129" text:outline-level="2"><text:bookmark-start text:name="_Toc258826305"/><text:bookmark-start text:name="_Toc257804259"/><text:bookmark-start text:name="_Toc257709288"/><text:bookmark-start text:name="_Toc256702597"/><text:bookmark-start text:name="_Toc259177044"/><text:bookmark-start text:name="_Toc259625865"/><text:bookmark-start text:name="_Toc259627238"/><text:bookmark-start text:name="_Toc259627520"/><text:bookmark-start text:name="_Toc259699053"/><text:bookmark-start text:name="_Toc259699944"/><text:bookmark-start text:name="_Toc259700523"/>Dokumendi üldine ümbrik<text:bookmark-end text:name="_Toc115025245"/><text:bookmark-end text:name="_Toc115016760"/><text:bookmark-end text:name="_Toc258826305"/><text:bookmark-end text:name="_Toc257804259"/><text:bookmark-end text:name="_Toc257709288"/><text:bookmark-end text:name="_Toc256702597"/><text:bookmark-end text:name="_Toc259177044"/><text:bookmark-end text:name="_Toc259625865"/><text:bookmark-end text:name="_Toc259627238"/><text:bookmark-end text:name="_Toc259627520"/><text:bookmark-end text:name="_Toc259699053"/><text:bookmark-end text:name="_Toc259699944"/><text:bookmark-end text:name="_Toc259700523"/></text:h>
      <text:p text:style-name="P41">DVK-le saadetavad ja sealt loetavad dokumendid on järgmisel kujul XML-tekstid (detailsemalt kirjeldatakse infoblokke järgmistes peatükkides):</text:p>
      <text:p text:style-name="P44"/>
      <text:p text:style-name="P44">&lt;?xml version="1.0" encoding="UTF-8" ?&gt;</text:p>
      <text:p text:style-name="Preformatted_20_Text"><text:span text:style-name="Default_20_Paragraph_20_Font"><text:span text:style-name="T14">&lt;dhl:dokument</text:span></text:span><text:span text:style-name="Default_20_Paragraph_20_Font"><text:span text:style-name="T16"> xmlns:dhl="http://www.riik.ee/schemas/dhl"&gt;</text:span></text:span></text:p>
      <text:p text:style-name="P44"><text:s/></text:p>
      <text:p text:style-name="P44"><text:s/>&lt;!-- Konkreetse struktuuri/semantikaga metainfo blokk,</text:p>
      <text:p text:style-name="P44"><text:s text:c="6"/>Sisaldab nii DVK tarkvara kui kasutaja poolt sisestatut.</text:p>
      <text:p text:style-name="P44"><text:s text:c="6"/>Siia blokki pannakse metainfo, millest teised süsteemid</text:p>
      <text:p text:style-name="P44"><text:s text:c="6"/>peavad aru saama.</text:p>
      <text:p text:style-name="P44"><text:s text:c="6"/>Võib saatja poolt jääda tühjaks/puududa. <text:s text:c="11"/></text:p>
      <text:p text:style-name="P44"><text:s/>--&gt;</text:p>
      <text:p text:style-name="Preformatted_20_Text"><text:span text:style-name="Default_20_Paragraph_20_Font"><text:span text:style-name="T16"><text:s/></text:span></text:span><text:span text:style-name="Default_20_Paragraph_20_Font"><text:span text:style-name="T14">&lt;dhl:metainfo/&gt;</text:span></text:span></text:p>
      <text:p text:style-name="P44"><text:s/></text:p>
      <text:p text:style-name="P44"><text:s/>&lt;!-- Konkreetse semantikaga transpordiblokk, sisaldab konkreetset kust/kuhu</text:p>
      <text:p text:style-name="P44"><text:s text:c="6"/>infot, mille kaudu DVK tarkvara dokumendi edasi saadab.</text:p>
      <text:p text:style-name="P44"><text:s text:c="6"/>Edasisaatmiseks mõeldud dokumentide juures kohustuslik osa.</text:p>
      <text:p text:style-name="P44"><text:s/>--&gt;</text:p>
      <text:p text:style-name="Preformatted_20_Text"><text:span text:style-name="Default_20_Paragraph_20_Font"><text:span text:style-name="T16"><text:s/></text:span></text:span><text:span text:style-name="Default_20_Paragraph_20_Font"><text:span text:style-name="T14">&lt;dhl:transport/&gt;</text:span></text:span></text:p>
      <text:p text:style-name="P44"><text:s/></text:p>
      <text:p text:style-name="P44"><text:s/>&lt;!-- Informatsioon dokumendi senise liikumistee ja muutumiste kohta.</text:p>
      <text:p text:style-name="P44"><text:s text:c="6"/>Blokk sisaldab lihtsalt varasemaid metainfo, transport ja metaxml</text:p>
      <text:p text:style-name="P44"><text:s text:c="6"/>blokke, järjestikuselt. Dokumendi edasisaatmisel kopeeritakse viimased</text:p>
      <text:p text:style-name="P44"><text:s text:c="6"/>nimetatud blokid ajaloo bloki lõppu. Tarkvara võib kopeerimise käigus</text:p>
      <text:p text:style-name="P44"><text:s text:c="6"/>otsustada mõned bloki osad (või terved blokid) kopeerimata jätta.</text:p>
      <text:p text:style-name="P44"><text:s text:c="6"/>Esialgse saatja poolt jäetakse üldjuhul tühjaks.</text:p>
      <text:p text:style-name="P44"><text:s/>--&gt;</text:p>
      <text:p text:style-name="Preformatted_20_Text"><text:span text:style-name="Default_20_Paragraph_20_Font"><text:span text:style-name="T16"><text:s/></text:span></text:span><text:span text:style-name="Default_20_Paragraph_20_Font"><text:span text:style-name="T14">&lt;dhl:ajalugu/&gt;</text:span></text:span></text:p>
      <text:p text:style-name="P44"><text:s/></text:p>
      <text:p text:style-name="P44"><text:s/>&lt;!—- Järgnevad dokumendi liigist sõltuva struktuuriga metaandmed.</text:p>
      <text:p text:style-name="P44"><text:s text:c="6"/>Soovituslik oleks igal konkreetsel juhul viidata metaandmete struktuuri</text:p>
      <text:p text:style-name="P44"><text:s text:c="6"/>kirjeldavale XML skeemile (schema), kasutada selleks xmlns ja schemaLocation</text:p>
      <text:p text:style-name="P44"><text:s text:c="6"/>atribuute. Vaikimisi eeldatakse, et metaxml blokis sisalduvad andmed vastavad</text:p>
      <text:p text:style-name="P44"><text:s text:c="6"/>Riigikantselei poolt fikseeritud kirja metaandmete vormingule:</text:p>
      <text:p text:style-name="P44"><text:s text:c="6"/>(http://www.riik.ee/schemas/dhl/rkel_letter.xsd)</text:p>
      <text:p text:style-name="P44"><text:s/>--&gt;</text:p>
      <text:p text:style-name="Preformatted_20_Text"><text:span text:style-name="Default_20_Paragraph_20_Font"><text:span text:style-name="T16"><text:s/></text:span></text:span><text:span text:style-name="Default_20_Paragraph_20_Font"><text:span text:style-name="T14">&lt;dhl:metaxml </text:span></text:span><text:span text:style-name="Default_20_Paragraph_20_Font"><text:span text:style-name="T16">xmlns="http://www.riik.ee/schemas/dhl/rkel_letter"</text:span></text:span></text:p>
      <text:p text:style-name="P44"><text:s text:c="3"/>schemaLocation="http://www.riik.ee/schemas/dhl/rkel_letter</text:p>
      <text:p text:style-name="Preformatted_20_Text"><text:span text:style-name="Default_20_Paragraph_20_Font"><text:span text:style-name="T16"><text:s text:c="3"/>http://www.riik.ee/schemas/dhl/rkel_letter.xsd"</text:span></text:span><text:span text:style-name="Default_20_Paragraph_20_Font"><text:span text:style-name="T14">/&gt;</text:span></text:span></text:p>
      <text:p text:style-name="P44"><text:s/></text:p>
      <text:p text:style-name="P44"><text:s/>&lt;!-- Järgneb üks SignedDoc struktuur, kas siis signatuuridega või ei.</text:p>
      <text:p text:style-name="P44"><text:s text:c="6"/>SignedDoc blokk sisaldab konkreetseid dokumente.</text:p>
      <text:p text:style-name="P44"><text:s text:c="6"/>Kirjeldus vastab täpselt AS Sertifitseerimiskeskuse antud</text:p>
      <text:p text:style-name="P44"><text:s text:c="6"/>kirjeldusele, täiendavat infot järgnevas.</text:p>
      <text:p text:style-name="P44"><text:s/>--&gt;</text:p>
      <text:p text:style-name="P44"/>
      <text:p text:style-name="P44"><text:s/>&lt;!-- DVK konteiner versioon 1 --&gt;</text:p>
      <text:p text:style-name="Preformatted_20_Text"><text:span text:style-name="Default_20_Paragraph_20_Font"><text:span text:style-name="T16"><text:s/></text:span></text:span><text:span text:style-name="Default_20_Paragraph_20_Font"><text:span text:style-name="T14">&lt;SignedDoc/&gt;</text:span></text:span></text:p>
      <text:p text:style-name="P45"><text:soft-page-break/></text:p>
      <text:p text:style-name="Preformatted_20_Text"><text:span text:style-name="Default_20_Paragraph_20_Font"><text:span text:style-name="T14"><text:s/></text:span></text:span><text:span text:style-name="Default_20_Paragraph_20_Font"><text:span text:style-name="T16">&lt;!-- DVK konteiner versioon 2 --&gt;</text:span></text:span></text:p>
      <text:p text:style-name="P45"><text:s/>&lt;dhl:failid/&gt;</text:p>
      <text:p text:style-name="P45"/>
      <text:p text:style-name="P14">&lt;/dhl:dokument&gt;</text:p>
      <text:p text:style-name="P6"/>
      <text:p text:style-name="P6">Järgnev on DigiDoc formaadi ümbriku ülemise taseme kirjeldus AS Sertifitseerimiskeskuselt (SK). DataFile ja Signature blokkide sisu struktuuri saab lugeda SK kodulehe kaudu leitavalt DigiDoc lehelt.</text:p>
      <text:p text:style-name="P6"/>
      <text:p text:style-name="P44">&lt;?xml version="1.0" encoding="UTF-8" ?&gt;</text:p>
      <text:p text:style-name="Preformatted_20_Text"><text:span text:style-name="Default_20_Paragraph_20_Font"><text:span text:style-name="T14">&lt;SignedDoc</text:span></text:span><text:span text:style-name="Default_20_Paragraph_20_Font"><text:span text:style-name="T16"> format="DIGIDOC-XML" version="1.3" <text:s text:c="10"/></text:span></text:span></text:p>
      <text:p text:style-name="P44"><text:s text:c="11"/>xmlns="http://www.sk.ee/DigiDoc/v1.3.0#"&gt; <text:s text:c="6"/></text:p>
      <text:p text:style-name="P44"><text:s text:c="4"/>&lt;!-- Optsionaalsed algandmefailid: DigiDoc formaadi järgi --&gt;</text:p>
      <text:p text:style-name="Preformatted_20_Text"><text:span text:style-name="Default_20_Paragraph_20_Font"><text:span text:style-name="T16"><text:s text:c="4"/></text:span></text:span><text:span text:style-name="Default_20_Paragraph_20_Font"><text:span text:style-name="T14">&lt;DataFile/&gt;</text:span></text:span></text:p>
      <text:p text:style-name="P44"><text:s text:c="4"/>.....</text:p>
      <text:p text:style-name="Preformatted_20_Text"><text:span text:style-name="Default_20_Paragraph_20_Font"><text:span text:style-name="T16"><text:s text:c="3"/></text:span></text:span><text:span text:style-name="Default_20_Paragraph_20_Font"><text:span text:style-name="T14"><text:s/>&lt;DataFile/&gt;</text:span></text:span></text:p>
      <text:p text:style-name="P44"><text:s text:c="4"/>&lt;!-- Optsionaalsed: kliendi allkirjad koos kehtivuskinnitustega,</text:p>
      <text:p text:style-name="P44"><text:s text:c="9"/>DigiDoc formaadi järgi --&gt;</text:p>
      <text:p text:style-name="Preformatted_20_Text"><text:span text:style-name="Default_20_Paragraph_20_Font"><text:span text:style-name="T16"><text:s text:c="4"/></text:span></text:span><text:span text:style-name="Default_20_Paragraph_20_Font"><text:span text:style-name="T14">&lt;Signature/&gt;</text:span></text:span></text:p>
      <text:p text:style-name="P44"><text:s text:c="4"/>....</text:p>
      <text:p text:style-name="Preformatted_20_Text"><text:span text:style-name="Default_20_Paragraph_20_Font"><text:span text:style-name="T16"><text:s text:c="3"/></text:span></text:span><text:span text:style-name="Default_20_Paragraph_20_Font"><text:span text:style-name="T14"><text:s/>&lt;Signature/&gt;</text:span></text:span></text:p>
      <text:p text:style-name="P45">&lt;/SignedDoc&gt;</text:p>
      <text:p text:style-name="P45"/>
      <text:p text:style-name="P6">Kui kasutatakse DVK konteineri versiooni 2, siis hoitakse faile &lt;failid&gt; konteineris, mille struktuur on järgmine:</text:p>
      <text:p text:style-name="P6"/>
      <text:p text:style-name="Preformatted_20_Text"><text:span text:style-name="Default_20_Paragraph_20_Font"><text:span text:style-name="T14">&lt;dhl:failid</text:span></text:span><text:span text:style-name="Default_20_Paragraph_20_Font"><text:span text:style-name="T16"> xmlns="</text:span></text:span><text:a xlink:type="simple" xlink:href="http://www.riik.ee/schemas/dhl/2010/2" office:target-frame-name="_top" xlink:show="replace"><text:span text:style-name="Hyperlink"><text:span text:style-name="T19">http://www.riik.ee/schemas/dhl/2010/2</text:span></text:span></text:a><text:span text:style-name="Default_20_Paragraph_20_Font"><text:span text:style-name="T29">"</text:span></text:span><text:span text:style-name="Default_20_Paragraph_20_Font"><text:span text:style-name="T16">&gt; <text:s text:c="6"/></text:span></text:span></text:p>
      <text:p text:style-name="P52">&lt;fail&gt;</text:p>
      <text:p text:style-name="P45"><text:tab/><text:tab/>&lt;jrknr/&gt;</text:p>
      <text:p text:style-name="P45"><text:tab/> <text:s/>&lt;fail_pealkiri/&gt;</text:p>
      <text:p text:style-name="P45"><text:tab/> <text:s/>&lt;fail_suurus/&gt;</text:p>
      <text:p text:style-name="P45"><text:tab/> <text:s/>&lt;fail_tyyp/&gt;</text:p>
      <text:p text:style-name="P45"><text:tab/> <text:s/>&lt;fail_nimi/&gt;</text:p>
      <text:p text:style-name="P45"><text:tab/> <text:s/>&lt;zip_base64_sisu/&gt;</text:p>
      <text:p text:style-name="P45"><text:tab/> <text:s/>&lt;krypteering/&gt;</text:p>
      <text:p text:style-name="P45"><text:tab/> <text:s/>&lt;pohi_dokument/&gt;</text:p>
      <text:p text:style-name="P45"><text:tab/> <text:s/>&lt;pohi_dokument_konteineris/&gt;<text:line-break/><text:tab/>&lt;/fail&gt;</text:p>
      <text:p text:style-name="P45">&lt;/dhl:failid&gt;</text:p>
      <text:p text:style-name="P6"/>
      <text:h text:style-name="P129" text:outline-level="2"><text:bookmark-start text:name="_Toc258826306"/><text:bookmark-start text:name="_Toc257804260"/><text:bookmark-start text:name="_Toc257709289"/><text:bookmark-start text:name="_Toc256702598"/><text:bookmark-start text:name="_Toc115025246"/><text:bookmark-start text:name="_Toc115016761"/><text:bookmark-start text:name="_Toc259177045"/><text:bookmark-start text:name="_Toc259625866"/><text:bookmark-start text:name="_Toc259627239"/><text:bookmark-start text:name="_Toc259627521"/><text:bookmark-start text:name="_Toc259699054"/><text:bookmark-start text:name="_Toc259699945"/><text:bookmark-start text:name="_Toc259700524"/>Metainfo blokk dokumendis<text:bookmark-end text:name="_Toc258826306"/><text:bookmark-end text:name="_Toc257804260"/><text:bookmark-end text:name="_Toc257709289"/><text:bookmark-end text:name="_Toc256702598"/><text:bookmark-end text:name="_Toc115025246"/><text:bookmark-end text:name="_Toc115016761"/><text:bookmark-end text:name="_Toc259177045"/><text:bookmark-end text:name="_Toc259625866"/><text:bookmark-end text:name="_Toc259627239"/><text:bookmark-end text:name="_Toc259627521"/><text:bookmark-end text:name="_Toc259699054"/><text:bookmark-end text:name="_Toc259699945"/><text:bookmark-end text:name="_Toc259700524"/></text:h>
      <text:p text:style-name="P40">MetaInfo bloki struktuur on lame: ta sisaldab hulgaliselt rdf-ideoloogia järgi väli-väärtus paare, kus iga paar annab kogu dokumendi <text:s/>ümbriku jaoks mingi väärtuse.</text:p>
      <text:p text:style-name="P40">Metainfo väljade nimede juures otsustasime lähtuda esmajoones Eesti dokumendihaldussüsteemide ja ametiasutuste tüüpvajadustes ja asjaajamiskorrast ning -printsiipidest, mitte aga otseselt Dublin Core väljadest. Rõhutame, et vajadusel on XML-süntaksis välju väga lihtne automaatselt tõlkida teistes keeltes väljadeks.</text:p>
      <text:list xml:id="list29270489" text:style-name="L6">
        <text:list-item>
          <text:p text:style-name="P119">Ükski metainfo bloki väli (erinevalt transpordi bloki väljadest) ei ole kohustuslik.</text:p>
        </text:list-item>
        <text:list-item>
          <text:p text:style-name="P104">Osa metainfo välju tuleb kasutajalt/DHS-st, osa aga täidab DVK automaatselt.</text:p>
        </text:list-item>
        <text:list-item>
          <text:p text:style-name="P104">DVK peaks pakkuma võimalust teostada dokumentide otsingut ja võib-olla ka muid teenuseid, baseerudes nimetatud väljade sisule (DVK realisatsioonilt võiks oodata, et nimetatud väljade sisu paigutatakse igaüks eraldi andmebaasiväljale).</text:p>
        </text:list-item>
        <text:list-item>
          <text:p text:style-name="P104">Väljade üks eesmärk on olla nö vahekeeleks, mille kaudu erinevad DHS-s oma metainfot ekspordivad ja impordivad.</text:p>
        </text:list-item>
      </text:list>
      <text:p text:style-name="P40">Metainfo väljad jaotuvad järgmiselt:</text:p>
      <text:list xml:id="list29282451" text:style-name="L7">
        <text:list-item>
          <text:p text:style-name="P113"><text:soft-page-break/><text:span text:style-name="Default_20_Paragraph_20_Font"><text:span text:style-name="T9">DVK tarkvara poolt automaatselt täidetavad väljad. </text:span></text:span><text:span text:style-name="Default_20_Paragraph_20_Font"><text:span text:style-name="T2">Need väljad o</text:span></text:span><text:span text:style-name="Default_20_Paragraph_20_Font"><text:span text:style-name="T2">n nimeruumis </text:span></text:span><text:a xlink:type="simple" xlink:href="http://www.riik.ee/schemas/dhl-meta-automatic" office:target-frame-name="_top" xlink:show="replace"><text:span text:style-name="Hyperlink"><text:span text:style-name="T2">http://www.riik.ee/schemas/dhl-meta-automatic</text:span></text:span></text:a></text:p>
        </text:list-item>
        <text:list-item>
          <text:p text:style-name="P105">DVK tarkvara poolt automaatselt täidetavad väljad, mis on võetud e-kirja päistest: ainult juhul, kui dokument on DVK-le saadetud e-postiga. Need väljad on nimeruumis http://www.riik.ee/schemas/dhl-meta-automatic.</text:p>
        </text:list-item>
        <text:list-item>
          <text:p text:style-name="P113"><text:span text:style-name="Default_20_Paragraph_20_Font"><text:span text:style-name="T9">Väljad, mille o</text:span></text:span><text:span text:style-name="Default_20_Paragraph_20_Font"><text:span text:style-name="T2">lemasolu korral omavad välja sisu konkreetset tähendust repositooriumi jaoks. Need väljad on järgmistes nimeruumides sõltuvalt kasutatavast DVK konteineri versioo</text:span></text:span><text:span text:style-name="Default_20_Paragraph_20_Font"><text:span text:style-name="T2">nist:</text:span></text:span></text:p>
        </text:list-item>
      </text:list>
      <text:list xml:id="list36156584" text:style-name="L6">
        <text:list-item>
          <text:list>
            <text:list-item>
              <text:p text:style-name="P150"><text:span text:style-name="Default_20_Paragraph_20_Font"><text:span text:style-name="T2">DVK konteiner versioon 1 - </text:span></text:span><text:a xlink:type="simple" xlink:href="http://www.riik.ee/schemas/dhl-meta-manual" office:target-frame-name="_top" xlink:show="replace"><text:span text:style-name="Hyperlink"><text:span text:style-name="T2">http://www.riik.ee/schemas/dhl-meta-manual</text:span></text:span></text:a></text:p>
            </text:list-item>
            <text:list-item>
              <text:p text:style-name="P150"><text:span text:style-name="Default_20_Paragraph_20_Font"><text:span text:style-name="T2">DVK konteiner versioon 2 - </text:span></text:span><text:a xlink:type="simple" xlink:href="http://www.riik.ee/schemas/dhl-meta-manual/2010/2" office:target-frame-name="_top" xlink:show="replace"><text:span text:style-name="Hyperlink"><text:span text:style-name="T2">http://www.riik.ee/schemas/dhl-meta-manual/2010/2</text:span></text:span></text:a></text:p>
            </text:list-item>
          </text:list>
        </text:list-item>
      </text:list>
      <text:p text:style-name="P54"/>
      <text:p text:style-name="P54"/>
      <text:list xml:id="list36155135" text:style-name="L7">
        <text:list-item>
          <text:p text:style-name="P113"><text:span text:style-name="Default_20_Paragraph_20_Font"><text:span text:style-name="T9">Mistahes muud väljad, mida dokumendi DVK-sse lisav </text:span></text:span><text:span text:style-name="Default_20_Paragraph_20_Font"><text:span text:style-name="T2">tarkvara soovib metainfosse lisada. Nende väljade kodeeringu viis on erinev, kui eelmistel, DVK jaoks tähendust omavatel väljadel. Ainus siin kasutatav t</text:span></text:span><text:span text:style-name="Default_20_Paragraph_20_Font"><text:span text:style-name="T2">ag on nimeruumis </text:span></text:span><text:a xlink:type="simple" xlink:href="http://www.riik.ee/schemas/dhl-meta-manual" office:target-frame-name="_top" xlink:show="replace"><text:span text:style-name="Hyperlink"><text:span text:style-name="T2">http://www.riik.ee/schemas/dhl-meta-manual</text:span></text:span></text:a><text:span text:style-name="Default_20_Paragraph_20_Font"><text:span text:style-name="T2"> (DVK konteineri versioon 1)</text:span></text:span></text:p>
        </text:list-item>
      </text:list>
      <text:p text:style-name="Preformatted_20_Text"><text:span text:style-name="Default_20_Paragraph_20_Font"><text:span text:style-name="T32"><text:s text:c="2"/></text:span></text:span></text:p>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http://www.riik.ee/schemas/dhl"</text:span></text:span></text:p>
      <text:p text:style-name="Preformatted_20_Text"><text:span text:style-name="Default_20_Paragraph_20_Font"><text:span text:style-name="T21"><text:s text:c="14"/></text:span></text:span><text:span text:style-name="Default_20_Paragraph_20_Font"><text:span text:style-name="T16">xmlns:ma="http://www.riik.ee/schem</text:span></text:span><text:span text:style-name="Default_20_Paragraph_20_Font"><text:span text:style-name="T16">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http://www.riik.ee/schemas/dhl-meta-manual"&gt;</text:span></text:span><text:span text:style-name="Default_20_Paragraph_20_Font"><text:span text:style-name="T21"> <text:s/></text:span></text:span></text:p>
      <text:p text:style-name="P46"/>
      <text:p text:style-name="P46">&lt;!-- DVK tarkvara poolt alati,</text:p>
      <text:p text:style-name="P44"><text:s text:c="5"/>automaatselt täidetavad väljad, kusjuures</text:p>
      <text:p text:style-name="P44"><text:s text:c="5"/>teine blokk on kasutusel xteega saadud/saadetud</text:p>
      <text:p text:style-name="P44"><text:s text:c="5"/>dokumentide, kolmas aga epostiga saadud/saadetud</text:p>
      <text:p text:style-name="P44"><text:s text:c="5"/>dokumentide jaoks --&gt;</text:p>
      <text:p text:style-name="P44"><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isviis</text:span></text:span><text:span text:style-name="Default_20_Paragraph_20_Font"><text:span text:style-name="T16">&gt;esialgu string email või string xtee&lt;</text:span></text:span><text:span text:style-name="Default_20_Paragraph_20_Font"><text:span text:style-name="T16">/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DVKst saatmise aeg CCYY-MM-DDThh:mm:ss&lt;/ma:dhl_s</text:span></text:span><text:span text:style-name="Default_20_Paragraph_20_Font"><text:span text:style-name="T16">aatmisaeg&gt;</text:span></text:span></text:p>
      <text:p text:style-name="P44"><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4"><text:s text:c="3"/>registrinr turvaserverist (ainult xteest tulnud)</text:p>
      <text:p text:style-name="P44"><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4"><text:s text:c="3"/>asutuse nimi turvaserverist (ainult xteest tulnud)</text:p>
      <text:p text:style-name="P44"><text:s/>&lt;/ma:dhl_saatja_asutuse_nr&gt;</text:p>
      <text:p text:style-name="Preformatted_20_Text"><text:span text:style-name="Default_20_Paragraph_20_Font"><text:span text:style-name="T16"><text:s/>&lt;ma:</text:span></text:span><text:span text:style-name="Default_20_Paragraph_20_Font"><text:span text:style-name="T14">dhl_saatja_isiku</text:span></text:span><text:span text:style-name="Default_20_Paragraph_20_Font"><text:span text:style-name="T14">kood</text:span></text:span><text:span text:style-name="Default_20_Paragraph_20_Font"><text:span text:style-name="T16">&gt;</text:span></text:span></text:p>
      <text:p text:style-name="P44"><text:s text:c="2"/>isikukood turvaserverist (ainult xteest tulnud)</text:p>
      <text:p text:style-name="P44"><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4"><text:s text:c="3"/>registrinr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4"><text:s text:c="3"/>asutuse nimi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4"><text:s text:c="2"/>saaja kood turvaserverile (xteega saadetud)</text:p>
      <text:p text:style-name="P44"><text:s/>&lt;/ma:dhl_saaja_isikukood&gt;</text:p>
      <text:p text:style-name="P44"><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4"><text:s text:c="2"/>saatja eposti aadress (tulnud epostiga)</text:p>
      <text:p text:style-name="P44"><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4"><text:s text:c="2"/>epost, kellele saadeti (saadetud epostiga)</text:p>
      <text:p text:style-name="P44"><text:s/>&lt;/ma:dhl_saaja_epost&gt;</text:p>
      <text:p text:style-name="P44"/>
      <text:p text:style-name="P44"/>
      <text:p text:style-name="P44">&lt;!-- DVK tarkvara poolt automaatselt täidetavad väljad,</text:p>
      <text:p text:style-name="P44"><text:soft-page-break/><text:s text:c="5"/>mis on võetud emaili headeritest: ainult juhul, kui</text:p>
      <text:p text:style-name="P44"><text:s text:c="5"/>dokument on DVK -sse saadetud mailiga --&gt;</text:p>
      <text:p text:style-name="P44"/>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text:span></text:span><text:span text:style-name="Default_20_Paragraph_20_Font"><text:span text:style-name="T16">ma:name="E-posti headeri välja nimi"&gt;</text:span></text:span></text:p>
      <text:p text:style-name="P44"><text:s text:c="3"/>Sisu</text:p>
      <text:p text:style-name="P44"><text:s/>&lt;/ma:dhl_email_header&gt;</text:p>
      <text:p text:style-name="P44"/>
      <text:p text:style-name="P44"/>
      <text:p text:style-name="P44">&lt;!-- väljad, mille olemasolu korral metainfo blokis</text:p>
      <text:p text:style-name="P44"><text:s text:c="5"/>omab välja sisu konkreetset tähendust DVK jaoks</text:p>
      <text:p text:style-name="P44"><text:s text:c="5"/>ning seda saab kasutada mh otsingutes ja kasutajaliideses.</text:p>
      <text:p text:style-name="P44"/>
      <text:p text:style-name="P44"><text:s text:c="4"/>Siin on toodud eraldi info koostaja kohta ja info</text:p>
      <text:p text:style-name="P44"><text:s text:c="4"/>saatja kohta: viimast tuleb kasutada, kui saatja (asutus)</text:p>
      <text:p text:style-name="P44"><text:s text:c="4"/>on erinev koostajast (asutusest)</text:p>
      <text:p text:style-name="P44"><text:s text:c="2"/></text:p>
      <text:p text:style-name="P46"><text:s/>--&gt;</text:p>
      <text:p text:style-name="P44"><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4"><text:s text:c="4"/>algse koostaja (autori) asutuse number</text:p>
      <text:p text:style-name="P44"><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4"><text:s text:c="3"/>asutuse nr, kellele saata (kui tühi, ei saadeta)</text:p>
      <text:p text:style-name="P44"><text:s/>&lt;/mm:saaja_asutuse_nr&gt;</text:p>
      <text:p text:style-name="P44"><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4"><text:s text:c="3"/>dokumendi nimi koostajal</text:p>
      <text:p text:style-name="P44"><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4"><text:s text:c="2"/>dokumendi tüüp koostajal (leping vms)</text:p>
      <text:p text:style-name="P44"><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4"><text:s text:c="3"/>koostaja asutuse dokumendinumber</text:p>
      <text:p text:style-name="P44"><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4"><text:s text:c="3"/>failinimi koostajal (ilma kataloogide-teeta)</text:p>
      <text:p text:style-name="P44"><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4"><text:s text:c="3"/>kataloog, kus koostaja dokumenti hoidis (täistee, ilma dokumendifaili nimeta)</text:p>
      <text:p text:style-name="P44"><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4"><text:s text:c="2"/>dokumendi võtmesõna koostajal</text:p>
      <text:p text:style-name="P44"><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4"><text:s text:c="3"/>dokumendi sisu/eesmärgi lühike kokkuvõte (abstract)</text:p>
      <text:p text:style-name="P44"><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4"><text:s text:c="3"/>koostamiskuupäev</text:p>
      <text:p text:style-name="P44"><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4"><text:s text:c="2"/>algse koostaja asutuse nimi</text:p>
      <text:p text:style-name="P44"><text:s/>&lt;/mm:koostaja_asutuse_nimi&gt;</text:p>
      <text:p text:style-name="Preformatted_20_Text"><text:span text:style-name="Default_20_Paragraph_20_Font"><text:span text:style-name="T16"><text:s/>&lt;mm:</text:span></text:span><text:span text:style-name="Default_20_Paragraph_20_Font"><text:span text:style-name="T14">koostaja_asutuse_kontakt</text:span></text:span><text:span text:style-name="Default_20_Paragraph_20_Font"><text:span text:style-name="T16">&gt;</text:span></text:span></text:p>
      <text:p text:style-name="P44"><text:s text:c="2"/>algse koostaja asutuse kontaktinfo</text:p>
      <text:p text:style-name="P44"><text:s/>&lt;/mm:koosta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4"><text:s text:c="3"/>osakond, kus autor ehk ametlik saatja peaks töötama</text:p>
      <text:p text:style-name="P44"><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4"><text:s text:c="2"/>autori ehk ametliku saatja isikukood</text:p>
      <text:p text:style-name="P44"><text:soft-page-break/><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4"><text:s text:c="2"/>autori ehk ametliku saatja nimi</text:p>
      <text:p text:style-name="P44"><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4"><text:s text:c="2"/>autori ehk ametliku saatja kontaktinfo</text:p>
      <text:p text:style-name="P44"><text:s/>&lt;/mm:autori_kontakt&gt;</text:p>
      <text:p text:style-name="P44"><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4"><text:s text:c="2"/>Koostaja dokument, mis on praegusega seotud</text:p>
      <text:p text:style-name="P44"><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4"><text:s text:c="2"/>Saaja dokument, mis on praegusega seotud</text:p>
      <text:p text:style-name="P44"><text:s text:c="2"/>&lt;/mm:seotud_dokumendinr_saajal&gt;</text:p>
      <text:p text:style-name="P44"/>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4"><text:s text:c="2"/>saatja asutuse dokumendinumber (kui erineb koostajast)</text:p>
      <text:p text:style-name="P44"><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4"><text:s text:c="2"/>saatmiskuupäev (kui erineb koostamiskuupäevast)</text:p>
      <text:p text:style-name="P44"><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4"><text:s text:c="2"/>saatja asutuse kontakt</text:p>
      <text:p text:style-name="P44"><text:s/>&lt;/mm:saat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4"><text:s text:c="2"/>isikukood, kellele dokument saadetakse</text:p>
      <text:p text:style-name="P44"><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4"><text:s text:c="2"/>isiku nimi, kellele dokument saadetakse</text:p>
      <text:p text:style-name="P44"><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4"><text:s text:c="2"/>osakonna nimi, kus vastav isik peaks töötama</text:p>
      <text:p text:style-name="P44"><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4"><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4"><text:s text:c="2"/>Põhifaili ID, kui SignedDoc konteineris saadetakse mitu faili.<text:line-break/> <text:s/>Vajalik selleks, et saaks eristada põhifaili ja lisafaile.</text:p>
      <text:p text:style-name="P44"><text:s/>&lt;/mm:sisu_id&gt;</text:p>
      <text:p text:style-name="P46">&lt;!--</text:p>
      <text:p text:style-name="P44"><text:s text:c="2"/>mistahes muud väljad, mida dokumendi DVK-sse lisav</text:p>
      <text:p text:style-name="P44"><text:s text:c="2"/>tarkvara soovib metainfosse lisada. Nende väljade kodeeringu</text:p>
      <text:p text:style-name="P44"><text:s text:c="2"/>viis on erinev, kui eelmistel, DVK jaoks tähendust</text:p>
      <text:p text:style-name="P44"><text:s text:c="2"/>omavatel väljadel.</text:p>
      <text:p text:style-name="P44">--&gt;</text:p>
      <text:p text:style-name="P44"/>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4"><text:s text:c="3"/>Mingi väärtus</text:p>
      <text:p text:style-name="P44"><text:s text:c="2"/>&lt;/mm:saatja_defineeritud&gt;</text:p>
      <text:p text:style-name="P44"/>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bookmark-start text:name="_Toc115025247"/><text:bookmark-start text:name="_Toc115016762"/><text:bookmark-start text:name="_Toc257709290"/><text:bookmark-end text:name="_Toc257709290"/></text:p>
      <text:p text:style-name="P42"/>
      <text:p text:style-name="Preformatted_20_Text"><text:span text:style-name="Default_20_Paragraph_20_Font"><text:span text:style-name="T33">Kui kasutusel on DVK konteineri versioon 2, siis on kasutatavaks nimeruumiks </text:span></text:span><text:a xlink:type="simple" xlink:href="http://www.riik.ee/schemas/dhl-meta-manual/2010/2" office:target-frame-name="_top" xlink:show="replace"><text:span text:style-name="Hyperlink"><text:span text:style-name="T34">http://www.riik.ee/schemas/dhl-meta-manual/2010/2</text:span></text:span></text:a><text:span text:style-name="Default_20_Paragraph_20_Font"><text:span text:style-name="T33">. DVK konteineri versioon 2 metainfo blokk näeb välja järgmine:</text:span></text:span></text:p>
      <text:p text:style-name="P47"/>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text:span></text:span><text:span text:style-name="Default_20_Paragraph_20_Font"><text:span text:style-name="T17">http://www.riik.ee/schemas/dhl/2010/2</text:span></text:span><text:span text:style-name="Default_20_Paragraph_20_Font"><text:span text:style-name="T16">"</text:span></text:span></text:p>
      <text:p text:style-name="Preformatted_20_Text"><text:span text:style-name="Default_20_Paragraph_20_Font"><text:span text:style-name="T21"><text:s text:c="14"/></text:span></text:span><text:span text:style-name="Default_20_Paragraph_20_Font"><text:span text:style-name="T16">xmlns:ma="http://www.riik.ee/schem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text:span></text:span><text:span text:style-name="Default_20_Paragraph_20_Font"><text:span text:style-name="T17">http://www.riik.ee/schemas/dhl-meta-manual/2010/2</text:span></text:span><text:span text:style-name="Default_20_Paragraph_20_Font"><text:span text:style-name="T16">"&gt;</text:span></text:span><text:span text:style-name="Default_20_Paragraph_20_Font"><text:span text:style-name="T21"> <text:s/></text:span></text:span></text:p>
      <text:p text:style-name="P46"/>
      <text:p text:style-name="P46"><text:soft-page-break/>&lt;!-- DVK tarkvara poolt alati,</text:p>
      <text:p text:style-name="P44"><text:s text:c="5"/>automaatselt täidetavad väljad, kusjuures</text:p>
      <text:p text:style-name="P44"><text:s text:c="5"/>teine blokk on kasutusel xteega saadud/saadetud</text:p>
      <text:p text:style-name="P44"><text:s text:c="5"/>dokumentide, kolmas aga epostiga saadud/saadetud</text:p>
      <text:p text:style-name="P44"><text:s text:c="5"/>dokumentide jaoks --&gt;</text:p>
      <text:p text:style-name="P44"><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text:span></text:span><text:span text:style-name="Default_20_Paragraph_20_Font"><text:span text:style-name="T14">isviis</text:span></text:span><text:span text:style-name="Default_20_Paragraph_20_Font"><text:span text:style-name="T16">&gt;esialgu string email või string xtee&lt;/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text:span></text:span><text:span text:style-name="Default_20_Paragraph_20_Font"><text:span text:style-name="T16">DVKst saatmise aeg CCYY-MM-DDThh:mm:ss&lt;/ma:dhl_saatmisaeg&gt;</text:span></text:span></text:p>
      <text:p text:style-name="P44"><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4"><text:s text:c="3"/>registrinr turvaserverist (ainult xteest tulnud)</text:p>
      <text:p text:style-name="P44"><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4"><text:s text:c="3"/>asutuse nimi turvaserverist (ainult xteest tulnud)</text:p>
      <text:p text:style-name="P44"><text:s/>&lt;/ma:dhl_saatja_asutuse_nr&gt;</text:p>
      <text:p text:style-name="Preformatted_20_Text"><text:span text:style-name="Default_20_Paragraph_20_Font"><text:span text:style-name="T16"><text:s/>&lt;ma:</text:span></text:span><text:span text:style-name="Default_20_Paragraph_20_Font"><text:span text:style-name="T14">dhl_saatja_isikukood</text:span></text:span><text:span text:style-name="Default_20_Paragraph_20_Font"><text:span text:style-name="T16">&gt;</text:span></text:span></text:p>
      <text:p text:style-name="P44"><text:s text:c="2"/>isikukood turvaserverist (ainult xteest tulnud)</text:p>
      <text:p text:style-name="P44"><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4"><text:s text:c="3"/>registrinr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4"><text:s text:c="3"/>asutuse nimi turvaserverile (xteega saadetud)</text:p>
      <text:p text:style-name="P44"><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4"><text:s text:c="2"/>saaja kood turvaserverile (xteega saadetud)</text:p>
      <text:p text:style-name="P44"><text:s/>&lt;/ma:dhl_saaja_isikukood&gt;</text:p>
      <text:p text:style-name="P44"><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4"><text:s text:c="2"/>saatja eposti aadress (tulnud epostiga)</text:p>
      <text:p text:style-name="P44"><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4"><text:s text:c="2"/>epost, kellele saadeti (saadetud epostiga)</text:p>
      <text:p text:style-name="P44"><text:s/>&lt;/ma:dhl_saaja_epost&gt;</text:p>
      <text:p text:style-name="P44"/>
      <text:p text:style-name="P44"/>
      <text:p text:style-name="P44">&lt;!-- DVK tarkvara poolt automaatselt täidetavad väljad,</text:p>
      <text:p text:style-name="P44"><text:s text:c="5"/>mis on võetud emaili headeritest: ainult juhul, kui</text:p>
      <text:p text:style-name="P44"><text:s text:c="5"/>dokument on DVK -sse saadetud mailiga --&gt;</text:p>
      <text:p text:style-name="P44"/>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ma:name="E-posti headeri välja nimi"&gt;</text:span></text:span></text:p>
      <text:p text:style-name="P44"><text:s text:c="3"/>Sisu</text:p>
      <text:p text:style-name="P44"><text:s/>&lt;/ma:dhl_email_header&gt;</text:p>
      <text:p text:style-name="P44"/>
      <text:p text:style-name="P44"/>
      <text:p text:style-name="P44">&lt;!-- väljad, mille olemasolu korral metainfo blokis</text:p>
      <text:p text:style-name="P44"><text:s text:c="5"/>omab välja sisu konkreetset tähendust DVK jaoks</text:p>
      <text:p text:style-name="P44"><text:s text:c="5"/>ning seda saab kasutada mh otsingutes ja kasutajaliideses.</text:p>
      <text:p text:style-name="P44"/>
      <text:p text:style-name="P44"><text:s text:c="4"/>Siin on toodud eraldi info koostaja kohta ja info</text:p>
      <text:p text:style-name="P44"><text:s text:c="4"/>saatja kohta: viimast tuleb kasutada, kui saatja (asutus)</text:p>
      <text:p text:style-name="P44"><text:s text:c="4"/>on erinev koostajast (asutusest)</text:p>
      <text:p text:style-name="P44"><text:s text:c="2"/></text:p>
      <text:p text:style-name="P46"><text:s/>--&gt;</text:p>
      <text:p text:style-name="P44"><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4"><text:soft-page-break/><text:s text:c="4"/>algse koostaja (autori) asutuse number</text:p>
      <text:p text:style-name="P44"><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4"><text:s text:c="3"/>asutuse nr, kellele saata (kui tühi, ei saadeta)</text:p>
      <text:p text:style-name="P44"><text:s/>&lt;/mm:saaja_asutuse_nr&gt;</text:p>
      <text:p text:style-name="P44"><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4"><text:s text:c="3"/>dokumendi nimi koostajal</text:p>
      <text:p text:style-name="P44"><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4"><text:s text:c="2"/>dokumendi tüüp koostajal (leping vms)</text:p>
      <text:p text:style-name="P44"><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4"><text:s text:c="3"/>koostaja asutuse dokumendinumber</text:p>
      <text:p text:style-name="P44"><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4"><text:s text:c="3"/>failinimi koostajal (ilma kataloogide-teeta)</text:p>
      <text:p text:style-name="P44"><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4"><text:s text:c="3"/>kataloog, kus koostaja dokumenti hoidis (täistee, ilma dokumendifaili nimeta)</text:p>
      <text:p text:style-name="P44"><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4"><text:s text:c="2"/>dokumendi võtmesõna koostajal</text:p>
      <text:p text:style-name="P44"><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4"><text:s text:c="3"/>dokumendi sisu/eesmärgi lühike kokkuvõte (abstract)</text:p>
      <text:p text:style-name="P44"><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4"><text:s text:c="3"/>koostamiskuupäev</text:p>
      <text:p text:style-name="P44"><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4"><text:s text:c="2"/>algse koostaja asutuse nimi</text:p>
      <text:p text:style-name="P44"><text:s/>&lt;/mm:koostaja_asutuse_nimi&gt;</text:p>
      <text:p text:style-name="Preformatted_20_Text"><text:span text:style-name="Default_20_Paragraph_20_Font"><text:span text:style-name="T16"><text:s/></text:span></text:span><text:span text:style-name="Default_20_Paragraph_20_Font"><text:span text:style-name="T16">&lt;mm:</text:span></text:span><text:span text:style-name="Default_20_Paragraph_20_Font"><text:span text:style-name="T14">koostaja_asutuse_kontakt</text:span></text:span><text:span text:style-name="Default_20_Paragraph_20_Font"><text:span text:style-name="T16">&gt;</text:span></text:span></text:p>
      <text:p text:style-name="P44"><text:s text:c="2"/>algse koostaja asutuse kontaktinfo</text:p>
      <text:p text:style-name="P44"><text:s/>&lt;/mm:koosta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4"><text:s text:c="3"/>osakond, kus autor ehk ametlik saatja peaks töötama</text:p>
      <text:p text:style-name="P44"><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4"><text:s text:c="2"/>autori ehk ametliku saatja isikukood</text:p>
      <text:p text:style-name="P44"><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4"><text:s text:c="2"/>autori ehk ametliku saatja nimi</text:p>
      <text:p text:style-name="P44"><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4"><text:s text:c="2"/>autori ehk ametliku saatja kontaktinfo</text:p>
      <text:p text:style-name="P44"><text:s/>&lt;/mm:autori_kontakt&gt;</text:p>
      <text:p text:style-name="P44"><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4"><text:s text:c="2"/>Koostaja dokument, mis on praegusega seotud</text:p>
      <text:p text:style-name="P44"><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4"><text:s text:c="2"/>Saaja dokument, mis on praegusega seotud</text:p>
      <text:p text:style-name="P44"><text:s text:c="2"/>&lt;/mm:seotud_dokumendinr_saajal&gt;</text:p>
      <text:p text:style-name="P44"/>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4"><text:s text:c="2"/>saatja asutuse dokumendinumber (kui erineb koostajast)</text:p>
      <text:p text:style-name="P44"><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4"><text:soft-page-break/><text:s text:c="2"/>saatmiskuupäev (kui erineb koostamiskuupäevast)</text:p>
      <text:p text:style-name="P44"><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4"><text:s text:c="2"/>saatja asutuse kontakt</text:p>
      <text:p text:style-name="P44"><text:s/>&lt;/mm:saatja_asutuse_kontakt&gt;</text:p>
      <text:p text:style-name="P44"><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4"><text:s text:c="2"/>isikukood, kellele dokument saadetakse</text:p>
      <text:p text:style-name="P44"><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4"><text:s text:c="2"/>isiku nimi, kellele dokument saadetakse</text:p>
      <text:p text:style-name="P44"><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4"><text:s text:c="2"/>osakonna nimi, kus vastav isik peaks töötama</text:p>
      <text:p text:style-name="P44"><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4"><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4"><text:s text:c="2"/>Põhifaili ID, kui SignedDoc konteineris saadetakse mitu faili.<text:line-break/> <text:s/>Vajalik selleks, et saaks eristada põhifaili ja lisafaile.</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6">&lt;!--</text:p>
      <text:p text:style-name="P44"><text:s text:c="2"/>mistahes muud väljad, mida dokumendi DVK-sse lisav</text:p>
      <text:p text:style-name="P44"><text:s text:c="2"/>tarkvara soovib metainfosse lisada. Nende väljade kodeeringu</text:p>
      <text:p text:style-name="P44"><text:s text:c="2"/>viis on erinev, kui eelmistel, DVK jaoks tähendust</text:p>
      <text:p text:style-name="P44"><text:s text:c="2"/>omavatel väljadel.</text:p>
      <text:p text:style-name="P44">--&gt;</text:p>
      <text:p text:style-name="P44"/>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4"><text:s text:c="3"/>Mingi väärtus</text:p>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gt;</text:span></text:span></text:p>
      <text:p text:style-name="P44"/>
      <text:p text:style-name="Preformatted_20_Text"><text:span text:style-name="Default_20_Paragraph_20_Font"><text:span text:style-name="T16"><text:tab/>&lt;mm:</text:span></text:span><text:span text:style-name="Default_20_Paragraph_20_Font"><text:span text:style-name="T14">test</text:span></text:span><text:span text:style-name="Default_20_Paragraph_20_Font"><text:span text:style-name="T16">&gt;</text:span></text:span></text:p>
      <text:p text:style-name="P55">Näitab, kas tegu on testsõnumiga</text:p>
      <text:p text:style-name="P51"><text:span text:style-name="Default_20_Paragraph_20_Font"><text:span text:style-name="T16">&lt;</text:span></text:span><text:span text:style-name="Default_20_Paragraph_20_Font"><text:span text:style-name="T16">/mm:</text:span></text:span><text:span text:style-name="Default_20_Paragraph_20_Font"><text:span text:style-name="T14">test</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liik</text:span></text:span><text:span text:style-name="Default_20_Paragraph_20_Font"><text:span text:style-name="T16">&gt;</text:span></text:span></text:p>
      <text:p text:style-name="P56">Dokumendi liik (kiri, õigusakt, arve jne.)</text:p>
      <text:p text:style-name="P51"><text:span text:style-name="Default_20_Paragraph_20_Font"><text:span text:style-name="T16">&lt;/mm:</text:span></text:span><text:span text:style-name="Default_20_Paragraph_20_Font"><text:span text:style-name="T13">dokument_liik</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keel</text:span></text:span><text:span text:style-name="Default_20_Paragraph_20_Font"><text:span text:style-name="T16">&gt;</text:span></text:span></text:p>
      <text:p text:style-name="P56">Keel, milles dokument on koostatud</text:p>
      <text:p text:style-name="P51"><text:span text:style-name="Default_20_Paragraph_20_Font"><text:span text:style-name="T16">&lt;/mm:</text:span></text:span><text:span text:style-name="Default_20_Paragraph_20_Font"><text:span text:style-name="T13">dokument_keel</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pealkiri</text:span></text:span><text:span text:style-name="Default_20_Paragraph_20_Font"><text:span text:style-name="T16">&gt;</text:span></text:span></text:p>
      <text:p text:style-name="P56">Dokumendi pealkiri</text:p>
      <text:p text:style-name="P60"><text:span text:style-name="Default_20_Paragraph_20_Font"><text:span text:style-name="T16">&lt;/mm:</text:span></text:span><text:span text:style-name="Default_20_Paragraph_20_Font"><text:span text:style-name="T13">dokument_pealkiri</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6">Dokumendi versiooninumber</text:p>
      <text:p text:style-name="P51"><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6">Dokumendi globaalselt unikaalne identifikaator</text:p>
      <text:p text:style-name="P51"><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dokument_viit</text:span></text:span><text:span text:style-name="Default_20_Paragraph_20_Font"><text:span text:style-name="T16">&gt;</text:span></text:span></text:p>
      <text:p text:style-name="P61">Dokumendi viit. Dokumendi registreerimisnumber dokumendihaldussüsteemis(DHS) (Nt. "1.2/4-6")</text:p>
      <text:p text:style-name="P51"><text:span text:style-name="Default_20_Paragraph_20_Font"><text:span text:style-name="T16">&lt;/mm:</text:span></text:span><text:span text:style-name="Default_20_Paragraph_20_Font"><text:span text:style-name="T13">dokum</text:span></text:span><text:span text:style-name="Default_20_Paragraph_20_Font"><text:span text:style-name="T13">ent_viit</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6">Dokumendi DHS-is registreerimise kuupäev ja kellaaeg</text:p>
      <text:p text:style-name="P51"><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6">Dokumendi DHS-ist väljasaatmise kuupäev ja kellaaeg</text:p>
      <text:p text:style-name="P51"><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1"><text:soft-page-break/><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6">Dokumendiga seotud toimingu täitmise tähtaeg. Nt. kirja puhul vastamise tähtaeg</text:p>
      <text:p text:style-name="P51"><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seosviit</text:span></text:span><text:span text:style-name="Default_20_Paragraph_20_Font"><text:span text:style-name="T16">&gt;</text:span></text:span></text:p>
      <text:p text:style-name="P64">Dokumendi registreerimisnumber algse dokumendi saatja süsteemis</text:p>
      <text:p text:style-name="P57"><text:span text:style-name="Default_20_Paragraph_20_Font"><text:span text:style-name="T16">&lt;/mm:</text:span></text:span><text:span text:style-name="Default_20_Paragraph_20_Font"><text:span text:style-name="T13">seosviit</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kuupaev_saatja_registreerimine</text:span></text:span><text:span text:style-name="Default_20_Paragraph_20_Font"><text:span text:style-name="T16">&gt;</text:span></text:span></text:p>
      <text:p text:style-name="P68">Dokumendi registreerimise kuupäev ja kellaaeg algse dokumendi saatja süsteemis</text:p>
      <text:p text:style-name="P57"><text:span text:style-name="Default_20_Paragraph_20_Font"><text:span text:style-name="T16">&lt;/mm:</text:span></text:span><text:span text:style-name="Default_20_Paragraph_20_Font"><text:span text:style-name="T13">kuupaev_saatja_registreerimine</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dokument_saatja_guid</text:span></text:span><text:span text:style-name="Default_20_Paragraph_20_Font"><text:span text:style-name="T16">&gt;</text:span></text:span></text:p>
      <text:p text:style-name="P64">Algse dokumendi GUID</text:p>
      <text:p text:style-name="P57"><text:span text:style-name="Default_20_Paragraph_20_Font"><text:span text:style-name="T16">&lt;/mm:</text:span></text:span><text:span text:style-name="Default_20_Paragraph_20_Font"><text:span text:style-name="T13">dokument_saatja_guid</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44"/>
      <text:p text:style-name="Preformatted_20_Text"><text:span text:style-name="Default_20_Paragraph_20_Font"><text:span text:style-name="T16"><text:tab/>&lt;mm:</text:span></text:span><text:span text:style-name="Default_20_Paragraph_20_Font"><text:span text:style-name="T13">ipr</text:span></text:span><text:span text:style-name="Default_20_Paragraph_20_Font"><text:span text:style-name="T16">&gt;</text:span></text:span></text:p>
      <text:p text:style-name="Preformatted_20_Text"><text:span text:style-name="Default_20_Paragraph_20_Font"><text:span text:style-name="T16"><text:tab/></text:span></text:span><text:span text:style-name="Default_20_Paragraph_20_Font"><text:span text:style-name="T16"><text:tab/>&lt;mm:</text:span></text:span><text:span text:style-name="Default_20_Paragraph_20_Font"><text:span text:style-name="T13">ipr_tahtaeg</text:span></text:span><text:span text:style-name="Default_20_Paragraph_20_Font"><text:span text:style-name="T16">&gt;</text:span></text:span></text:p>
      <text:p text:style-name="P64">Intellektuaalse omandi lõpptähtaeg</text:p>
      <text:p text:style-name="P57"><text:span text:style-name="Default_20_Paragraph_20_Font"><text:span text:style-name="T16">&lt;/mm:</text:span></text:span><text:span text:style-name="Default_20_Paragraph_20_Font"><text:span text:style-name="T13">ipr_tahtaeg</text:span></text:span><text:span text:style-name="Default_20_Paragraph_20_Font"><text:span text:style-name="T16">&gt;</text:span></text:span></text:p>
      <text:p text:style-name="Preformatted_20_Text"><text:span text:style-name="Default_20_Paragraph_20_Font"><text:span text:style-name="T16"><text:tab/></text:span></text:span><text:span text:style-name="Default_20_Paragraph_20_Font"><text:span text:style-name="T16"><text:tab/>&lt;mm:</text:span></text:span><text:span text:style-name="Default_20_Paragraph_20_Font"><text:span text:style-name="T13">ipr_omanik</text:span></text:span><text:span text:style-name="Default_20_Paragraph_20_Font"><text:span text:style-name="T16">&gt;</text:span></text:span></text:p>
      <text:p text:style-name="P64">Intellektuaalse omandi omaja nimetus</text:p>
      <text:p text:style-name="P57"><text:span text:style-name="Default_20_Paragraph_20_Font"><text:span text:style-name="T16">&lt;/mm:</text:span></text:span><text:span text:style-name="Default_20_Paragraph_20_Font"><text:span text:style-name="T13">ipr_omanik</text:span></text:span><text:span text:style-name="Default_20_Paragraph_20_Font"><text:span text:style-name="T16">&gt;</text:span></text:span></text:p>
      <text:p text:style-name="Preformatted_20_Text"><text:span text:style-name="Default_20_Paragraph_20_Font"><text:span text:style-name="T16"><text:tab/></text:span></text:span><text:span text:style-name="Default_20_Paragraph_20_Font"><text:span text:style-name="T16"><text:tab/>&lt;mm:</text:span></text:span><text:span text:style-name="Default_20_Paragraph_20_Font"><text:span text:style-name="T13">reprodutseerimine_keelatud</text:span></text:span><text:span text:style-name="Default_20_Paragraph_20_Font"><text:span text:style-name="T16">&gt;</text:span></text:span></text:p>
      <text:p text:style-name="P64">Näitab, kas dokumendi sisu on keelatud taasesitada</text:p>
      <text:p text:style-name="P57"><text:span text:style-name="Default_20_Paragraph_20_Font"><text:span text:style-name="T16">&lt;/mm:</text:span></text:span><text:span text:style-name="Default_20_Paragraph_20_Font"><text:span text:style-name="T13">reprodutseerimine_keelatud</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ipr</text:span></text:span><text:span text:style-name="Default_20_Paragraph_20_Font"><text:span text:style-name="T16">&gt;</text:span></text:span></text:p>
      <text:p text:style-name="P53"/>
      <text:p text:style-name="P51"><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piirang</text:span></text:span><text:span text:style-name="Default_20_Paragraph_20_Font"><text:span text:style-name="T16">&gt;</text:span></text:span></text:p>
      <text:p text:style-name="P64">Juurdepääsupiirangu kirjeldus</text:p>
      <text:p text:style-name="P57"><text:span text:style-name="Default_20_Paragraph_20_Font"><text:span text:style-name="T16">&lt;/mm:</text:span></text:span><text:span text:style-name="Default_20_Paragraph_20_Font"><text:span text:style-name="T13">piirang</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64">Juurdepääsupiirangu algus</text:p>
      <text:p text:style-name="P57"><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64">Juurdepääsupiirangu lõpp</text:p>
      <text:p text:style-name="P57"><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64">Juurdepääsupiirangu alus</text:p>
      <text:p text:style-name="P57"><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44"/>
      <text:p text:style-name="P51"><text:span text:style-name="Default_20_Paragraph_20_Font"><text:span text:style-name="T16">&lt;</text:span></text:span><text:span text:style-name="Default_20_Paragraph_20_Font"><text:span text:style-name="T16">mm:</text:span></text:span><text:span text:style-name="Default_20_Paragraph_20_Font"><text:span text:style-name="T13">koostajad</text:span></text:span><text:span text:style-name="Default_20_Paragraph_20_Font"><text:span text:style-name="T16">&gt;</text:span></text:span></text:p>
      <text:p text:style-name="P51"><text:span text:style-name="Default_20_Paragraph_20_Font"><text:span text:style-name="T16"><text:tab/>&lt;mm:</text:span></text:span><text:span text:style-name="Default_20_Paragraph_20_Font"><text:span text:style-name="T13">koostaja</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eesnimi</text:span></text:span><text:span text:style-name="Default_20_Paragraph_20_Font"><text:span text:style-name="T16">&gt;</text:span></text:span></text:p>
      <text:p text:style-name="P69">Dokumendi koostaja eesnimi</text:p>
      <text:p text:style-name="P65"><text:span text:style-name="Default_20_Paragraph_20_Font"><text:span text:style-name="T16">&lt;/mm:</text:span></text:span><text:span text:style-name="Default_20_Paragraph_20_Font"><text:span text:style-name="T13">eesnimi</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perenimi</text:span></text:span><text:span text:style-name="Default_20_Paragraph_20_Font"><text:span text:style-name="T16">&gt;</text:span></text:span></text:p>
      <text:p text:style-name="P69">Dokumendi koostaja perenimi</text:p>
      <text:p text:style-name="P65"><text:span text:style-name="Default_20_Paragraph_20_Font"><text:span text:style-name="T16">&lt;/mm:</text:span></text:span><text:span text:style-name="Default_20_Paragraph_20_Font"><text:span text:style-name="T13">perenimi</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ametinimetus</text:span></text:span><text:span text:style-name="Default_20_Paragraph_20_Font"><text:span text:style-name="T16">&gt;</text:span></text:span></text:p>
      <text:p text:style-name="P69">Dokumendi koostaja ametinimetus</text:p>
      <text:p text:style-name="P65"><text:span text:style-name="Default_20_Paragraph_20_Font"><text:span text:style-name="T16">&lt;/mm:</text:span></text:span><text:span text:style-name="Default_20_Paragraph_20_Font"><text:span text:style-name="T13">ametinimetus</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epost</text:span></text:span><text:span text:style-name="Default_20_Paragraph_20_Font"><text:span text:style-name="T16">&gt;</text:span></text:span></text:p>
      <text:p text:style-name="P69">Dokumendi koostaja e-posti aadress</text:p>
      <text:p text:style-name="P65"><text:span text:style-name="Default_20_Paragraph_20_Font"><text:span text:style-name="T16">&lt;/mm:</text:span></text:span><text:span text:style-name="Default_20_Paragraph_20_Font"><text:span text:style-name="T13">epost</text:span></text:span><text:span text:style-name="Default_20_Paragraph_20_Font"><text:span text:style-name="T16">&gt;</text:span></text:span></text:p>
      <text:p text:style-name="P51"><text:span text:style-name="Default_20_Paragraph_20_Font"><text:span text:style-name="T16"><text:tab/></text:span></text:span><text:span text:style-name="Default_20_Paragraph_20_Font"><text:span text:style-name="T16"><text:tab/>&lt;mm:</text:span></text:span><text:span text:style-name="Default_20_Paragraph_20_Font"><text:span text:style-name="T13">telefon</text:span></text:span><text:span text:style-name="Default_20_Paragraph_20_Font"><text:span text:style-name="T16">&gt;</text:span></text:span></text:p>
      <text:p text:style-name="P69">Dokumendi koostaja kontakttelefon</text:p>
      <text:p text:style-name="P65"><text:span text:style-name="Default_20_Paragraph_20_Font"><text:span text:style-name="T16">&lt;/mm:</text:span></text:span><text:span text:style-name="Default_20_Paragraph_20_Font"><text:span text:style-name="T13">telefon</text:span></text:span><text:span text:style-name="Default_20_Paragraph_20_Font"><text:span text:style-name="T16">&gt;</text:span></text:span></text:p>
      <text:p text:style-name="P57"><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5"><text:soft-page-break/>…</text:p>
      <text:p text:style-name="P57"><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1"><text:span text:style-name="Default_20_Paragraph_20_Font"><text:span text:style-name="T16">&lt;/mm:</text:span></text:span><text:span text:style-name="Default_20_Paragraph_20_Font"><text:span text:style-name="T13">koostajad</text:span></text:span><text:span text:style-name="Default_20_Paragraph_20_Font"><text:span text:style-name="T16">&gt;</text:span></text:span></text:p>
      <text:p text:style-name="P44"/>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p>
      <text:p text:style-name="P47"/>
      <text:h text:style-name="P129" text:outline-level="2"><text:bookmark-start text:name="_Toc258826307"/><text:bookmark-start text:name="_Toc257804261"/><text:bookmark-start text:name="_Toc257709291"/><text:bookmark-start text:name="_Toc256702599"/><text:bookmark-start text:name="_Toc259177046"/><text:bookmark-start text:name="_Toc259625867"/><text:bookmark-start text:name="_Toc259627240"/><text:bookmark-start text:name="_Toc259627522"/><text:bookmark-start text:name="_Toc259699055"/><text:bookmark-start text:name="_Toc259699946"/><text:bookmark-start text:name="_Toc259700525"/>Transport blokk dokumendis<text:bookmark-end text:name="_Toc115025247"/><text:bookmark-end text:name="_Toc115016762"/><text:bookmark-end text:name="_Toc258826307"/><text:bookmark-end text:name="_Toc257804261"/><text:bookmark-end text:name="_Toc257709291"/><text:bookmark-end text:name="_Toc256702599"/><text:bookmark-end text:name="_Toc259177046"/><text:bookmark-end text:name="_Toc259625867"/><text:bookmark-end text:name="_Toc259627240"/><text:bookmark-end text:name="_Toc259627522"/><text:bookmark-end text:name="_Toc259699055"/><text:bookmark-end text:name="_Toc259699946"/><text:bookmark-end text:name="_Toc259700525"/></text:h>
      <text:p text:style-name="Body_20_Text"><text:span text:style-name="Default_20_Paragraph_20_Font"><text:span text:style-name="T2">Transport blokk sisaldab dokumendi edasisaatmiseks kriitilist vajalikku infot. </text:span></text:span><text:span text:style-name="Default_20_Paragraph_20_Font"><text:span text:style-name="T2">Blokk on kohustuslik, kui dokument on mõeldud edasisaatmiseks. Täpsemalt vaata dokumentide logistika peatükist ja dhl.xsd schemast edasises. Ka siin sõltub bloki struktuur kasutatavast DVK konteineri versioonist. </text:span></text:span><text:span text:style-name="Default_20_Paragraph_20_Font"><text:span text:style-name="T7">Versioon 1</text:span></text:span><text:span text:style-name="Default_20_Paragraph_20_Font"><text:span text:style-name="T2"> puhul on kasutusel järgmine </text:span></text:span><text:span text:style-name="Default_20_Paragraph_20_Font"><text:span text:style-name="T2">struktuur:</text:span></text:span></text:p>
      <text:p text:style-name="P41"/>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http://www.riik.ee/schemas/dhl"&gt;</text:span></text:span></text:p>
      <text:p text:style-name="P42"><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48"><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48"><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48"><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text:span></text:span><text:span text:style-name="Default_20_Paragraph_20_Font"><text:span text:style-name="T2"> aadress&lt;dhl:epost&gt;</text:span></text:span></text:p>
      <text:p text:style-name="P48"><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48"><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48"><text:span text:style-name="Default_20_Paragraph_20_Font"><text:span text:style-name="T2"><text:s text:c="3"/>&lt;dhl:</text:span></text:span><text:span text:style-name="Default_20_Paragraph_20_Font"><text:span text:style-name="T7">ametikoha_kood</text:span></text:span><text:span text:style-name="Default_20_Paragraph_20_Font"><text:span text:style-name="T2">&gt;Saatja ametikoha kood (DVK ID)&lt;dhl:ametikoha_kood&gt;</text:span></text:span></text:p>
      <text:p text:style-name="P48"><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text:span></text:span><text:span text:style-name="Default_20_Paragraph_20_Font"><text:span text:style-name="T2">etus&gt;</text:span></text:span></text:p>
      <text:p text:style-name="P48"><text:span text:style-name="Default_20_Paragraph_20_Font"><text:span text:style-name="T2"><text:s text:c="3"/>&lt;dhl:</text:span></text:span><text:span text:style-name="Default_20_Paragraph_20_Font"><text:span text:style-name="T7">allyksuse_kood</text:span></text:span><text:span text:style-name="Default_20_Paragraph_20_Font"><text:span text:style-name="T2">&gt;Saatja allüksuse kood (DVK ID)&lt;dhl:allyksuse_kood&gt;</text:span></text:span></text:p>
      <text:p text:style-name="P48"><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8"><text:span text:style-name="Default_20_Paragraph_20_Font"><text:span text:style-name="T2"><text:s text:c="3"/>&lt;dhl:</text:span></text:span><text:span text:style-name="Default_20_Paragraph_20_Font"><text:span text:style-name="T8">osakonna_kood</text:span></text:span><text:span text:style-name="Default_20_Paragraph_20_Font"><text:span text:style-name="T2">&gt;Saatja struktuuriüksuse asutusesisene kood&lt;dhl:osakonna_kood&gt;</text:span></text:span></text:p>
      <text:p text:style-name="P48"><text:span text:style-name="Default_20_Paragraph_20_Font"><text:span text:style-name="T2"><text:s text:c="3"/>&lt;dhl:</text:span></text:span><text:span text:style-name="Default_20_Paragraph_20_Font"><text:span text:style-name="T8">osakonna_n</text:span></text:span><text:span text:style-name="Default_20_Paragraph_20_Font"><text:span text:style-name="T8">imi</text:span></text:span><text:span text:style-name="Default_20_Paragraph_20_Font"><text:span text:style-name="T2">&gt; Saatja struktuuriüksuse nimi&lt;dhl:osakonna_nimi&gt;</text:span></text:span></text:p>
      <text:p text:style-name="P43"><text:s/>&lt;/dhl:saatja&gt;</text:p>
      <text:p text:style-name="P43"><text:tab/></text:p>
      <text:p text:style-name="P42"><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3"><text:s text:c="3"/>&lt;dhl:regnr&gt;Saaja asutuse registreerimisnumber&lt;dhl:regnr&gt;</text:p>
      <text:p text:style-name="P43"><text:s text:c="3"/>&lt;dhl:isikukood&gt;Saatja isikukood&lt;dhl:isikukood&gt;</text:p>
      <text:p text:style-name="P43"><text:s text:c="3"/>&lt;dhl:epost&gt;Saaja eposti aadress&lt;dhl:epost&gt;</text:p>
      <text:p text:style-name="P43"><text:s text:c="3"/>&lt;dhl:nimi&gt;Sa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3"><text:s text:c="3"/>&lt;dhl:ametikoha_kood&gt;Saaja ametikoha kood (DVK ID)&lt;dhl:ametikoha_kood&gt;</text:p>
      <text:p text:style-name="P43"><text:s text:c="3"/>&lt;dhl:ametikoha_nimetus&gt;Saaja ametikoha nimetus&lt;dhl:ametikoha_nimetus&gt;</text:p>
      <text:p text:style-name="P43"><text:s text:c="3"/>&lt;dhl:allyksuse_kood&gt;Saaja allüksuse kood (DVK ID)&lt;dhl:allyksuse_kood&gt;</text:p>
      <text:p text:style-name="P43"><text:s text:c="3"/>&lt;dhl:allyksuse_nimetus&gt;Saaja allüksuse nimetus&lt;dhl:allyksuse_nimetus&gt;</text:p>
      <text:p text:style-name="P43"><text:s text:c="3"/>&lt;dhl:osakonna_kood&gt;Saaja struktuuriüksuse asutusesisene kood&lt;dhl:osakonna_kood&gt;</text:p>
      <text:p text:style-name="P43"><text:s text:c="3"/>&lt;dhl:osakonna_nimi&gt; Saaja struktuuriüksuse nimi&lt;dhl:osakonna_nimi&gt;</text:p>
      <text:p text:style-name="Preformatted_20_Text"><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2"><text:s text:c="3"/>....</text:p>
      <text:p text:style-name="P42"><text:s/>&lt;dhl:saaja/&gt;</text:p>
      <text:p text:style-name="P42"/>
      <text:p text:style-name="P42"><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3"><text:s text:c="3"/>&lt;dhl:regnr&gt;Vahendaja asutuse registreerimisnumber&lt;dhl:regnr&gt;</text:p>
      <text:p text:style-name="P43"><text:s text:c="3"/>&lt;dhl:isikukood&gt;Vahendaja isikukood&lt;dhl:isikukood&gt;</text:p>
      <text:p text:style-name="P43"><text:s text:c="3"/>&lt;dhl:epost&gt;Vahendaja eposti aadress&lt;dhl:epost&gt;</text:p>
      <text:p text:style-name="P43"><text:s text:c="3"/>&lt;dhl:nimi&gt;Vahend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3"><text:s text:c="3"/>&lt;dhl:ametikoha_kood&gt;Vahendaja ametikoha kood (DVK ID)&lt;dhl:ametikoha_kood&gt;</text:p>
      <text:p text:style-name="P43"><text:s text:c="3"/>&lt;dhl:ametikoha_nimetus&gt;Vahendaja ametikoha nimetus&lt;dhl:ametikoha_nimetus&gt;</text:p>
      <text:p text:style-name="P43"><text:s text:c="3"/>&lt;dhl:allyksuse_kood&gt;Vahendaja allüksuse kood (DVK ID)&lt;dhl:allyksuse_kood&gt;</text:p>
      <text:p text:style-name="P43"><text:s text:c="3"/>&lt;dhl:allyksuse_nimetus&gt;vahendaja allüksuse nimetus&lt;dhl:allyksuse_nimetus&gt;</text:p>
      <text:p text:style-name="P43"><text:soft-page-break/><text:s text:c="3"/>&lt;dhl:osakonna_kood&gt;Vahendaja struktuuriüksuse asutusesisene kood&lt;dhl:osakonna_kood&gt;</text:p>
      <text:p text:style-name="P43"><text:s text:c="3"/>&lt;dhl:osakonna_nimi&gt;Vahendaja struktuuriüksuse nimi&lt;dhl:osakonna_nimi&gt;</text:p>
      <text:p text:style-name="P42"><text:s/>&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Heading_20_2" text:outline-level="2"><text:bookmark-start text:name="_Toc115025248"/><text:bookmark-start text:name="_Toc115016763"/><text:bookmark-start text:name="_Toc258826308"/><text:bookmark-start text:name="_Toc257804262"/><text:bookmark-start text:name="_Toc257709292"/><text:bookmark-start text:name="_Toc259177047"/><text:bookmark-start text:name="_Toc259625868"/><text:bookmark-start text:name="_Toc259627241"/><text:bookmark-start text:name="_Toc259627523"/><text:bookmark-start text:name="_Toc259699056"/><text:bookmark-start text:name="_Toc259699947"/><text:bookmark-start text:name="_Toc259700526"/><text:span text:style-name="Default_20_Paragraph_20_Font"><text:span text:style-name="T2">DVK konteineri versioon 2 puhul on kasutusel järgmine struktuur:</text:span></text:span><text:bookmark-end text:name="_Toc258826308"/><text:bookmark-end text:name="_Toc257804262"/><text:bookmark-end text:name="_Toc257709292"/><text:bookmark-end text:name="_Toc259177047"/><text:bookmark-end text:name="_Toc259625868"/><text:bookmark-end text:name="_Toc259627241"/><text:bookmark-end text:name="_Toc259627523"/><text:bookmark-end text:name="_Toc259699056"/><text:bookmark-end text:name="_Toc259699947"/><text:bookmark-end text:name="_Toc259700526"/></text:h>
      <text:p text:style-name="P41"/>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text:span></text:span><text:span text:style-name="Default_20_Paragraph_20_Font"><text:span text:style-name="T17">http://www.riik.ee/schemas/dhl/2010/2</text:span></text:span><text:span text:style-name="Default_20_Paragraph_20_Font"><text:span text:style-name="T2">"&gt;</text:span></text:span></text:p>
      <text:p text:style-name="P42"><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reformatted_20_Text"><text:span text:style-name="Default_20_Paragraph_20_Font"><text:span text:style-name="T2"><text:tab/> &lt;dhl:</text:span></text:span><text:span text:style-name="Default_20_Paragraph_20_Font"><text:span text:style-name="T7">teadmiseks</text:span></text:span><text:span text:style-name="Default_20_Paragraph_20_Font"><text:span text:style-name="T2">&gt;</text:span></text:span></text:p>
      <text:p text:style-name="P66">Näitab, kas antud dokument on adressaadile teadmiseks või täitmiseks</text:p>
      <text:p text:style-name="P60"><text:span text:style-name="Default_20_Paragraph_20_Font"><text:span text:style-name="T38"><text:s/></text:span></text:span><text:span text:style-name="Default_20_Paragraph_20_Font"><text:span text:style-name="T2">&lt;dhl:teadmiseks&gt;</text:span></text:span></text:p>
      <text:p text:style-name="Preformatted_20_Text"><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48"><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48"><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48"><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48"><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48"><text:span text:style-name="Default_20_Paragraph_20_Font"><text:span text:style-name="T2"><text:s text:c="3"/>&lt;dhl:</text:span></text:span><text:span text:style-name="Default_20_Paragraph_20_Font"><text:span text:style-name="T7">ametikoha_lyhinimetus</text:span></text:span><text:span text:style-name="Default_20_Paragraph_20_Font"><text:span text:style-name="T2">&gt;Saatja ametikoha lühinimetus&lt;dhl:am</text:span></text:span><text:span text:style-name="Default_20_Paragraph_20_Font"><text:span text:style-name="T2">etikoha_kood&gt;</text:span></text:span></text:p>
      <text:p text:style-name="P48"><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48"><text:span text:style-name="Default_20_Paragraph_20_Font"><text:span text:style-name="T2"><text:s text:c="3"/>&lt;dhl:</text:span></text:span><text:span text:style-name="Default_20_Paragraph_20_Font"><text:span text:style-name="T7">allyksuse_lyhinimetus</text:span></text:span><text:span text:style-name="Default_20_Paragraph_20_Font"><text:span text:style-name="T2">&gt;Saatja allüksuse lühinimetus&lt;dhl:allyksuse_kood&gt;</text:span></text:span></text:p>
      <text:p text:style-name="P48"><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3">&lt;/dhl:saatja&gt;</text:p>
      <text:p text:style-name="P43"><text:tab/></text:p>
      <text:p text:style-name="P42"><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2"><text:s text:c="3"/>&lt;dhl:teadmiseks&gt;</text:p>
      <text:p text:style-name="P66">Näitab, kas antud dokument on adressaadile teadmiseks või täitmiseks</text:p>
      <text:p text:style-name="P60"><text:span text:style-name="Default_20_Paragraph_20_Font"><text:span text:style-name="T38"><text:s/></text:span></text:span><text:span text:style-name="Default_20_Paragraph_20_Font"><text:span text:style-name="T2">&lt;dhl:teadmiseks&gt;</text:span></text:span></text:p>
      <text:p text:style-name="P42"><text:s text:c="3"/>&lt;dhl:regnr&gt;Saaja asutuse registreerimisnumber&lt;dhl:regnr&gt;</text:p>
      <text:p text:style-name="P43"><text:s text:c="3"/>&lt;dhl:isikukood&gt;Saatja isikukood&lt;dhl:isikukood&gt;</text:p>
      <text:p text:style-name="P43"><text:s text:c="3"/>&lt;dhl:epost&gt;Saaja eposti aadress&lt;dhl:epost&gt;</text:p>
      <text:p text:style-name="P43"><text:s text:c="3"/>&lt;dhl:nimi&gt;Sa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3"><text:s text:c="3"/>&lt;dhl:ametikoha_lyhinimetus&gt;Saaja ametikoha lühinimetus&lt;dhl:ametikoha_kood&gt;</text:p>
      <text:p text:style-name="P43"><text:s text:c="3"/>&lt;dhl:ametikoha_nimetus&gt;Saaja ametikoha nimetus&lt;dhl:ametikoha_nimetus&gt;</text:p>
      <text:p text:style-name="P43"><text:s text:c="3"/>&lt;dhl:allyksuse_lyhinimetus&gt;Saaja allüksuse lühinimetus&lt;dhl:allyksuse_kood&gt;</text:p>
      <text:p text:style-name="P43"><text:s text:c="3"/>&lt;dhl:allyksuse_nimetus&gt;Saaja allüksuse nimetus&lt;dhl:allyksuse_nimetus&gt;</text:p>
      <text:p text:style-name="P48"><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2"><text:s text:c="3"/>....</text:p>
      <text:p text:style-name="P42"><text:s/>&lt;dhl:saaja/&gt;</text:p>
      <text:p text:style-name="P42"/>
      <text:p text:style-name="P42"><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2"><text:s text:c="3"/>&lt;dhl:teadmiseks&gt;</text:p>
      <text:p text:style-name="P66">Näitab, kas antud dokument on adressaadile teadmiseks või täitmiseks</text:p>
      <text:p text:style-name="P60"><text:span text:style-name="Default_20_Paragraph_20_Font"><text:span text:style-name="T38"><text:s/></text:span></text:span><text:span text:style-name="Default_20_Paragraph_20_Font"><text:span text:style-name="T2">&lt;dhl:teadmiseks&gt;</text:span></text:span></text:p>
      <text:p text:style-name="P43"><text:s text:c="3"/>&lt;dhl:regnr&gt;Vahendaja asutuse registreerimisnumber&lt;dhl:regnr&gt;</text:p>
      <text:p text:style-name="P43"><text:s text:c="3"/>&lt;dhl:isikukood&gt;Vahendaja isikukood&lt;dhl:isikukood&gt;</text:p>
      <text:p text:style-name="P43"><text:s text:c="3"/>&lt;dhl:epost&gt;Vahendaja eposti aadress&lt;dhl:epost&gt;</text:p>
      <text:p text:style-name="P43"><text:s text:c="3"/>&lt;dhl:nimi&gt;Vahendaja nimi&lt;dhl:nimi&gt;</text:p>
      <text:p text:style-name="P48"><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3"><text:s text:c="3"/>&lt;dhl:ametikoha_lyhinimetus&gt;</text:p>
      <text:p text:style-name="P43"><text:s text:c="5"/>Vahendaja ametikoha lühinimetus</text:p>
      <text:p text:style-name="P43"><text:s text:c="3"/>&lt;dhl:ametikoha_kood&gt;</text:p>
      <text:p text:style-name="P43"><text:s text:c="3"/>&lt;dhl:ametikoha_nimetus&gt;Vahendaja ametikoha nimetus&lt;dhl:ametikoha_nimetus&gt;</text:p>
      <text:p text:style-name="P43"><text:s text:c="3"/>&lt;dhl:allyksuse_lyhinimetus&gt;</text:p>
      <text:p text:style-name="P43"><text:soft-page-break/><text:s text:c="5"/>Vahendaja allüksuse lühinimetus</text:p>
      <text:p text:style-name="P43"><text:s text:c="3"/>&lt;dhl:allyksuse_kood&gt;</text:p>
      <text:p text:style-name="P43"><text:s text:c="3"/>&lt;dhl:allyksuse_nimetus&gt;vahendaja allüksuse nimetus&lt;dhl:allyksuse_nimetus&gt;</text:p>
      <text:p text:style-name="P42">&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P129" text:outline-level="2"><text:bookmark-start text:name="_Toc258826309"/><text:bookmark-start text:name="_Toc257804263"/><text:bookmark-start text:name="_Toc257709293"/><text:bookmark-start text:name="_Toc256702600"/><text:bookmark-start text:name="_Toc259177048"/><text:bookmark-start text:name="_Toc259625869"/><text:bookmark-start text:name="_Toc259627242"/><text:bookmark-start text:name="_Toc259627524"/><text:bookmark-start text:name="_Toc259699057"/><text:bookmark-start text:name="_Toc259699948"/><text:bookmark-start text:name="_Toc259700527"/>Ajalugu blokk dokumendis<text:bookmark-end text:name="_Toc115025248"/><text:bookmark-end text:name="_Toc115016763"/><text:bookmark-end text:name="_Toc258826309"/><text:bookmark-end text:name="_Toc257804263"/><text:bookmark-end text:name="_Toc257709293"/><text:bookmark-end text:name="_Toc256702600"/><text:bookmark-end text:name="_Toc259177048"/><text:bookmark-end text:name="_Toc259625869"/><text:bookmark-end text:name="_Toc259627242"/><text:bookmark-end text:name="_Toc259627524"/><text:bookmark-end text:name="_Toc259699057"/><text:bookmark-end text:name="_Toc259699948"/><text:bookmark-end text:name="_Toc259700527"/></text:h>
      <text:p text:style-name="P41">Ajalugu blokk sisaldab kas täielikke või osalisi koopiaid dokumendi varasematest metainfo-, transport- ja metaxml blokkidest. Ajalugu blokki lisab seniste vastavate blokkide koopiaid dokumenti edasisaatev rakendus, lisades kas tervikblokid või nende osad ajalugu bloki lõppu:</text:p>
      <text:p text:style-name="Preformatted_20_Text"><text:span text:style-name="Default_20_Paragraph_20_Font"><text:span text:style-name="T44">&lt;dhl:ajalugu</text:span></text:span><text:span text:style-name="Default_20_Paragraph_20_Font"><text:span text:style-name="T46"> xmlns:dhl="http://www.riik.ee/schemas/dhl"&gt;</text:span></text:span></text:p>
      <text:p text:style-name="Preformatted_20_Text"><text:span text:style-name="Default_20_Paragraph_20_Font"><text:span text:style-name="T44"><text:s text:c="2"/></text:span></text:span><text:span text:style-name="Default_20_Paragraph_20_Font"><text:span text:style-name="T46"><text:s/></text:span></text:span><text:span text:style-name="Default_20_Paragraph_20_Font"><text:span text:style-name="T44">&lt;dhl:metainfo/&gt;</text:span></text:span></text:p>
      <text:p text:style-name="P49"><text:s text:c="3"/>&lt;dhl:transport/&gt;</text:p>
      <text:p text:style-name="P49"><text:s text:c="3"/>&lt;dhl:metaxml/&gt;</text:p>
      <text:p text:style-name="P50"><text:s text:c="6"/>...</text:p>
      <text:p text:style-name="Preformatted_20_Text"><text:span text:style-name="Default_20_Paragraph_20_Font"><text:span text:style-name="T46"><text:s text:c="3"/></text:span></text:span><text:span text:style-name="Default_20_Paragraph_20_Font"><text:span text:style-name="T44">&lt;dhl:metainfo/&gt;</text:span></text:span></text:p>
      <text:p text:style-name="P49"><text:s text:c="3"/>&lt;dhl:transport/&gt;</text:p>
      <text:p text:style-name="P49"><text:s text:c="3"/>&lt;dhl:metaxml/&gt;</text:p>
      <text:p text:style-name="Preformatted_20_Text"><text:span text:style-name="Default_20_Paragraph_20_Font"><text:span text:style-name="T44">&lt;dhl:ajalugu/&gt;</text:span></text:span></text:p>
      <text:h text:style-name="P129" text:outline-level="2"><text:bookmark-start text:name="_Toc258826310"/><text:bookmark-start text:name="_Toc257804264"/><text:bookmark-start text:name="_Toc257709294"/><text:bookmark-start text:name="_Toc256702601"/><text:bookmark-start text:name="_Toc115025249"/><text:bookmark-start text:name="_Toc115016764"/><text:bookmark-start text:name="_Toc259177049"/><text:bookmark-start text:name="_Toc259625870"/><text:bookmark-start text:name="_Toc259627243"/><text:bookmark-start text:name="_Toc259627525"/><text:bookmark-start text:name="_Toc259699058"/><text:bookmark-start text:name="_Toc259699949"/><text:bookmark-start text:name="_Toc259700528"/>Metaxml blokk dokumendis<text:bookmark-end text:name="_Toc258826310"/><text:bookmark-end text:name="_Toc257804264"/><text:bookmark-end text:name="_Toc257709294"/><text:bookmark-end text:name="_Toc256702601"/><text:bookmark-end text:name="_Toc115025249"/><text:bookmark-end text:name="_Toc115016764"/><text:bookmark-end text:name="_Toc259177049"/><text:bookmark-end text:name="_Toc259625870"/><text:bookmark-end text:name="_Toc259627243"/><text:bookmark-end text:name="_Toc259627525"/><text:bookmark-end text:name="_Toc259699058"/><text:bookmark-end text:name="_Toc259699949"/><text:bookmark-end text:name="_Toc259700528"/></text:h>
      <text:p text:style-name="P41">Metaxml bloki sisuks on dokumendi liigist sõltuva struktuuriga metaandmed. Soovituslik oleks igal konkreetsel juhul viidata metaandmete struktuuri kirjeldavale XML skeemile (schema), kasutades selleks xmlns ja schemaLocation atribuute. Vaikimisi eeldatakse, et metaxml blokis sisalduvad andmed vastavad Riigikantselei poolt fikseeritud kirja metaandmete vormingule: (http://www.riik.ee/schemas/dhl/rkel_letter.xsd)</text:p>
      <text:p text:style-name="P41"/>
      <text:p text:style-name="Preformatted_20_Text"><text:span text:style-name="Default_20_Paragraph_20_Font"><text:span text:style-name="T44">&lt;dhl:metaxml</text:span></text:span><text:span text:style-name="Default_20_Paragraph_20_Font"><text:span text:style-name="T46"> </text:span></text:span><text:span text:style-name="Default_20_Paragraph_20_Font"><text:span text:style-name="T16">xmlns="http://www.riik.ee/s</text:span></text:span><text:span text:style-name="Default_20_Paragraph_20_Font"><text:span text:style-name="T16">chemas/dhl/rkel_letter"</text:span></text:span></text:p>
      <text:p text:style-name="P44"><text:s text:c="2"/>schemaLocation="http://www.riik.ee/schemas/dhl/rkel_letter</text:p>
      <text:p text:style-name="Preformatted_20_Text"><text:span text:style-name="Default_20_Paragraph_20_Font"><text:span text:style-name="T16"><text:s text:c="2"/>http://www.riik.ee/schemas/dhl/rkel_letter.xsd"</text:span></text:span><text:span text:style-name="Default_20_Paragraph_20_Font"><text:span text:style-name="T46">&gt;</text:span></text:span></text:p>
      <text:p text:style-name="P44"/>
      <text:p text:style-name="P44"><text:s text:c="2"/>&lt;!—- Järgnevad dokumendi liigist sõltuva struktuuriga metaandmed.</text:p>
      <text:p text:style-name="P44"><text:s text:c="5"/>Soovituslik oleks igal konkreetsel juhul viidata metaandmete struktuuri</text:p>
      <text:p text:style-name="P44"><text:s text:c="5"/>kirjeldavale XML skeemile (schema), kasutades selleks xmlns ja schemaLocation</text:p>
      <text:p text:style-name="P44"><text:s text:c="5"/>atribuute. Vaikimisi eeldatakse, et metaxml blokis sisalduvad andmed vastavad</text:p>
      <text:p text:style-name="P44"><text:s text:c="5"/>Riigikantselei poolt fikseeritud kirja metaandmete vormingule:</text:p>
      <text:p text:style-name="P44"><text:s text:c="5"/>(http://www.riik.ee/schemas/dhl/rkel_letter.xsd)</text:p>
      <text:p text:style-name="P44"><text:s text:c="2"/>--&gt;</text:p>
      <text:p text:style-name="P44"/>
      <text:p text:style-name="Preformatted_20_Text"><text:span text:style-name="Default_20_Paragraph_20_Font"><text:span text:style-name="T44">&lt;dhl:metaxml/&gt;</text:span></text:span><text:bookmark-start text:name="_Toc115025250"/><text:bookmark-start text:name="_Toc115016765"/><text:bookmark-start text:name="_Toc258826311"/><text:bookmark-end text:name="_Toc258826311"/><text:bookmark-start text:name="_Toc257804265"/><text:bookmark-end text:name="_Toc257804265"/><text:bookmark-start text:name="_Toc257709295"/><text:bookmark-end text:name="_Toc257709295"/></text:p>
      <text:h text:style-name="P129" text:outline-level="2"><text:bookmark-start text:name="_Toc258826312"/><text:bookmark-start text:name="_Toc257804266"/><text:bookmark-start text:name="_Toc257709296"/><text:bookmark-start text:name="_Toc256702602"/><text:bookmark-start text:name="_Toc259177050"/><text:bookmark-start text:name="_Toc259625871"/><text:bookmark-start text:name="_Toc259627244"/><text:bookmark-start text:name="_Toc259627526"/><text:bookmark-start text:name="_Toc259699059"/><text:bookmark-start text:name="_Toc259699950"/><text:bookmark-start text:name="_Toc259700529"/>Taustinfoks: DigiDoci konteiner<text:bookmark-end text:name="_Toc115025250"/><text:bookmark-end text:name="_Toc115016765"/><text:bookmark-end text:name="_Toc258826312"/><text:bookmark-end text:name="_Toc257804266"/><text:bookmark-end text:name="_Toc257709296"/><text:bookmark-end text:name="_Toc256702602"/><text:bookmark-end text:name="_Toc259177050"/><text:bookmark-end text:name="_Toc259625871"/><text:bookmark-end text:name="_Toc259627244"/><text:bookmark-end text:name="_Toc259627526"/><text:bookmark-end text:name="_Toc259699059"/><text:bookmark-end text:name="_Toc259699950"/><text:bookmark-end text:name="_Toc259700529"/></text:h>
      <text:p text:style-name="P50"/>
      <text:p text:style-name="P6">Selline on DigiDoc konteineri üldstruktuur:</text:p>
      <text:p text:style-name="P50"/>
      <text:p text:style-name="P44">&lt;?xml version="1.0" encoding="UTF-8" ?&gt;</text:p>
      <text:p text:style-name="Preformatted_20_Text"><text:span text:style-name="Default_20_Paragraph_20_Font"><text:span text:style-name="T16">&lt;</text:span></text:span><text:span text:style-name="Default_20_Paragraph_20_Font"><text:span text:style-name="T14">SignedDoc</text:span></text:span><text:span text:style-name="Default_20_Paragraph_20_Font"><text:span text:style-name="T16"> format="DIGIDOC-XML" version="1.3"</text:span></text:span></text:p>
      <text:p text:style-name="P44"><text:s text:c="11"/>xmlns="http://www.sk.ee/DigiDoc/v1.3.0#" <text:s text:c="20"/></text:p>
      <text:p text:style-name="P44"><text:s text:c="4"/>&lt;!-- algandmefailid --&gt;</text:p>
      <text:p text:style-name="Preformatted_20_Text"><text:span text:style-name="Default_20_Paragraph_20_Font"><text:span text:style-name="T16"><text:s text:c="4"/>&lt;</text:span></text:span><text:span text:style-name="Default_20_Paragraph_20_Font"><text:span text:style-name="T14">DataFile</text:span></text:span><text:span text:style-name="Default_20_Paragraph_20_Font"><text:span text:style-name="T16"> /&gt;</text:span></text:span></text:p>
      <text:p text:style-name="P44"><text:s text:c="4"/>&lt;!-- kliendi allkirjad koos kehtivuskinnitustega --&gt;</text:p>
      <text:p text:style-name="Preformatted_20_Text"><text:span text:style-name="Default_20_Paragraph_20_Font"><text:span text:style-name="T16"><text:s text:c="4"/>&lt;</text:span></text:span><text:span text:style-name="Default_20_Paragraph_20_Font"><text:span text:style-name="T14">Signature</text:span></text:span><text:span text:style-name="Default_20_Paragraph_20_Font"><text:span text:style-name="T16"> /&gt;</text:span></text:span></text:p>
      <text:p text:style-name="Preformatted_20_Text"><text:span text:style-name="Default_20_Paragraph_20_Font"><text:span text:style-name="T16">&lt;/SignedDoc&gt;</text:span></text:span></text:p>
      <text:p text:style-name="P6"/>
      <text:p text:style-name="P6">DigiDoc fail sisaldab ühe või enama algandmefaili või viite väliselt salvestatud failile.</text:p>
      <text:p text:style-name="P42"/>
      <text:p text:style-name="P6">Iga faili kohta tehakse kirje &lt;DataFile&gt;, mis omab järgmisi atribuute:</text:p>
      <text:p text:style-name="P6"/>
      <text:p text:style-name="P6"><text:soft-page-break/>Id - faili sisemine unikaalne tunnus.</text:p>
      <text:p text:style-name="P6"><text:s text:c="5"/>Andmefailide tunnused algavad sümboliga 'D', millele järgneb faili järjekorranumber.</text:p>
      <text:p text:style-name="P6"><text:s text:c="5"/></text:p>
      <text:p text:style-name="Normal"><text:span text:style-name="Default_20_Paragraph_20_Font"><text:span text:style-name="T9">Filename</text:span></text:span><text:span text:style-name="Default_20_Paragraph_20_Font"><text:span text:style-name="T9"> - faili tegelik (väline) nimi ilma teekonnata.</text:span></text:span></text:p>
      <text:p text:style-name="P6"/>
      <text:p text:style-name="P6">ContentType - dokumendi salvestamise meetod (DETATCHED, EMBEDDED_BASE64 või EMBEDDED)</text:p>
      <text:p text:style-name="P6"/>
      <text:p text:style-name="Normal"><text:span text:style-name="Default_20_Paragraph_20_Font"><text:span text:style-name="T9">EMBEDDED - faili andmed on sisestatud algkujul antud kirjes.</text:span></text:span></text:p>
      <text:p text:style-name="P6">Kasutatav vaid XML kujul algandmete jaoks. Tähelepanu tuleb osutada sellel, et algandmete XML fail ei sisaldaks XML päist (&lt;?xml ... ?&gt;) ega DTD-d. Siin kirjeldatud XML elemendid ei ole keelatud. Võmalik on ühe faili sisse salvestada algkujul teist DigiDoc faili.</text:p>
      <text:p text:style-name="P6"/>
      <text:p text:style-name="Normal"><text:span text:style-name="Default_20_Paragraph_20_Font"><text:span text:style-name="T9">EMBEDDED_BASE64 - faili andmed on sisestatud Base6</text:span></text:span><text:span text:style-name="Default_20_Paragraph_20_Font"><text:span text:style-name="T9">4 kujul</text:span></text:span><text:span text:style-name="Default_20_Paragraph_20_Font"><text:span text:style-name="T2"> antud kirjes.</text:span></text:span></text:p>
      <text:p text:style-name="P6"/>
      <text:p text:style-name="Normal"><text:span text:style-name="Default_20_Paragraph_20_Font"><text:span text:style-name="T9">DETATCHED - algandmed sisalduvad failis, mille nimi on</text:span></text:span><text:span text:style-name="Default_20_Paragraph_20_Font"><text:span text:style-name="T2"> salvestatud atribuudis Filename.</text:span></text:span></text:p>
      <text:p text:style-name="P6"/>
      <text:p text:style-name="P6">MimeType - algandmete andmetüüp.</text:p>
      <text:p text:style-name="P6"/>
      <text:p text:style-name="P6">Size - tegeliku algandmefaili suurus baitides.</text:p>
      <text:p text:style-name="P6"/>
      <text:p text:style-name="P6">DigestType - algandmefaili räsikoodi tüüp. Esialgu toetatakse vaid sha1 tüüpi.</text:p>
      <text:p text:style-name="P6">Nõutud vaid DETATCHED tüüpi faili puhul.</text:p>
      <text:p text:style-name="P6"/>
      <text:p text:style-name="P6">DigestValue - algandmefaili räsikoodi väärtus Base64 kujul. Räsi arvutatakse algandmete üle nende originaalkujul. Nõutud vaid DETATCHED tüüpi faili puhul.</text:p>
      <text:p text:style-name="P6"/>
      <text:p text:style-name="P6">Suvaline hulk muid atribuute (metaandmed) kujul &lt;nimi&gt;="&lt;väärtus&gt;".</text:p>
      <text:p text:style-name="P6"/>
      <text:p text:style-name="P6">xmlns - peab kasutama SignedDoc namespacet: http://www.sk.ee/DigiDoc/v1.3.0#.</text:p>
      <text:p text:style-name="P6"/>
      <text:h text:style-name="P129" text:outline-level="2"><text:bookmark-start text:name="_Toc258826313"/><text:bookmark-start text:name="_Toc259177051"/><text:bookmark-start text:name="_Toc259625872"/><text:bookmark-start text:name="_Toc259627245"/><text:bookmark-start text:name="_Toc259627527"/><text:bookmark-start text:name="_Toc259699060"/><text:bookmark-start text:name="_Toc259699951"/><text:bookmark-start text:name="_Toc259700530"/>Taustinfoks: &lt;failid&gt; konteiner<text:bookmark-end text:name="_Toc258826313"/><text:bookmark-end text:name="_Toc259177051"/><text:bookmark-end text:name="_Toc259625872"/><text:bookmark-end text:name="_Toc259627245"/><text:bookmark-end text:name="_Toc259627527"/><text:bookmark-end text:name="_Toc259699060"/><text:bookmark-end text:name="_Toc259699951"/><text:bookmark-end text:name="_Toc259700530"/></text:h>
      <text:p text:style-name="P6"><text:bookmark-start text:name="_Ref152390223"/><text:bookmark-start text:name="_Toc115025251"/><text:bookmark-start text:name="_Toc115016766"/>DVK konteineri versioon 2 kasutab failide edastamiseks &lt;SignedDoc&gt; (DigiDoc) konteineri asemel &lt;failid&gt; konteinerit, mille struktuur on järgmine:</text:p>
      <text:p text:style-name="P6"/>
      <text:p text:style-name="Normal"><text:span text:style-name="Default_20_Paragraph_20_Font"><text:span text:style-name="T48">&lt;dhl:failid xmlns=“</text:span></text:span><text:span text:style-name="Default_20_Paragraph_20_Font"><text:span text:style-name="T50">http://www.riik.ee/schemas/dhl/2010/2</text:span></text:span><text:span text:style-name="Default_20_Paragraph_20_Font"><text:span text:style-name="T48">“&gt;</text:span></text:span></text:p>
      <text:p text:style-name="Normal"><text:span text:style-name="Default_20_Paragraph_20_Font"><text:span text:style-name="T48"><text:tab/>&lt;dhl:kokku&gt;</text:span></text:span><text:span text:style-name="Default_20_Paragraph_20_Font"><text:span text:style-name="T49">Failide arv</text:span></text:span><text:span text:style-name="Default_20_Paragraph_20_Font"><text:span text:style-name="T48">&lt;/dhl:kokku&gt;</text:span></text:span></text:p>
      <text:p text:style-name="P16"><text:tab/>&lt;dhl:fail&gt;</text:p>
      <text:p text:style-name="Normal"><text:span text:style-name="Default_20_Paragraph_20_Font"><text:span text:style-name="T48"><text:tab/></text:span></text:span><text:span text:style-name="Default_20_Paragraph_20_Font"><text:span text:style-name="T48"><text:tab/>&lt;dhl:jrknr&gt;</text:span></text:span><text:span text:style-name="Default_20_Paragraph_20_Font"><text:span text:style-name="T49">Faili järjekorranumber</text:span></text:span><text:span text:style-name="Default_20_Paragraph_20_Font"><text:span text:style-name="T48">&lt;/dhl:jrknr&gt;</text:span></text:span></text:p>
      <text:p text:style-name="Normal"><text:span text:style-name="Default_20_Paragraph_20_Font"><text:span text:style-name="T48"><text:tab/></text:span></text:span><text:span text:style-name="Default_20_Paragraph_20_Font"><text:span text:style-name="T48"><text:tab/>&lt;dhl:fail_pealkiri&gt;</text:span></text:span><text:span text:style-name="Default_20_Paragraph_20_Font"><text:span text:style-name="T49">Faili pealkiri</text:span></text:span><text:span text:style-name="Default_20_Paragraph_20_Font"><text:span text:style-name="T48">&lt;/dhl:fail_pealkiri&gt;</text:span></text:span></text:p>
      <text:p text:style-name="Normal"><text:span text:style-name="Default_20_Paragraph_20_Font"><text:span text:style-name="T48"><text:tab/></text:span></text:span><text:span text:style-name="Default_20_Paragraph_20_Font"><text:span text:style-name="T48"><text:tab/>&lt;</text:span></text:span><text:span text:style-name="Default_20_Paragraph_20_Font"><text:span text:style-name="T48">dhl:fail_suurus&gt;</text:span></text:span><text:span text:style-name="Default_20_Paragraph_20_Font"><text:span text:style-name="T49">Faili suurus baitides</text:span></text:span><text:span text:style-name="Default_20_Paragraph_20_Font"><text:span text:style-name="T48">&lt;/dhl:fail_suurus&gt;</text:span></text:span></text:p>
      <text:p text:style-name="Normal"><text:span text:style-name="Default_20_Paragraph_20_Font"><text:span text:style-name="T48"><text:tab/></text:span></text:span><text:span text:style-name="Default_20_Paragraph_20_Font"><text:span text:style-name="T48"><text:tab/>&lt;dhl:fail_tyyp&gt;</text:span></text:span><text:span text:style-name="Default_20_Paragraph_20_Font"><text:span text:style-name="T49">Faili MIME tüüp</text:span></text:span><text:span text:style-name="Default_20_Paragraph_20_Font"><text:span text:style-name="T48">&lt;/dhl:fail_tyyp&gt;</text:span></text:span></text:p>
      <text:p text:style-name="Normal"><text:span text:style-name="Default_20_Paragraph_20_Font"><text:span text:style-name="T48"><text:tab/></text:span></text:span><text:span text:style-name="Default_20_Paragraph_20_Font"><text:span text:style-name="T48"><text:tab/>&lt;dhl:fail_nimi&gt;</text:span></text:span><text:span text:style-name="Default_20_Paragraph_20_Font"><text:span text:style-name="T49">Faili nimi</text:span></text:span><text:span text:style-name="Default_20_Paragraph_20_Font"><text:span text:style-name="T48">&lt;/dhl:fail_nimi&gt;</text:span></text:span></text:p>
      <text:p text:style-name="P16"><text:tab/><text:tab/>&lt;dhl:zip_base64_sisu&gt;</text:p>
      <text:p text:style-name="P67">ZIP-itud ja Base64 kodeeringusse pandud faili sisu</text:p>
      <text:p text:style-name="P58">&lt;/dhl:zip_base64_sisu&gt;</text:p>
      <text:p text:style-name="Normal"><text:span text:style-name="Default_20_Paragraph_20_Font"><text:span text:style-name="T48"><text:tab/></text:span></text:span><text:span text:style-name="Default_20_Paragraph_20_Font"><text:span text:style-name="T48"><text:tab/>&lt;dhl:</text:span></text:span><text:span text:style-name="Default_20_Paragraph_20_Font"><text:span text:style-name="T50">kr</text:span></text:span><text:span text:style-name="Default_20_Paragraph_20_Font"><text:span text:style-name="T50">ypteering</text:span></text:span><text:span text:style-name="Default_20_Paragraph_20_Font"><text:span text:style-name="T48">&gt;</text:span></text:span><text:span text:style-name="Default_20_Paragraph_20_Font"><text:span text:style-name="T49">Näitab, kas fail on krüpteeritud</text:span></text:span><text:span text:style-name="Default_20_Paragraph_20_Font"><text:span text:style-name="T48">&lt;/dhl:</text:span></text:span><text:span text:style-name="Default_20_Paragraph_20_Font"><text:span text:style-name="T50">krypteering</text:span></text:span><text:span text:style-name="Default_20_Paragraph_20_Font"><text:span text:style-name="T48">&gt;</text:span></text:span></text:p>
      <text:p text:style-name="P59"><text:span text:style-name="Default_20_Paragraph_20_Font"><text:span text:style-name="T48">&lt;dhl:</text:span></text:span><text:span text:style-name="Default_20_Paragraph_20_Font"><text:span text:style-name="T50">pohi_dokument</text:span></text:span><text:span text:style-name="Default_20_Paragraph_20_Font"><text:span text:style-name="T48">&gt;</text:span></text:span><text:span text:style-name="Default_20_Paragraph_20_Font"><text:span text:style-name="T49">Näitab, kas tegemist on põhifailiga</text:span></text:span><text:span text:style-name="Default_20_Paragraph_20_Font"><text:span text:style-name="T48">&lt;/dhl:</text:span></text:span><text:span text:style-name="Default_20_Paragraph_20_Font"><text:span text:style-name="T50">pohi_dokument</text:span></text:span><text:span text:style-name="Default_20_Paragraph_20_Font"><text:span text:style-name="T48">&gt;</text:span></text:span></text:p>
      <text:p text:style-name="P59"><text:span text:style-name="Default_20_Paragraph_20_Font"><text:span text:style-name="T48">&lt;dhl:</text:span></text:span><text:span text:style-name="Default_20_Paragraph_20_Font"><text:span text:style-name="T50">pohi_dokument_konteineris</text:span></text:span><text:span text:style-name="Default_20_Paragraph_20_Font"><text:span text:style-name="T48">&gt;</text:span></text:span></text:p>
      <text:p text:style-name="P67">Kui tegemist on konteinerfailiga (BDOC, DDOC, ZIP), siis annab põhifaili nime</text:p>
      <text:p text:style-name="P59"><text:span text:style-name="Default_20_Paragraph_20_Font"><text:span text:style-name="T48">&lt;/dhl:</text:span></text:span><text:span text:style-name="Default_20_Paragraph_20_Font"><text:span text:style-name="T50">pohi_dokument_konteineris</text:span></text:span><text:span text:style-name="Default_20_Paragraph_20_Font"><text:span text:style-name="T48">&gt;</text:span></text:span></text:p>
      <text:p text:style-name="P16"><text:tab/>&lt;/dhl:fail&gt;</text:p>
      <text:p text:style-name="P16">&lt;/dhl:failid&gt;</text:p>
      <text:h text:style-name="P126" text:outline-level="1"><text:bookmark-start text:name="_Toc258826314"/><text:bookmark-start text:name="_Toc257804267"/><text:bookmark-start text:name="_Toc257709297"/><text:bookmark-start text:name="_Toc256702603"/><text:bookmark-start text:name="_Toc259177052"/><text:bookmark-start text:name="_Toc259625873"/><text:bookmark-start text:name="_Toc259627246"/><text:bookmark-start text:name="_Toc259627528"/><text:bookmark-start text:name="_Toc259699061"/><text:bookmark-start text:name="_Toc259699952"/><text:bookmark-start text:name="_Toc259700531"/>Dokumentide logistika<text:bookmark-end text:name="_Ref152390223"/><text:bookmark-end text:name="_Toc115025251"/><text:bookmark-end text:name="_Toc115016766"/><text:bookmark-end text:name="_Toc258826314"/><text:bookmark-end text:name="_Toc257804267"/><text:bookmark-end text:name="_Toc257709297"/><text:bookmark-end text:name="_Toc256702603"/><text:bookmark-end text:name="_Toc259177052"/><text:bookmark-end text:name="_Toc259625873"/><text:bookmark-end text:name="_Toc259627246"/><text:bookmark-end text:name="_Toc259627528"/><text:bookmark-end text:name="_Toc259699061"/><text:bookmark-end text:name="_Toc259699952"/><text:bookmark-end text:name="_Toc259700531"/></text:h>
      <text:h text:style-name="P129" text:outline-level="2"><text:bookmark-start text:name="_Toc258826315"/><text:bookmark-start text:name="_Toc257804268"/><text:bookmark-start text:name="_Toc257709298"/><text:bookmark-start text:name="_Toc256702604"/><text:bookmark-start text:name="_Toc115025252"/><text:bookmark-start text:name="_Toc115016767"/><text:bookmark-start text:name="_Toc259177053"/><text:bookmark-start text:name="_Toc259625874"/><text:bookmark-start text:name="_Toc259627247"/><text:bookmark-start text:name="_Toc259627529"/><text:bookmark-start text:name="_Toc259699062"/><text:bookmark-start text:name="_Toc259699953"/><text:bookmark-start text:name="_Toc259700532"/>Üldist<text:bookmark-end text:name="_Toc258826315"/><text:bookmark-end text:name="_Toc257804268"/><text:bookmark-end text:name="_Toc257709298"/><text:bookmark-end text:name="_Toc256702604"/><text:bookmark-end text:name="_Toc115025252"/><text:bookmark-end text:name="_Toc115016767"/><text:bookmark-end text:name="_Toc259177053"/><text:bookmark-end text:name="_Toc259625874"/><text:bookmark-end text:name="_Toc259627247"/><text:bookmark-end text:name="_Toc259627529"/><text:bookmark-end text:name="_Toc259699062"/><text:bookmark-end text:name="_Toc259699953"/><text:bookmark-end text:name="_Toc259700532"/></text:h>
      <text:p text:style-name="P6">Kahe erineva asutuse dokumendihaldussüsteemide (DHS) vaheline automaatne elektrooniline <text:soft-page-break/>dokumendivahetus realiseeritakse üle X-tee dokumendivahetuskeskuse (DVK) kaasabil. DHS-ile paistab DVK kätte kui X-tee infrastruktuuris asuv andmekogu ning ka sellega suhtlus realiseeritakse standardsel viisil – DHS-i juurde realiseeritakse X-tee adapterserver, mis suhtleb läbi asutuse turvaserveri DVK-ga.</text:p>
      <text:p text:style-name="P6"/>
      <text:h text:style-name="P129" text:outline-level="2"><text:bookmark-start text:name="_Toc258826316"/><text:bookmark-start text:name="_Toc257804269"/><text:bookmark-start text:name="_Toc257709299"/><text:bookmark-start text:name="_Toc256702605"/><text:bookmark-start text:name="_Toc115025253"/><text:bookmark-start text:name="_Toc115016768"/><text:bookmark-start text:name="_Toc259177054"/><text:bookmark-start text:name="_Toc259625875"/><text:bookmark-start text:name="_Toc259627248"/><text:bookmark-start text:name="_Toc259627530"/><text:bookmark-start text:name="_Toc259699063"/><text:bookmark-start text:name="_Toc259699954"/><text:bookmark-start text:name="_Toc259700533"/>Tööskeem<text:bookmark-end text:name="_Toc258826316"/><text:bookmark-end text:name="_Toc257804269"/><text:bookmark-end text:name="_Toc257709299"/><text:bookmark-end text:name="_Toc256702605"/><text:bookmark-end text:name="_Toc115025253"/><text:bookmark-end text:name="_Toc115016768"/><text:bookmark-end text:name="_Toc259177054"/><text:bookmark-end text:name="_Toc259625875"/><text:bookmark-end text:name="_Toc259627248"/><text:bookmark-end text:name="_Toc259627530"/><text:bookmark-end text:name="_Toc259699063"/><text:bookmark-end text:name="_Toc259699954"/><text:bookmark-end text:name="_Toc259700533"/></text:h>
      <text:h text:style-name="P130" text:outline-level="3"><text:bookmark-start text:name="_Toc258826317"/><text:bookmark-start text:name="_Toc257804270"/><text:bookmark-start text:name="_Toc257709300"/><text:bookmark-start text:name="_Toc256702606"/><text:bookmark-start text:name="_Toc115025254"/><text:bookmark-start text:name="_Toc115016769"/><text:bookmark-start text:name="_Toc259177055"/><text:bookmark-start text:name="_Toc259625876"/><text:bookmark-start text:name="_Toc259627249"/><text:bookmark-start text:name="_Toc259627531"/><text:bookmark-start text:name="_Toc259699064"/><text:bookmark-start text:name="_Toc259699955"/><text:bookmark-start text:name="_Toc259700534"/>DVK loogiline ülesehitus<text:bookmark-end text:name="_Toc258826317"/><text:bookmark-end text:name="_Toc257804270"/><text:bookmark-end text:name="_Toc257709300"/><text:bookmark-end text:name="_Toc256702606"/><text:bookmark-end text:name="_Toc115025254"/><text:bookmark-end text:name="_Toc115016769"/><text:bookmark-end text:name="_Toc259177055"/><text:bookmark-end text:name="_Toc259625876"/><text:bookmark-end text:name="_Toc259627249"/><text:bookmark-end text:name="_Toc259627531"/><text:bookmark-end text:name="_Toc259699064"/><text:bookmark-end text:name="_Toc259699955"/><text:bookmark-end text:name="_Toc259700534"/></text:h>
      <text:p text:style-name="P6">Dokumentide logistika teenuste seisukohast omab DVK järgmist loogilist ülesehitust:</text:p>
      <text:list xml:id="list29279585" text:style-name="L8">
        <text:list-item>
          <text:p text:style-name="P106">Kõik DVK-d üle X-Tee kasutavad asutused on ära kirjeldatud suhtluspartneritena. Iga suhtluspartner omab DVK-s kontot, mille kaudu saab teistele asutustele dokumente saata ja endale saadetud dokumente vastu võtta.</text:p>
        </text:list-item>
        <text:list-item>
          <text:p text:style-name="P106">Dokumente on DVK poolel võimalik vastavalt funktsioonile või dokumendiliigile paigutada kaustadesse. Iga dokument asub DVK-s mingis kaustas. Kui dokumendi saatmisel kausta ei määrata, paigutatakse dokument DVK-s nn. juurkausta.</text:p>
        </text:list-item>
        <text:list-item>
          <text:p text:style-name="P106">Iga DVK-sse saadetava dokumendi puhul määratakse ära dokumendi saatja ning ühe või mitme adressaadi andmed. Adressaatide andmete alusel otsustatakse, millistele asutustele antud dokumenti üleslaadimiseks pakutakse.</text:p>
        </text:list-item>
        <text:list-item>
          <text:p text:style-name="P106">DVK-sse saabumisel fikseeritakse iga adressaadi kohta dokumendi olekuks „saatmisel”. Kui adressaat on dokumendi DVK-st vastu võtnud ja dokumendi kättesaamist kinnitanud, saab dokument antud adressaadi seisukohast olekuks „saadetud”. Iga dokumendi kohta hoitakse DVK-s ka koondolekut. Kui dokument ootab saatmist vähemalt ühele adressaadile, on dokumendi koondolek „saatmisel”. Kui dokument on kõigi adressaatide poolt vastu võetud, saab dokumendi koondolekuks „saadetud”.</text:p>
        </text:list-item>
      </text:list>
      <text:p text:style-name="P6"/>
      <text:h text:style-name="P130" text:outline-level="3"><text:bookmark-start text:name="_Toc258826318"/><text:bookmark-start text:name="_Toc257804271"/><text:bookmark-start text:name="_Toc257709301"/><text:bookmark-start text:name="_Toc256702607"/><text:bookmark-start text:name="_Toc259177056"/><text:bookmark-start text:name="_Toc259625877"/><text:bookmark-start text:name="_Toc259627250"/><text:bookmark-start text:name="_Toc259627532"/><text:bookmark-start text:name="_Toc259699065"/><text:bookmark-start text:name="_Toc259699956"/><text:bookmark-start text:name="_Toc259700535"/>Kaustade kasutamine<text:bookmark-end text:name="_Toc258826318"/><text:bookmark-end text:name="_Toc257804271"/><text:bookmark-end text:name="_Toc257709301"/><text:bookmark-end text:name="_Toc256702607"/><text:bookmark-end text:name="_Toc259177056"/><text:bookmark-end text:name="_Toc259625877"/><text:bookmark-end text:name="_Toc259627250"/><text:bookmark-end text:name="_Toc259627532"/><text:bookmark-end text:name="_Toc259699065"/><text:bookmark-end text:name="_Toc259699956"/><text:bookmark-end text:name="_Toc259700535"/></text:h>
      <text:p text:style-name="P6">Juhul, kui tekib vajadus vahetada asutuste vahel mitut erinevat liiki dokumente või kui samas asutuses vahetavad DVK kaudu dokumente mitu erinevat rakendust, on otstarbekas kasutada dokumentide organiseerimiseks DVK poolel kaustade funktsionaalsust. S.t. näiteks e-arveid vahetavad asutused kausta /FINANTS kaudu ja kirju kausta /KIRJAD kaudu.</text:p>
      <text:p text:style-name="P40">Vaikimisi võiks DVK rakendus sisaldada järgmisi kaustu:</text:p>
      <text:list xml:id="list29280182" text:style-name="L9">
        <text:list-item>
          <text:p text:style-name="P107">FINANTS</text:p>
        </text:list-item>
        <text:list-item>
          <text:p text:style-name="P107">PKD</text:p>
        </text:list-item>
        <text:list-item>
          <text:p text:style-name="P107">KIRJAVAHETUS</text:p>
        </text:list-item>
        <text:list-item>
          <text:p text:style-name="P107">OIGUSAKT</text:p>
        </text:list-item>
        <text:list-item>
          <text:p text:style-name="P114"><text:span text:style-name="Default_20_Paragraph_20_Font"><text:span text:style-name="T2">EVORMID</text:span></text:span></text:p>
        </text:list-item>
      </text:list>
      <text:h text:style-name="Heading_20_4" text:outline-level="4">Kaustade kasutamine testimisel</text:h>
      <text:p text:style-name="P8">Testimiseks on loodud eraldi testkeskkond. Toodangukeskkonnas tohib teostada vaid minimaalset testimist, kindlustamaks et DHS on suuteline DVK-ga andmeid vahetama.</text:p>
      <text:p text:style-name="P8">Toodangukeskkonnas testimiseks tuleb test dokumente edastada kausta TEST. Selleks, et test dokumendid ei segaks asutuse kirjavahetust on väljaspool testperioodi soovitatav pärida dokumente kaustast „/“, mis tagastab vaid juurkataloogis olevad dokumendid.</text:p>
      <text:h text:style-name="Heading_20_4" text:outline-level="4">Kaustade kasutamine e-vormide andmevahetuses</text:h>
      <text:p text:style-name="P40">E-vorme kasutaval asutusel on võimalik vormid kätte saada ja neile vastata DVK kaudu.</text:p>
      <text:p text:style-name="P40">E-vorm edastatakse e-vormide rakenduse (edaspidi EV) poolt asutusele ja asutuselt EV-le DVK dokumendikonteineris oleva failina "evorm.xml". Samas konteineris on ka vorm HTML vormingus.</text:p>
      <text:p text:style-name="P40">Kui saadetava e-vormi adressaadiks olev asutus on DVK andmetel võimeline dokumente vastu võtma DVK vahendusel, siis toimetatakse vorm DVK kausta "EVORMID" või EV rakenduses vormi jaoks määratud kausta. Kuni vormi kättesaamiseni adressaadi poolt on vormi võimalik alla laadida ka eCommunity andmevahetusliidese kaudu, kuid allalaadimine eCommunity liidese kaudu ei tühista saatmist DVK kaudu.</text:p>
      <text:p text:style-name="P40"><text:soft-page-break/>Kui asutusel töötleb sama dokumendihaldussüsteem (edaspidi: DHS) kõiki DVK kaudu saabuvaid dokumente (mh vorme ja kirju), siis peaks DVK päringul jätma kausta nime määramata. Sellisel juhul laaditakse asutuse DHS –i kõik DVK –s asuvad dokumendid (sh vormid).</text:p>
      <text:p text:style-name="P40">Kui asutusel töötleb vorme ja muid DVK dokumente erinev IS, peaks e-vorme töötlev rakendus dokumentide DVK –st allalaadimisel määrama kaustaks "EVORMID" (või EV rakenduses määratud kausta). Muude dokumentidega (peale e-vormide) tegelev asutuse DHS võib:</text:p>
      <text:list xml:id="list29275863" text:style-name="L10">
        <text:list-item>
          <text:p text:style-name="P108">laadida DVK –st alla laadida kõik dokumendid (jättes määramata kausta), märkides neist kättesaaduks ainult need, mida ei töötle vormidega tegelev IS;</text:p>
        </text:list-item>
        <text:list-item>
          <text:p text:style-name="P108">laadida dokumendid alla DVK juurkaustast või DVK päringu receiveDocuments parameetris "kaust" esitatud loetelus ette antud kaustadest (v.a vorme sisaldav kaust).</text:p>
        </text:list-item>
      </text:list>
      <text:p text:style-name="P40">Vormile vastuse saatmisel peaks vastus olema adresseeritud samasse kausta, kuhu oli paigutatud algne EV rakenduse kasutaja poolt saadetud dokument. DVK-st allalaaditava dokumendi kaust on määratud elemendiga "ma:dhl_kaust".<text:bookmark-start text:name="_Toc115025255"/><text:bookmark-start text:name="_Toc115016770"/></text:p>
      <text:h text:style-name="P130" text:outline-level="3"><text:bookmark-start text:name="_Toc258826319"/><text:bookmark-start text:name="_Toc257804272"/><text:bookmark-start text:name="_Toc257709302"/><text:bookmark-start text:name="_Toc256702608"/><text:bookmark-start text:name="_Toc259177057"/><text:bookmark-start text:name="_Toc259625878"/><text:bookmark-start text:name="_Toc259627251"/><text:bookmark-start text:name="_Toc259627533"/><text:bookmark-start text:name="_Toc259699066"/><text:bookmark-start text:name="_Toc259699957"/><text:bookmark-start text:name="_Toc259700536"/>Dokumentide edastamine<text:bookmark-end text:name="_Toc115025255"/><text:bookmark-end text:name="_Toc115016770"/><text:bookmark-end text:name="_Toc258826319"/><text:bookmark-end text:name="_Toc257804272"/><text:bookmark-end text:name="_Toc257709302"/><text:bookmark-end text:name="_Toc256702608"/><text:bookmark-end text:name="_Toc259177057"/><text:bookmark-end text:name="_Toc259625878"/><text:bookmark-end text:name="_Toc259627251"/><text:bookmark-end text:name="_Toc259627533"/><text:bookmark-end text:name="_Toc259699066"/><text:bookmark-end text:name="_Toc259699957"/><text:bookmark-end text:name="_Toc259700536"/></text:h>
      <text:p text:style-name="Normal"><text:span text:style-name="Default_20_Paragraph_20_Font"><text:span text:style-name="T2"><draw:frame draw:style-name="fr2" draw:name="Picture 1" text:anchor-type="as-char" svg:y="0cm" svg:width="5.398cm" style:rel-width="scale" svg:height="3.678cm" style:rel-height="scale" draw:z-index="96"><draw:image xlink:href="Pictures/20000062000018F1000010F769AE54AD.wmf" xlink:type="simple" xlink:show="embed" xlink:actuate="onLoad"/></draw:frame></text:span></text:span></text:p>
      <text:p text:style-name="Normal"><text:span text:style-name="Default_20_Paragraph_20_Font"><text:span text:style-name="T2">Dokumentide edastamiseks teis(t)ele asutus(t)ele käivitab DHS päringu </text:span></text:span><text:span text:style-name="Default_20_Paragraph_20_Font"><text:span text:style-name="T6">dhl.sendDocuments</text:span></text:span><text:span text:style-name="Default_20_Paragraph_20_Font"><text:span text:style-name="T2">. Päringu kehasse paigutatakse massiivina kõik edastamist nõudvad dokumendid. Dokumendid peavad </text:span></text:span><text:span text:style-name="Default_20_Paragraph_20_Font"><text:span text:style-name="T2">olema esitatud „dhlDokumentType“ XML tüübile vastavas formaadis (vt punkti „Dokumentide formaat“) ning omama elemendi „Transport“ all järgmisi kohustuslikke elemente:</text:span></text:span></text:p>
      <text:list xml:id="list29294995" text:style-name="L11">
        <text:list-item>
          <text:p text:style-name="P109">saatja – element määrab dokumenti väljasaatva asutuse (üldjuhul sama, mis dokumenti edastav asutus)</text:p>
        </text:list-item>
        <text:list-item>
          <text:p text:style-name="P109">saaja – üks kuni mitu elementi määravad asutused, millele tuleb antud dokument edastada. Kui saaja aadressinfos on määratud väli „epost“, siis edastatakse see dokument näidatud e-posti aadressile. Kui aadressinfos on määratud väli „regnr“ ning sellise registreerimisnumbriga asutus on DVK-s suhtluspartnerina kirjeldatud, toimub dokumendi üleandmine DVK siseselt.</text:p>
        </text:list-item>
      </text:list>
      <text:p text:style-name="P6">Kui DVK server tuvastab, et mõne adressaadi jaoks tuleb dokument edastada mõnda teise DVK serverisse, siis lisab DVK server automaatselt dokumendi konteineri „transport“ elemendi alla elemendi:</text:p>
      <text:list xml:id="list29394388" text:continue-numbering="true" text:style-name="L11">
        <text:list-item>
          <text:p text:style-name="P109">vahendaja – element määrab selle asutuse andmed, mille nimel dokument ühest DVK serverist teise edastati.</text:p>
        </text:list-item>
      </text:list>
      <text:p text:style-name="Normal"><text:span text:style-name="Default_20_Paragraph_20_Font"><text:span text:style-name="T2">DVK poolel saavad dokumendid staatuse „saatmisel” ja jäävad ootama </text:span></text:span><text:span text:style-name="Default_20_Paragraph_20_Font"><text:span text:style-name="T6">dhl.receiveDocuments</text:span></text:span><text:span text:style-name="Default_20_Paragraph_20_Font"><text:span text:style-name="T2"> pärin</text:span></text:span><text:span text:style-name="Default_20_Paragraph_20_Font"><text:span text:style-name="T2">gut. Päring tagastab vea, kui edastatud dokumentide struktuur sisaldab olulisi vigu. Päring ei tagasta viga juhul, kui mingite dokumentide adressaadile edastamine ei õnnestunud – edastamine toimub asünkroonselt. Edastamise õnnestumist saab kontrollida päri</text:span></text:span><text:span text:style-name="Default_20_Paragraph_20_Font"><text:span text:style-name="T2">nguga </text:span></text:span><text:span text:style-name="Default_20_Paragraph_20_Font"><text:span text:style-name="T6">dhl.getSendStatus</text:span></text:span><text:span text:style-name="Default_20_Paragraph_20_Font"><text:span text:style-name="T2">.</text:span></text:span></text:p>
      <text:p text:style-name="P6">Antud päringuga saab dokumente salvestada ka DVK-sse selliselt, et edastamist saaja(te)le ei toimu. Sellisel juhul peab olema päringu parameeter „kaust“ olema väärtustatud selle kaustateega, kuhu soovitakse dokumendid salvestada ning „transport“ element ei tohi sisaldada ühtegi elementi „saaja“.</text:p>
      <text:p text:style-name="P6">Päringuga on võimalik edastada ka dokumente, mis asuvad DVK dokumendikontol. Sellisel juhul tuleb tegeliku dokumendi asemel esitada dokumendi kehas element „ref“ vajaliku atribuudi väärtusega (kas atribuut „dhl_id“ dokumendi ID väärtusega või siis „dhl_taisnimi“ DVK kaustapuu dokumendi täispika nimega). Sealjuures on lubatud esitada ka element „Transport“, mis kirjutab dokumendil esineda võiva „Transport“ elemendi üle.</text:p>
      <text:p text:style-name="P6">Päring tagastab resultaadina massiivi, mille vastavatel positsioonidel on edastatud dokumentide DVK seesmised ID-id.</text:p>
      <text:p text:style-name="P6"/>
      <text:h text:style-name="P130" text:outline-level="3"><text:bookmark-start text:name="_Toc258826320"/><text:bookmark-start text:name="_Toc257804273"/><text:bookmark-start text:name="_Toc257709303"/><text:bookmark-start text:name="_Toc256702609"/><text:bookmark-start text:name="_Ref152390136"/><text:bookmark-start text:name="_Toc115025256"/><text:bookmark-start text:name="_Toc115016771"/><text:bookmark-start text:name="_Toc259177058"/><text:bookmark-start text:name="_Toc259625879"/><text:bookmark-start text:name="_Toc259627252"/><text:bookmark-start text:name="_Toc259627534"/><text:bookmark-start text:name="_Toc259699067"/><text:bookmark-start text:name="_Toc259699958"/><text:bookmark-start text:name="_Toc259700537"/>Edastatud dokumentide staatuse kontroll<text:bookmark-end text:name="_Toc258826320"/><text:bookmark-end text:name="_Toc257804273"/><text:bookmark-end text:name="_Toc257709303"/><text:bookmark-end text:name="_Toc256702609"/><text:bookmark-end text:name="_Ref152390136"/><text:bookmark-end text:name="_Toc115025256"/><text:bookmark-end text:name="_Toc115016771"/><text:bookmark-end text:name="_Toc259177058"/><text:bookmark-end text:name="_Toc259625879"/><text:bookmark-end text:name="_Toc259627252"/><text:bookmark-end text:name="_Toc259627534"/><text:bookmark-end text:name="_Toc259699067"/><text:bookmark-end text:name="_Toc259699958"/><text:bookmark-end text:name="_Toc259700537"/></text:h>
      <text:p text:style-name="Normal"><text:span text:style-name="Default_20_Paragraph_20_Font"><text:span text:style-name="T2">Päringuga </text:span></text:span><text:span text:style-name="Default_20_Paragraph_20_Font"><text:span text:style-name="T6">dhl.getSendStatus <text:s/></text:span></text:span><text:span text:style-name="Default_20_Paragraph_20_Font"><text:span text:style-name="T2">küsitakse päringu </text:span></text:span><text:span text:style-name="Default_20_Paragraph_20_Font"><text:span text:style-name="T6">dhl.sendDocuments</text:span></text:span><text:span text:style-name="Default_20_Paragraph_20_Font"><text:span text:style-name="T2"> abil edastatud dokumentide olekuinfot. Päringu kehas esi</text:span></text:span><text:span text:style-name="Default_20_Paragraph_20_Font"><text:span text:style-name="T2">tatakse massiiv dokumentide ID-idest(DVK konteineri versioonis 2 on võimalik leida </text:span></text:span><text:soft-page-break/><text:span text:style-name="Default_20_Paragraph_20_Font"><text:span text:style-name="T2">dokumendi staatus ka dokumendi GUID abil), mille olekut soovitakse teada saada. Päring tagastab massiivi, mille elementideks on dokumentide saatmisinfo. Saatmisinfo sisaldab</text:span></text:span><text:span text:style-name="Default_20_Paragraph_20_Font"><text:span text:style-name="T2"> iga saaja kohta elementi „edastus“, mille alamelementide tähendused on:</text:span></text:span></text:p>
      <text:list xml:id="list29272512" text:style-name="L12">
        <text:list-item>
          <text:p text:style-name="P110">„saaja“ element on samasuguse sisuga, nagu dokumendi saaja element oli algselt määratud.</text:p>
        </text:list-item>
        <text:list-item>
          <text:p text:style-name="P110">„saadud“ väärtuseks on kuupäev ja kellaaeg, mil DVK dokumendi saatjalt kätte sai.</text:p>
        </text:list-item>
        <text:list-item>
          <text:p text:style-name="P110">„meetod“ sisaldab edastusmeetodi väärtust: kas „xtee“ või „epost“.</text:p>
        </text:list-item>
        <text:list-item>
          <text:p text:style-name="P110">„edastatud“ väärtuseks on kuupäev ja kellaaeg, mil DVK kas saatis dokumendi e-posti aadressile või kui adressaat märkis dokumendi vastuvõetuks.</text:p>
        </text:list-item>
        <text:list-item>
          <text:p text:style-name="P115"><text:span text:style-name="Default_20_Paragraph_20_Font"><text:span text:style-name="T2">„loetud“ väärtuseks on kuupäev ja kellaeg, mil teise osap</text:span></text:span><text:span text:style-name="Default_20_Paragraph_20_Font"><text:span text:style-name="T2">oole DHS märkis päringuga </text:span></text:span><text:span text:style-name="Default_20_Paragraph_20_Font"><text:span text:style-name="T6">dhl.markDocumentsReceived</text:span></text:span><text:span text:style-name="Default_20_Paragraph_20_Font"><text:span text:style-name="T2"> kättesaaduks. Saaja tohib dokumendi märkiga kättesaaduks siis, kui dokument on ametnikule nähtavaks tehtud. Dokumendi saabumine süsteemi ei ole võrdne dokumendi kätte saamisega vastuvõtja poolel. Juhul, k</text:span></text:span><text:span text:style-name="Default_20_Paragraph_20_Font"><text:span text:style-name="T2">ui dokument saabub DHS süsteemi, kuid selle kuvamine kasutajale ei ole võimalik, tuleb dokumendi staatuseks määrata „katkestatud“ (e-posti teel edastuse korral jääb see väli väärtustamata).</text:span></text:span></text:p>
        </text:list-item>
        <text:list-item>
          <text:p text:style-name="P110">„fault“ element on väärtustatud ainult juhul, kui edastamise käigus juhtus viga</text:p>
        </text:list-item>
        <text:list-item>
          <text:p text:style-name="P115"><text:span text:style-name="Default_20_Paragraph_20_Font"><text:span text:style-name="T2">„staatus“ element näitab, mis </text:span></text:span><text:span text:style-name="Default_20_Paragraph_20_Font"><text:span text:style-name="T7">seisus antud saajale edastus on</text:span></text:span><text:span text:style-name="Default_20_Paragraph_20_Font"><text:span text:style-name="T2">. Võimalikud väärtused on:</text:span></text:span></text:p>
          <text:list>
            <text:list-item>
              <text:p text:style-name="P110">„saatmisel“ – dokumenti üritatakse veel antud saajale edastada</text:p>
            </text:list-item>
            <text:list-item>
              <text:p text:style-name="P110">„saadetud“ – dokument sai edukalt antud saajale saadetud</text:p>
            </text:list-item>
            <text:list-item>
              <text:p text:style-name="P110">„katkestatud“ – dokumenti ei õnnestunud antud saajale saata.</text:p>
            </text:list-item>
          </text:list>
        </text:list-item>
        <text:list-item>
          <text:p text:style-name="P110">„vastuvotja_staatus_id“ element sisaldab adressaadi poolel dokumendile antud staatuse identifikaatorit. Element on väärtustatud ainult juhul, kui adressaat on omalt poolt dokumendile antud staatuse DVK-le edastanud.</text:p>
        </text:list-item>
        <text:list-item>
          <text:p text:style-name="P110">„metaxml” element sisaldab vaba struktuuriga XML- või tekstiandmeid vastuvõetud dokumenti puudutavate andmete saatmiseks dokumendi saatjale.</text:p>
        </text:list-item>
      </text:list>
      <text:p text:style-name="Normal"><text:span text:style-name="Default_20_Paragraph_20_Font"><text:span text:style-name="T2">Saatmisinfo kirje sisaldab ka elemendi „olek“, </text:span></text:span><text:span text:style-name="Default_20_Paragraph_20_Font"><text:span text:style-name="T7">mille väärtus määrab dokumendi edastuse koondoleku</text:span></text:span><text:span text:style-name="Default_20_Paragraph_20_Font"><text:span text:style-name="T2">. Võimalikud väärtused on:</text:span></text:span></text:p>
      <text:list xml:id="list29381518" text:continue-numbering="true" text:style-name="L12">
        <text:list-item>
          <text:list>
            <text:list-item>
              <text:p text:style-name="P110">„saatmisel“ – leidub vähemalt üks saaja, kellele veel üritatakse antud dokumenti saata.</text:p>
            </text:list-item>
            <text:list-item>
              <text:p text:style-name="P110">„saadetud“ – dokument õnnestus kõigile saajatele edastada.</text:p>
            </text:list-item>
            <text:list-item>
              <text:p text:style-name="P110">„katkestatud“ – vähemalt ühele saajale ei õnnestunud dokumenti edastada.</text:p>
            </text:list-item>
          </text:list>
        </text:list-item>
      </text:list>
      <text:h text:style-name="P130" text:outline-level="3"><text:bookmark-start text:name="_Toc258826321"/><text:bookmark-start text:name="_Toc257804274"/><text:bookmark-start text:name="_Toc257709304"/><text:bookmark-start text:name="_Toc256702610"/><text:bookmark-start text:name="_Toc115025257"/><text:bookmark-start text:name="_Toc115016772"/><text:bookmark-start text:name="_Toc259177059"/><text:bookmark-start text:name="_Toc259625880"/><text:bookmark-start text:name="_Toc259627253"/><text:bookmark-start text:name="_Toc259627535"/><text:bookmark-start text:name="_Toc259699068"/><text:bookmark-start text:name="_Toc259699959"/><text:bookmark-start text:name="_Toc259700538"/>Dokumentide vastuvõtt<text:bookmark-end text:name="_Toc258826321"/><text:bookmark-end text:name="_Toc257804274"/><text:bookmark-end text:name="_Toc257709304"/><text:bookmark-end text:name="_Toc256702610"/><text:bookmark-end text:name="_Toc115025257"/><text:bookmark-end text:name="_Toc115016772"/><text:bookmark-end text:name="_Toc259177059"/><text:bookmark-end text:name="_Toc259625880"/><text:bookmark-end text:name="_Toc259627253"/><text:bookmark-end text:name="_Toc259627535"/><text:bookmark-end text:name="_Toc259699068"/><text:bookmark-end text:name="_Toc259699959"/><text:bookmark-end text:name="_Toc259700538"/></text:h>
      <text:p text:style-name="Normal"><text:span text:style-name="Default_20_Paragraph_20_Font"><text:span text:style-name="T2"><draw:frame draw:style-name="fr2" draw:name="Picture 2" text:anchor-type="as-char" svg:y="0cm" svg:width="5.398cm" style:rel-width="scale" svg:height="4.763cm" style:rel-height="scale" draw:z-index="97"><draw:image xlink:href="Pictures/20000085000018F1000015F1B3E63D6B.wmf" xlink:type="simple" xlink:show="embed" xlink:actuate="onLoad"/></draw:frame></text:span></text:span></text:p>
      <text:p text:style-name="Normal"><text:span text:style-name="Default_20_Paragraph_20_Font"><text:span text:style-name="T2">DHS-i poo</text:span></text:span><text:span text:style-name="Default_20_Paragraph_20_Font"><text:span text:style-name="T2">lne teiste asutuste poolt antud asutusele saadetud dokumentide vastuvõtt toimub päringu </text:span></text:span><text:span text:style-name="Default_20_Paragraph_20_Font"><text:span text:style-name="T6">dhl.receiveDocuments</text:span></text:span><text:span text:style-name="Default_20_Paragraph_20_Font"><text:span text:style-name="T2"> abil. Päring tagastab kõik DVK-s antud asutusele teiste asutuste poolt edastatud dokumendid. Päringule saab elemendi „arv“ abil määrata piirangu, m</text:span></text:span><text:span text:style-name="Default_20_Paragraph_20_Font"><text:span text:style-name="T2">itu dokumenti maksimaalselt tohib vastuses tagastada. Lisaks saab elemendi „kaust“ abil määrata kausta(d), kust dokumente loetakse.</text:span></text:span></text:p>
      <text:p text:style-name="P6">Päring tagastab loetud dokumentide massiivi.</text:p>
      <text:p text:style-name="Normal"><text:span text:style-name="Default_20_Paragraph_20_Font"><text:span text:style-name="T2">Peale edukat dokumentide vastuvõttu peab DHS käivitama päringu </text:span></text:span><text:span text:style-name="Default_20_Paragraph_20_Font"><text:span text:style-name="T6">dhl.markDocument</text:span></text:span><text:span text:style-name="Default_20_Paragraph_20_Font"><text:span text:style-name="T6">sReceived</text:span></text:span><text:span text:style-name="Default_20_Paragraph_20_Font"><text:span text:style-name="T2">, mille abil signaliseeritakse DVK-le, et näidatud dokumendid said edukalt alla laetud. Sellest päringust eksisteerib 3 versiooni:</text:span></text:span></text:p>
      <text:list xml:id="list29396033" text:continue-numbering="true" text:style-name="L12">
        <text:list-item>
          <text:p text:style-name="P110">Päringu esimene versioon (v1) nõuab elemendi „dokumendid“ väärtuseks loetud dokumentide ID-ide massiivi.</text:p>
        </text:list-item>
        <text:list-item>
          <text:p text:style-name="P110">Päringu teine versioon (v2) nõuab elemendi „dokumendid“ väärtuseks loetud dokumentide kohta massiivi järgmise struktuuriga andmeelementidest:</text:p>
          <text:list>
            <text:list-item>
              <text:p text:style-name="P110">„dhl_id” element sisaldab loetud dokumendi DVK ID-d.</text:p>
            </text:list-item>
            <text:list-item>
              <text:p text:style-name="P110">„vastuvotja_staatus_id” element sisaldab vastuvõtja poolel dokumendile omistatud staatuse identifikaatorit.</text:p>
            </text:list-item>
            <text:list-item>
              <text:p text:style-name="P110"><text:soft-page-break/>„fault” element sisaldab andmeid vastuvõtja poolel ilmnenud vea kohta.</text:p>
            </text:list-item>
            <text:list-item>
              <text:p text:style-name="P110">„metaxml” vaba struktuuriga XML- või tekstiandmed vastuvõetud dokumenti puudutavate andmete saatmiseks dokumendi saatjale.</text:p>
            </text:list-item>
          </text:list>
        </text:list-item>
        <text:list-item>
          <text:p text:style-name="P110">Päringu kolmandas versioonis</text:p>
        </text:list-item>
      </text:list>
      <text:p text:style-name="P70">Päring märgib esitatud ID-dele vastavad dokumendid DVK-s päringu teinud asutuse poolt vastuvõetuks. Kui päringul on väärtustatud parameeter „kaust“, siis toimub märgitakse vastuvõetuks ainult märgitud kaustas asuvad dokumendid.</text:p>
      <text:p text:style-name="P70"/>
      <text:p text:style-name="P6">Päring tagastab oma kehas väärtuse „OK“.<text:bookmark-start text:name="_Toc115025258"/><text:bookmark-start text:name="_Toc115016773"/><text:bookmark-start text:name="_Toc257804275"/><text:bookmark-end text:name="_Toc257804275"/><text:bookmark-start text:name="_Toc257709305"/><text:bookmark-end text:name="_Toc257709305"/></text:p>
      <text:h text:style-name="P126" text:outline-level="1"><text:bookmark-start text:name="_Toc258826322"/><text:bookmark-start text:name="_Toc257804276"/><text:bookmark-start text:name="_Toc257709306"/><text:bookmark-start text:name="_Toc256702611"/><text:bookmark-start text:name="_Toc259177060"/><text:bookmark-start text:name="_Toc259625881"/><text:bookmark-start text:name="_Toc259627254"/><text:bookmark-start text:name="_Toc259627536"/><text:bookmark-start text:name="_Toc259699069"/><text:bookmark-start text:name="_Toc259699960"/><text:bookmark-start text:name="_Toc259700539"/>X-Tee päringute kirjeldused<text:bookmark-end text:name="_Toc115025258"/><text:bookmark-end text:name="_Toc115016773"/><text:bookmark-end text:name="_Toc258826322"/><text:bookmark-end text:name="_Toc257804276"/><text:bookmark-end text:name="_Toc257709306"/><text:bookmark-end text:name="_Toc256702611"/><text:bookmark-end text:name="_Toc259177060"/><text:bookmark-end text:name="_Toc259625881"/><text:bookmark-end text:name="_Toc259627254"/><text:bookmark-end text:name="_Toc259627536"/><text:bookmark-end text:name="_Toc259699069"/><text:bookmark-end text:name="_Toc259699960"/><text:bookmark-end text:name="_Toc259700539"/></text:h>
      <text:h text:style-name="P129" text:outline-level="2"><text:bookmark-start text:name="_Toc258826323"/><text:bookmark-start text:name="_Toc257804277"/><text:bookmark-start text:name="_Toc257709307"/><text:bookmark-start text:name="_Toc256702612"/><text:bookmark-start text:name="_Toc115025259"/><text:bookmark-start text:name="_Toc115016774"/><text:bookmark-start text:name="_Toc259177061"/><text:bookmark-start text:name="_Toc259625882"/><text:bookmark-start text:name="_Toc259627255"/><text:bookmark-start text:name="_Toc259627537"/><text:bookmark-start text:name="_Toc259699070"/><text:bookmark-start text:name="_Toc259699961"/><text:bookmark-start text:name="_Toc259700540"/>sendDocuments<text:bookmark-end text:name="_Toc258826323"/><text:bookmark-end text:name="_Toc257804277"/><text:bookmark-end text:name="_Toc257709307"/><text:bookmark-end text:name="_Toc256702612"/><text:bookmark-end text:name="_Toc115025259"/><text:bookmark-end text:name="_Toc115016774"/><text:bookmark-end text:name="_Toc259177061"/><text:bookmark-end text:name="_Toc259625882"/><text:bookmark-end text:name="_Toc259627255"/><text:bookmark-end text:name="_Toc259627537"/><text:bookmark-end text:name="_Toc259699070"/><text:bookmark-end text:name="_Toc259699961"/><text:bookmark-end text:name="_Toc259700540"/></text:h>
      <text:h text:style-name="P130" text:outline-level="3"><text:bookmark-start text:name="_Toc258826324"/><text:bookmark-start text:name="_Toc257804278"/><text:bookmark-start text:name="_Toc257709308"/><text:bookmark-start text:name="_Toc256702613"/><text:bookmark-start text:name="_Toc259177062"/><text:bookmark-start text:name="_Toc259625883"/><text:bookmark-start text:name="_Toc259627256"/><text:bookmark-start text:name="_Toc259627538"/><text:bookmark-start text:name="_Toc259699071"/><text:bookmark-start text:name="_Toc259699962"/><text:bookmark-start text:name="_Toc259700541"/>sendDocuments.v1<text:bookmark-end text:name="_Toc258826324"/><text:bookmark-end text:name="_Toc257804278"/><text:bookmark-end text:name="_Toc257709308"/><text:bookmark-end text:name="_Toc256702613"/><text:bookmark-end text:name="_Toc259177062"/><text:bookmark-end text:name="_Toc259625883"/><text:bookmark-end text:name="_Toc259627256"/><text:bookmark-end text:name="_Toc259627538"/><text:bookmark-end text:name="_Toc259699071"/><text:bookmark-end text:name="_Toc259699962"/><text:bookmark-end text:name="_Toc259700541"/></text:h>
      <text:p text:style-name="P6">Päringu nimi: dhl.sendDocuments.v1</text:p>
      <text:p text:style-name="P6">Sisendi keha: Struct</text:p>
      <text:p text:style-name="P6"><text:tab/>base64Binary dokumendid</text:p>
      <text:p text:style-name="P6"><text:tab/>string kaust</text:p>
      <text:p text:style-name="P6">Väljundi keha: base64Binary</text:p>
      <text:p text:style-name="P6"/>
      <text:p text:style-name="P6">Päring tuleb realiseerida vastavalt X-Tee dokumentatsioonis MIME manuseid sisaldavate teadete realiseerimise skeemile.</text:p>
      <text:p text:style-name="P40">Element „dokumendid“ on <text:s/>base64 kodeeringus documentsArrayType tüüpi massiiv DVK-sse saadetavatest dokumentidest.</text:p>
      <text:p text:style-name="P40">Element „kaust“ määrab ära kataloogitee, kuhu tuleb dokumendid paigutada. Element võib ka puududa, sellisel juhul on kataloogiks üldine juurkataloog „/”. Kui elemendiga „kaust” antud kausta ei eksisteeri DVK-s, siis luuakse see automaatselt.</text:p>
      <text:p text:style-name="P40">Väljundi kehaks on base64 kodeeringus documentRefsArrayType tüüpi massiiv, mis sisaldab DVK poolt dokumentidele omistatud unikaalseid ID-e.</text:p>
      <text:p text:style-name="P39"><text:span text:style-name="Default_20_Paragraph_20_Font"><text:span text:style-name="T2">Dokumentide saatmisel sendDocuments päringuga teostatakse DVK konteineri ning saadetavate XML, DDOC ja BDOC fai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text:bookmark-start text:name="_Toc115025260"/><text:bookmark-start text:name="_Toc115016775"/>Näide<text:bookmark-end text:name="_Toc115025260"/><text:bookmark-end text:name="_Toc115016775"/></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oft-page-break/><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sendDocument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sendDocuments&gt;</text:p>
      <text:p text:style-name="P17"><text:s text:c="4"/>&lt;keha&gt;</text:p>
      <text:p text:style-name="P17"><text:s text:c="6"/>&lt;dokumendid href="cid:b8fdc418df27ba3095a2d21b7be6d802"/&gt;</text:p>
      <text:p text:style-name="P17"><text:s text:c="6"/>&lt;kaust/&gt;</text:p>
      <text:p text:style-name="P17"><text:s text:c="4"/>&lt;/keha&gt;</text:p>
      <text:p text:style-name="P17"><text:s text:c="2"/>&lt;/dhl:sendDocument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p text:style-name="P17"/>
      <text:h text:style-name="P131"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sendDocuments.v1&lt;/xtee:nimi&gt;</text:p>
      <text:p text:style-name="P17">&lt;xtee:toimik xsi:type="xsd:string"&gt;&lt;/xtee:toimik&gt;</text:p>
      <text:p text:style-name="P17"><text:soft-page-break/>&lt;xtee:amet xsi:type="xsd:string"&gt;&lt;/xtee:amet&gt;</text:p>
      <text:p text:style-name="P17">&lt;/SOAP-ENV:Header&gt;</text:p>
      <text:p text:style-name="P17">&lt;SOAP-ENV:Body&gt;</text:p>
      <text:p text:style-name="P17"><text:s text:c="2"/>&lt;dhl:sendDocumentsResponse&gt;</text:p>
      <text:p text:style-name="P17"><text:s text:c="4"/>&lt;paring&gt;</text:p>
      <text:p text:style-name="P17"><text:s text:c="6"/>&lt;dokumendid xsi:type="xsd:string"&gt;52ed0ffbf27fc34759dce05d0e7bed2302876cec&lt;/dokumendid&gt;</text:p>
      <text:p text:style-name="P17"><text:s text:c="6"/>&lt;kaust/&gt;</text:p>
      <text:p text:style-name="P17"><text:s text:c="4"/>&lt;/paring&gt;</text:p>
      <text:p text:style-name="P17"><text:s text:c="4"/>&lt;keha href="cid:793340a8216da081f3d785bcc74c0f74"/&gt;</text:p>
      <text:p text:style-name="P17"><text:s text:c="2"/>&lt;/dhl:send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1" text:outline-level="5">Päringu „dokumendid“ elemendi sisu</text:h>
      <text:p text:style-name="P6">Elemendi „dokumendid“ sisu kodeerimata kujul on:</text:p>
      <text:p text:style-name="P6"/>
      <text:p text:style-name="P18"><text:span text:style-name="Default_20_Paragraph_20_Font"><text:span text:style-name="T52">&lt;</text:span></text:span><text:span text:style-name="Default_20_Paragraph_20_Font"><text:span text:style-name="T58">dokument </text:span></text:span><text:span text:style-name="Default_20_Paragraph_20_Font"><text:span text:style-name="T61">xmlns:dhl="http://producers.dhl.xtee.riik.ee/producer/dh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62"> format</text:span></text:span><text:span text:style-name="Default_20_Paragraph_20_Font"><text:span text:style-name="T52">="</text:span></text:span><text:span text:style-name="Default_20_Paragraph_20_Font"><text:span text:style-name="T40">DIGIDOC-XML</text:span></text:span><text:span text:style-name="Default_20_Paragraph_20_Font"><text:span text:style-name="T52">"</text:span></text:span><text:span text:style-name="Default_20_Paragraph_20_Font"><text:span text:style-name="T62"> version</text:span></text:span><text:span text:style-name="Default_20_Paragraph_20_Font"><text:span text:style-name="T52">="</text:span></text:span><text:span text:style-name="Default_20_Paragraph_20_Font"><text:span text:style-name="T40">1.3</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0</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3075</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oft-page-break/><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aadress.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1</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2679</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text:span></text:span><text:span text:style-name="Default_20_Paragraph_20_Font"><text:span text:style-name="T40">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h text:style-name="P131" text:outline-level="5">Päringu vastuses „keha“ elemendi sisu</text:h>
      <text:p text:style-name="P25">Elemendi „keha“ sisu kodeerimata kujul o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9"/>
      <text:p text:style-name="P23"><text:span text:style-name="Default_20_Paragraph_20_Font"><text:span text:style-name="T2">Kui saadeti korraga mitu dokumenti, siis on elemendi „keha“ sisu kodeerimata </text:span></text:span><text:span text:style-name="Default_20_Paragraph_20_Font"><text:span text:style-name="T2">kujul selline:</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6</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7</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h text:style-name="P130" text:outline-level="3"><text:bookmark-start text:name="_Toc258826325"/><text:bookmark-start text:name="_Toc257804279"/><text:bookmark-start text:name="_Toc257709309"/><text:bookmark-start text:name="_Toc256702614"/><text:bookmark-start text:name="_Toc259177063"/><text:bookmark-start text:name="_Toc259625884"/><text:bookmark-start text:name="_Toc259627257"/><text:bookmark-start text:name="_Toc259627539"/><text:bookmark-start text:name="_Toc259699072"/><text:bookmark-start text:name="_Toc259699963"/><text:bookmark-start text:name="_Toc259700542"/>sendDocuments.v2<text:bookmark-end text:name="_Toc258826325"/><text:bookmark-end text:name="_Toc257804279"/><text:bookmark-end text:name="_Toc257709309"/><text:bookmark-end text:name="_Toc256702614"/><text:bookmark-end text:name="_Toc259177063"/><text:bookmark-end text:name="_Toc259625884"/><text:bookmark-end text:name="_Toc259627257"/><text:bookmark-end text:name="_Toc259627539"/><text:bookmark-end text:name="_Toc259699072"/><text:bookmark-end text:name="_Toc259699963"/><text:bookmark-end text:name="_Toc259700542"/></text:h>
      <text:p text:style-name="P6">Päringu sendDocuments versioon v2 erineb eelmisest versioonist selle poolest, et võimaldab dokumente DVK serverisse saata fragmenteeritud kujul.</text:p>
      <text:p text:style-name="P6"/>
      <text:p text:style-name="P6">Päringu nimi: dhl.sendDocuments.v2</text:p>
      <text:p text:style-name="P6">Sisendi keha: Struct</text:p>
      <text:p text:style-name="P6"><text:tab/>base64Binary dokumendid</text:p>
      <text:p text:style-name="P6"><text:tab/>string kaust</text:p>
      <text:p text:style-name="P6"><text:tab/>date sailitustahtaeg</text:p>
      <text:p text:style-name="P6"><text:tab/>string edastus_id</text:p>
      <text:p text:style-name="P6"><text:tab/>integer fragment_nr</text:p>
      <text:p text:style-name="P6"><text:tab/>integer fragmente_kokku</text:p>
      <text:p text:style-name="P6">Väljundi keha: base64Binary</text:p>
      <text:p text:style-name="P6"/>
      <text:p text:style-name="P6">Päring tuleb realiseerida vastavalt X-Tee dokumentatsioonis MIME manuseid sisaldavate teadete realiseerimise skeemile.</text:p>
      <text:p text:style-name="P6"/>
      <text:p text:style-name="P40">Element „dokumendid“ on <text:s/>base64 kodeeringus documentsArrayType tüüpi massiiv DVK-sse saadetavatest dokumentidest.</text:p>
      <text:p text:style-name="P40">Element „kaust“ määrab ära kataloogitee, kuhu tuleb dokumendid paigutada. Element võib ka puududa, sellisel juhul on kataloogiks üldine juurkataloog „/”. Kui elemendiga „kaust” antud kausta ei eksisteeri DVK-s, siis luuakse see automaatselt.</text:p>
      <text:p text:style-name="P40">Element „sailitustahtaeg“ määrab ära, kui kaua DVK server peaks saadetavat dokumenti säilitama, enne kui see kettaruumi vabastamiseks serverist maha kustutatakse.</text:p>
      <text:p text:style-name="P40">Element „edastus_id“ määrab edastussessiooni identifikaatori, kui dokumente saadetakse tükkhaaval. Tükkhaaval saatmisel loeb DVK server kõik sama „edastus_id“ väärtusega saadetud andmed ühe ja sama dokumendi fragmentideks. Kui andmeid ei saadeta tükkhaaval, siis pole seda parameetrit vaja määrata.</text:p>
      <text:p text:style-name="P40">Element „fragment_nr“ määrab tükkhaaval saadetavate andmete puhul, mitmenda tükiga on antud juhul tegu (loendamine algab 0-st). Kui andmeid ei saadeta tükkhaaval, siis pole seda parameetrit vaja määrata.</text:p>
      <text:p text:style-name="P40">Element „fragmente_kokku“ määrab tükkhaaval saadetavate andmete puhul, mitmeks tükiks on saadetavad andmed jaotatud. Kui andmeid ei saadeta tükkhaaval, siis pole seda parameetrit vaja määrata.</text:p>
      <text:p text:style-name="P40">Väljundi kehaks on base64 kodeeringus documentRefsArrayType tüüpi massiiv, mis sisaldab DVK poolt <text:soft-page-break/>dokumentidele omistatud unikaalseid ID-e.</text:p>
      <text:p text:style-name="P39"><text:span text:style-name="Default_20_Paragraph_20_Font"><text:span text:style-name="T2">Dokumentide saatmisel sendDocuments päringuga teostatakse DVK konteineri ning saadetavate XML, DDOC ja BDOC fai</text:span></text:span><text:span text:style-name="Default_20_Paragraph_20_Font"><text:span text:style-name="T2">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Näide</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sendDocument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sendDocuments&gt;</text:p>
      <text:p text:style-name="P17"><text:s text:c="4"/>&lt;keha&gt;</text:p>
      <text:p text:style-name="P17"><text:s text:c="6"/>&lt;dokumendid href="cid:b8fdc418df27ba3095a2d21b7be6d802"/&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keha&gt;</text:p>
      <text:p text:style-name="P17"><text:s text:c="2"/>&lt;/dhl:sendDocument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text:soft-page-break/>dg0KbmVwYWxpCW5lDQpuaXZoaQnkdA0KbmphbmT+YQlueQ0Kbm9nYWkJ9ncNCg==</text:p>
      <text:p text:style-name="P17">--=_b5a8d09eeeb161be29def84633d6f6fc</text:p>
      <text:p text:style-name="P17"/>
      <text:h text:style-name="P131"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sendDocument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sendDocumentsResponse&gt;</text:p>
      <text:p text:style-name="P17"><text:s text:c="4"/>&lt;paring&gt;</text:p>
      <text:p text:style-name="P17"><text:s text:c="6"/>&lt;dokumendid xsi:type="xsd:string"&gt;52ed0ffbf27fc34759dce05d0e7bed2302876cec&lt;/dokumendid&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paring&gt;</text:p>
      <text:p text:style-name="P17"><text:s text:c="4"/>&lt;keha href="cid:793340a8216da081f3d785bcc74c0f74"/&gt;</text:p>
      <text:p text:style-name="P17"><text:s text:c="2"/>&lt;/dhl:send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17">--=_9d665408f43f4698f71029c2df2b834e</text:p>
      <text:p text:style-name="P6"/>
      <text:p text:style-name="P6"/>
      <text:h text:style-name="P131" text:outline-level="5"><text:soft-page-break/>Päringu „dokumendid“ elemendi sisu</text:h>
      <text:p text:style-name="P6">Elemendi „dokumendid“ sisu kodeerimata kujul on:</text:p>
      <text:p text:style-name="P6"/>
      <text:p text:style-name="P18"><text:span text:style-name="Default_20_Paragraph_20_Font"><text:span text:style-name="T52">&lt;</text:span></text:span><text:span text:style-name="Default_20_Paragraph_20_Font"><text:span text:style-name="T58">dokument </text:span></text:span><text:span text:style-name="Default_20_Paragraph_20_Font"><text:span text:style-name="T61">xmlns:dhl="http://producers.dhl.xtee.riik.ee/producer/dh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62"> format</text:span></text:span><text:span text:style-name="Default_20_Paragraph_20_Font"><text:span text:style-name="T52">="</text:span></text:span><text:span text:style-name="Default_20_Paragraph_20_Font"><text:span text:style-name="T40">DIGIDOC-XML</text:span></text:span><text:span text:style-name="Default_20_Paragraph_20_Font"><text:span text:style-name="T52">"</text:span></text:span><text:span text:style-name="Default_20_Paragraph_20_Font"><text:span text:style-name="T62"> version</text:span></text:span><text:span text:style-name="Default_20_Paragraph_20_Font"><text:span text:style-name="T52">="</text:span></text:span><text:span text:style-name="Default_20_Paragraph_20_Font"><text:span text:style-name="T40">1.3</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text:span></text:span><text:span text:style-name="Default_20_Paragraph_20_Font"><text:span text:style-name="T62">ame</text:span></text:span><text:span text:style-name="Default_20_Paragraph_20_Font"><text:span text:style-name="T52">="</text:span></text:span><text:span text:style-name="Default_20_Paragraph_20_Font"><text:span text:style-name="T40">dhl.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0</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3075</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aadress.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1</text:span></text:span><text:span text:style-name="Default_20_Paragraph_20_Font"><text:span text:style-name="T52">"</text:span></text:span><text:span text:style-name="Default_20_Paragraph_20_Font"><text:span text:style-name="T62"> </text:span></text:span><text:span text:style-name="Default_20_Paragraph_20_Font"><text:span text:style-name="T62">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2679</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h text:style-name="P131" text:outline-level="5">Päringu vastuses „keha“ elemendi sisu</text:h>
      <text:p text:style-name="P25">Elemendi „keha“ sisu kodeerimata kujul o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9"/>
      <text:p text:style-name="P23"><text:span text:style-name="Default_20_Paragraph_20_Font"><text:span text:style-name="T2">Kui saadeti korraga mitu dokumenti, siis on elemendi „keha“ sisu kodeerimata kujul selline:</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6</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7</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h text:style-name="P130" text:outline-level="3"><text:bookmark-start text:name="_Toc115025261"/><text:bookmark-start text:name="_Toc115016776"/><text:bookmark-start text:name="_Toc258826326"/><text:bookmark-start text:name="_Toc257804280"/><text:bookmark-start text:name="_Toc257709310"/><text:bookmark-start text:name="_Toc259177064"/><text:bookmark-start text:name="_Toc259625885"/><text:bookmark-start text:name="_Toc259627258"/><text:bookmark-start text:name="_Toc259627540"/><text:bookmark-start text:name="_Toc259699073"/><text:bookmark-start text:name="_Toc259699964"/><text:bookmark-start text:name="_Toc259700543"/>sendDocuments.v3<text:bookmark-end text:name="_Toc258826326"/><text:bookmark-end text:name="_Toc257804280"/><text:bookmark-end text:name="_Toc257709310"/><text:bookmark-end text:name="_Toc259177064"/><text:bookmark-end text:name="_Toc259625885"/><text:bookmark-end text:name="_Toc259627258"/><text:bookmark-end text:name="_Toc259627540"/><text:bookmark-end text:name="_Toc259699073"/><text:bookmark-end text:name="_Toc259699964"/><text:bookmark-end text:name="_Toc259700543"/></text:h>
      <text:p text:style-name="P6"><text:bookmark-start text:name="_Toc258826327"/>Päring erineb versioonist 2 selle poolest, et kasutusele on võetud asutuse ja allüksuse lühinimetused.<text:bookmark-end text:name="_Toc258826327"/></text:p>
      <text:p text:style-name="P6">Päring tuleb realiseerida vastavalt X-Tee dokumentatsioonis MIME manuseid sisaldavate teadete realiseerimise skeemile.</text:p>
      <text:p text:style-name="P41"/>
      <text:h text:style-name="Heading_20_4" text:outline-level="4"><text:soft-page-break/>Näide</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sendDocument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sendDocuments&gt;</text:p>
      <text:p text:style-name="P17"><text:s text:c="4"/>&lt;keha&gt;</text:p>
      <text:p text:style-name="P17"><text:s text:c="6"/>&lt;dokumendid href="cid:b8fdc418df27ba3095a2d21b7be6d802"/&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keha&gt;</text:p>
      <text:p text:style-name="P17"><text:s text:c="2"/>&lt;/dhl:sendDocument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1" text:outline-level="5">Päringu vastus</text:h>
      <text:p text:style-name="P17">HTTP/1.1 200 OK</text:p>
      <text:p text:style-name="P17">Content-Type: multipart/related; type=text/xml;</text:p>
      <text:p text:style-name="P17"><text:s text:c="4"/>boundary="=_9d665408f43f4698f71029c2df2b834e"</text:p>
      <text:p text:style-name="P17"><text:soft-page-break/></text:p>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sendDocument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sendDocumentsResponse&gt;</text:p>
      <text:p text:style-name="P17"><text:s text:c="4"/>&lt;paring&gt;</text:p>
      <text:p text:style-name="P17"><text:s text:c="6"/>&lt;dokumendid xsi:type="xsd:string"&gt;52ed0ffbf27fc34759dce05d0e7bed2302876cec&lt;/dokumendid&gt;</text:p>
      <text:p text:style-name="P17"><text:s text:c="6"/>&lt;kaust/&gt;</text:p>
      <text:p text:style-name="P17"><text:s text:c="6"/>&lt;sailitustahtaeg&gt;2009-01-25T23:59:59&lt;/sailitustahtaeg&gt;</text:p>
      <text:p text:style-name="P17"><text:s text:c="6"/>&lt;edastus_id&gt;123456789_1201&lt;/edastus_id&gt;</text:p>
      <text:p text:style-name="P17"><text:s text:c="6"/>&lt;fragment_nr&gt;-1&lt;/fragment_nr&gt;</text:p>
      <text:p text:style-name="P17"><text:s text:c="6"/>&lt;fragmente_kokku&gt;0&lt;/fragmente_kokku&gt;</text:p>
      <text:p text:style-name="P17"><text:s text:c="4"/>&lt;/paring&gt;</text:p>
      <text:p text:style-name="P17"><text:s text:c="4"/>&lt;keha href="cid:793340a8216da081f3d785bcc74c0f74"/&gt;</text:p>
      <text:p text:style-name="P17"><text:s text:c="2"/>&lt;/dhl:send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1" text:outline-level="5">Päringu „dokumendid“ elemendi sisu</text:h>
      <text:p text:style-name="P6">Elemendi „dokumendid“ sisu kodeerimata kujul on:</text:p>
      <text:p text:style-name="P6"/>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8"> </text:span></text:span><text:span text:style-name="Default_20_Paragraph_20_Font"><text:span text:style-name="T61">xmlns:dhl="http://producers.dhl.xtee.riik.ee/producer/dhl/2010/2"</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oft-page-break/><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faili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kokku</text:span></text:span><text:span text:style-name="Default_20_Paragraph_20_Font"><text:span text:style-name="T52">&gt;</text:span></text:span><text:span text:style-name="Default_20_Paragraph_20_Font"><text:span text:style-name="T23">2</text:span></text:span><text:span text:style-name="Default_20_Paragraph_20_Font"><text:span text:style-name="T52">&lt;/</text:span></text:span><text:span text:style-name="Default_20_Paragraph_20_Font"><text:span text:style-name="T58">kokku</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il</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jrknr</text:span></text:span><text:span text:style-name="Default_20_Paragraph_20_Font"><text:span text:style-name="T52">&gt;</text:span></text:span><text:span text:style-name="Default_20_Paragraph_20_Font"><text:span text:style-name="T23">1</text:span></text:span><text:span text:style-name="Default_20_Paragraph_20_Font"><text:span text:style-name="T52">&lt;/</text:span></text:span><text:span text:style-name="Default_20_Paragraph_20_Font"><text:span text:style-name="T58">jrknr</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pealkiri</text:span></text:span><text:span text:style-name="Default_20_Paragraph_20_Font"><text:span text:style-name="T52">&gt;</text:span></text:span><text:span text:style-name="Default_20_Paragraph_20_Font"><text:span text:style-name="T23">DVK skeem</text:span></text:span><text:span text:style-name="Default_20_Paragraph_20_Font"><text:span text:style-name="T52">&lt;/</text:span></text:span><text:span text:style-name="Default_20_Paragraph_20_Font"><text:span text:style-name="T58">fail_pealkiri</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suurus</text:span></text:span><text:span text:style-name="Default_20_Paragraph_20_Font"><text:span text:style-name="T52">&gt;</text:span></text:span><text:span text:style-name="Default_20_Paragraph_20_Font"><text:span text:style-name="T23">3075</text:span></text:span><text:span text:style-name="Default_20_Paragraph_20_Font"><text:span text:style-name="T52">&lt;/</text:span></text:span><text:span text:style-name="Default_20_Paragraph_20_Font"><text:span text:style-name="T58">fail_suur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tyyp</text:span></text:span><text:span text:style-name="Default_20_Paragraph_20_Font"><text:span text:style-name="T52">&gt;</text:span></text:span><text:span text:style-name="Default_20_Paragraph_20_Font"><text:span text:style-name="T23">text/xml</text:span></text:span><text:span text:style-name="Default_20_Paragraph_20_Font"><text:span text:style-name="T52">&lt;/</text:span></text:span><text:span text:style-name="Default_20_Paragraph_20_Font"><text:span text:style-name="T58">fail_tyyp</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nimi</text:span></text:span><text:span text:style-name="Default_20_Paragraph_20_Font"><text:span text:style-name="T52">&gt;</text:span></text:span><text:span text:style-name="Default_20_Paragraph_20_Font"><text:span text:style-name="T23">dhl.xsd</text:span></text:span><text:span text:style-name="Default_20_Paragraph_20_Font"><text:span text:style-name="T52">&lt;/</text:span></text:span><text:span text:style-name="Default_20_Paragraph_20_Font"><text:span text:style-name="T58">fail_nimi</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zip_base64_sisu</text:span></text:span><text:span text:style-name="Default_20_Paragraph_20_Font"><text:span text:style-name="T52">&gt;</text:span></text:span></text:p>
      <text:p text:style-name="P71"><text:span text:style-name="Default_20_Paragraph_20_Font"><text:span text:style-name="T52"><text:tab/></text:span></text:span><text:span text:style-name="Default_20_Paragraph_20_Font"><text:span text:style-name="T40">PD94bWwgdmVyc2lvbj0iMS4wIiBlbmNvZGluZz0iaXNvLTg4NTktMSI/Pg0KPCEt</text:span></text:span><text:span text:style-name="Default_20_Paragraph_20_Font"><text:span text:style-name="T52"> &lt;/</text:span></text:span><text:span text:style-name="Default_20_Paragraph_20_Font"><text:span text:style-name="T58">zip_base64_sisu</text:span></text:span><text:span text:style-name="Default_20_Paragraph_20_Font"><text:span text:style-name="T52">&gt;</text:span></text:span><text:span text:style-name="Default_20_Paragraph_20_Font"><text:span text:style-name="T52"><text:line-break/></text:span></text:span><text:span text:style-name="Default_20_Paragraph_20_Font"><text:span text:style-name="T52">&lt;</text:span></text:span><text:span text:style-name="Default_20_Paragraph_20_Font"><text:span text:style-name="T58">pohi_dokument</text:span></text:span><text:span text:style-name="Default_20_Paragraph_20_Font"><text:span text:style-name="T52">&gt;</text:span></text:span><text:span text:style-name="Default_20_Paragraph_20_Font"><text:span text:style-name="T23">true</text:span></text:span><text:span text:style-name="Default_20_Paragraph_20_Font"><text:span text:style-name="T52">&lt;/</text:span></text:span><text:span text:style-name="Default_20_Paragraph_20_Font"><text:span text:style-name="T58">pohi_dokument</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il</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il</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jrknr</text:span></text:span><text:span text:style-name="Default_20_Paragraph_20_Font"><text:span text:style-name="T52">&gt;2&lt;/</text:span></text:span><text:span text:style-name="Default_20_Paragraph_20_Font"><text:span text:style-name="T58">jrknr</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pealkiri</text:span></text:span><text:span text:style-name="Default_20_Paragraph_20_Font"><text:span text:style-name="T52">&gt;</text:span></text:span><text:span text:style-name="Default_20_Paragraph_20_Font"><text:span text:style-name="T23">DVK skeem</text:span></text:span><text:span text:style-name="Default_20_Paragraph_20_Font"><text:span text:style-name="T52">&lt;/</text:span></text:span><text:span text:style-name="Default_20_Paragraph_20_Font"><text:span text:style-name="T58">fail_pealkiri</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suurus</text:span></text:span><text:span text:style-name="Default_20_Paragraph_20_Font"><text:span text:style-name="T52">&gt;</text:span></text:span><text:span text:style-name="Default_20_Paragraph_20_Font"><text:span text:style-name="T23">2679</text:span></text:span><text:span text:style-name="Default_20_Paragraph_20_Font"><text:span text:style-name="T52">&lt;/</text:span></text:span><text:span text:style-name="Default_20_Paragraph_20_Font"><text:span text:style-name="T58">fail_suurus</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tyyp</text:span></text:span><text:span text:style-name="Default_20_Paragraph_20_Font"><text:span text:style-name="T52">&gt;</text:span></text:span><text:span text:style-name="Default_20_Paragraph_20_Font"><text:span text:style-name="T23">text/xml</text:span></text:span><text:span text:style-name="Default_20_Paragraph_20_Font"><text:span text:style-name="T52">&lt;/</text:span></text:span><text:span text:style-name="Default_20_Paragraph_20_Font"><text:span text:style-name="T58">fail_tyyp</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fail_nimi</text:span></text:span><text:span text:style-name="Default_20_Paragraph_20_Font"><text:span text:style-name="T52">&gt;</text:span></text:span><text:span text:style-name="Default_20_Paragraph_20_Font"><text:span text:style-name="T23">dhl-aadress.xsd</text:span></text:span><text:span text:style-name="Default_20_Paragraph_20_Font"><text:span text:style-name="T52">&lt;/</text:span></text:span><text:span text:style-name="Default_20_Paragraph_20_Font"><text:span text:style-name="T58">fail_nimi</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8">zip_base64_sisu</text:span></text:span><text:span text:style-name="Default_20_Paragraph_20_Font"><text:span text:style-name="T52">&gt;</text:span></text:span></text:p>
      <text:p text:style-name="P71"><text:span text:style-name="Default_20_Paragraph_20_Font"><text:span text:style-name="T52"><text:tab/></text:span></text:span><text:span text:style-name="Default_20_Paragraph_20_Font"><text:span text:style-name="T40">PD94bWwgdmVyc2lvbj0iMS4wIiBlbmNvZGluZz0iaXNvLTg4NTktMSI/Pg0KPCEt</text:span></text:span><text:span text:style-name="Default_20_Paragraph_20_Font"><text:span text:style-name="T52"> &lt;/</text:span></text:span><text:span text:style-name="Default_20_Paragraph_20_Font"><text:span text:style-name="T58">zip_base64_sisu</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il</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failid</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h text:style-name="P131" text:outline-level="5">Päringu vastuses „keha“ elemendi sisu</text:h>
      <text:p text:style-name="P25">Elemendi „keha“ sisu kodeerimata kujul o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9"/>
      <text:p text:style-name="P23"><text:span text:style-name="Default_20_Paragraph_20_Font"><text:span text:style-name="T2">Kui saadeti </text:span></text:span><text:span text:style-name="Default_20_Paragraph_20_Font"><text:span text:style-name="T2">korraga mitu dokumenti, siis on elemendi „keha“ sisu kodeerimata kujul selline:</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6</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7</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41"/>
      <text:p text:style-name="P41"/>
      <text:h text:style-name="P129" text:outline-level="2"><text:bookmark-start text:name="_Toc258826328"/><text:bookmark-start text:name="_Toc257804281"/><text:bookmark-start text:name="_Toc257709311"/><text:bookmark-start text:name="_Toc256702615"/><text:bookmark-start text:name="_Toc259177065"/><text:bookmark-start text:name="_Toc259625886"/><text:bookmark-start text:name="_Toc259627259"/><text:bookmark-start text:name="_Toc259627541"/><text:bookmark-start text:name="_Toc259699074"/><text:bookmark-start text:name="_Toc259699965"/><text:bookmark-start text:name="_Toc259700544"/><text:soft-page-break/>getSendStatus<text:bookmark-end text:name="_Toc115025261"/><text:bookmark-end text:name="_Toc115016776"/><text:bookmark-end text:name="_Toc258826328"/><text:bookmark-end text:name="_Toc257804281"/><text:bookmark-end text:name="_Toc257709311"/><text:bookmark-end text:name="_Toc256702615"/><text:bookmark-end text:name="_Toc259177065"/><text:bookmark-end text:name="_Toc259625886"/><text:bookmark-end text:name="_Toc259627259"/><text:bookmark-end text:name="_Toc259627541"/><text:bookmark-end text:name="_Toc259699074"/><text:bookmark-end text:name="_Toc259699965"/><text:bookmark-end text:name="_Toc259700544"/></text:h>
      <text:h text:style-name="P130" text:outline-level="3"><text:bookmark-start text:name="_Toc258826329"/><text:bookmark-start text:name="_Toc257804282"/><text:bookmark-start text:name="_Toc257709312"/><text:bookmark-start text:name="_Toc256702616"/><text:bookmark-start text:name="_Toc259177066"/><text:bookmark-start text:name="_Toc259625887"/><text:bookmark-start text:name="_Toc259627260"/><text:bookmark-start text:name="_Toc259627542"/><text:bookmark-start text:name="_Toc259699075"/><text:bookmark-start text:name="_Toc259699966"/><text:bookmark-start text:name="_Toc259700545"/>getSendStatus.v1<text:bookmark-end text:name="_Toc258826329"/><text:bookmark-end text:name="_Toc257804282"/><text:bookmark-end text:name="_Toc257709312"/><text:bookmark-end text:name="_Toc256702616"/><text:bookmark-end text:name="_Toc259177066"/><text:bookmark-end text:name="_Toc259625887"/><text:bookmark-end text:name="_Toc259627260"/><text:bookmark-end text:name="_Toc259627542"/><text:bookmark-end text:name="_Toc259699075"/><text:bookmark-end text:name="_Toc259699966"/><text:bookmark-end text:name="_Toc259700545"/></text:h>
      <text:p text:style-name="P6">Päringu nimi: dhl.getSendStatus.v1</text:p>
      <text:p text:style-name="P6">Sisendi keha: base64Binary</text:p>
      <text:p text:style-name="P6">Väljundi keha: base64Binary</text:p>
      <text:p text:style-name="P6"/>
      <text:p text:style-name="P40">Sisendi kehaks on base64 kodeeringus documentRefsArrayType tüüpi massiiv, mis sisaldab DVK poolt dokumentidele omistatud unikaalseid ID-e, mille kohta saatmisinfot soovitakse saada.</text:p>
      <text:p text:style-name="P40">Väljundi kehaks on base64 kodeeringus massiiv, mille elemendid „item“ on struktuurid elementidega:</text:p>
      <text:list xml:id="list29288009" text:style-name="L13">
        <text:list-item>
          <text:p text:style-name="P121">dhl_id – dokumendile DVK poolt omistatud unikaalne id</text:p>
        </text:list-item>
        <text:list-item>
          <text:p text:style-name="P121">edastus – null kuni mitu elementi, millest igaüks kirjeldab konkreetse edastuse infot (vt punkt „Edastatud dokumentide staatuse kontroll“)</text:p>
        </text:list-item>
        <text:list-item>
          <text:p text:style-name="P121">olek – dokumendi edastamise koondolek</text:p>
        </text:list-item>
      </text:list>
      <text:p text:style-name="P39"><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text:bookmark-start text:name="_Toc115025262"/><text:bookmark-start text:name="_Toc115016777"/>Näide<text:bookmark-end text:name="_Toc115025262"/><text:bookmark-end text:name="_Toc115016777"/></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getSendStatu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getSendStatus&gt;</text:p>
      <text:p text:style-name="P17"><text:s text:c="4"/>&lt;keha href="cid:b8fdc418df27ba3095a2d21b7be6d802"/&gt;</text:p>
      <text:p text:style-name="P17"><text:s text:c="2"/>&lt;/dhl:getSendStatus&gt;</text:p>
      <text:p text:style-name="P17">&lt;/SOAP-ENV:Body&gt;</text:p>
      <text:p text:style-name="P17">&lt;/SOAP-ENV:Envelope&gt;</text:p>
      <text:p text:style-name="P17"/>
      <text:p text:style-name="P17">--=_b5a8d09eeeb161be29def84633d6f6fc</text:p>
      <text:p text:style-name="P17"><text:soft-page-break/>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1"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getSendStatu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getSendStatusResponse&gt;</text:p>
      <text:p text:style-name="P17"><text:s text:c="4"/>&lt;paring xsi:type="xsd:string"&gt;52ed0ffbf27fc34759dce05d0e7bed2302876cec&lt;/paring&gt;</text:p>
      <text:p text:style-name="P17"><text:s text:c="4"/>&lt;keha href="cid:793340a8216da081f3d785bcc74c0f74"/&gt;</text:p>
      <text:p text:style-name="P17"><text:s text:c="2"/>&lt;/dhl:getSendStatu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1" text:outline-level="5">Päringu „keha“ elemendi sisu</text:h>
      <text:p text:style-name="P25">Elemendi „keha“ sisu kodeerimata kujul on:</text:p>
      <text:p text:style-name="P18"><text:soft-page-break/><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h text:style-name="P131" text:outline-level="5">Päringu vastuse „keha“ elemendi sisu</text:h>
      <text:p text:style-name="P25">Elemendi „keha“ sisu kodeerimata kujul o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12345678</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aaja asutuse nimi</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a_kood</text:span></text:span><text:span text:style-name="Default_20_Paragraph_20_Font"><text:span text:style-name="T52">&gt;&lt;/</text:span></text:span><text:span text:style-name="Default_20_Paragraph_20_Font"><text:span text:style-name="T58">osakona_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span text:style-name="Default_20_Paragraph_20_Font"><text:span text:style-name="T23">30101010001</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span text:style-name="Default_20_Paragraph_20_Font"><text:span text:style-name="T23">isik1@asutus1.ee</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span text:style-name="Default_20_Paragraph_20_Font"><text:span text:style-name="T40">xtee</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edastatud</text:span></text:span><text:span text:style-name="Default_20_Paragraph_20_Font"><text:span text:style-name="T52">&gt;</text:span></text:span><text:span text:style-name="Default_20_Paragraph_20_Font"><text:span text:style-name="T40">2005-09-01T12:34:21</text:span></text:span><text:span text:style-name="Default_20_Paragraph_20_Font"><text:span text:style-name="T52">&lt;/</text:span></text:span><text:span text:style-name="Default_20_Paragraph_20_Font"><text:span text:style-name="T58">edastat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loetud</text:span></text:span><text:span text:style-name="Default_20_Paragraph_20_Font"><text:span text:style-name="T52">&gt;</text:span></text:span><text:span text:style-name="Default_20_Paragraph_20_Font"><text:span text:style-name="T40">2005-09-01T12:35:11</text:span></text:span><text:span text:style-name="Default_20_Paragraph_20_Font"><text:span text:style-name="T52">&lt;/</text:span></text:span><text:span text:style-name="Default_20_Paragraph_20_Font"><text:span text:style-name="T58">loet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span text:style-name="Default_20_Paragraph_20_Font"><text:span text:style-name="T40">saadetud</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vastuvotja_staatus_id</text:span></text:span><text:span text:style-name="Default_20_Paragraph_20_Font"><text:span text:style-name="T52">&gt;</text:span></text:span><text:span text:style-name="Default_20_Paragraph_20_Font"><text:span text:style-name="T40">10</text:span></text:span><text:span text:style-name="Default_20_Paragraph_20_Font"><text:span text:style-name="T52">&lt;/</text:span></text:span><text:span text:style-name="Default_20_Paragraph_20_Font"><text:span text:style-name="T58">vastuvotja_staatus_i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fault</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code</text:span></text:span><text:span text:style-name="Default_20_Paragraph_20_Font"><text:span text:style-name="T52">&gt;</text:span></text:span><text:span text:style-name="Default_20_Paragraph_20_Font"><text:span text:style-name="T40">100</text:span></text:span><text:span text:style-name="Default_20_Paragraph_20_Font"><text:span text:style-name="T52">&lt;/</text:span></text:span><text:span text:style-name="Default_20_Paragraph_20_Font"><text:span text:style-name="T58">faultcode</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actor</text:span></text:span><text:span text:style-name="Default_20_Paragraph_20_Font"><text:span text:style-name="T52">&gt;</text:span></text:span><text:span text:style-name="Default_20_Paragraph_20_Font"><text:span text:style-name="T40">CLIENT</text:span></text:span><text:span text:style-name="Default_20_Paragraph_20_Font"><text:span text:style-name="T52">&lt;/</text:span></text:span><text:span text:style-name="Default_20_Paragraph_20_Font"><text:span text:style-name="T58">faultactor</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string</text:span></text:span><text:span text:style-name="Default_20_Paragraph_20_Font"><text:span text:style-name="T52">&gt;</text:span></text:span><text:span text:style-name="Default_20_Paragraph_20_Font"><text:span text:style-name="T40">Veateade</text:span></text:span><text:span text:style-name="Default_20_Paragraph_20_Font"><text:span text:style-name="T52">&lt;/</text:span></text:span><text:span text:style-name="Default_20_Paragraph_20_Font"><text:span text:style-name="T58">faultstring</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detail</text:span></text:span><text:span text:style-name="Default_20_Paragraph_20_Font"><text:span text:style-name="T52">&gt;</text:span></text:span><text:span text:style-name="Default_20_Paragraph_20_Font"><text:span text:style-name="T40">Vea kirjeldus</text:span></text:span><text:span text:style-name="Default_20_Paragraph_20_Font"><text:span text:style-name="T52">&lt;/</text:span></text:span><text:span text:style-name="Default_20_Paragraph_20_Font"><text:span text:style-name="T58">faultdetail</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fault</text:span></text:span><text:span text:style-name="Default_20_Paragraph_20_Font"><text:span text:style-name="T52">&gt;</text:span></text:span></text:p>
      <text:p text:style-name="P18"><text:span text:style-name="Default_20_Paragraph_20_Font"><text:span text:style-name="T52"><text:s text:c="4"/>&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andmevali1</text:span></text:span><text:span text:style-name="Default_20_Paragraph_20_Font"><text:span text:style-name="T52">&gt;</text:span></text:span><text:span text:style-name="Default_20_Paragraph_20_Font"><text:span text:style-name="T40">1. andmevälja väärtus</text:span></text:span><text:span text:style-name="Default_20_Paragraph_20_Font"><text:span text:style-name="T52">&lt;/</text:span></text:span><text:span text:style-name="Default_20_Paragraph_20_Font"><text:span text:style-name="T58">andmevali1</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andmevali2</text:span></text:span><text:span text:style-name="Default_20_Paragraph_20_Font"><text:span text:style-name="T52">&gt;</text:span></text:span><text:span text:style-name="Default_20_Paragraph_20_Font"><text:span text:style-name="T40">2. andmevälja väärtus</text:span></text:span><text:span text:style-name="Default_20_Paragraph_20_Font"><text:span text:style-name="T52">&lt;/</text:span></text:span><text:span text:style-name="Default_20_Paragraph_20_Font"><text:span text:style-name="T58">andmevali2</text:span></text:span><text:span text:style-name="Default_20_Paragraph_20_Font"><text:span text:style-name="T52">&gt;</text:span></text:span></text:p>
      <text:p text:style-name="P18"><text:span text:style-name="Default_20_Paragraph_20_Font"><text:span text:style-name="T52"><text:s text:c="4"/>&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87654321</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s/></text:span></text:span><text:span text:style-name="Default_20_Paragraph_20_Font"><text:span text:style-name="T40"><text:s text:c="5"/></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Teise saaja nimi</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a_kood</text:span></text:span><text:span text:style-name="Default_20_Paragraph_20_Font"><text:span text:style-name="T52">&gt;&lt;/</text:span></text:span><text:span text:style-name="Default_20_Paragraph_20_Font"><text:span text:style-name="T58">osakona_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span text:style-name="Default_20_Paragraph_20_Font"><text:span text:style-name="T23">40101010001</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span text:style-name="Default_20_Paragraph_20_Font"><text:span text:style-name="T23">isik2@asutus2.ee</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span text:style-name="Default_20_Paragraph_20_Font"><text:span text:style-name="T40">xtee</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span text:style-name="Default_20_Paragraph_20_Font"><text:span text:style-name="T40">saatmisel</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p>
      <text:p text:style-name="P18"><text:span text:style-name="Default_20_Paragraph_20_Font"><text:span text:style-name="T52"><text:s text:c="4"/>&lt;</text:span></text:span><text:span text:style-name="Default_20_Paragraph_20_Font"><text:span text:style-name="T58">metaxml</text:span></text:span><text:span text:style-name="Default_20_Paragraph_20_Font"><text:span text:style-name="T52">&gt;</text:span></text:span><text:span text:style-name="Default_20_Paragraph_20_Font"><text:span text:style-name="T23">Teksti kujul metaandmed</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olek</text:span></text:span><text:span text:style-name="Default_20_Paragraph_20_Font"><text:span text:style-name="T52">&gt;</text:span></text:span><text:span text:style-name="Default_20_Paragraph_20_Font"><text:span text:style-name="T40">saatmisel</text:span></text:span><text:span text:style-name="Default_20_Paragraph_20_Font"><text:span text:style-name="T52">&lt;/</text:span></text:span><text:span text:style-name="Default_20_Paragraph_20_Font"><text:span text:style-name="T58">olek</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6"/>
      <text:p text:style-name="P3"/>
      <text:h text:style-name="P130" text:outline-level="3"><text:bookmark-start text:name="_Toc258826330"/><text:bookmark-start text:name="_Toc257804283"/><text:bookmark-start text:name="_Toc257709313"/><text:bookmark-start text:name="_Toc256702617"/><text:bookmark-start text:name="_Toc259177067"/><text:bookmark-start text:name="_Toc259625888"/><text:bookmark-start text:name="_Toc259627261"/><text:bookmark-start text:name="_Toc259627543"/><text:bookmark-start text:name="_Toc259699076"/><text:bookmark-start text:name="_Toc259699967"/><text:bookmark-start text:name="_Toc259700546"/>getSendStatus.v2<text:bookmark-end text:name="_Toc258826330"/><text:bookmark-end text:name="_Toc257804283"/><text:bookmark-end text:name="_Toc257709313"/><text:bookmark-end text:name="_Toc256702617"/><text:bookmark-end text:name="_Toc259177067"/><text:bookmark-end text:name="_Toc259625888"/><text:bookmark-end text:name="_Toc259627261"/><text:bookmark-end text:name="_Toc259627543"/><text:bookmark-end text:name="_Toc259699076"/><text:bookmark-end text:name="_Toc259699967"/><text:bookmark-end text:name="_Toc259700546"/></text:h>
      <text:p text:style-name="P6">Päringu nimi: dhl.getSendStatus.v2</text:p>
      <text:p text:style-name="P40">Sisendi keha: Struct</text:p>
      <text:p text:style-name="P72">dokumendid<text:tab/>base64Binary</text:p>
      <text:p text:style-name="P77"><text:span text:style-name="Default_20_Paragraph_20_Font"><text:span text:style-name="T65">staatuse_ajalugu</text:span></text:span><text:span text:style-name="Default_20_Paragraph_20_Font"><text:span text:style-name="T2"><text:tab/></text:span></text:span><text:span text:style-name="Default_20_Paragraph_20_Font"><text:span text:style-name="T2">boolean</text:span></text:span></text:p>
      <text:p text:style-name="P40">Väljundi keha: base64Binary</text:p>
      <text:p text:style-name="P40">„dokumendid“ element sisendi kehas on base64 kodeeringus documentRefsArrayType tüüpi massiiv, mis sisaldab DVK poolt dokumentidele omistatud unikaalseid ID-e, mille kohta saatmisinfot soovitakse saada. „staatuse_ajalugu“ parameetriga (true või false) saab määrata, kas päringu vastus sisaldab ka dokumentide staatuse ajalugu. Alternatiiv on kasutada dokumendi identifitseerimiseks dokumendi GUID-i. Selleks kasutatakse päringu sisendiks massiivi kujul:</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dokument_guid</text:span></text:span><text:span text:style-name="Default_20_Paragraph_20_Font"><text:span text:style-name="T52">&gt;</text:span></text:span><text:span text:style-name="Default_20_Paragraph_20_Font"><text:span text:style-name="T40">25892e17-80f6-415f-9c65-7395632f0223</text:span></text:span><text:span text:style-name="Default_20_Paragraph_20_Font"><text:span text:style-name="T52">&lt;/</text:span></text:span><text:span text:style-name="Default_20_Paragraph_20_Font"><text:span text:style-name="T58">dokument_guid</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40">Väljundi kehaks on base64 kodeeringus massiiv, mille elemendid „item“ on struktuurid elementidega:</text:p>
      <text:list xml:id="list29408570" text:continue-numbering="true" text:style-name="L13">
        <text:list-item>
          <text:p text:style-name="P121">dhl_id – dokumendile DVK poolt omistatud unikaalne id</text:p>
        </text:list-item>
        <text:list-item>
          <text:p text:style-name="P121">edastus – null kuni mitu elementi, millest igaüks kirjeldab konkreetse edastuse infot (vt punkt „Edastatud dokumentide staatuse kontroll“)</text:p>
        </text:list-item>
        <text:list-item>
          <text:p text:style-name="P121">staatuse_ajalugu – massiiv dokumendi kõigi seniste staatuse muudatuste andmetega adressaatide lõikes.</text:p>
        </text:list-item>
        <text:list-item>
          <text:p text:style-name="P121">olek – dokumendi edastamise koondolek</text:p>
        </text:list-item>
      </text:list>
      <text:p text:style-name="P39"><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Näide</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oft-page-break/><text:s text:c="2"/>&lt;xtee:nimi xsi:type="xsd:string"&gt;dhl.getSendStatu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getSendStatus&gt;</text:p>
      <text:p text:style-name="P17"><text:s text:c="4"/>&lt;keha&gt;</text:p>
      <text:p text:style-name="P17"><text:s text:c="6"/>&lt;dokumendid href="cid:b8fdc418df27ba3095a2d21b7be6d802"/&gt;</text:p>
      <text:p text:style-name="P17"><text:s text:c="6"/>&lt;staatuse_ajalugu&gt;true&lt;/staatuse_ajalugu&gt;</text:p>
      <text:p text:style-name="P17"><text:s text:c="2"/>&lt;/dhl:getSendStatus&gt;</text:p>
      <text:p text:style-name="P17">&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1"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getSendStatu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getSendStatusResponse&gt;</text:p>
      <text:p text:style-name="P17"><text:s text:c="4"/>&lt;paring&gt;</text:p>
      <text:p text:style-name="P17"><text:s text:c="6"/>&lt;dokumendid&gt;52ed0ffbf27fc34759dce05d0e7bed2302876cec&lt;/dokumendid&gt;</text:p>
      <text:p text:style-name="P17"><text:s text:c="6"/>&lt;staatuse_ajalugu&gt;true&lt;/staatuse_ajalugu&gt;</text:p>
      <text:p text:style-name="P17"><text:s text:c="4"/>&lt;/paring&gt;</text:p>
      <text:p text:style-name="P17"><text:s text:c="4"/>&lt;keha href="cid:793340a8216da081f3d785bcc74c0f74"/&gt;</text:p>
      <text:p text:style-name="P17"><text:s text:c="2"/>&lt;/dhl:getSendStatusResponse&gt;</text:p>
      <text:p text:style-name="P17"><text:soft-page-break/>&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P131" text:outline-level="5">Päringu „dokumendid“ elemendi sisu</text:h>
      <text:p text:style-name="P25">Elemendi „keha“ sisu kodeerimata kujul on (kasutatakse dokumendi DVK unikaalset ID-d):</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9"/>
      <text:p text:style-name="P25">Elemendi „keha“ sisu kodeerimata kujul on (kasutatakse dokumendi GUID-i):</text:p>
      <text:p text:style-name="P9"/>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dokument_guid</text:span></text:span><text:span text:style-name="Default_20_Paragraph_20_Font"><text:span text:style-name="T52">&gt;</text:span></text:span><text:span text:style-name="Default_20_Paragraph_20_Font"><text:span text:style-name="T40">25892e17-80f6-415f-9c65-7395632f0223</text:span></text:span><text:span text:style-name="Default_20_Paragraph_20_Font"><text:span text:style-name="T52">&lt;/</text:span></text:span><text:span text:style-name="Default_20_Paragraph_20_Font"><text:span text:style-name="T58">dokument_guid</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h text:style-name="P131" text:outline-level="5">Päringu vastuse „keha“ elemendi sisu</text:h>
      <text:p text:style-name="P25">Elemendi „keha“ sisu kodeerimata kujul o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52"><text:line-break/> <text:s/>&lt;</text:span></text:span><text:span text:style-name="Default_20_Paragraph_20_Font"><text:span text:style-name="T58">dokument_guid</text:span></text:span><text:span text:style-name="Default_20_Paragraph_20_Font"><text:span text:style-name="T52">&gt;</text:span></text:span><text:span text:style-name="Default_20_Paragraph_20_Font"><text:span text:style-name="T40">25892e17-80f6-415f-9c65-7395632f0223</text:span></text:span><text:span text:style-name="Default_20_Paragraph_20_Font"><text:span text:style-name="T52">&lt;/</text:span></text:span><text:span text:style-name="Default_20_Paragraph_20_Font"><text:span text:style-name="T58">dokument_guid</text:span></text:span><text:span text:style-name="Default_20_Paragraph_20_Font"><text:span text:style-name="T52">&gt;</text:span></text:span><text:span text:style-name="Default_20_Paragraph_20_Font"><text:span text:style-name="T52"><text:line-break/></text:span></text:span><text:span text:style-name="Default_20_Paragraph_20_Font"><text:span text:style-name="T40"> <text:s/></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12345678</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aaja asutuse nimi</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a_kood</text:span></text:span><text:span text:style-name="Default_20_Paragraph_20_Font"><text:span text:style-name="T52">&gt;&lt;/</text:span></text:span><text:span text:style-name="Default_20_Paragraph_20_Font"><text:span text:style-name="T58">osakona_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span text:style-name="Default_20_Paragraph_20_Font"><text:span text:style-name="T23">30101010001</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span text:style-name="Default_20_Paragraph_20_Font"><text:span text:style-name="T23">isik1@asutus1.ee</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span text:style-name="Default_20_Paragraph_20_Font"><text:span text:style-name="T40">xtee</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edastatud</text:span></text:span><text:span text:style-name="Default_20_Paragraph_20_Font"><text:span text:style-name="T52">&gt;</text:span></text:span><text:span text:style-name="Default_20_Paragraph_20_Font"><text:span text:style-name="T40">2005-09-01T12:34:21</text:span></text:span><text:span text:style-name="Default_20_Paragraph_20_Font"><text:span text:style-name="T52">&lt;/</text:span></text:span><text:span text:style-name="Default_20_Paragraph_20_Font"><text:span text:style-name="T58">edastat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loetud</text:span></text:span><text:span text:style-name="Default_20_Paragraph_20_Font"><text:span text:style-name="T52">&gt;</text:span></text:span><text:span text:style-name="Default_20_Paragraph_20_Font"><text:span text:style-name="T40">2005-09-01T12:35:11</text:span></text:span><text:span text:style-name="Default_20_Paragraph_20_Font"><text:span text:style-name="T52">&lt;/</text:span></text:span><text:span text:style-name="Default_20_Paragraph_20_Font"><text:span text:style-name="T58">loet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span text:style-name="Default_20_Paragraph_20_Font"><text:span text:style-name="T40">saadetud</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vastuvotja_staatus_id</text:span></text:span><text:span text:style-name="Default_20_Paragraph_20_Font"><text:span text:style-name="T52">&gt;</text:span></text:span><text:span text:style-name="Default_20_Paragraph_20_Font"><text:span text:style-name="T40">10</text:span></text:span><text:span text:style-name="Default_20_Paragraph_20_Font"><text:span text:style-name="T52">&lt;/</text:span></text:span><text:span text:style-name="Default_20_Paragraph_20_Font"><text:span text:style-name="T58">vastuvotja_staatus_i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fault</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code</text:span></text:span><text:span text:style-name="Default_20_Paragraph_20_Font"><text:span text:style-name="T52">&gt;</text:span></text:span><text:span text:style-name="Default_20_Paragraph_20_Font"><text:span text:style-name="T40">100</text:span></text:span><text:span text:style-name="Default_20_Paragraph_20_Font"><text:span text:style-name="T52">&lt;/</text:span></text:span><text:span text:style-name="Default_20_Paragraph_20_Font"><text:span text:style-name="T58">faultcode</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actor</text:span></text:span><text:span text:style-name="Default_20_Paragraph_20_Font"><text:span text:style-name="T52">&gt;</text:span></text:span><text:span text:style-name="Default_20_Paragraph_20_Font"><text:span text:style-name="T40">CLIENT</text:span></text:span><text:span text:style-name="Default_20_Paragraph_20_Font"><text:span text:style-name="T52">&lt;/</text:span></text:span><text:span text:style-name="Default_20_Paragraph_20_Font"><text:span text:style-name="T58">faultactor</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string</text:span></text:span><text:span text:style-name="Default_20_Paragraph_20_Font"><text:span text:style-name="T52">&gt;</text:span></text:span><text:span text:style-name="Default_20_Paragraph_20_Font"><text:span text:style-name="T40">Veateade</text:span></text:span><text:span text:style-name="Default_20_Paragraph_20_Font"><text:span text:style-name="T52">&lt;/</text:span></text:span><text:span text:style-name="Default_20_Paragraph_20_Font"><text:span text:style-name="T58">faultstring</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faultdetail</text:span></text:span><text:span text:style-name="Default_20_Paragraph_20_Font"><text:span text:style-name="T52">&gt;</text:span></text:span><text:span text:style-name="Default_20_Paragraph_20_Font"><text:span text:style-name="T40">Vea kirjeldus</text:span></text:span><text:span text:style-name="Default_20_Paragraph_20_Font"><text:span text:style-name="T52">&lt;/</text:span></text:span><text:span text:style-name="Default_20_Paragraph_20_Font"><text:span text:style-name="T58">faultdetail</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fault</text:span></text:span><text:span text:style-name="Default_20_Paragraph_20_Font"><text:span text:style-name="T52">&gt;</text:span></text:span></text:p>
      <text:p text:style-name="P18"><text:span text:style-name="Default_20_Paragraph_20_Font"><text:span text:style-name="T52"><text:s text:c="4"/>&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andmevali1</text:span></text:span><text:span text:style-name="Default_20_Paragraph_20_Font"><text:span text:style-name="T52">&gt;</text:span></text:span><text:span text:style-name="Default_20_Paragraph_20_Font"><text:span text:style-name="T40">1. andmevälja väärtus</text:span></text:span><text:span text:style-name="Default_20_Paragraph_20_Font"><text:span text:style-name="T52">&lt;/</text:span></text:span><text:span text:style-name="Default_20_Paragraph_20_Font"><text:span text:style-name="T58">andmevali1</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andmevali2</text:span></text:span><text:span text:style-name="Default_20_Paragraph_20_Font"><text:span text:style-name="T52">&gt;</text:span></text:span><text:span text:style-name="Default_20_Paragraph_20_Font"><text:span text:style-name="T40">2. andmevälja väärtus</text:span></text:span><text:span text:style-name="Default_20_Paragraph_20_Font"><text:span text:style-name="T52">&lt;/</text:span></text:span><text:span text:style-name="Default_20_Paragraph_20_Font"><text:span text:style-name="T58">andmevali2</text:span></text:span><text:span text:style-name="Default_20_Paragraph_20_Font"><text:span text:style-name="T52">&gt;</text:span></text:span></text:p>
      <text:p text:style-name="P18"><text:span text:style-name="Default_20_Paragraph_20_Font"><text:span text:style-name="T52"><text:s text:c="4"/>&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oft-page-break/><text:span text:style-name="Default_20_Paragraph_20_Font"><text:span text:style-name="T40"><text:s text:c="6"/></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87654321</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Teise saaja nimi</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a_kood</text:span></text:span><text:span text:style-name="Default_20_Paragraph_20_Font"><text:span text:style-name="T52">&gt;&lt;/</text:span></text:span><text:span text:style-name="Default_20_Paragraph_20_Font"><text:span text:style-name="T58">osakona_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span text:style-name="Default_20_Paragraph_20_Font"><text:span text:style-name="T23">40101010001</text:span></text:span><text:span text:style-name="Default_20_Paragraph_20_Font"><text:span text:style-name="T52">&lt;/</text:span></text:span><text:span text:style-name="Default_20_Paragraph_20_Font"><text:span text:style-name="T58">isikukood</text:span></text:span><text:span text:style-name="Default_20_Paragraph_20_Font"><text:span text:style-name="T52">&gt;</text:span></text:span></text:p>
      <text:p text:style-name="P18"><text:span text:style-name="Default_20_Paragraph_20_Font"><text:span text:style-name="T40"><text:s text:c="6"/></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span text:style-name="Default_20_Paragraph_20_Font"><text:span text:style-name="T23">isik2@asutus2.ee</text:span></text:span><text:span text:style-name="Default_20_Paragraph_20_Font"><text:span text:style-name="T52">&lt;/</text:span></text:span><text:span text:style-name="Default_20_Paragraph_20_Font"><text:span text:style-name="T58">epost</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58">saadu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span text:style-name="Default_20_Paragraph_20_Font"><text:span text:style-name="T40">xtee</text:span></text:span><text:span text:style-name="Default_20_Paragraph_20_Font"><text:span text:style-name="T52">&lt;/</text:span></text:span><text:span text:style-name="Default_20_Paragraph_20_Font"><text:span text:style-name="T58">meetod</text:span></text:span><text:span text:style-name="Default_20_Paragraph_20_Font"><text:span text:style-name="T52">&gt;</text:span></text:span></text:p>
      <text:p text:style-name="P18"><text:span text:style-name="Default_20_Paragraph_20_Font"><text:span text:style-name="T40"><text:s text:c="4"/></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span text:style-name="Default_20_Paragraph_20_Font"><text:span text:style-name="T40">saatmisel</text:span></text:span><text:span text:style-name="Default_20_Paragraph_20_Font"><text:span text:style-name="T52">&lt;/</text:span></text:span><text:span text:style-name="Default_20_Paragraph_20_Font"><text:span text:style-name="T58">staatus</text:span></text:span><text:span text:style-name="Default_20_Paragraph_20_Font"><text:span text:style-name="T52">&gt;</text:span></text:span></text:p>
      <text:p text:style-name="P18"><text:span text:style-name="Default_20_Paragraph_20_Font"><text:span text:style-name="T52"><text:s text:c="4"/>&lt;</text:span></text:span><text:span text:style-name="Default_20_Paragraph_20_Font"><text:span text:style-name="T58">metaxml</text:span></text:span><text:span text:style-name="Default_20_Paragraph_20_Font"><text:span text:style-name="T52">&gt;</text:span></text:span><text:span text:style-name="Default_20_Paragraph_20_Font"><text:span text:style-name="T23">Teksti kujul metaandmed</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edastus</text:span></text:span><text:span text:style-name="Default_20_Paragraph_20_Font"><text:span text:style-name="T52">&gt;</text:span></text:span></text:p>
      <text:p text:style-name="P22"><text:span text:style-name="Default_20_Paragraph_20_Font"><text:span text:style-name="T53"><text:s text:c="2"/>&lt;</text:span></text:span><text:span text:style-name="Default_20_Paragraph_20_Font"><text:span text:style-name="T66">staatuse_ajalugu</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aaja</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regnr</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regnr</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aaja</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e_ajalugu_id</text:span></text:span><text:span text:style-name="Default_20_Paragraph_20_Font"><text:span text:style-name="T53">&gt;</text:span></text:span><text:span text:style-name="Default_20_Paragraph_20_Font"><text:span text:style-name="T22">28</text:span></text:span><text:span text:style-name="Default_20_Paragraph_20_Font"><text:span text:style-name="T53">&lt;/</text:span></text:span><text:span text:style-name="Default_20_Paragraph_20_Font"><text:span text:style-name="T66">staatuse_ajalugu_id</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e_muutmise_aeg</text:span></text:span><text:span text:style-name="Default_20_Paragraph_20_Font"><text:span text:style-name="T53">&gt;</text:span></text:span><text:span text:style-name="Default_20_Paragraph_20_Font"><text:span text:style-name="T40">2005-09-01T12:34:02</text:span></text:span><text:span text:style-name="Default_20_Paragraph_20_Font"><text:span text:style-name="T53">&lt;/</text:span></text:span><text:span text:style-name="Default_20_Paragraph_20_Font"><text:span text:style-name="T66">staatuse_muutmise_aeg</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text:span></text:span><text:span text:style-name="Default_20_Paragraph_20_Font"><text:span text:style-name="T53">&gt;</text:span></text:span><text:span text:style-name="Default_20_Paragraph_20_Font"><text:span text:style-name="T22">saatmisel</text:span></text:span><text:span text:style-name="Default_20_Paragraph_20_Font"><text:span text:style-name="T53">&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vastuvotja_staatus_id</text:span></text:span><text:span text:style-name="Default_20_Paragraph_20_Font"><text:span text:style-name="T53">&gt;</text:span></text:span><text:span text:style-name="Default_20_Paragraph_20_Font"><text:span text:style-name="T22">0</text:span></text:span><text:span text:style-name="Default_20_Paragraph_20_Font"><text:span text:style-name="T53">&lt;/</text:span></text:span><text:span text:style-name="Default_20_Paragraph_20_Font"><text:span text:style-name="T66">vastuvotja_staatus_i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aaja</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regnr</text:span></text:span><text:span text:style-name="Default_20_Paragraph_20_Font"><text:span text:style-name="T53">&gt;</text:span></text:span><text:span text:style-name="Default_20_Paragraph_20_Font"><text:span text:style-name="T22"><text:tab/>12345678</text:span></text:span><text:span text:style-name="Default_20_Paragraph_20_Font"><text:span text:style-name="T53">&lt;/</text:span></text:span><text:span text:style-name="Default_20_Paragraph_20_Font"><text:span text:style-name="T66">regnr</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aaja</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e_ajalugu_id</text:span></text:span><text:span text:style-name="Default_20_Paragraph_20_Font"><text:span text:style-name="T53">&gt;</text:span></text:span><text:span text:style-name="Default_20_Paragraph_20_Font"><text:span text:style-name="T22">29</text:span></text:span><text:span text:style-name="Default_20_Paragraph_20_Font"><text:span text:style-name="T53">&lt;/</text:span></text:span><text:span text:style-name="Default_20_Paragraph_20_Font"><text:span text:style-name="T66">staatuse_ajalugu_id</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e_muutmise_aeg</text:span></text:span><text:span text:style-name="Default_20_Paragraph_20_Font"><text:span text:style-name="T53">&gt;</text:span></text:span><text:span text:style-name="Default_20_Paragraph_20_Font"><text:span text:style-name="T40">2005-09-01T12:34:21</text:span></text:span><text:span text:style-name="Default_20_Paragraph_20_Font"><text:span text:style-name="T53">&lt;/</text:span></text:span><text:span text:style-name="Default_20_Paragraph_20_Font"><text:span text:style-name="T66">staatuse_muutmise_aeg</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text:span></text:span><text:span text:style-name="Default_20_Paragraph_20_Font"><text:span text:style-name="T53">&gt;</text:span></text:span><text:span text:style-name="Default_20_Paragraph_20_Font"><text:span text:style-name="T22">saadetud</text:span></text:span><text:span text:style-name="Default_20_Paragraph_20_Font"><text:span text:style-name="T53">&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vastuvotja_staatus_id</text:span></text:span><text:span text:style-name="Default_20_Paragraph_20_Font"><text:span text:style-name="T53">&gt;</text:span></text:span><text:span text:style-name="Default_20_Paragraph_20_Font"><text:span text:style-name="T22">0</text:span></text:span><text:span text:style-name="Default_20_Paragraph_20_Font"><text:span text:style-name="T53">&lt;/</text:span></text:span><text:span text:style-name="Default_20_Paragraph_20_Font"><text:span text:style-name="T66">vastuvotja_staatus_i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aaja</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regnr</text:span></text:span><text:span text:style-name="Default_20_Paragraph_20_Font"><text:span text:style-name="T53">&gt;</text:span></text:span><text:span text:style-name="Default_20_Paragraph_20_Font"><text:span text:style-name="T22">87654321</text:span></text:span><text:span text:style-name="Default_20_Paragraph_20_Font"><text:span text:style-name="T53">&lt;/</text:span></text:span><text:span text:style-name="Default_20_Paragraph_20_Font"><text:span text:style-name="T66">regnr</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aaja</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e_ajalugu_id</text:span></text:span><text:span text:style-name="Default_20_Paragraph_20_Font"><text:span text:style-name="T53">&gt;</text:span></text:span><text:span text:style-name="Default_20_Paragraph_20_Font"><text:span text:style-name="T22">26</text:span></text:span><text:span text:style-name="Default_20_Paragraph_20_Font"><text:span text:style-name="T53">&lt;/</text:span></text:span><text:span text:style-name="Default_20_Paragraph_20_Font"><text:span text:style-name="T66">staatuse_ajalugu_id</text:span></text:span><text:span text:style-name="Default_20_Paragraph_20_Font"><text:span text:style-name="T53">&gt;</text:span></text:span></text:p>
      <text:p text:style-name="P22"><text:span text:style-name="Default_20_Paragraph_20_Font"><text:span text:style-name="T53"><text:s text:c="2"/></text:span></text:span><text:span text:style-name="Default_20_Paragraph_20_Font"><text:span text:style-name="T53"><text:s text:c="4"/>&lt;</text:span></text:span><text:span text:style-name="Default_20_Paragraph_20_Font"><text:span text:style-name="T66">staatuse_muutmise_aeg</text:span></text:span><text:span text:style-name="Default_20_Paragraph_20_Font"><text:span text:style-name="T53">&gt;</text:span></text:span><text:span text:style-name="Default_20_Paragraph_20_Font"><text:span text:style-name="T40">2005-09-01T12:34:02</text:span></text:span><text:span text:style-name="Default_20_Paragraph_20_Font"><text:span text:style-name="T53">&lt;/</text:span></text:span><text:span text:style-name="Default_20_Paragraph_20_Font"><text:span text:style-name="T66">staatuse_muutmise_aeg</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staatus</text:span></text:span><text:span text:style-name="Default_20_Paragraph_20_Font"><text:span text:style-name="T53">&gt;</text:span></text:span><text:span text:style-name="Default_20_Paragraph_20_Font"><text:span text:style-name="T22">saatmisel</text:span></text:span><text:span text:style-name="Default_20_Paragraph_20_Font"><text:span text:style-name="T53">&lt;/</text:span></text:span><text:span text:style-name="Default_20_Paragraph_20_Font"><text:span text:style-name="T66">staatus</text:span></text:span><text:span text:style-name="Default_20_Paragraph_20_Font"><text:span text:style-name="T53">&gt;</text:span></text:span></text:p>
      <text:p text:style-name="P22"><text:span text:style-name="Default_20_Paragraph_20_Font"><text:span text:style-name="T53"><text:s text:c="6"/>&lt;</text:span></text:span><text:span text:style-name="Default_20_Paragraph_20_Font"><text:span text:style-name="T66">vastuvotja_staatus_id</text:span></text:span><text:span text:style-name="Default_20_Paragraph_20_Font"><text:span text:style-name="T53">&gt;</text:span></text:span><text:span text:style-name="Default_20_Paragraph_20_Font"><text:span text:style-name="T22">0</text:span></text:span><text:span text:style-name="Default_20_Paragraph_20_Font"><text:span text:style-name="T53">&lt;/</text:span></text:span><text:span text:style-name="Default_20_Paragraph_20_Font"><text:span text:style-name="T66">vastuvotja_staatus_i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staatus</text:span></text:span><text:span text:style-name="Default_20_Paragraph_20_Font"><text:span text:style-name="T53">&gt;</text:span></text:span></text:p>
      <text:p text:style-name="P18"><text:span text:style-name="Default_20_Paragraph_20_Font"><text:span text:style-name="T53"><text:s text:c="2"/>&lt;/</text:span></text:span><text:span text:style-name="Default_20_Paragraph_20_Font"><text:span text:style-name="T66">staatuse_ajalugu</text:span></text:span><text:span text:style-name="Default_20_Paragraph_20_Font"><text:span text:style-name="T53">&gt;</text:span></text:span></text:p>
      <text:p text:style-name="P18"><text:span text:style-name="Default_20_Paragraph_20_Font"><text:span text:style-name="T40"><text:s text:c="2"/></text:span></text:span><text:span text:style-name="Default_20_Paragraph_20_Font"><text:span text:style-name="T52">&lt;</text:span></text:span><text:span text:style-name="Default_20_Paragraph_20_Font"><text:span text:style-name="T58">olek</text:span></text:span><text:span text:style-name="Default_20_Paragraph_20_Font"><text:span text:style-name="T52">&gt;</text:span></text:span><text:span text:style-name="Default_20_Paragraph_20_Font"><text:span text:style-name="T40">saatmisel</text:span></text:span><text:span text:style-name="Default_20_Paragraph_20_Font"><text:span text:style-name="T52">&lt;/</text:span></text:span><text:span text:style-name="Default_20_Paragraph_20_Font"><text:span text:style-name="T58">olek</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bookmark-start text:name="_Toc115025263"/><text:bookmark-start text:name="_Toc115016778"/><text:bookmark-start text:name="_Toc258826331"/><text:bookmark-end text:name="_Toc258826331"/><text:bookmark-start text:name="_Toc257804284"/><text:bookmark-end text:name="_Toc257804284"/><text:bookmark-start text:name="_Toc257709314"/><text:bookmark-end text:name="_Toc257709314"/></text:p>
      <text:h text:style-name="P129" text:outline-level="2"><text:bookmark-start text:name="_Toc258826332"/><text:bookmark-start text:name="_Toc257804285"/><text:bookmark-start text:name="_Toc257709315"/><text:bookmark-start text:name="_Toc256702618"/><text:bookmark-start text:name="_Toc259177068"/><text:bookmark-start text:name="_Toc259625889"/><text:bookmark-start text:name="_Toc259627262"/><text:bookmark-start text:name="_Toc259627544"/><text:bookmark-start text:name="_Toc259699077"/><text:bookmark-start text:name="_Toc259699968"/><text:bookmark-start text:name="_Toc259700547"/>receiveDocuments<text:bookmark-end text:name="_Toc115025263"/><text:bookmark-end text:name="_Toc115016778"/><text:bookmark-end text:name="_Toc258826332"/><text:bookmark-end text:name="_Toc257804285"/><text:bookmark-end text:name="_Toc257709315"/><text:bookmark-end text:name="_Toc256702618"/><text:bookmark-end text:name="_Toc259177068"/><text:bookmark-end text:name="_Toc259625889"/><text:bookmark-end text:name="_Toc259627262"/><text:bookmark-end text:name="_Toc259627544"/><text:bookmark-end text:name="_Toc259699077"/><text:bookmark-end text:name="_Toc259699968"/><text:bookmark-end text:name="_Toc259700547"/></text:h>
      <text:h text:style-name="P130" text:outline-level="3"><text:bookmark-start text:name="_Toc258826333"/><text:bookmark-start text:name="_Toc257804286"/><text:bookmark-start text:name="_Toc257709316"/><text:bookmark-start text:name="_Toc256702619"/><text:bookmark-start text:name="_Toc259177069"/><text:bookmark-start text:name="_Toc259625890"/><text:bookmark-start text:name="_Toc259627263"/><text:bookmark-start text:name="_Toc259627545"/><text:bookmark-start text:name="_Toc259699078"/><text:bookmark-start text:name="_Toc259699969"/><text:bookmark-start text:name="_Toc259700548"/>receiveDocuments.v1<text:bookmark-end text:name="_Toc258826333"/><text:bookmark-end text:name="_Toc257804286"/><text:bookmark-end text:name="_Toc257709316"/><text:bookmark-end text:name="_Toc256702619"/><text:bookmark-end text:name="_Toc259177069"/><text:bookmark-end text:name="_Toc259625890"/><text:bookmark-end text:name="_Toc259627263"/><text:bookmark-end text:name="_Toc259627545"/><text:bookmark-end text:name="_Toc259699078"/><text:bookmark-end text:name="_Toc259699969"/><text:bookmark-end text:name="_Toc259700548"/></text:h>
      <text:p text:style-name="P6">Päringu nimi: dhl.receiveDocuments.v1</text:p>
      <text:p text:style-name="P6">Sisendi keha: Struct</text:p>
      <text:p text:style-name="P6"><text:tab/>integer arv</text:p>
      <text:p text:style-name="P6"><text:tab/>string[] kaust</text:p>
      <text:p text:style-name="P6"/>
      <text:p text:style-name="P6">Väljundi keha: base64Binary</text:p>
      <text:p text:style-name="P6"/>
      <text:p text:style-name="P40">Element „arv“ määrab ära maksimaalse loetavate dokumentide arvu. Element võib puududa, sellisel juhul tagastatakse vaikimisi 10 dokumenti.</text:p>
      <text:p text:style-name="P40">Element „kaust“ määrab ära, millisest DVK kaustast dokumendid loetakse. Element võib ka puududa (või olla väärtustamata), sellisel juhul tagastatakse vaikimisi dokumendid kõigist kaustadest. Kui elemendiga „kaust” on <text:soft-page-break/>ette antud kaust, mida DVK-s ei eksisteeri, siis ei tagastata ühtegi dokumenti.</text:p>
      <text:p text:style-name="P40">Väljund on base64 kodeeringus documentsArrayType tüüpi massiiv, mille iga element on tagastatud dokument.</text:p>
      <text:h text:style-name="Heading_20_4" text:outline-level="4"><text:bookmark-start text:name="_Toc115025264"/>Näide<text:bookmark-end text:name="_Toc115025264"/></text:h>
      <text:h text:style-name="P131"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 xsi:type="xsd:integer"&gt;10&lt;/arv&gt;</text:p>
      <text:p text:style-name="P17"><text:s text:c="6"/>&lt;kaust/&gt;</text:p>
      <text:p text:style-name="P17"><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 mitmest kaustast vastuvõtmise korral</text:span></text:span></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1&lt;/xtee:nimi&gt;</text:p>
      <text:p text:style-name="P17"><text:soft-page-break/><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 xsi:type="xsd:integer"&gt;10&lt;/arv&gt;</text:p>
      <text:p text:style-name="P17"><text:s text:c="6"/>&lt;kaust&gt;/ARVED&lt;/kaust&gt;</text:p>
      <text:p text:style-name="P17"><text:s text:c="6"/>&lt;kaust&gt;/EVORMID&lt;/kaust&gt;</text:p>
      <text:p text:style-name="P17"><text:s text:c="6"/>&lt;kaust&gt;/PKD&lt;/kaust&gt;</text:p>
      <text:p text:style-name="P17"><text:s text:c="4"/>&lt;/keha&gt;</text:p>
      <text:p text:style-name="P17"><text:s text:c="2"/>&lt;/dhl:receiveDocuments&gt;</text:p>
      <text:p text:style-name="P17">&lt;/SOAP-ENV:Body&gt;</text:p>
      <text:p text:style-name="P17">&lt;/SOAP-ENV:Envelope&gt;</text:p>
      <text:h text:style-name="P131" text:outline-level="5">Päringu vastus</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 xsi:type="xsd:integer"&gt;10&lt;/arv&gt;</text:p>
      <text:p text:style-name="P17"><text:s text:c="6"/>&lt;kaust/&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text:soft-page-break/>dC4K</text:p>
      <text:p text:style-name="P17"/>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62"> format</text:span></text:span><text:span text:style-name="Default_20_Paragraph_20_Font"><text:span text:style-name="T52">="</text:span></text:span><text:span text:style-name="Default_20_Paragraph_20_Font"><text:span text:style-name="T40">DIGIDOC-XML</text:span></text:span><text:span text:style-name="Default_20_Paragraph_20_Font"><text:span text:style-name="T52">"</text:span></text:span><text:span text:style-name="Default_20_Paragraph_20_Font"><text:span text:style-name="T62"> version</text:span></text:span><text:span text:style-name="Default_20_Paragraph_20_Font"><text:span text:style-name="T52">="</text:span></text:span><text:span text:style-name="Default_20_Paragraph_20_Font"><text:span text:style-name="T40">1.3</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0</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3075</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aadress.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1</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2679</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bookmark-start text:name="_Toc115025265"/><text:bookmark-start text:name="_Toc115016779"/></text:p>
      <text:h text:style-name="P130" text:outline-level="3"><text:bookmark-start text:name="_Toc258826334"/><text:bookmark-start text:name="_Toc257804287"/><text:bookmark-start text:name="_Toc257709317"/><text:bookmark-start text:name="_Toc256702620"/><text:bookmark-start text:name="_Toc259177070"/><text:bookmark-start text:name="_Toc259625891"/><text:bookmark-start text:name="_Toc259627264"/><text:bookmark-start text:name="_Toc259627546"/><text:bookmark-start text:name="_Toc259699079"/><text:bookmark-start text:name="_Toc259699970"/><text:bookmark-start text:name="_Toc259700549"/>receiveDocuments.v2<text:bookmark-end text:name="_Toc258826334"/><text:bookmark-end text:name="_Toc257804287"/><text:bookmark-end text:name="_Toc257709317"/><text:bookmark-end text:name="_Toc256702620"/><text:bookmark-end text:name="_Toc259177070"/><text:bookmark-end text:name="_Toc259625891"/><text:bookmark-end text:name="_Toc259627264"/><text:bookmark-end text:name="_Toc259627546"/><text:bookmark-end text:name="_Toc259699079"/><text:bookmark-end text:name="_Toc259699970"/><text:bookmark-end text:name="_Toc259700549"/></text:h>
      <text:p text:style-name="P6">Päringu receiveDocuments versioon v2 erineb eelmisest versioonist selle poolest, et võimaldab dokumente DVK serverist alla laadida fragmenteeritud kujul.</text:p>
      <text:p text:style-name="P6"/>
      <text:p text:style-name="P6">Päringu nimi: dhl.receiveDocuments.v2</text:p>
      <text:p text:style-name="P6">Sisendi keha: Struct</text:p>
      <text:p text:style-name="P6"><text:tab/>integer arv</text:p>
      <text:p text:style-name="P6"><text:tab/>string[] kaust</text:p>
      <text:p text:style-name="P6"><text:tab/>string edastus_id</text:p>
      <text:p text:style-name="P6"><text:soft-page-break/><text:tab/>string fragment_nr</text:p>
      <text:p text:style-name="P6"><text:tab/>integer fragmendi_suurus_baitides</text:p>
      <text:p text:style-name="P6">Väljundi keha: base64Binary</text:p>
      <text:p text:style-name="P6"/>
      <text:p text:style-name="P40">Element „arv“ määrab ära maksimaalse loetavate dokumentide arvu. Element võib puududa, sellisel juhul tagastatakse vaikimisi 10 dokumenti.</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Heading_20_4" text:outline-level="4">Näide</text:h>
      <text:h text:style-name="P131"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 xsi:type="xsd:integer"&gt;10&lt;/arv&gt;</text:p>
      <text:p text:style-name="P17"><text:s text:c="6"/>&lt;kaust/&gt;</text:p>
      <text:p text:style-name="P17"><text:s text:c="4"/>&lt;/keha&gt;</text:p>
      <text:p text:style-name="P17"><text:s text:c="2"/>&lt;/dhl:receiveDocuments&gt;</text:p>
      <text:p text:style-name="P17"><text:soft-page-break/>&lt;/SOAP-ENV:Body&gt;</text:p>
      <text:p text:style-name="P17">&lt;/SOAP-ENV:Envelope&gt;</text:p>
      <text:h text:style-name="Heading_20_5" text:outline-level="5"><text:span text:style-name="Default_20_Paragraph_20_Font"><text:span text:style-name="T2">Päringu vastus</text:span></text:span></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2&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 xsi:type="xsd:integer"&gt;10&lt;/arv&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Heading_20_5" text:outline-level="5"><text:span text:style-name="Default_20_Paragraph_20_Font"><text:span text:style-name="T2">Päringu vastuse „keha“ </text:span></text:span><text:span text:style-name="Default_20_Paragraph_20_Font"><text:span text:style-name="T2">elemendi sisu</text:span></text:span></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p text:style-name="P18"><text:soft-page-break/><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62"> format</text:span></text:span><text:span text:style-name="Default_20_Paragraph_20_Font"><text:span text:style-name="T52">="</text:span></text:span><text:span text:style-name="Default_20_Paragraph_20_Font"><text:span text:style-name="T40">DIGIDOC-XML</text:span></text:span><text:span text:style-name="Default_20_Paragraph_20_Font"><text:span text:style-name="T52">"</text:span></text:span><text:span text:style-name="Default_20_Paragraph_20_Font"><text:span text:style-name="T62"> version</text:span></text:span><text:span text:style-name="Default_20_Paragraph_20_Font"><text:span text:style-name="T52">="</text:span></text:span><text:span text:style-name="Default_20_Paragraph_20_Font"><text:span text:style-name="T40">1.3</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0</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3075</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aadress.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1</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2679</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h text:style-name="P130" text:outline-level="3"><text:bookmark-start text:name="_Toc258826335"/><text:bookmark-start text:name="_Toc257804288"/><text:bookmark-start text:name="_Toc257709318"/><text:bookmark-start text:name="_Toc256702621"/><text:bookmark-start text:name="_Toc259177071"/><text:bookmark-start text:name="_Toc259625892"/><text:bookmark-start text:name="_Toc259627265"/><text:bookmark-start text:name="_Toc259627547"/><text:bookmark-start text:name="_Toc259699080"/><text:bookmark-start text:name="_Toc259699971"/><text:bookmark-start text:name="_Toc259700550"/>receiveDocuments.v3<text:bookmark-end text:name="_Toc258826335"/><text:bookmark-end text:name="_Toc257804288"/><text:bookmark-end text:name="_Toc257709318"/><text:bookmark-end text:name="_Toc256702621"/><text:bookmark-end text:name="_Toc259177071"/><text:bookmark-end text:name="_Toc259625892"/><text:bookmark-end text:name="_Toc259627265"/><text:bookmark-end text:name="_Toc259627547"/><text:bookmark-end text:name="_Toc259699080"/><text:bookmark-end text:name="_Toc259699971"/><text:bookmark-end text:name="_Toc259700550"/></text:h>
      <text:p text:style-name="P6">Päringu receiveDocuments versioon v3 erineb eelmisest versioonist selle poolest, et võimaldab parameetritena ette anda allüksuse koodi ja ametikoha koodi. See võimaldab vastu võtta ainult konkreetsele allüksusele ja/või ametikohale adresseeritud dokumendid.</text:p>
      <text:p text:style-name="P6"/>
      <text:p text:style-name="P6">Päringu nimi: dhl.receiveDocuments.v2</text:p>
      <text:p text:style-name="P6">Sisendi keha: Struct</text:p>
      <text:p text:style-name="P6"><text:tab/>integer arv</text:p>
      <text:p text:style-name="P6"><text:tab/>integer allyksus</text:p>
      <text:p text:style-name="P6"><text:tab/>integer ametikoht</text:p>
      <text:p text:style-name="P6"><text:tab/>string[] kaust</text:p>
      <text:p text:style-name="P6"><text:tab/>string edastus_id</text:p>
      <text:p text:style-name="P6"><text:tab/>string fragment_nr</text:p>
      <text:p text:style-name="P6"><text:tab/>integer fragmendi_suurus_baitides</text:p>
      <text:p text:style-name="P6">Väljundi keha: base64Binary</text:p>
      <text:p text:style-name="P6"/>
      <text:p text:style-name="P40">Element „arv“ määrab ära maksimaalse loetavate dokumentide arvu. Element võib puududa, sellisel juhul <text:soft-page-break/>tagastatakse vaikimisi 10 dokumenti.</text:p>
      <text:p text:style-name="P40">Element „allyksus“ määrab ära, millisele allüksusele adresseeritud dokumente soovitakse vastu võtta. Parameetri väärtuseks saavad olla DVK-s registreeritud allüksuste ID koodid. <text:s/>Kui lisaks parameetrile „allyksus“ on väärtustatud ka parameeter „ametikoht“, siis võetakse vastu ainult need dokumendid, mis on adresseeritud ühtaegu etteantud allüksusele ja ametikohale.</text:p>
      <text:p text:style-name="P40">Element „ametikoht“ määrab ära, millisele ametikohale adresseeritud dokumente soovitakse vastu võtta. Parameetri väärtuseks saavad olla DVK-s registreeritud ametikohtade ID koodid. <text:s/>Kui lisaks parameetrile „ametikoht“ on väärtustatud ka parameeter „allyksus“, siis võetakse vastu ainult need dokumendid, mis on adresseeritud ühtaegu etteantud allüksusele ja ametikohale.</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Heading_20_4" text:outline-level="4">Näide</text:h>
      <text:h text:style-name="P131"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3&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oft-page-break/><text:s text:c="2"/>&lt;dhl:receiveDocuments&gt;</text:p>
      <text:p text:style-name="P17"><text:s text:c="4"/>&lt;keha&gt;</text:p>
      <text:p text:style-name="P17"><text:s text:c="6"/>&lt;arv xsi:type="xsd:integer"&gt;10&lt;/arv&gt;</text:p>
      <text:p text:style-name="P17"><text:s text:c="6"/>&lt;kaust/&gt;</text:p>
      <text:p text:style-name="P17"><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u vastus</text:span></text:span></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3&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gt;10&lt;/arv&gt;</text:p>
      <text:p text:style-name="P17"><text:s text:c="6"/>&lt;allyksus&gt;1&lt;/allyksus&gt;</text:p>
      <text:p text:style-name="P17"><text:s text:c="6"/>&lt;ametikoht&gt;0&lt;/ametikoht&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text:soft-page-break/></text:p>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text:span></text:span><text:span text:style-name="Default_20_Paragraph_20_Font"><text:span text:style-name="T59">allyksuse_kood</text:span></text:span><text:span text:style-name="Default_20_Paragraph_20_Font"><text:span text:style-name="T52">&gt;</text:span></text:span><text:span text:style-name="Default_20_Paragraph_20_Font"><text:span text:style-name="T40">1</text:span></text:span><text:span text:style-name="Default_20_Paragraph_20_Font"><text:span text:style-name="T52">&lt;/</text:span></text:span><text:span text:style-name="Default_20_Paragraph_20_Font"><text:span text:style-name="T59">allyksuse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koo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osakonna_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62"> format</text:span></text:span><text:span text:style-name="Default_20_Paragraph_20_Font"><text:span text:style-name="T52">="</text:span></text:span><text:span text:style-name="Default_20_Paragraph_20_Font"><text:span text:style-name="T40">DIGIDOC-XML</text:span></text:span><text:span text:style-name="Default_20_Paragraph_20_Font"><text:span text:style-name="T52">"</text:span></text:span><text:span text:style-name="Default_20_Paragraph_20_Font"><text:span text:style-name="T62"> version</text:span></text:span><text:span text:style-name="Default_20_Paragraph_20_Font"><text:span text:style-name="T52">="</text:span></text:span><text:span text:style-name="Default_20_Paragraph_20_Font"><text:span text:style-name="T40">1.3</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0</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3075</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ataFile</text:span></text:span><text:span text:style-name="Default_20_Paragraph_20_Font"><text:span text:style-name="T62"> ContentType</text:span></text:span><text:span text:style-name="Default_20_Paragraph_20_Font"><text:span text:style-name="T52">="</text:span></text:span><text:span text:style-name="Default_20_Paragraph_20_Font"><text:span text:style-name="T40">EMBEDDED_BASE64</text:span></text:span><text:span text:style-name="Default_20_Paragraph_20_Font"><text:span text:style-name="T52">"</text:span></text:span><text:span text:style-name="Default_20_Paragraph_20_Font"><text:span text:style-name="T62"> Filename</text:span></text:span><text:span text:style-name="Default_20_Paragraph_20_Font"><text:span text:style-name="T52">="</text:span></text:span><text:span text:style-name="Default_20_Paragraph_20_Font"><text:span text:style-name="T40">dhl-aadress.xsd</text:span></text:span><text:span text:style-name="Default_20_Paragraph_20_Font"><text:span text:style-name="T52">"</text:span></text:span><text:span text:style-name="Default_20_Paragraph_20_Font"><text:span text:style-name="T62"> Id</text:span></text:span><text:span text:style-name="Default_20_Paragraph_20_Font"><text:span text:style-name="T52">="</text:span></text:span><text:span text:style-name="Default_20_Paragraph_20_Font"><text:span text:style-name="T40">D1</text:span></text:span><text:span text:style-name="Default_20_Paragraph_20_Font"><text:span text:style-name="T52">"</text:span></text:span><text:span text:style-name="Default_20_Paragraph_20_Font"><text:span text:style-name="T62"> MimeType</text:span></text:span><text:span text:style-name="Default_20_Paragraph_20_Font"><text:span text:style-name="T52">="</text:span></text:span><text:span text:style-name="Default_20_Paragraph_20_Font"><text:span text:style-name="T40">text/xml</text:span></text:span><text:span text:style-name="Default_20_Paragraph_20_Font"><text:span text:style-name="T52">"</text:span></text:span><text:span text:style-name="Default_20_Paragraph_20_Font"><text:span text:style-name="T62"> Size</text:span></text:span><text:span text:style-name="Default_20_Paragraph_20_Font"><text:span text:style-name="T52">="</text:span></text:span><text:span text:style-name="Default_20_Paragraph_20_Font"><text:span text:style-name="T40">2679</text:span></text:span><text:span text:style-name="Default_20_Paragraph_20_Font"><text:span text:style-name="T52">"</text:span></text:span><text:span text:style-name="Default_20_Paragraph_20_Font"><text:span text:style-name="T62"> xmlns</text:span></text:span><text:span text:style-name="Default_20_Paragraph_20_Font"><text:span text:style-name="T52">="</text:span></text:span><text:span text:style-name="Default_20_Paragraph_20_Font"><text:span text:style-name="T40">http://www.sk.ee/DigiDoc/v1.3.0#</text:span></text:span><text:span text:style-name="Default_20_Paragraph_20_Font"><text:span text:style-name="T52">"&gt;</text:span></text:span><text:span text:style-name="Default_20_Paragraph_20_Font"><text:span text:style-name="T40">PD94bWwgdmVyc2lvbj0iMS4wIiBlbmNvZGluZz0iaXNvLTg4NTktMSI/Pg0KPCEt</text:span></text:span></text:p>
      <text:p text:style-name="P18"><text:span text:style-name="Default_20_Paragraph_20_Font"><text:span text:style-name="T52">&lt;/</text:span></text:span><text:span text:style-name="Default_20_Paragraph_20_Font"><text:span text:style-name="T58">DataFile</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SignedDoc</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h text:style-name="P130" text:outline-level="3"><text:bookmark-start text:name="_Toc258826336"/><text:bookmark-start text:name="_Toc257804289"/><text:bookmark-start text:name="_Toc257709319"/><text:bookmark-start text:name="_Toc256702622"/><text:bookmark-start text:name="_Toc259177072"/><text:bookmark-start text:name="_Toc259625893"/><text:bookmark-start text:name="_Toc259627266"/><text:bookmark-start text:name="_Toc259627548"/><text:bookmark-start text:name="_Toc259699081"/><text:bookmark-start text:name="_Toc259699972"/><text:bookmark-start text:name="_Toc259700551"/>receiveDocuments.v4<text:bookmark-end text:name="_Toc258826336"/><text:bookmark-end text:name="_Toc257804289"/><text:bookmark-end text:name="_Toc257709319"/><text:bookmark-end text:name="_Toc256702622"/><text:bookmark-end text:name="_Toc259177072"/><text:bookmark-end text:name="_Toc259625893"/><text:bookmark-end text:name="_Toc259627266"/><text:bookmark-end text:name="_Toc259627548"/><text:bookmark-end text:name="_Toc259699081"/><text:bookmark-end text:name="_Toc259699972"/><text:bookmark-end text:name="_Toc259700551"/></text:h>
      <text:p text:style-name="P6">Päringu receiveDocuments versioon v4 erineb versioonist V3 selle poolest, et võimaldab allüskuse ja ametikoha parameetritena kasutada lühinimetusi (versioon V3 kasutas numbrilisi ID koode). See võimaldab vastu võtta ainult konkreetsele allüksusele ja/või ametikohale adresseeritud dokumente. Vastussõnumis olevad dokumendid kasutavad DVK konteineri versioon 2.</text:p>
      <text:p text:style-name="P6"/>
      <text:p text:style-name="P6">Päringu nimi: dhl.receiveDocuments.v2</text:p>
      <text:p text:style-name="P6">Sisendi keha: Struct</text:p>
      <text:p text:style-name="P6"><text:tab/>integer arv</text:p>
      <text:p text:style-name="P6"><text:tab/>string allyksuse_lyhinimetus</text:p>
      <text:p text:style-name="P6"><text:tab/>string ametikoha_lyhinimetus</text:p>
      <text:p text:style-name="P6"><text:tab/>string[] kaust</text:p>
      <text:p text:style-name="P6"><text:tab/>string edastus_id</text:p>
      <text:p text:style-name="P6"><text:tab/>string fragment_nr</text:p>
      <text:p text:style-name="P6"><text:tab/>integer fragmendi_suurus_baitides</text:p>
      <text:p text:style-name="P6"><text:soft-page-break/>Väljundi keha: base64Binary</text:p>
      <text:p text:style-name="P6"/>
      <text:p text:style-name="P40">Element „arv“ määrab ära maksimaalse loetavate dokumentide arvu. Element võib puududa, sellisel juhul tagastatakse vaikimisi 10 dokumenti.</text:p>
      <text:p text:style-name="P40">Element „allyksuse_lyhinimetus“ määrab ära, millisele allüksusele adresseeritud dokumente soovitakse vastu võtta. Parameetri väärtuseks saavad olla teksti kujul allüksuste lühinimetused. <text:s/>Kui lisaks parameetrile „allyksuse_lyhinimetus“ on väärtustatud ka parameeter „ametikoha_lyhinimetus“, siis võetakse vastu ainult need dokumendid, mis on adresseeritud ühtaegu etteantud allüksusele ja ametikohale.</text:p>
      <text:p text:style-name="P40">Element „ametikoha_lyhinimetus“ määrab ära, millisele ametikohale adresseeritud dokumente soovitakse vastu võtta. Parameetri väärtuseks saavad olla teksti kujul ametikohtade lühinimetused. <text:s/>Kui lisaks parameetrile „ametikoha_lyhinimetus“ on väärtustatud ka parameeter „allyksuse_lyhinimetus“, siis võetakse vastu ainult need dokumendid, mis on adresseeritud ühtaegu etteantud allüksusele ja ametikohale.</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Heading_20_4" text:outline-level="4">Näide</text:h>
      <text:h text:style-name="P131" text:outline-level="5">Päring</text:h>
      <text:p text:style-name="P17">POST /cgi-bin/consumer_proxy HTTP/1.0</text:p>
      <text:p text:style-name="P17">Content-Type: text/xml</text:p>
      <text:p text:style-name="P17">SOAPAction: ""</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receiveDocuments.v4&lt;/xtee:nimi&gt;</text:p>
      <text:p text:style-name="P17"><text:s text:c="2"/>&lt;xtee:toimik xsi:type="xsd:string"&gt;&lt;/xtee:toimik&gt;</text:p>
      <text:p text:style-name="P17"><text:soft-page-break/><text:s text:c="2"/>&lt;xtee:amet xsi:type="xsd:string"&gt;&lt;/xtee:amet&gt;</text:p>
      <text:p text:style-name="P17">&lt;/SOAP-ENV:Header&gt;</text:p>
      <text:p text:style-name="P17">&lt;SOAP-ENV:Body&gt;</text:p>
      <text:p text:style-name="P17"><text:s text:c="2"/>&lt;dhl:receiveDocuments&gt;</text:p>
      <text:p text:style-name="P17"><text:s text:c="4"/>&lt;keha&gt;</text:p>
      <text:p text:style-name="P17"><text:s text:c="6"/>&lt;arv&gt;10&lt;/arv&gt;</text:p>
      <text:p text:style-name="P17"><text:s text:c="6"/>&lt;allyksuse_lyhinimetus&gt;RMTP&lt;/allyksuse_lyhinimetus&gt;</text:p>
      <text:p text:style-name="P17"><text:s text:c="6"/>&lt;ametikoha_lyhinimetus&gt;RAAMATUPIDAJA&lt;/ametikoha_lyhinimetus&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keha&gt;</text:p>
      <text:p text:style-name="P17"><text:s text:c="2"/>&lt;/dhl:receiveDocuments&gt;</text:p>
      <text:p text:style-name="P17">&lt;/SOAP-ENV:Body&gt;</text:p>
      <text:p text:style-name="P17">&lt;/SOAP-ENV:Envelope&gt;</text:p>
      <text:h text:style-name="Heading_20_5" text:outline-level="5"><text:span text:style-name="Default_20_Paragraph_20_Font"><text:span text:style-name="T2">Päringu vastus</text:span></text:span></text:h>
      <text:p text:style-name="P17">HTTP/1.1 200 OK</text:p>
      <text:p text:style-name="P17">Content-Type: multipart/related; type=text/xml;</text:p>
      <text:p text:style-name="P17"><text:s text:c="4"/>boundary="=_9d665408f43f4698f71029c2df2b834e"</text:p>
      <text:p text:style-name="P17"/>
      <text:p text:style-name="P17">--=_9d665408f43f4698f71029c2df2b834e</text:p>
      <text:p text:style-name="P17">Content-Type:text/xml; charset="UTF-8"</text:p>
      <text:p text:style-name="P17">Content-Transfer-Encoding:8bit</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receiveDocuments.v4&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receiveDocumentsResponse&gt;</text:p>
      <text:p text:style-name="P17"><text:s text:c="4"/>&lt;paring&gt;</text:p>
      <text:p text:style-name="P17"><text:s text:c="6"/>&lt;arv&gt;10&lt;/arv&gt;</text:p>
      <text:p text:style-name="P17"><text:s text:c="6"/>&lt;allyksuse_lyhinimetus&gt;RMTP&lt;/allyksuse_lyhinimetus&gt;</text:p>
      <text:p text:style-name="P17"><text:s text:c="6"/>&lt;ametikoha_lyhinimetus&gt;RAAMATUPIDAJA&lt;/ametikoha_lyhinimetus&gt;</text:p>
      <text:p text:style-name="P17"><text:s text:c="6"/>&lt;kaust/&gt;</text:p>
      <text:p text:style-name="P17"><text:s text:c="6"/>&lt;edastus_id&gt;12345678_1234&lt;/edastus_id&gt;</text:p>
      <text:p text:style-name="P17"><text:s text:c="6"/>&lt;fragment_nr&gt;-1&lt;/fragment_nr&gt;</text:p>
      <text:p text:style-name="P17"><text:s text:c="6"/>&lt;fragmendi_suurus_baiides&gt;0&lt;/fragmendi_suurus_baitides&gt;</text:p>
      <text:p text:style-name="P17"><text:s text:c="4"/>&lt;/paring&gt;</text:p>
      <text:p text:style-name="P17"><text:s text:c="4"/>&lt;keha href="cid:793340a8216da081f3d785bcc74c0f74"/&gt;</text:p>
      <text:p text:style-name="P17"><text:s text:c="2"/>&lt;/dhl:receiveDocumentsResponse&gt;</text:p>
      <text:p text:style-name="P17">&lt;/SOAP-ENV:Body&gt;</text:p>
      <text:p text:style-name="P17">&lt;/SOAP-ENV:Envelope&gt;</text:p>
      <text:p text:style-name="P17"/>
      <text:p text:style-name="P17"><text:soft-page-break/>--=_9d665408f43f4698f71029c2df2b834e</text:p>
      <text:p text:style-name="P17">Content-Type:{http://www.w3.org/2001/XMLSchema}base64Binary</text:p>
      <text:p text:style-name="P17">Content-Transfer-Encoding:base64</text:p>
      <text:p text:style-name="P17">Content-Encoding: gzip</text:p>
      <text:p text:style-name="P17">Content-ID:&lt;793340a8216da081f3d785bcc74c0f74&gt;</text:p>
      <text:p text:style-name="P17"/>
      <text:p text:style-name="P17">VMO1ZWxpbmUgdGFsdiB2w7VpYiBzYWFidWRhIGhpbGplbSBrdWkgdGF2YWxpc2Vs</text:p>
      <text:p text:style-name="P17">dC4K</text:p>
      <text:p text:style-name="P17"/>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info</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allyksuse_lyhinimetus&gt;</text:span></text:span><text:span text:style-name="Default_20_Paragraph_20_Font"><text:span text:style-name="T40">String</text:span></text:span><text:span text:style-name="Default_20_Paragraph_20_Font"><text:span text:style-name="T52">&lt;/allyksuse_lyhinimetus&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allüksuse_nimetus</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allüksuse_nimetus</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t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span text:style-name="Default_20_Paragraph_20_Font"><text:span text:style-name="T40">00000000</text:span></text:span><text:span text:style-name="Default_20_Paragraph_20_Font"><text:span text:style-name="T52">&lt;/</text:span></text:span><text:span text:style-name="Default_20_Paragraph_20_Font"><text:span text:style-name="T58">regnr</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nimi</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text:span></text:span><text:span text:style-name="Default_20_Paragraph_20_Font"><text:span text:style-name="T52"><text:tab/>&lt;allyksuse_lyhinimetus&gt;</text:span></text:span><text:span text:style-name="Default_20_Paragraph_20_Font"><text:span text:style-name="T40">String</text:span></text:span><text:span text:style-name="Default_20_Paragraph_20_Font"><text:span text:style-name="T52">&lt;/allyksuse_lyhinimetus&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allüksuse_nimetus</text:span></text:span><text:span text:style-name="Default_20_Paragraph_20_Font"><text:span text:style-name="T52">&gt;</text:span></text:span><text:span text:style-name="Default_20_Paragraph_20_Font"><text:span text:style-name="T40">String</text:span></text:span><text:span text:style-name="Default_20_Paragraph_20_Font"><text:span text:style-name="T52">&lt;/</text:span></text:span><text:span text:style-name="Default_20_Paragraph_20_Font"><text:span text:style-name="T58">allüksuse_nimetus</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saaja</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transport</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ajalugu</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span text:style-name="Default_20_Paragraph_20_Font"><text:span text:style-name="T40">Siin sees võib olla suvaline XML jada</text:span></text:span><text:span text:style-name="Default_20_Paragraph_20_Font"><text:span text:style-name="T52">&lt;/</text:span></text:span><text:span text:style-name="Default_20_Paragraph_20_Font"><text:span text:style-name="T58">p</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40"><text:tab/></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span text:style-name="Default_20_Paragraph_20_Font"><text:span text:style-name="T40">Mingeid</text:span></text:span><text:span text:style-name="Default_20_Paragraph_20_Font"><text:span text:style-name="T40"> piiraguid elementidele pole</text:span></text:span><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metaxml</text:span></text:span><text:span text:style-name="Default_20_Paragraph_20_Font"><text:span text:style-name="T52">&gt;</text:span></text:span></text:p>
      <text:p text:style-name="P20"><text:tab/>&lt;failid&gt;</text:p>
      <text:p text:style-name="P20"><text:tab/><text:tab/>&lt;kokku&gt;2&lt;/kokku&gt;</text:p>
      <text:p text:style-name="P20"><text:tab/><text:tab/>&lt;fail&gt;</text:p>
      <text:p text:style-name="P20"><text:tab/><text:tab/><text:tab/>&lt;jrknr&gt;1&lt;/jrknr&gt;</text:p>
      <text:p text:style-name="P20"><text:tab/><text:tab/><text:tab/>&lt;fail_pealkiri&gt;DVK skeem&lt;/fail_pealkiri&gt;</text:p>
      <text:p text:style-name="P20"><text:tab/><text:tab/><text:tab/>&lt;fail_suurus&gt;3075&lt;/fail_suurus&gt;</text:p>
      <text:p text:style-name="P20"><text:tab/><text:tab/><text:tab/>&lt;fail_tyyp&gt;text/xml&lt;/fail_tyyp&gt;</text:p>
      <text:p text:style-name="P20"><text:tab/><text:tab/><text:tab/>&lt;fail_nimi&gt;dhl.xsd&lt;/fail_nimi&gt;</text:p>
      <text:p text:style-name="P20"><text:tab/><text:tab/><text:tab/>&lt;zip_base64_sisu&gt;</text:p>
      <text:p text:style-name="P71"><text:span text:style-name="Default_20_Paragraph_20_Font"><text:span text:style-name="T52"><text:tab/></text:span></text:span><text:span text:style-name="Default_20_Paragraph_20_Font"><text:span text:style-name="T40">PD94bWwgdmVyc2lvbj0iMS4wIiBlbmNvZGluZz0iaXNvLTg4NTktMSI/Pg0KPCEt</text:span></text:span><text:span text:style-name="Default_20_Paragraph_20_Font"><text:span text:style-name="T52"> &lt;/zip_base64_sisu&gt;</text:span></text:span><text:span text:style-name="Default_20_Paragraph_20_Font"><text:span text:style-name="T52"><text:line-break/></text:span></text:span><text:span text:style-name="Default_20_Paragraph_20_Font"><text:span text:style-name="T52">&lt;pohi_dokument&gt;true&lt;/pohi_dokument&gt;</text:span></text:span></text:p>
      <text:p text:style-name="P20"><text:tab/><text:tab/>&lt;/fail&gt;</text:p>
      <text:p text:style-name="P20"><text:tab/><text:tab/>&lt;fail&gt;</text:p>
      <text:p text:style-name="P20"><text:tab/><text:tab/><text:tab/>&lt;jrknr&gt;2&lt;/jrknr&gt;</text:p>
      <text:p text:style-name="P20"><text:tab/><text:tab/><text:tab/>&lt;fail_pealkiri&gt;DVK skeem&lt;/fail_pealkiri&gt;</text:p>
      <text:p text:style-name="P20"><text:tab/><text:tab/><text:tab/>&lt;fail_suurus&gt;2679&lt;/fail_suurus&gt;</text:p>
      <text:p text:style-name="P20"><text:tab/><text:tab/><text:tab/>&lt;fail_tyyp&gt;text/xml&lt;/fail_tyyp&gt;</text:p>
      <text:p text:style-name="P20"><text:tab/><text:tab/><text:tab/>&lt;fail_nimi&gt;dhl-aadress.xsd&lt;/fail_nimi&gt;</text:p>
      <text:p text:style-name="P20"><text:tab/><text:tab/><text:tab/>&lt;zip_base64_sisu&gt;</text:p>
      <text:p text:style-name="P71"><text:span text:style-name="Default_20_Paragraph_20_Font"><text:span text:style-name="T52"><text:tab/></text:span></text:span><text:span text:style-name="Default_20_Paragraph_20_Font"><text:span text:style-name="T40">PD94bWwgdmVyc2lvbj0iMS4wIiBlbmNvZGluZz0iaXNvLTg4NTktMSI/Pg0KPCEt</text:span></text:span><text:span text:style-name="Default_20_Paragraph_20_Font"><text:span text:style-name="T52"> &lt;/zip_base64_sisu&gt;</text:span></text:span><text:span text:style-name="Default_20_Paragraph_20_Font"><text:span text:style-name="T52"><text:line-break/></text:span></text:span><text:span text:style-name="Default_20_Paragraph_20_Font"><text:span text:style-name="T52">&lt;pohi_dokument&gt;true&lt;/pohi_dokument&gt;</text:span></text:span></text:p>
      <text:p text:style-name="P20"><text:tab/><text:tab/>&lt;/fail&gt;</text:p>
      <text:p text:style-name="P18"><text:soft-page-break/><text:span text:style-name="Default_20_Paragraph_20_Font"><text:span text:style-name="T52"><text:tab/>&lt;/failid&gt;</text:span></text:span></text:p>
      <text:p text:style-name="P18"><text:span text:style-name="Default_20_Paragraph_20_Font"><text:span text:style-name="T52">&lt;/</text:span></text:span><text:span text:style-name="Default_20_Paragraph_20_Font"><text:span text:style-name="T58">dokument</text:span></text:span><text:span text:style-name="Default_20_Paragraph_20_Font"><text:span text:style-name="T52">&gt;</text:span></text:span></text:p>
      <text:h text:style-name="Heading_20_2" text:outline-level="2"><text:bookmark-start text:name="_Toc258826337"/><text:bookmark-start text:name="_Toc257804290"/><text:bookmark-start text:name="_Toc257709320"/><text:bookmark-start text:name="_Toc256702623"/><text:bookmark-start text:name="_Toc259177073"/><text:bookmark-start text:name="_Toc259625894"/><text:bookmark-start text:name="_Toc259627267"/><text:bookmark-start text:name="_Toc259627549"/><text:bookmark-start text:name="_Toc259699082"/><text:bookmark-start text:name="_Toc259699973"/><text:bookmark-start text:name="_Toc259700552"/><text:span text:style-name="Default_20_Paragraph_20_Font"><text:span text:style-name="T2">markDocumentsReceived</text:span></text:span><text:bookmark-end text:name="_Toc115025265"/><text:bookmark-end text:name="_Toc115016779"/><text:bookmark-end text:name="_Toc258826337"/><text:bookmark-end text:name="_Toc257804290"/><text:bookmark-end text:name="_Toc257709320"/><text:bookmark-end text:name="_Toc256702623"/><text:bookmark-end text:name="_Toc259177073"/><text:bookmark-end text:name="_Toc259625894"/><text:bookmark-end text:name="_Toc259627267"/><text:bookmark-end text:name="_Toc259627549"/><text:bookmark-end text:name="_Toc259699082"/><text:bookmark-end text:name="_Toc259699973"/><text:bookmark-end text:name="_Toc259700552"/></text:h>
      <text:p text:style-name="P6">Päringu nimi: dhl.markDocumentsReceived</text:p>
      <text:p text:style-name="P6">Sisendi keha: Struct</text:p>
      <text:p text:style-name="P78">base64Binary dokumendid</text:p>
      <text:p text:style-name="P78">string kaust</text:p>
      <text:p text:style-name="P6">Väljundi keha: string</text:p>
      <text:h text:style-name="P130" text:outline-level="3"><text:bookmark-start text:name="_Toc258826338"/><text:bookmark-start text:name="_Toc257804291"/><text:bookmark-start text:name="_Toc257709321"/><text:bookmark-start text:name="_Toc256702624"/><text:bookmark-start text:name="_Toc259177074"/><text:bookmark-start text:name="_Toc259625895"/><text:bookmark-start text:name="_Toc259627268"/><text:bookmark-start text:name="_Toc259627550"/><text:bookmark-start text:name="_Toc259699083"/><text:bookmark-start text:name="_Toc259699974"/><text:bookmark-start text:name="_Toc259700553"/>markDocumentsReceived.v1<text:bookmark-end text:name="_Toc258826338"/><text:bookmark-end text:name="_Toc257804291"/><text:bookmark-end text:name="_Toc257709321"/><text:bookmark-end text:name="_Toc256702624"/><text:bookmark-end text:name="_Toc259177074"/><text:bookmark-end text:name="_Toc259625895"/><text:bookmark-end text:name="_Toc259627268"/><text:bookmark-end text:name="_Toc259627550"/><text:bookmark-end text:name="_Toc259699083"/><text:bookmark-end text:name="_Toc259699974"/><text:bookmark-end text:name="_Toc259700553"/></text:h>
      <text:p text:style-name="P40">Element „dokumendid“ on base64 kodeeringus documentRefsArrayType tüüpi massiiv, mille iga element sisaldab loetud dokumendile DVK poolt omistatud unikaalset ID-d. Kõik massiiviga antud dokumendid parameetriga „kaust” näidatud kaustast märgitakse kättesaaduks.</text:p>
      <text:p text:style-name="P40">Element „kaust“ väärtuseks saab olla DVK kausta täispikk nimi. Vaikimisi märgitakse dokumendid kättesaaduks dokumendi ID põhjal sõltumata sellest, millises kaustas ükski dokument asub.</text:p>
      <text:p text:style-name="P40">Päring tagastab väljundi kehaks stringi sisuga „OK“.</text:p>
      <text:h text:style-name="Heading_20_4" text:outline-level="4"><text:bookmark-start text:name="_Toc115025266"/>Näide<text:bookmark-end text:name="_Toc115025266"/></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markDocumentsReceived.v1&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 markDocumentsReceived&gt;</text:p>
      <text:p text:style-name="P17"><text:s text:c="4"/>&lt;keha&gt;</text:p>
      <text:p text:style-name="P17"><text:s text:c="6"/>&lt;dokumendid href="cid:b8fdc418df27ba3095a2d21b7be6d802"/&gt;</text:p>
      <text:p text:style-name="P17"><text:s text:c="6"/>&lt;kaust/&gt;</text:p>
      <text:p text:style-name="P17"><text:s text:c="4"/>&lt;/keha&gt;</text:p>
      <text:p text:style-name="P17"><text:s text:c="2"/>&lt;/dhl: markDocumentsReceived&gt;</text:p>
      <text:p text:style-name="P17"><text:soft-page-break/>&lt;/SOAP-ENV:Body&gt;</text:p>
      <text:p text:style-name="P17">&lt;/SOAP-ENV:Envelope&gt;</text:p>
      <text:p text:style-name="P17"/>
      <text:p text:style-name="P17">--=_b5a8d09eeeb161be29def84633d6f6fc</text:p>
      <text:p text:style-name="P17">Content-Disposition:php5hmCiX</text:p>
      <text:p text:style-name="P17">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1" text:outline-level="5">Päringu vastus</text:h>
      <text:p text:style-name="P17">HTTP/1.1 200 OK</text:p>
      <text:p text:style-name="P17">Content-Type: text/xml</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markDocumentsReceived.v1&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markDocumentsReceivedResponse&gt;</text:p>
      <text:p text:style-name="P17"><text:s text:c="4"/>&lt;paring&gt;</text:p>
      <text:p text:style-name="P17"><text:s text:c="6"/>&lt;dokumendid xsi:type="xsd:string"&gt;52ed0ffbf27fc34759dce05d0e7bed2302876cec&lt;/dokumendid&gt;</text:p>
      <text:p text:style-name="P17"><text:s text:c="6"/>&lt;kaust/&gt;</text:p>
      <text:p text:style-name="P17"><text:s text:c="4"/>&lt;/paring&gt;</text:p>
      <text:p text:style-name="P17"><text:s text:c="4"/>&lt;keha xsi:type="xsd:string"&gt;OK&lt;/keha&gt;</text:p>
      <text:p text:style-name="P17"><text:s text:c="2"/>&lt;/dhl: markDocumentsReceivedResponse&gt;</text:p>
      <text:p text:style-name="P17">&lt;/SOAP-ENV:Body&gt;</text:p>
      <text:p text:style-name="P17">&lt;/SOAP-ENV:Envelope&gt;</text:p>
      <text:h text:style-name="P131" text:outline-level="5">Päringu „keha“ elemendi sisu</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6"/>
      <text:h text:style-name="P130" text:outline-level="3"><text:s/><text:bookmark-start text:name="_Toc258826339"/><text:bookmark-start text:name="_Toc257804292"/><text:bookmark-start text:name="_Toc257709322"/><text:bookmark-start text:name="_Toc256702625"/><text:bookmark-start text:name="_Toc259177075"/><text:bookmark-start text:name="_Toc259625896"/><text:bookmark-start text:name="_Toc259627269"/><text:bookmark-start text:name="_Toc259627551"/><text:bookmark-start text:name="_Toc259699084"/><text:bookmark-start text:name="_Toc259699975"/><text:bookmark-start text:name="_Toc259700554"/>markDocumentsReceived.v2<text:bookmark-end text:name="_Toc258826339"/><text:bookmark-end text:name="_Toc257804292"/><text:bookmark-end text:name="_Toc257709322"/><text:bookmark-end text:name="_Toc256702625"/><text:bookmark-end text:name="_Toc259177075"/><text:bookmark-end text:name="_Toc259625896"/><text:bookmark-end text:name="_Toc259627269"/><text:bookmark-end text:name="_Toc259627551"/><text:bookmark-end text:name="_Toc259699084"/><text:bookmark-end text:name="_Toc259699975"/><text:bookmark-end text:name="_Toc259700554"/></text:h>
      <text:p text:style-name="P6">Element „dokumendid“ on base64 kodeeringus massiiv, mille iga element „item” on alljärgneva struktuuriga:</text:p>
      <text:list xml:id="list36144979" text:style-name="L12">
        <text:list-item>
          <text:p text:style-name="P110">„dhl_id” element sisaldab loetud dokumendi DVK ID-d.</text:p>
        </text:list-item>
        <text:list-item>
          <text:p text:style-name="P110">„vastuvotja_staatus_id” element sisaldab vastuvõtja poolel dokumendile omistatud staatuse <text:soft-page-break/>identifikaatorit.</text:p>
        </text:list-item>
        <text:list-item>
          <text:p text:style-name="P110">„fault” element sisaldab andmeid vastuvõtja poolel ilmnenud vea kohta.</text:p>
          <text:list>
            <text:list-item>
              <text:p text:style-name="P110">„faultcode” element sisaldab vea koodi.</text:p>
            </text:list-item>
            <text:list-item>
              <text:p text:style-name="P110">„faultactor” element sisaldab infot vea ilmnemise asukoha kohta (näit. kas viga ilmnes serveri või kliendi poolel)</text:p>
            </text:list-item>
            <text:list-item>
              <text:p text:style-name="P110">„faultstring” element sisaldab veateadet.</text:p>
            </text:list-item>
            <text:list-item>
              <text:p text:style-name="P110">„faultdetail” element sisaldab pikemat vea kirjeldust.</text:p>
            </text:list-item>
          </text:list>
        </text:list-item>
        <text:list-item>
          <text:p text:style-name="P110">„metaxml” element sisaldab vaba struktuuriga XML- või tekstiandmed vastuvõetud dokumenti puudutavate andmete saatmiseks dokumendi saatjale.</text:p>
        </text:list-item>
        <text:list-item>
          <text:p text:style-name="P110">„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markDocumentsReceived.v2&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 markDocumentsReceived&gt;</text:p>
      <text:p text:style-name="P17"><text:s text:c="4"/>&lt;keha&gt;</text:p>
      <text:p text:style-name="P17"><text:s text:c="6"/>&lt;dokumendid href="cid:b8fdc418df27ba3095a2d21b7be6d802"/&gt;</text:p>
      <text:p text:style-name="P17"><text:s text:c="6"/>&lt;kaust/&gt;</text:p>
      <text:p text:style-name="P17"><text:s text:c="4"/>&lt;/keha&gt;</text:p>
      <text:p text:style-name="P17"><text:s text:c="2"/>&lt;/dhl: markDocumentsReceived&gt;</text:p>
      <text:p text:style-name="P17">&lt;/SOAP-ENV:Body&gt;</text:p>
      <text:p text:style-name="P17">&lt;/SOAP-ENV:Envelope&gt;</text:p>
      <text:p text:style-name="P17"/>
      <text:p text:style-name="P17">--=_b5a8d09eeeb161be29def84633d6f6fc</text:p>
      <text:p text:style-name="P17">Content-Disposition:php5hmCiX</text:p>
      <text:p text:style-name="P17"><text:soft-page-break/>Content-Type:{http://www.w3.org/2001/XMLSchema}base64Binary</text:p>
      <text:p text:style-name="P17">Content-Transfer-Encoding:base64</text:p>
      <text:p text:style-name="P17">Content-Encoding: gzip</text:p>
      <text:p text:style-name="P17">Content-ID:&lt;b8fdc418df27ba3095a2d21b7be6d802&gt;</text:p>
      <text:p text:style-name="P17"/>
      <text:p text:style-name="P17">a29ybmkJa3cNCmtvcnNpa2EJY28NCmtyZWVrYQllbA0Ka3JpaQn1ZA0Ka3Vt9Wtp</text:p>
      <text:p text:style-name="P17">…</text:p>
      <text:p text:style-name="P17">dg0KbmVwYWxpCW5lDQpuaXZoaQnkdA0KbmphbmT+YQlueQ0Kbm9nYWkJ9ncNCg==</text:p>
      <text:p text:style-name="P17">--=_b5a8d09eeeb161be29def84633d6f6fc</text:p>
      <text:h text:style-name="P131" text:outline-level="5">Päringu vastus</text:h>
      <text:p text:style-name="P17">HTTP/1.1 200 OK</text:p>
      <text:p text:style-name="P17">Content-Type: text/xml</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markDocumentsReceived.v2&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markDocumentsReceivedResponse&gt;</text:p>
      <text:p text:style-name="P17"><text:s text:c="4"/>&lt;paring&gt;</text:p>
      <text:p text:style-name="P17"><text:s text:c="6"/>&lt;dokumendid xsi:type="xsd:string"&gt;52ed0ffbf27fc34759dce05d0e7bed2302876cec&lt;/dokumendid&gt;</text:p>
      <text:p text:style-name="P17"><text:s text:c="6"/>&lt;kaust/&gt;</text:p>
      <text:p text:style-name="P17"><text:s text:c="4"/>&lt;/paring&gt;</text:p>
      <text:p text:style-name="P17"><text:s text:c="4"/>&lt;keha xsi:type="xsd:string"&gt;OK&lt;/keha&gt;</text:p>
      <text:p text:style-name="P17"><text:s text:c="2"/>&lt;/dhl: markDocumentsReceivedResponse&gt;</text:p>
      <text:p text:style-name="P17">&lt;/SOAP-ENV:Body&gt;</text:p>
      <text:p text:style-name="P6">&lt;/SOAP-ENV:Envelope&gt;</text:p>
      <text:h text:style-name="P131" text:outline-level="5">Päringu „keha“ elemendi sisu</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5</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vastuvotja_staatus_id</text:span></text:span><text:span text:style-name="Default_20_Paragraph_20_Font"><text:span text:style-name="T52">&gt;</text:span></text:span><text:span text:style-name="Default_20_Paragraph_20_Font"><text:span text:style-name="T40">10</text:span></text:span><text:span text:style-name="Default_20_Paragraph_20_Font"><text:span text:style-name="T52">&lt;/</text:span></text:span><text:span text:style-name="Default_20_Paragraph_20_Font"><text:span text:style-name="T58">vastuvotja_staatus_i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fault</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ultcode</text:span></text:span><text:span text:style-name="Default_20_Paragraph_20_Font"><text:span text:style-name="T52">&gt;</text:span></text:span><text:span text:style-name="Default_20_Paragraph_20_Font"><text:span text:style-name="T40">100</text:span></text:span><text:span text:style-name="Default_20_Paragraph_20_Font"><text:span text:style-name="T52">&lt;/</text:span></text:span><text:span text:style-name="Default_20_Paragraph_20_Font"><text:span text:style-name="T58">faultcode</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ultactor</text:span></text:span><text:span text:style-name="Default_20_Paragraph_20_Font"><text:span text:style-name="T52">&gt;</text:span></text:span><text:span text:style-name="Default_20_Paragraph_20_Font"><text:span text:style-name="T40">CLIENT</text:span></text:span><text:span text:style-name="Default_20_Paragraph_20_Font"><text:span text:style-name="T52">&lt;/</text:span></text:span><text:span text:style-name="Default_20_Paragraph_20_Font"><text:span text:style-name="T58">faultactor</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ultstring</text:span></text:span><text:span text:style-name="Default_20_Paragraph_20_Font"><text:span text:style-name="T52">&gt;</text:span></text:span><text:span text:style-name="Default_20_Paragraph_20_Font"><text:span text:style-name="T40">Veateade</text:span></text:span><text:span text:style-name="Default_20_Paragraph_20_Font"><text:span text:style-name="T52">&lt;/</text:span></text:span><text:span text:style-name="Default_20_Paragraph_20_Font"><text:span text:style-name="T58">faultstring</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faultdetail</text:span></text:span><text:span text:style-name="Default_20_Paragraph_20_Font"><text:span text:style-name="T52">&gt;</text:span></text:span><text:span text:style-name="Default_20_Paragraph_20_Font"><text:span text:style-name="T40">vea kirjeldus</text:span></text:span><text:span text:style-name="Default_20_Paragraph_20_Font"><text:span text:style-name="T52">&lt;/</text:span></text:span><text:span text:style-name="Default_20_Paragraph_20_Font"><text:span text:style-name="T58">faultdetail</text:span></text:span><text:span text:style-name="Default_20_Paragraph_20_Font"><text:span text:style-name="T52">&gt;</text:span></text:span></text:p>
      <text:p text:style-name="P18"><text:span text:style-name="Default_20_Paragraph_20_Font"><text:span text:style-name="T40"><text:tab/></text:span></text:span><text:span text:style-name="Default_20_Paragraph_20_Font"><text:span text:style-name="T52">&lt;/</text:span></text:span><text:span text:style-name="Default_20_Paragraph_20_Font"><text:span text:style-name="T58">fault</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andmed_1</text:span></text:span><text:span text:style-name="Default_20_Paragraph_20_Font"><text:span text:style-name="T52">&gt;</text:span></text:span><text:span text:style-name="Default_20_Paragraph_20_Font"><text:span text:style-name="T40">väärtus 1</text:span></text:span><text:span text:style-name="Default_20_Paragraph_20_Font"><text:span text:style-name="T52">&lt;/</text:span></text:span><text:span text:style-name="Default_20_Paragraph_20_Font"><text:span text:style-name="T58">andmed_1</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text:tab/>&lt;</text:span></text:span><text:span text:style-name="Default_20_Paragraph_20_Font"><text:span text:style-name="T58">andmed_2</text:span></text:span><text:span text:style-name="Default_20_Paragraph_20_Font"><text:span text:style-name="T52">&gt;</text:span></text:span><text:span text:style-name="Default_20_Paragraph_20_Font"><text:span text:style-name="T40">väärtus 2</text:span></text:span><text:span text:style-name="Default_20_Paragraph_20_Font"><text:span text:style-name="T52">&lt;/</text:span></text:span><text:span text:style-name="Default_20_Paragraph_20_Font"><text:span text:style-name="T58">andmed_2</text:span></text:span><text:span text:style-name="Default_20_Paragraph_20_Font"><text:span text:style-name="T52">&gt;</text:span></text:span></text:p>
      <text:p text:style-name="P18"><text:soft-page-break/><text:span text:style-name="Default_20_Paragraph_20_Font"><text:span text:style-name="T52"><text:tab/></text:span></text:span><text:span text:style-name="Default_20_Paragraph_20_Font"><text:span text:style-name="T52"><text:tab/>&lt;</text:span></text:span><text:span text:style-name="Default_20_Paragraph_20_Font"><text:span text:style-name="T58">andmed_n</text:span></text:span><text:span text:style-name="Default_20_Paragraph_20_Font"><text:span text:style-name="T52">&gt;</text:span></text:span><text:span text:style-name="Default_20_Paragraph_20_Font"><text:span text:style-name="T40">väärtus n</text:span></text:span><text:span text:style-name="Default_20_Paragraph_20_Font"><text:span text:style-name="T52">&lt;/</text:span></text:span><text:span text:style-name="Default_20_Paragraph_20_Font"><text:span text:style-name="T58">andmed_n</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metaxml</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9">staatuse_muutmise_aeg</text:span></text:span><text:span text:style-name="Default_20_Paragraph_20_Font"><text:span text:style-name="T52">&gt;</text:span></text:span><text:span text:style-name="Default_20_Paragraph_20_Font"><text:span text:style-name="T40">2005-09-01T12:35:11</text:span></text:span><text:span text:style-name="Default_20_Paragraph_20_Font"><text:span text:style-name="T52">&lt;/</text:span></text:span><text:span text:style-name="Default_20_Paragraph_20_Font"><text:span text:style-name="T59">staatuse_muutmise_aeg</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6</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vastuvotja_staatus_id</text:span></text:span><text:span text:style-name="Default_20_Paragraph_20_Font"><text:span text:style-name="T52">&gt;</text:span></text:span><text:span text:style-name="Default_20_Paragraph_20_Font"><text:span text:style-name="T40">7</text:span></text:span><text:span text:style-name="Default_20_Paragraph_20_Font"><text:span text:style-name="T52">&lt;/</text:span></text:span><text:span text:style-name="Default_20_Paragraph_20_Font"><text:span text:style-name="T58">vastuvotja_staatus_i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9">staatuse_muutmise_aeg</text:span></text:span><text:span text:style-name="Default_20_Paragraph_20_Font"><text:span text:style-name="T52">&gt;</text:span></text:span><text:span text:style-name="Default_20_Paragraph_20_Font"><text:span text:style-name="T40">2005-09-02T14:15:</text:span></text:span><text:span text:style-name="Default_20_Paragraph_20_Font"><text:span text:style-name="T40">00</text:span></text:span><text:span text:style-name="Default_20_Paragraph_20_Font"><text:span text:style-name="T52">&lt;/</text:span></text:span><text:span text:style-name="Default_20_Paragraph_20_Font"><text:span text:style-name="T59">staatuse_muutmise_aeg</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dhl_id</text:span></text:span><text:span text:style-name="Default_20_Paragraph_20_Font"><text:span text:style-name="T52">&gt;</text:span></text:span><text:span text:style-name="Default_20_Paragraph_20_Font"><text:span text:style-name="T40">54365437</text:span></text:span><text:span text:style-name="Default_20_Paragraph_20_Font"><text:span text:style-name="T52">&lt;/</text:span></text:span><text:span text:style-name="Default_20_Paragraph_20_Font"><text:span text:style-name="T58">dhl_id</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58">item</text:span></text:span><text:span text:style-name="Default_20_Paragraph_20_Font"><text:span text:style-name="T52">&gt;</text:span></text:span></text:p>
      <text:h text:style-name="P130" text:outline-level="3"><text:bookmark-start text:name="_Toc258826340"/><text:bookmark-start text:name="_Toc257804293"/><text:bookmark-start text:name="_Toc257709323"/><text:bookmark-start text:name="_Toc256702626"/><text:bookmark-start text:name="_Toc259177076"/><text:bookmark-start text:name="_Toc259625897"/><text:bookmark-start text:name="_Toc259627270"/><text:bookmark-start text:name="_Toc259627552"/><text:bookmark-start text:name="_Toc259699085"/><text:bookmark-start text:name="_Toc259699976"/><text:bookmark-start text:name="_Toc259700555"/>markDocumentsReceived.v3<text:bookmark-end text:name="_Toc258826340"/><text:bookmark-end text:name="_Toc257804293"/><text:bookmark-end text:name="_Toc257709323"/><text:bookmark-end text:name="_Toc256702626"/><text:bookmark-end text:name="_Toc259177076"/><text:bookmark-end text:name="_Toc259625897"/><text:bookmark-end text:name="_Toc259627270"/><text:bookmark-end text:name="_Toc259627552"/><text:bookmark-end text:name="_Toc259699085"/><text:bookmark-end text:name="_Toc259699976"/><text:bookmark-end text:name="_Toc259700555"/></text:h>
      <text:p text:style-name="P6">Päringu markDogumentsReceived versioon v3 eelneb varasematest versioonidest selle poolest, et elemendi „dokumendid“ sisu asub nüüd SOAP sõnumi kehas (varasemates versioonides asus base64 kodeeritud kujul SOAP sõnumi manuses). Samuti on lisatud võimalus märkida dokumendid vastuvõetuks kasutades dokumendi GUID tüüpi identifikaatorit (sellisel juhul asendab element &lt;dokument_guid&gt; elemendi &lt;dhl_id&gt;).</text:p>
      <text:p text:style-name="P6"/>
      <text:p text:style-name="P6">Element „dokumendid“ on SOAP massiiv, mille iga element „item” on alljärgneva struktuuriga:</text:p>
      <text:list xml:id="list29399682" text:continue-numbering="true" text:style-name="L12">
        <text:list-item>
          <text:p text:style-name="P110">„dhl_id” element sisaldab loetud dokumendi DVK ID-d.</text:p>
        </text:list-item>
        <text:list-item>
          <text:p text:style-name="P110">„vastuvotja_staatus_id” element sisaldab vastuvõtja poolel dokumendile omistatud staatuse identifikaatorit.</text:p>
        </text:list-item>
        <text:list-item>
          <text:p text:style-name="P110">„fault” element sisaldab andmeid vastuvõtja poolel ilmnenud vea kohta.</text:p>
          <text:list>
            <text:list-item>
              <text:p text:style-name="P110">„faultcode” element sisaldab vea koodi.</text:p>
            </text:list-item>
            <text:list-item>
              <text:p text:style-name="P110">„faultactor” element sisaldab infot vea ilmnemise asukoha kohta (näit. kas viga ilmnes serveri või kliendi poolel)</text:p>
            </text:list-item>
            <text:list-item>
              <text:p text:style-name="P110">„faultstring” element sisaldab veateadet.</text:p>
            </text:list-item>
            <text:list-item>
              <text:p text:style-name="P110">„faultdetail” element sisaldab pikemat vea kirjeldust.</text:p>
            </text:list-item>
          </text:list>
        </text:list-item>
        <text:list-item>
          <text:p text:style-name="P110">„metaxml” element sisaldab vaba struktuuriga XML- või tekstiandmed vastuvõetud dokumenti puudutavate andmete saatmiseks dokumendi saatjale.</text:p>
        </text:list-item>
        <text:list-item>
          <text:p text:style-name="P110">„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31" text:outline-level="5">Päring</text:h>
      <text:p text:style-name="P17">POST /cgi-bin/consumer_proxy HTTP/1.0</text:p>
      <text:p text:style-name="P17">Content-Type: multipart/related; type=text/xml;</text:p>
      <text:p text:style-name="P17"><text:s text:c="4"/>boundary="=_b5a8d09eeeb161be29def84633d6f6fc"</text:p>
      <text:p text:style-name="P17">SOAPAction: ""</text:p>
      <text:p text:style-name="P17"/>
      <text:p text:style-name="P17">--=_b5a8d09eeeb161be29def84633d6f6fc</text:p>
      <text:p text:style-name="P17">Content-Type:text/xml; charset="UTF-8"</text:p>
      <text:p text:style-name="P17">Content-Transfer-Encoding:8bit</text:p>
      <text:p text:style-name="P17"/>
      <text:p text:style-name="P17">&lt;?xml version="1.0" encoding="UTF-8"?&gt;</text:p>
      <text:p text:style-name="P17">&lt;SOAP-ENV:Envelope</text:p>
      <text:p text:style-name="P17"><text:s text:c="2"/>xmlns:SOAPENV="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oft-page-break/><text:s text:c="2"/>xmlns:dhl="http://producers.dhl.xtee.riik.ee/producer/dhl"</text:p>
      <text:p text:style-name="P17"><text:s text:c="2"/>SOAP-ENV:encodingStyle="http://schemas.xmlsoap.org/soap/encoding/"&gt;</text:p>
      <text:p text:style-name="P17">&lt;SOAP-ENV:Header&gt;</text:p>
      <text:p text:style-name="P17"><text:s text:c="2"/>&lt;xtee:asutus xsi:type="xsd:string"&gt;12345678&lt;/xtee:asutus&gt;</text:p>
      <text:p text:style-name="P17"><text:s text:c="2"/>&lt;xtee:andmekogu xsi:type="xsd:string"&gt;dhl&lt;/xtee:andmekogu&gt;</text:p>
      <text:p text:style-name="P17"><text:s text:c="2"/>&lt;xtee:isikukood xsi:type="xsd:string"&gt;EE12345678901&lt;/xtee:isikukood&gt;</text:p>
      <text:p text:style-name="P17"><text:s text:c="2"/>&lt;xtee:id xsi:type="xsd:string"&gt;6cae248568b3db7e97ff784673a4d38c5906bee0&lt;/xtee:id&gt;</text:p>
      <text:p text:style-name="P17"><text:s text:c="2"/>&lt;xtee:nimi xsi:type="xsd:string"&gt;dhl.markDocumentsReceived.v3&lt;/xtee:nimi&gt;</text:p>
      <text:p text:style-name="P17"><text:s text:c="2"/>&lt;xtee:toimik xsi:type="xsd:string"&gt;&lt;/xtee:toimik&gt;</text:p>
      <text:p text:style-name="P17"><text:s text:c="2"/>&lt;xtee:amet xsi:type="xsd:string"&gt;&lt;/xtee:amet&gt;</text:p>
      <text:p text:style-name="P17">&lt;/SOAP-ENV:Header&gt;</text:p>
      <text:p text:style-name="P17">&lt;SOAP-ENV:Body&gt;</text:p>
      <text:p text:style-name="P17"><text:s text:c="2"/>&lt;dhl:markDocumentsReceived&gt;</text:p>
      <text:p text:style-name="P17"><text:s text:c="4"/>&lt;keha&gt;</text:p>
      <text:p text:style-name="P17"><text:s text:c="6"/>&lt;dokumendid xsi:type="SOAP-ENC:Array" SOAP-ENC:arrayType="dhl:asutus[3]"&gt;</text:p>
      <text:p text:style-name="P17"><text:s text:c="8"/>&lt;item&gt;</text:p>
      <text:p text:style-name="P17"><text:s text:c="10"/>&lt;dhl_id&gt;54365435&lt;/dhl_id&gt;</text:p>
      <text:p text:style-name="P17"><text:s text:c="10"/>&lt;vastuvotja_staatus_id&gt;10&lt;/vastuvotja_staatus_id&gt;</text:p>
      <text:p text:style-name="P17"><text:s text:c="10"/>&lt;fault&gt;</text:p>
      <text:p text:style-name="P17"><text:s text:c="12"/>&lt;faultcode&gt;100&lt;/faultcode&gt;</text:p>
      <text:p text:style-name="P17"><text:s text:c="12"/>&lt;faultactor&gt;CLIENT&lt;/faultactor&gt;</text:p>
      <text:p text:style-name="P17"><text:s text:c="12"/>&lt;faultstring&gt;Veateade&lt;/faultstring&gt;</text:p>
      <text:p text:style-name="P17"><text:s text:c="12"/>&lt;faultdetail&gt;vea kirjeldus&lt;/faultdetail&gt;</text:p>
      <text:p text:style-name="P17"><text:s text:c="10"/>&lt;/fault&gt;</text:p>
      <text:p text:style-name="P17"><text:s text:c="10"/>&lt;metaxml&gt;</text:p>
      <text:p text:style-name="P17"><text:s text:c="12"/>&lt;andmed_1&gt;väärtus 1&lt;/andmed_1&gt;</text:p>
      <text:p text:style-name="P17"><text:s text:c="12"/>&lt;andmed_2&gt;väärtus 2&lt;/andmed_2&gt;</text:p>
      <text:p text:style-name="P17"><text:s text:c="12"/>&lt;andmed_n&gt;väärtus n&lt;/andmed_n&gt;</text:p>
      <text:p text:style-name="P17"><text:s text:c="10"/>&lt;/metaxml&gt;</text:p>
      <text:p text:style-name="P17"><text:s text:c="10"/>&lt;staatuse_muutmise_aeg&gt;2005-09-01T12:35:11&lt;/staatuse_muutmise_aeg&gt;</text:p>
      <text:p text:style-name="P17"><text:s text:c="8"/>&lt;/item&gt;</text:p>
      <text:p text:style-name="P17"><text:s text:c="8"/>&lt;item&gt;</text:p>
      <text:p text:style-name="P17"><text:s text:c="10"/>&lt;dhl_id&gt;54365436&lt;/dhl_id&gt;</text:p>
      <text:p text:style-name="P17"><text:s text:c="10"/>&lt;vastuvotja_staatus_id&gt;7&lt;/vastuvotja_staatus_id&gt;</text:p>
      <text:p text:style-name="P17"><text:s text:c="10"/>&lt;staatuse_muutmise_aeg&gt;2005-09-02T14:15:00&lt;/staatuse_muutmise_aeg&gt;</text:p>
      <text:p text:style-name="P17"><text:s text:c="8"/>&lt;/item&gt;</text:p>
      <text:p text:style-name="P17"><text:s text:c="8"/>&lt;item&gt;</text:p>
      <text:p text:style-name="P17"><text:s text:c="10"/>&lt;dhl_id&gt;54365437&lt;/dhl_id&gt;</text:p>
      <text:p text:style-name="P17"><text:s text:c="8"/>&lt;/item&gt;</text:p>
      <text:p text:style-name="P17"><text:s text:c="6"/>&lt;/dokumendid&gt;</text:p>
      <text:p text:style-name="P17"><text:s text:c="6"/>&lt;kaust/&gt;</text:p>
      <text:p text:style-name="P17"><text:s text:c="4"/>&lt;/keha&gt;</text:p>
      <text:p text:style-name="P17"><text:s text:c="2"/>&lt;/dhl:markDocumentsReceived&gt;</text:p>
      <text:p text:style-name="P17">&lt;/SOAP-ENV:Body&gt;</text:p>
      <text:p text:style-name="P17">&lt;/SOAP-ENV:Envelope&gt;</text:p>
      <text:h text:style-name="P131" text:outline-level="5">Päringu vastus</text:h>
      <text:p text:style-name="P17">HTTP/1.1 200 OK</text:p>
      <text:p text:style-name="P17">Content-Type: text/xml</text:p>
      <text:p text:style-name="P17"/>
      <text:p text:style-name="P17">&lt;?xml version="1.0" encoding="UTF-8"?&gt;</text:p>
      <text:p text:style-name="P17">&lt;SOAP-ENV:Envelope xmlns:SOAPENV="</text:p>
      <text:p text:style-name="P17"><text:s text:c="2"/>http://schemas.xmlsoap.org/soap/envelope/"</text:p>
      <text:p text:style-name="P17"><text:s text:c="2"/>xmlns:xsd="http://www.w3.org/2001/XMLSchema"</text:p>
      <text:p text:style-name="P17"><text:s text:c="2"/>xmlns:xsi="http://www.w3.org/2001/XMLSchema-instance"</text:p>
      <text:p text:style-name="P17"><text:s text:c="2"/>xmlns:SOAP-ENC="http://schemas.xmlsoap.org/soap/encoding/"</text:p>
      <text:p text:style-name="P17"><text:s text:c="2"/>xmlns:xtee="http://x-tee.riik.ee/xsd/xtee.xsd"</text:p>
      <text:p text:style-name="P17"><text:s text:c="2"/>xmlns:dhl="http://producers.dhl.xtee.riik.ee/producer/dhl"</text:p>
      <text:p text:style-name="P17"><text:s text:c="2"/>SOAP-ENV:encodingStyle="http://schemas.xmlsoap.org/soap/encoding/"&gt;</text:p>
      <text:p text:style-name="P17">&lt;SOAP-ENV:Header&gt;</text:p>
      <text:p text:style-name="P17">&lt;xtee:asutus xsi:type="xsd:string"&gt;12345678&lt;/xtee:asutus&gt;</text:p>
      <text:p text:style-name="P17"><text:soft-page-break/>&lt;xtee:andmekogu xsi:type="xsd:string"&gt;dhl&lt;/xtee:andmekogu&gt;</text:p>
      <text:p text:style-name="P17">&lt;xtee:isikukood xsi:type="xsd:string"&gt;EE12345678901&lt;/xtee:isikukood&gt;</text:p>
      <text:p text:style-name="P17">&lt;xtee:id</text:p>
      <text:p text:style-name="P17">xsi:type="xsd:string"&gt;6cae248568b3db7e97ff784673a4d38c5906bee0&lt;/xtee:id&gt;</text:p>
      <text:p text:style-name="P17">&lt;xtee:nimi xsi:type="xsd:string"&gt;dhl.markDocumentsReceived.v2&lt;/xtee:nimi&gt;</text:p>
      <text:p text:style-name="P17">&lt;xtee:toimik xsi:type="xsd:string"&gt;&lt;/xtee:toimik&gt;</text:p>
      <text:p text:style-name="P17">&lt;xtee:amet xsi:type="xsd:string"&gt;&lt;/xtee:amet&gt;</text:p>
      <text:p text:style-name="P17">&lt;/SOAP-ENV:Header&gt;</text:p>
      <text:p text:style-name="P17">&lt;SOAP-ENV:Body&gt;</text:p>
      <text:p text:style-name="P17"><text:s text:c="2"/>&lt;dhl:markDocumentsReceivedResponse&gt;</text:p>
      <text:p text:style-name="P17"><text:s text:c="4"/>&lt;paring&gt;</text:p>
      <text:p text:style-name="P17"><text:s text:c="6"/>&lt;dokumendid xsi:type="SOAP-ENC:Array" SOAP-ENC:arrayType="dhl:asutus[3]"&gt;</text:p>
      <text:p text:style-name="P17"><text:s text:c="8"/>&lt;item&gt;</text:p>
      <text:p text:style-name="P17"><text:s text:c="10"/>&lt;dhl_id&gt;54365435&lt;/dhl_id&gt;</text:p>
      <text:p text:style-name="P17"><text:s text:c="10"/>&lt;vastuvotja_staatus_id&gt;10&lt;/vastuvotja_staatus_id&gt;</text:p>
      <text:p text:style-name="P17"><text:s text:c="10"/>&lt;fault&gt;</text:p>
      <text:p text:style-name="P17"><text:s text:c="12"/>&lt;faultcode&gt;100&lt;/faultcode&gt;</text:p>
      <text:p text:style-name="P17"><text:s text:c="12"/>&lt;faultactor&gt;CLIENT&lt;/faultactor&gt;</text:p>
      <text:p text:style-name="P17"><text:s text:c="12"/>&lt;faultstring&gt;Veateade&lt;/faultstring&gt;</text:p>
      <text:p text:style-name="P17"><text:s text:c="12"/>&lt;faultdetail&gt;vea kirjeldus&lt;/faultdetail&gt;</text:p>
      <text:p text:style-name="P17"><text:s text:c="10"/>&lt;/fault&gt;</text:p>
      <text:p text:style-name="P17"><text:s text:c="10"/>&lt;metaxml&gt;</text:p>
      <text:p text:style-name="P17"><text:s text:c="12"/>&lt;andmed_1&gt;väärtus 1&lt;/andmed_1&gt;</text:p>
      <text:p text:style-name="P17"><text:s text:c="12"/>&lt;andmed_2&gt;väärtus 2&lt;/andmed_2&gt;</text:p>
      <text:p text:style-name="P17"><text:s text:c="12"/>&lt;andmed_n&gt;väärtus n&lt;/andmed_n&gt;</text:p>
      <text:p text:style-name="P17"><text:s text:c="10"/>&lt;/metaxml&gt;</text:p>
      <text:p text:style-name="P17"><text:s text:c="10"/>&lt;staatuse_muutmise_aeg&gt;2005-09-01T12:35:11&lt;/staatuse_muutmise_aeg&gt;</text:p>
      <text:p text:style-name="P17"><text:s text:c="8"/>&lt;/item&gt;</text:p>
      <text:p text:style-name="P17"><text:s text:c="8"/>&lt;item&gt;</text:p>
      <text:p text:style-name="P17"><text:s text:c="10"/>&lt;dhl_id&gt;54365436&lt;/dhl_id&gt;</text:p>
      <text:p text:style-name="P17"><text:s text:c="10"/>&lt;vastuvotja_staatus_id&gt;7&lt;/vastuvotja_staatus_id&gt;</text:p>
      <text:p text:style-name="P17"><text:s text:c="10"/>&lt;staatuse_muutmise_aeg&gt;2005-09-02T14:15:00&lt;/staatuse_muutmise_aeg&gt;</text:p>
      <text:p text:style-name="P17"><text:s text:c="8"/>&lt;/item&gt;</text:p>
      <text:p text:style-name="P17"><text:s text:c="8"/>&lt;item&gt;</text:p>
      <text:p text:style-name="P17"><text:s text:c="10"/>&lt;dhl_id&gt;54365437&lt;/dhl_id&gt;</text:p>
      <text:p text:style-name="P17"><text:s text:c="8"/>&lt;/item&gt;</text:p>
      <text:p text:style-name="P17"><text:s text:c="6"/>&lt;/dokumendid&gt;</text:p>
      <text:p text:style-name="P17"><text:s text:c="6"/>&lt;kaust/&gt;</text:p>
      <text:p text:style-name="P17"><text:s text:c="4"/>&lt;/paring&gt;</text:p>
      <text:p text:style-name="P17"><text:s text:c="4"/>&lt;keha xsi:type="xsd:string"&gt;OK&lt;/keha&gt;</text:p>
      <text:p text:style-name="P17"><text:s text:c="2"/>&lt;/dhl:markDocumentsReceivedResponse&gt;</text:p>
      <text:p text:style-name="P17">&lt;/SOAP-ENV:Body&gt;</text:p>
      <text:p text:style-name="P6">&lt;/SOAP-ENV:Envelope&gt;</text:p>
      <text:h text:style-name="P129" text:outline-level="2"><text:bookmark-start text:name="_Toc258826341"/><text:bookmark-start text:name="_Toc257804294"/><text:bookmark-start text:name="_Toc257709324"/><text:bookmark-start text:name="_Toc256702627"/><text:bookmark-start text:name="_Toc259177077"/><text:bookmark-start text:name="_Toc259625898"/><text:bookmark-start text:name="_Toc259627271"/><text:bookmark-start text:name="_Toc259627553"/><text:bookmark-start text:name="_Toc259699086"/><text:bookmark-start text:name="_Toc259699977"/><text:bookmark-start text:name="_Toc259700556"/>getSendingOptions<text:bookmark-end text:name="_Toc258826341"/><text:bookmark-end text:name="_Toc257804294"/><text:bookmark-end text:name="_Toc257709324"/><text:bookmark-end text:name="_Toc256702627"/><text:bookmark-end text:name="_Toc259177077"/><text:bookmark-end text:name="_Toc259625898"/><text:bookmark-end text:name="_Toc259627271"/><text:bookmark-end text:name="_Toc259627553"/><text:bookmark-end text:name="_Toc259699086"/><text:bookmark-end text:name="_Toc259699977"/><text:bookmark-end text:name="_Toc259700556"/></text:h>
      <text:h text:style-name="P130" text:outline-level="3"><text:bookmark-start text:name="_Toc258826342"/><text:bookmark-start text:name="_Toc257804295"/><text:bookmark-start text:name="_Toc257709325"/><text:bookmark-start text:name="_Toc256702628"/><text:bookmark-start text:name="_Toc259177078"/><text:bookmark-start text:name="_Toc259625899"/><text:bookmark-start text:name="_Toc259627272"/><text:bookmark-start text:name="_Toc259627554"/><text:bookmark-start text:name="_Toc259699087"/><text:bookmark-start text:name="_Toc259699978"/><text:bookmark-start text:name="_Toc259700557"/>getSendingOptions.v1<text:bookmark-end text:name="_Toc258826342"/><text:bookmark-end text:name="_Toc257804295"/><text:bookmark-end text:name="_Toc257709325"/><text:bookmark-end text:name="_Toc256702628"/><text:bookmark-end text:name="_Toc259177078"/><text:bookmark-end text:name="_Toc259625899"/><text:bookmark-end text:name="_Toc259627272"/><text:bookmark-end text:name="_Toc259627554"/><text:bookmark-end text:name="_Toc259699087"/><text:bookmark-end text:name="_Toc259699978"/><text:bookmark-end text:name="_Toc259700557"/></text:h>
      <text:p text:style-name="P6">Päringu nimi: dhl.getSendingOptions.v1</text:p>
      <text:p text:style-name="P6">Sisendi keha: stringide massiiv</text:p>
      <text:p text:style-name="P6">Väljundi keha: massiiv andmetüübist „asutus”:</text:p>
      <text:p text:style-name="P73">regnr<text:tab/>string</text:p>
      <text:p text:style-name="P73">nimi<text:tab/>string</text:p>
      <text:p text:style-name="P73">saatmine<text:tab/>massiiv</text:p>
      <text:p text:style-name="P72"><text:tab/>saatmisviis<text:tab/>string<text:tab/><text:tab/>(väärtused: dhl | dhl_otse)</text:p>
      <text:p text:style-name="P73">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 Kui aga päringule anda sisendparameetriks nimekiri asutuste registrikoodidest, tagastab päring info nimekirjas sisaldunud asutuste võimekuse kohta DVK kaudu andmeid vahetada.</text:p>
      <text:p text:style-name="P6"><text:soft-page-break/></text:p>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getSendingOptions&gt;</text:p>
      <text:p text:style-name="P17"><text:s text:c="6"/>&lt;keha&gt;</text:p>
      <text:p text:style-name="P17"><text:s text:c="8"/>&lt;asutus&gt;12345678&lt;/asutus&gt;</text:p>
      <text:p text:style-name="P17"><text:s text:c="8"/>&lt;asutus&gt;23456789&lt;/asutus&gt;</text:p>
      <text:p text:style-name="P17"><text:s text:c="8"/>&lt;asutus&gt;34567890&lt;/asutus&gt;</text:p>
      <text:p text:style-name="P17"><text:s text:c="6"/>&lt;/keha&gt;</text:p>
      <text:p text:style-name="P17"><text:s text:c="4"/>&lt;/dhl:getSendingOptions&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
      <text:p text:style-name="P17"><text:s text:c="2"/>&lt;soapenv:Body&gt;</text:p>
      <text:p text:style-name="P17"><text:s text:c="4"/>&lt;dhl:getSendingOptionsResponse&gt;</text:p>
      <text:p text:style-name="P17"><text:soft-page-break/><text:s text:c="6"/>&lt;paring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paring&gt;</text:p>
      <text:p text:style-name="P17"><text:s text:c="6"/>&lt;keha xsi:type="SOAP-ENC:Array" SOAP-ENC:arrayType="dhl:asutus[3]"&gt;</text:p>
      <text:p text:style-name="P17"><text:s text:c="8"/>&lt;asutus&gt;</text:p>
      <text:p text:style-name="P17"><text:s text:c="10"/>&lt;regnr&gt;12345678&lt;/regnr&gt;</text:p>
      <text:p text:style-name="P17"><text:s text:c="10"/>&lt;nimi&gt;ASUTUS 1&lt;/nimi&gt;</text:p>
      <text:p text:style-name="P17"><text:s text:c="10"/>&lt;saatmine&gt;</text:p>
      <text:p text:style-name="P17"><text:s text:c="12"/>&lt;saatmisviis&gt;dhl&lt;/saatmisviis&gt;</text:p>
      <text:p text:style-name="P17"><text:s text:c="10"/>&lt;/saatmine&gt;</text:p>
      <text:p text:style-name="P17"><text:s text:c="10"/>&lt;ks_asutuse_regnr/&gt;</text:p>
      <text:p text:style-name="P17"><text:s text:c="8"/>&lt;/asutus&gt;</text:p>
      <text:p text:style-name="P17"><text:s text:c="8"/>&lt;asutus&gt;</text:p>
      <text:p text:style-name="P17"><text:s text:c="10"/>&lt;regnr&gt;23456789&lt;/regnr&gt;</text:p>
      <text:p text:style-name="P17"><text:s text:c="10"/>&lt;nimi&gt;ASUTUS 2&lt;/nimi&gt;</text:p>
      <text:p text:style-name="P17"><text:s text:c="10"/>&lt;saatmine&gt;</text:p>
      <text:p text:style-name="P17"><text:s text:c="12"/>&lt;saatmisviis&gt;dhl&lt;/saatmisviis&gt;</text:p>
      <text:p text:style-name="P17"><text:s text:c="12"/>&lt;saatmisviis&gt;dhl_otse&lt;/saatmisviis&gt;</text:p>
      <text:p text:style-name="P17"><text:s text:c="10"/>&lt;/saatmine&gt;</text:p>
      <text:p text:style-name="P17"><text:s text:c="10"/>&lt;ks_asutuse_regnr&gt;12345678&lt;/ks_asutuse_regnr&gt;</text:p>
      <text:p text:style-name="P17"><text:s text:c="8"/>&lt;/asutus&gt;</text:p>
      <text:p text:style-name="P17"><text:s text:c="8"/>&lt;asutus&gt;</text:p>
      <text:p text:style-name="P17"><text:s text:c="10"/>&lt;regnr&gt;34567890&lt;/regnr&gt;</text:p>
      <text:p text:style-name="P17"><text:s text:c="10"/>&lt;nimi/&gt;</text:p>
      <text:p text:style-name="P17"><text:s text:c="10"/>&lt;saatmine/&gt;</text:p>
      <text:p text:style-name="P17"><text:s text:c="10"/>&lt;ks_asutuse_regnr/&gt;</text:p>
      <text:p text:style-name="P17"><text:s text:c="8"/>&lt;/asutus&gt;</text:p>
      <text:p text:style-name="P17"><text:s text:c="6"/>&lt;/keha&gt;</text:p>
      <text:p text:style-name="P17"><text:s text:c="4"/>&lt;/dhl:getSendingOptionsResponse&gt;</text:p>
      <text:p text:style-name="P17"><text:s text:c="2"/>&lt;/soapenv:Body&gt;</text:p>
      <text:p text:style-name="P6">&lt;/soapenv:Envelope&gt;</text:p>
      <text:h text:style-name="P130" text:outline-level="3"><text:bookmark-start text:name="_Toc258826343"/><text:bookmark-start text:name="_Toc257804296"/><text:bookmark-start text:name="_Toc257709326"/><text:bookmark-start text:name="_Toc256702629"/><text:bookmark-start text:name="_Toc259177079"/><text:bookmark-start text:name="_Toc259625900"/><text:bookmark-start text:name="_Toc259627273"/><text:bookmark-start text:name="_Toc259627555"/><text:bookmark-start text:name="_Toc259699088"/><text:bookmark-start text:name="_Toc259699979"/><text:bookmark-start text:name="_Toc259700558"/>getSendingOptions.v2<text:bookmark-end text:name="_Toc258826343"/><text:bookmark-end text:name="_Toc257804296"/><text:bookmark-end text:name="_Toc257709326"/><text:bookmark-end text:name="_Toc256702629"/><text:bookmark-end text:name="_Toc259177079"/><text:bookmark-end text:name="_Toc259625900"/><text:bookmark-end text:name="_Toc259627273"/><text:bookmark-end text:name="_Toc259627555"/><text:bookmark-end text:name="_Toc259699088"/><text:bookmark-end text:name="_Toc259699979"/><text:bookmark-end text:name="_Toc259700558"/></text:h>
      <text:p text:style-name="P6">Päringu nimi: dhl.getSendingOptions.v2</text:p>
      <text:p text:style-name="P79">Sisendi keha: andmestruktuur:</text:p>
      <text:p text:style-name="P74">asutused<text:tab/>stringide massiiv</text:p>
      <text:p text:style-name="P74">vahetatud_dokumente_vahemalt<text:tab/>number</text:p>
      <text:p text:style-name="P74">vahetatud_dokumente_kuni<text:tab/>number</text:p>
      <text:p text:style-name="P74">vastuvotmata_dokumente_ootel<text:tab/>tõeväärtus (jah/ei)</text:p>
      <text:p text:style-name="P79">Väljundi keha: massiiv andmetüübist „asutus”:</text:p>
      <text:p text:style-name="P73">regnr<text:tab/>string</text:p>
      <text:p text:style-name="P73">nimi<text:tab/>string</text:p>
      <text:p text:style-name="P73">saatmine<text:tab/>massiiv</text:p>
      <text:p text:style-name="P72"><text:tab/>saatmisviis<text:tab/>string<text:tab/><text:tab/>(väärtused: dhl | dhl_otse)</text:p>
      <text:p text:style-name="P73">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29288708" text:style-name="L14">
        <text:list-item>
          <text:p text:style-name="P116"><text:span text:style-name="Default_20_Paragraph_20_Font"><text:span text:style-name="T7">asutused</text:span></text:span><text:span text:style-name="Default_20_Paragraph_20_Font"><text:span text:style-name="T2"><text:line-break/></text:span></text:span><text:span text:style-name="Default_20_Paragraph_20_Font"><text:span text:style-name="T2">Võimaldab ette anda nimekirja asutuste registrikoodidest. DVK tagastab vastuses info ainult nimekirjas loetletud asutuste DVK-võimekuse kohta. Käesoleva parameetriga ett</text:span></text:span><text:span text:style-name="Default_20_Paragraph_20_Font"><text:span text:style-name="T2">eantud nimekiri toimib täiendava filtrina ka järgmiste parameetrite puhul.</text:span></text:span></text:p>
        </text:list-item>
        <text:list-item>
          <text:p text:style-name="P116"><text:span text:style-name="Default_20_Paragraph_20_Font"><text:span text:style-name="T7">vahetatud_dokumente_vahemalt</text:span></text:span><text:span text:style-name="Default_20_Paragraph_20_Font"><text:span text:style-name="T2"><text:line-break/></text:span></text:span><text:span text:style-name="Default_20_Paragraph_20_Font"><text:span text:style-name="T2">DVK tagastab nimekirja asutustest, mis on vahetanud vähemalt etteantud arvu (kaasa arvatud) dokumente.</text:span></text:span></text:p>
        </text:list-item>
        <text:list-item>
          <text:p text:style-name="P116"><text:soft-page-break/><text:span text:style-name="Default_20_Paragraph_20_Font"><text:span text:style-name="T7">vahetatud_dokumente_kuni</text:span></text:span><text:span text:style-name="Default_20_Paragraph_20_Font"><text:span text:style-name="T2"><text:line-break/></text:span></text:span><text:span text:style-name="Default_20_Paragraph_20_Font"><text:span text:style-name="T2">DVK tagastab nimekirja a</text:span></text:span><text:span text:style-name="Default_20_Paragraph_20_Font"><text:span text:style-name="T2">sutustest, mis on vahetanud kuni etteantud arvu (kaasa arvatud) dokumente.</text:span></text:span></text:p>
        </text:list-item>
        <text:list-item>
          <text:p text:style-name="P116"><text:span text:style-name="Default_20_Paragraph_20_Font"><text:span text:style-name="T7">vastuvotmata_dokumente_ootel</text:span></text:span><text:span text:style-name="Default_20_Paragraph_20_Font"><text:span text:style-name="T2"><text:line-break/></text:span></text:span><text:span text:style-name="Default_20_Paragraph_20_Font"><text:span text:style-name="T2">Kui antud parameetri väärtus on true, siis tagastab DVK nimekirja asutustest, millel on hetkel allalaadimist ootavaid dokumente.</text:span></text:span></text:p>
        </text:list-item>
      </text:list>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2&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getSendingOptions&gt;</text:p>
      <text:p text:style-name="P17"><text:s text:c="6"/>&lt;keha&gt;</text:p>
      <text:p text:style-name="P17"><text:s text:c="8"/>&lt;asutused&gt;</text:p>
      <text:p text:style-name="P17"><text:s text:c="10"/>&lt;asutus&gt;12345678&lt;/asutus&gt;</text:p>
      <text:p text:style-name="P17"><text:s text:c="10"/>&lt;asutus&gt;23456789&lt;/asutus&gt;</text:p>
      <text:p text:style-name="P17"><text:s text:c="10"/>&lt;asutus&gt;34567890&lt;/asutus&gt;</text:p>
      <text:p text:style-name="P17"><text:s text:c="8"/>&lt;/asutused&gt;</text:p>
      <text:p text:style-name="P17"><text:s text:c="8"/>&lt;vahetatud_dokumente_vahemalt&gt;0&lt;/vahetatud_dokumente_vahemalt&gt;</text:p>
      <text:p text:style-name="P17"><text:s text:c="8"/>&lt;vahetatud_dokumente_kuni&gt;1000&lt;/vahetatud_dokumente_kuni&gt;</text:p>
      <text:p text:style-name="P17"><text:s text:c="8"/>&lt;vastuvotmata_dokumente_ootel&gt;true&lt;/vastuvotmata_dokumente_ootel&gt;</text:p>
      <text:p text:style-name="P17"><text:s text:c="6"/>&lt;/keha&gt;</text:p>
      <text:p text:style-name="P17"><text:s text:c="4"/>&lt;/dhl:getSendingOptions&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
      <text:p text:style-name="P17"><text:s text:c="2"/>&lt;env:Header&gt;</text:p>
      <text:p text:style-name="P17"><text:s text:c="4"/>&lt;xtee:asutus&gt;11181967&lt;/xtee:asutus&gt;</text:p>
      <text:p text:style-name="P17"><text:soft-page-break/><text:s text:c="4"/>&lt;xtee:andmekogu&gt;dhl&lt;/xtee:andmekogu&gt;</text:p>
      <text:p text:style-name="P17"><text:s text:c="4"/>&lt;xtee:ametnik&gt;38005130332&lt;/xtee:ametnik&gt;</text:p>
      <text:p text:style-name="P17"><text:s text:c="4"/>&lt;xtee:nimi&gt;dhl.getSendingOptions.v2&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
      <text:p text:style-name="P17"><text:s text:c="2"/>&lt;soapenv:Body&gt;</text:p>
      <text:p text:style-name="P17"><text:s text:c="4"/>&lt;dhl:getSendingOptionsResponse&gt;</text:p>
      <text:p text:style-name="P17"><text:s text:c="6"/>&lt;paring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paring&gt;</text:p>
      <text:p text:style-name="P17"><text:s text:c="6"/>&lt;keha xsi:type="SOAP-ENC:Array" SOAP-ENC:arrayType="dhl:asutus[3]"&gt;</text:p>
      <text:p text:style-name="P17"><text:s text:c="8"/>&lt;asutus&gt;</text:p>
      <text:p text:style-name="P17"><text:s text:c="10"/>&lt;regnr&gt;12345678&lt;/regnr&gt;</text:p>
      <text:p text:style-name="P17"><text:s text:c="10"/>&lt;nimi&gt;ASUTUS 1&lt;/nimi&gt;</text:p>
      <text:p text:style-name="P17"><text:s text:c="10"/>&lt;saatmine&gt;</text:p>
      <text:p text:style-name="P17"><text:s text:c="12"/>&lt;saatmisviis&gt;dhl&lt;/saatmisviis&gt;</text:p>
      <text:p text:style-name="P17"><text:s text:c="10"/>&lt;/saatmine&gt;</text:p>
      <text:p text:style-name="P17"><text:s text:c="10"/>&lt;ks_asutuse_regnr/&gt;</text:p>
      <text:p text:style-name="P17"><text:s text:c="8"/>&lt;/asutus&gt;</text:p>
      <text:p text:style-name="P17"><text:s text:c="8"/>&lt;asutus&gt;</text:p>
      <text:p text:style-name="P17"><text:s text:c="10"/>&lt;regnr&gt;23456789&lt;/regnr&gt;</text:p>
      <text:p text:style-name="P17"><text:s text:c="10"/>&lt;nimi&gt;ASUTUS 2&lt;/nimi&gt;</text:p>
      <text:p text:style-name="P17"><text:s text:c="10"/>&lt;saatmine&gt;</text:p>
      <text:p text:style-name="P17"><text:s text:c="12"/>&lt;saatmisviis&gt;dhl&lt;/saatmisviis&gt;</text:p>
      <text:p text:style-name="P17"><text:s text:c="12"/>&lt;saatmisviis&gt;dhl_otse&lt;/saatmisviis&gt;</text:p>
      <text:p text:style-name="P17"><text:s text:c="10"/>&lt;/saatmine&gt;</text:p>
      <text:p text:style-name="P17"><text:s text:c="10"/>&lt;ks_asutuse_regnr&gt;12345678&lt;/ks_asutuse_regnr&gt;</text:p>
      <text:p text:style-name="P17"><text:s text:c="8"/>&lt;/asutus&gt;</text:p>
      <text:p text:style-name="P17"><text:s text:c="8"/>&lt;asutus&gt;</text:p>
      <text:p text:style-name="P17"><text:s text:c="10"/>&lt;regnr&gt;34567890&lt;/regnr&gt;</text:p>
      <text:p text:style-name="P17"><text:s text:c="10"/>&lt;nimi/&gt;</text:p>
      <text:p text:style-name="P17"><text:s text:c="10"/>&lt;saatmine/&gt;</text:p>
      <text:p text:style-name="P17"><text:s text:c="10"/>&lt;ks_asutuse_regnr/&gt;</text:p>
      <text:p text:style-name="P17"><text:s text:c="8"/>&lt;/asutus&gt;</text:p>
      <text:p text:style-name="P17"><text:s text:c="6"/>&lt;/keha&gt;</text:p>
      <text:p text:style-name="P17"><text:s text:c="4"/>&lt;/dhl:getSendingOptionsResponse&gt;</text:p>
      <text:p text:style-name="P17"><text:s text:c="2"/>&lt;/soapenv:Body&gt;</text:p>
      <text:p text:style-name="P6">&lt;/soapenv:Envelope&gt;</text:p>
      <text:h text:style-name="P130" text:outline-level="3"><text:bookmark-start text:name="_Toc258826344"/><text:bookmark-start text:name="_Toc257804297"/><text:bookmark-start text:name="_Toc257709327"/><text:bookmark-start text:name="_Toc256702630"/><text:bookmark-start text:name="_Toc259177080"/><text:bookmark-start text:name="_Toc259625901"/><text:bookmark-start text:name="_Toc259627274"/><text:bookmark-start text:name="_Toc259627556"/><text:bookmark-start text:name="_Toc259699089"/><text:bookmark-start text:name="_Toc259699980"/><text:bookmark-start text:name="_Toc259700559"/>getSendingOptions.v3<text:bookmark-end text:name="_Toc258826344"/><text:bookmark-end text:name="_Toc257804297"/><text:bookmark-end text:name="_Toc257709327"/><text:bookmark-end text:name="_Toc256702630"/><text:bookmark-end text:name="_Toc259177080"/><text:bookmark-end text:name="_Toc259625901"/><text:bookmark-end text:name="_Toc259627274"/><text:bookmark-end text:name="_Toc259627556"/><text:bookmark-end text:name="_Toc259699089"/><text:bookmark-end text:name="_Toc259699980"/><text:bookmark-end text:name="_Toc259700559"/></text:h>
      <text:p text:style-name="P6">Päringu nimi:<text:tab/>dhl.getSendingOptions.v3</text:p>
      <text:p text:style-name="P6"/>
      <text:p text:style-name="P6">Sisendi keha:<text:tab/>base64Binary</text:p>
      <text:p text:style-name="P6">Sisendi keha kodeerimata kujul:</text:p>
      <text:p text:style-name="P75">keha<text:tab/><text:tab/><text:tab/><text:tab/>Struct</text:p>
      <text:p text:style-name="P75"><text:tab/>asutused<text:tab/><text:tab/><text:tab/>massiiv</text:p>
      <text:p text:style-name="P75"><text:tab/><text:tab/>asutus<text:tab/>string<text:tab/></text:p>
      <text:p text:style-name="P75"><text:tab/>allyksused<text:tab/><text:tab/>massiiv</text:p>
      <text:p text:style-name="P75"><text:tab/><text:tab/>asutuse_kood<text:tab/>string</text:p>
      <text:p text:style-name="P75"><text:tab/><text:tab/>lyhinimetus<text:tab/>string</text:p>
      <text:p text:style-name="P75"><text:tab/>ametikohad<text:tab/><text:tab/>massiiv</text:p>
      <text:p text:style-name="P75"><text:tab/><text:tab/>asutuse_kood<text:tab/>string</text:p>
      <text:p text:style-name="P75"><text:tab/><text:tab/>lyhinimetus<text:tab/>string</text:p>
      <text:p text:style-name="P75"><text:tab/>vahetatud_dokumente_vahemalt<text:tab/>number</text:p>
      <text:p text:style-name="P75"><text:tab/>vahetatud_dokumente_kuni<text:tab/>number</text:p>
      <text:p text:style-name="P75"><text:tab/>vastuvotmata_dokumente_ootel<text:tab/>tõeväärtus (jah/ei)</text:p>
      <text:p text:style-name="P6"><text:soft-page-break/></text:p>
      <text:p text:style-name="P6"/>
      <text:p text:style-name="P6">Väljundi keha:<text:tab/>base64Binary</text:p>
      <text:p text:style-name="P6">Väljundi keha kodeerimata kujul:</text:p>
      <text:p text:style-name="P75">keha<text:tab/><text:tab/><text:tab/><text:tab/>Struct</text:p>
      <text:p text:style-name="P75"><text:tab/>asutused<text:tab/><text:tab/><text:tab/>massiiv</text:p>
      <text:p text:style-name="P75"><text:tab/><text:tab/>asutus<text:tab/>Struct</text:p>
      <text:p text:style-name="P75"><text:tab/><text:tab/><text:tab/>regnr<text:tab/>string</text:p>
      <text:p text:style-name="P75"><text:tab/><text:tab/><text:tab/>nimi<text:tab/>string</text:p>
      <text:p text:style-name="P75"><text:tab/><text:tab/><text:tab/>saatmine<text:tab/>massiiv</text:p>
      <text:p text:style-name="P75"><text:tab/><text:tab/><text:tab/>saatmisviis<text:tab/>string<text:tab/><text:tab/>(väärtused: dhl | dhl_otse)</text:p>
      <text:p text:style-name="P75"><text:tab/><text:tab/><text:tab/>ks_asutuse_regnr<text:tab/>string<text:tab/><text:tab/>(kõrgemalseisva asutuse registrikood)</text:p>
      <text:p text:style-name="P75"><text:tab/>allyksused<text:tab/><text:tab/>massiiv</text:p>
      <text:p text:style-name="P75"><text:tab/><text:tab/>allyksus<text:tab/>Struct</text:p>
      <text:p text:style-name="P75"><text:tab/><text:tab/><text:tab/>kood<text:tab/>string</text:p>
      <text:p text:style-name="P75"><text:tab/><text:tab/><text:tab/>nimetus<text:tab/>string</text:p>
      <text:p text:style-name="P75"><text:tab/><text:tab/><text:tab/>asutuse_kood<text:tab/>string</text:p>
      <text:p text:style-name="P75"><text:tab/><text:tab/><text:tab/>lyhinimetus<text:tab/>string</text:p>
      <text:p text:style-name="P75"><text:tab/><text:tab/><text:tab/>ks_allyksuse_lyhinimetus<text:tab/>string</text:p>
      <text:p text:style-name="P75"><text:tab/>ametikohad<text:tab/><text:tab/>massiiv</text:p>
      <text:p text:style-name="P75"><text:tab/><text:tab/>ametikoht<text:tab/>Struct</text:p>
      <text:p text:style-name="P75"><text:tab/><text:tab/><text:tab/>kood<text:tab/>string</text:p>
      <text:p text:style-name="P75"><text:tab/><text:tab/><text:tab/>nimetus<text:tab/>string</text:p>
      <text:p text:style-name="P75"><text:tab/><text:tab/><text:tab/>asutuse_kood<text:tab/>string</text:p>
      <text:p text:style-name="P75"><text:tab/><text:tab/><text:tab/>lyhinimetus<text:tab/>string</text:p>
      <text:p text:style-name="P75"><text:tab/><text:tab/><text:tab/>ks_allyksuse_lyhinimetus<text:tab/>string</text:p>
      <text:p text:style-name="P6"/>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29292643" text:style-name="L15">
        <text:list-item>
          <text:p text:style-name="P117"><text:span text:style-name="Default_20_Paragraph_20_Font"><text:span text:style-name="T7">asutused</text:span></text:span><text:span text:style-name="Default_20_Paragraph_20_Font"><text:span text:style-name="T2"><text:line-break/></text:span></text:span><text:span text:style-name="Default_20_Paragraph_20_Font"><text:span text:style-name="T2">Võimaldab ette anda nimekirja asutuste registrikoodidest. DVK tagastab vastuses info ainult nimekirjas loetletud asutuste DVK-võimekuse kohta. Käesoleva parameetriga etteantud</text:span></text:span><text:span text:style-name="Default_20_Paragraph_20_Font"><text:span text:style-name="T2"> nimekiri toimib täiendava filtrina ka parameetrite „vahetatud_dokumente_vahemalt“, „vahetatud_dokumente_kuni“ ja „vastuvotmata_dokumente_ootel“ puhul.</text:span></text:span></text:p>
        </text:list-item>
        <text:list-item>
          <text:p text:style-name="P117"><text:span text:style-name="Default_20_Paragraph_20_Font"><text:span text:style-name="T7">allyksused</text:span></text:span><text:span text:style-name="Default_20_Paragraph_20_Font"><text:span text:style-name="T2"><text:line-break/></text:span></text:span><text:span text:style-name="Default_20_Paragraph_20_Font"><text:span text:style-name="T2">Võimaldab ette anda nimekirja asutuste allüksustest. Allüksuste nimekiri esitatakse asutuse r</text:span></text:span><text:span text:style-name="Default_20_Paragraph_20_Font"><text:span text:style-name="T2">egistrikoodi ja allüksuse lühinime paaridena. DVK tagastab vastuses info ainult nimekirjas loetletud allüksuste kohta. Käesoleva parameetriga etteantud nimekiri toimib täiendava filtrina ka parameetrite „vahetatud_dokumente_vahemalt“, „vahetatud_dokumente_</text:span></text:span><text:span text:style-name="Default_20_Paragraph_20_Font"><text:span text:style-name="T2">kuni“ ja „vastuvotmata_dokumente_ootel“ puhul.</text:span></text:span></text:p>
        </text:list-item>
        <text:list-item>
          <text:p text:style-name="P117"><text:span text:style-name="Default_20_Paragraph_20_Font"><text:span text:style-name="T7">ametikohad</text:span></text:span><text:span text:style-name="Default_20_Paragraph_20_Font"><text:span text:style-name="T2"><text:line-break/></text:span></text:span><text:span text:style-name="Default_20_Paragraph_20_Font"><text:span text:style-name="T2">Võimaldab ette anda nimekirja asutuste ametikohtadest. Ametikohtade nimekiri esitatakse asutuse registrikoodi ja ametikoha lühinime paaridena. DVK tagastab vastuses info ainult nimekirjas loetletud </text:span></text:span><text:span text:style-name="Default_20_Paragraph_20_Font"><text:span text:style-name="T2">ametikohtade kohta. Käesoleva parameetriga etteantud nimekiri toimib täiendava filtrina ka parameetrite „vahetatud_dokumente_vahemalt“, „vahetatud_dokumente_kuni“ ja „vastuvotmata_dokumente_ootel“ puhul.</text:span></text:span></text:p>
        </text:list-item>
        <text:list-item>
          <text:p text:style-name="P117"><text:span text:style-name="Default_20_Paragraph_20_Font"><text:span text:style-name="T7">vahetatud_dokumente_vahemalt</text:span></text:span><text:span text:style-name="Default_20_Paragraph_20_Font"><text:span text:style-name="T2"><text:line-break/></text:span></text:span><text:span text:style-name="Default_20_Paragraph_20_Font"><text:span text:style-name="T2">DVK tagastab nimekirja </text:span></text:span><text:span text:style-name="Default_20_Paragraph_20_Font"><text:span text:style-name="T2">asutustest, allüksustest ja ametikohtadest, mis on vahetanud vähemalt etteantud arvu (kaasa arvatud) dokumente.</text:span></text:span></text:p>
        </text:list-item>
        <text:list-item>
          <text:p text:style-name="P117"><text:span text:style-name="Default_20_Paragraph_20_Font"><text:span text:style-name="T7">vahetatud_dokumente_kuni</text:span></text:span><text:span text:style-name="Default_20_Paragraph_20_Font"><text:span text:style-name="T2"><text:line-break/></text:span></text:span><text:span text:style-name="Default_20_Paragraph_20_Font"><text:span text:style-name="T2">DVK tagastab nimekirja asutustest, allüksustest ja ametikohtadest, mis on vahetanud kuni etteantud arvu (kaasa arvatud)</text:span></text:span><text:span text:style-name="Default_20_Paragraph_20_Font"><text:span text:style-name="T2"> dokumente.</text:span></text:span></text:p>
        </text:list-item>
        <text:list-item>
          <text:p text:style-name="P117"><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allüksustest ja ametikohtadest, millel on hetkel allalaadimist ootavaid dokumente.</text:span></text:span></text:p>
        </text:list-item>
      </text:list>
      <text:h text:style-name="Heading_20_4" text:outline-level="4">Näide</text:h>
      <text:h text:style-name="Heading_20_5" text:outline-level="5"><text:span text:style-name="Default_20_Paragraph_20_Font"><text:span text:style-name="T2">Päring</text:span></text:span></text:h>
      <text:p text:style-name="P17"><text:soft-page-break/>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3&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getSendingOptions&gt;</text:p>
      <text:p text:style-name="P17"><text:s text:c="6"/>&lt;keha href="cid:1266238098953"/&gt;</text:p>
      <text:p text:style-name="P17"><text:s text:c="4"/>&lt;/dhl:getSendingOptions&gt;</text:p>
      <text:p text:style-name="P17"><text:s text:c="2"/>&lt;/env:Body&gt;</text:p>
      <text:p text:style-name="P17">&lt;/env:Envelope&gt;</text:p>
      <text:p text:style-name="P17"/>
      <text:p text:style-name="P17">------=_Part_0_32961147.1266238098984</text:p>
      <text:p text:style-name="P17">Content-Type: {http://www.w3.org/2001/XMLSchema}base64Binary</text:p>
      <text:p text:style-name="P17">Content-Transfer-Encoding: binary</text:p>
      <text:p text:style-name="P17">Content-Id: &lt;1266238098953&gt;</text:p>
      <text:p text:style-name="P17">Content-Encoding: gzip</text:p>
      <text:p text:style-name="P17"/>
      <text:p text:style-name="P17">H4sIAAAAAAAAAH2PSwrDMAxEj2T670L4BoVSujcCC2psR8WWArl9mpAEl0J3w/DmCcEbC2YiKcFb6LGK9iw</text:p>
      <text:p text:style-name="P17">...</text:p>
      <text:p text:style-name="P17">ZDbzrTXjHtuyN3z7yv/AAAAA==</text:p>
      <text:p text:style-name="P17">------=_Part_0_32961147.1266238098984—</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getSendingOptions.v3&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soapenv:Body&gt;</text:p>
      <text:p text:style-name="P17"><text:s text:c="4"/>&lt;dhl:getSendingOptionsResponse&gt;</text:p>
      <text:p text:style-name="P17"><text:s text:c="6"/>&lt;paring&gt;7EC4A81438DC484DE15A2DD2D371323B&lt;/paring&gt;</text:p>
      <text:p text:style-name="P17"><text:s text:c="6"/>&lt;keha href="cid:514E5DB49902EC1EC1BCBA442FF37A02"/&gt;</text:p>
      <text:p text:style-name="P17"><text:soft-page-break/><text:s text:c="4"/>&lt;/dhl:getSendingOptionsResponse&gt;</text:p>
      <text:p text:style-name="P17"><text:s text:c="2"/>&lt;/soapenv:Body&gt;</text:p>
      <text:p text:style-name="P17">&lt;/soapenv:Envelope&gt;</text:p>
      <text:p text:style-name="P17"/>
      <text:p text:style-name="P17">------=_Part_2_33268061.1266238099109</text:p>
      <text:p text:style-name="P17">Content-Type: {http://www.w3.org/2001/XMLSchema}base64Binary</text:p>
      <text:p text:style-name="P17">Content-Transfer-Encoding: binary</text:p>
      <text:p text:style-name="P17">Content-Id: &lt;514E5DB49902EC1EC1BCBA442FF37A02&gt;</text:p>
      <text:p text:style-name="P17">Content-Encoding: gzip</text:p>
      <text:p text:style-name="P17"/>
      <text:p text:style-name="P17">H4sIAAAAAAAAAG2P3QrCMAyFHyk4fy9CYaAX4oWCD1AKLa6s68ayCXt7287OVr1qzslp8gUFjcNISjL8rhj</text:p>
      <text:p text:style-name="P17">...</text:p>
      <text:p text:style-name="P17">W9+AXNEgoqqAQAA</text:p>
      <text:p text:style-name="P6">------=_Part_2_33268061.1266238099109--</text:p>
      <text:h text:style-name="P131" text:outline-level="5">Päringu „keha“ elemendi sisu</text:h>
      <text:p text:style-name="P6">Elemendi „keha“ sisu kodeerimata kujul on:</text:p>
      <text:p text:style-name="P6"/>
      <text:p text:style-name="P22"><text:span text:style-name="Default_20_Paragraph_20_Font"><text:span text:style-name="T53">&lt;</text:span></text:span><text:span text:style-name="Default_20_Paragraph_20_Font"><text:span text:style-name="T66">keha</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sutused</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span text:style-name="Default_20_Paragraph_20_Font"><text:span text:style-name="T22">23456789</text:span></text:span><text:span text:style-name="Default_20_Paragraph_20_Font"><text:span text:style-name="T53">&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span text:style-name="Default_20_Paragraph_20_Font"><text:span text:style-name="T22">34567890</text:span></text:span><text:span text:style-name="Default_20_Paragraph_20_Font"><text:span text:style-name="T53">&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sutuse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llyksused</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RMTP</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23456789</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DH</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5"/></text:span></text:span><text:span text:style-name="Default_20_Paragraph_20_Font"><text:span text:style-name="T53"><text:s text:c="7"/>&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23456789</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YLD</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llyksuse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metikohad</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metikoht</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PEARAAMAT</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metikoht</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metikoht</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RAAMATUPIDAJA</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metikoht</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metikoha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vahetatud_dokumente_vahemalt</text:span></text:span><text:span text:style-name="Default_20_Paragraph_20_Font"><text:span text:style-name="T53">&gt;</text:span></text:span><text:span text:style-name="Default_20_Paragraph_20_Font"><text:span text:style-name="T22">0</text:span></text:span><text:span text:style-name="Default_20_Paragraph_20_Font"><text:span text:style-name="T53">&lt;/</text:span></text:span><text:span text:style-name="Default_20_Paragraph_20_Font"><text:span text:style-name="T66">vahetatud_dokumente_vahemalt</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vahetatud_dokumente_kuni</text:span></text:span><text:span text:style-name="Default_20_Paragraph_20_Font"><text:span text:style-name="T53">&gt;</text:span></text:span><text:span text:style-name="Default_20_Paragraph_20_Font"><text:span text:style-name="T22">1000</text:span></text:span><text:span text:style-name="Default_20_Paragraph_20_Font"><text:span text:style-name="T53">&lt;/</text:span></text:span><text:span text:style-name="Default_20_Paragraph_20_Font"><text:span text:style-name="T66">vahetatud_dokumente_kuni</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vastuvotmata_dokumente_ootel</text:span></text:span><text:span text:style-name="Default_20_Paragraph_20_Font"><text:span text:style-name="T53">&gt;</text:span></text:span><text:span text:style-name="Default_20_Paragraph_20_Font"><text:span text:style-name="T22">true</text:span></text:span><text:span text:style-name="Default_20_Paragraph_20_Font"><text:span text:style-name="T53">&lt;/</text:span></text:span><text:span text:style-name="Default_20_Paragraph_20_Font"><text:span text:style-name="T66">vastuvotmata_dokumente_ootel</text:span></text:span><text:span text:style-name="Default_20_Paragraph_20_Font"><text:span text:style-name="T53">&gt;</text:span></text:span></text:p>
      <text:p text:style-name="Normal"><text:span text:style-name="Default_20_Paragraph_20_Font"><text:span text:style-name="T53">&lt;/</text:span></text:span><text:span text:style-name="Default_20_Paragraph_20_Font"><text:span text:style-name="T66">keha</text:span></text:span><text:span text:style-name="Default_20_Paragraph_20_Font"><text:span text:style-name="T53">&gt;</text:span></text:span></text:p>
      <text:h text:style-name="P131" text:outline-level="5">Vastuse „keha“ elemendi sisu</text:h>
      <text:p text:style-name="P6">Elemendi „keha“ sisu kodeerimata kujul on:</text:p>
      <text:p text:style-name="P6"/>
      <text:p text:style-name="P22"><text:span text:style-name="Default_20_Paragraph_20_Font"><text:span text:style-name="T53">&lt;</text:span></text:span><text:span text:style-name="Default_20_Paragraph_20_Font"><text:span text:style-name="T66">keha</text:span></text:span><text:span text:style-name="Default_20_Paragraph_20_Font"><text:span text:style-name="T53">&gt;</text:span></text:span></text:p>
      <text:p text:style-name="P22"><text:span text:style-name="Default_20_Paragraph_20_Font"><text:span text:style-name="T53"><text:s text:c="4"/></text:span></text:span><text:span text:style-name="Default_20_Paragraph_20_Font"><text:span text:style-name="T53">&lt;</text:span></text:span><text:span text:style-name="Default_20_Paragraph_20_Font"><text:span text:style-name="T66">asutused</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regnr</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regnr</text:span></text:span><text:span text:style-name="Default_20_Paragraph_20_Font"><text:span text:style-name="T53">&gt;</text:span></text:span></text:p>
      <text:p text:style-name="P22"><text:soft-page-break/><text:span text:style-name="Default_20_Paragraph_20_Font"><text:span text:style-name="T53"><text:s text:c="12"/>&lt;</text:span></text:span><text:span text:style-name="Default_20_Paragraph_20_Font"><text:span text:style-name="T66">nimi</text:span></text:span><text:span text:style-name="Default_20_Paragraph_20_Font"><text:span text:style-name="T53">&gt;</text:span></text:span><text:span text:style-name="Default_20_Paragraph_20_Font"><text:span text:style-name="T22">ASUTUS 1</text:span></text:span><text:span text:style-name="Default_20_Paragraph_20_Font"><text:span text:style-name="T53">&lt;/</text:span></text:span><text:span text:style-name="Default_20_Paragraph_20_Font"><text:span text:style-name="T66">nimi</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saatmine</text:span></text:span><text:span text:style-name="Default_20_Paragraph_20_Font"><text:span text:style-name="T53">&gt;</text:span></text:span></text:p>
      <text:p text:style-name="P22"><text:span text:style-name="Default_20_Paragraph_20_Font"><text:span text:style-name="T53"><text:s text:c="16"/>&lt;</text:span></text:span><text:span text:style-name="Default_20_Paragraph_20_Font"><text:span text:style-name="T66">saatmisviis</text:span></text:span><text:span text:style-name="Default_20_Paragraph_20_Font"><text:span text:style-name="T53">&gt;</text:span></text:span><text:span text:style-name="Default_20_Paragraph_20_Font"><text:span text:style-name="T22">dhl</text:span></text:span><text:span text:style-name="Default_20_Paragraph_20_Font"><text:span text:style-name="T53">&lt;/</text:span></text:span><text:span text:style-name="Default_20_Paragraph_20_Font"><text:span text:style-name="T66">saatmisvii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saatmine</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s_asutuse_regnr</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regnr</text:span></text:span><text:span text:style-name="Default_20_Paragraph_20_Font"><text:span text:style-name="T53">&gt;</text:span></text:span><text:span text:style-name="Default_20_Paragraph_20_Font"><text:span text:style-name="T22">23456789</text:span></text:span><text:span text:style-name="Default_20_Paragraph_20_Font"><text:span text:style-name="T53">&lt;/</text:span></text:span><text:span text:style-name="Default_20_Paragraph_20_Font"><text:span text:style-name="T66">regnr</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nimi</text:span></text:span><text:span text:style-name="Default_20_Paragraph_20_Font"><text:span text:style-name="T53">&gt;</text:span></text:span><text:span text:style-name="Default_20_Paragraph_20_Font"><text:span text:style-name="T22">ASUTUS 2</text:span></text:span><text:span text:style-name="Default_20_Paragraph_20_Font"><text:span text:style-name="T53">&lt;/</text:span></text:span><text:span text:style-name="Default_20_Paragraph_20_Font"><text:span text:style-name="T66">nimi</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saatmine</text:span></text:span><text:span text:style-name="Default_20_Paragraph_20_Font"><text:span text:style-name="T53">&gt;</text:span></text:span></text:p>
      <text:p text:style-name="P22"><text:span text:style-name="Default_20_Paragraph_20_Font"><text:span text:style-name="T53"><text:s text:c="16"/>&lt;</text:span></text:span><text:span text:style-name="Default_20_Paragraph_20_Font"><text:span text:style-name="T66">saatmisviis</text:span></text:span><text:span text:style-name="Default_20_Paragraph_20_Font"><text:span text:style-name="T53">&gt;</text:span></text:span><text:span text:style-name="Default_20_Paragraph_20_Font"><text:span text:style-name="T22">dhl</text:span></text:span><text:span text:style-name="Default_20_Paragraph_20_Font"><text:span text:style-name="T53">&lt;/</text:span></text:span><text:span text:style-name="Default_20_Paragraph_20_Font"><text:span text:style-name="T66">saatmisviis</text:span></text:span><text:span text:style-name="Default_20_Paragraph_20_Font"><text:span text:style-name="T53">&gt;</text:span></text:span></text:p>
      <text:p text:style-name="P22"><text:span text:style-name="Default_20_Paragraph_20_Font"><text:span text:style-name="T53"><text:s text:c="16"/>&lt;</text:span></text:span><text:span text:style-name="Default_20_Paragraph_20_Font"><text:span text:style-name="T66">saatmisviis</text:span></text:span><text:span text:style-name="Default_20_Paragraph_20_Font"><text:span text:style-name="T53">&gt;</text:span></text:span><text:span text:style-name="Default_20_Paragraph_20_Font"><text:span text:style-name="T22">dhl_otse</text:span></text:span><text:span text:style-name="Default_20_Paragraph_20_Font"><text:span text:style-name="T53">&lt;/</text:span></text:span><text:span text:style-name="Default_20_Paragraph_20_Font"><text:span text:style-name="T66">saatmisvii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saatmine</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s_asutuse_regnr</text:span></text:span><text:span text:style-name="Default_20_Paragraph_20_Font"><text:span text:style-name="T53">&gt;</text:span></text:span><text:span text:style-name="Default_20_Paragraph_20_Font"><text:span text:style-name="T22">12</text:span></text:span><text:span text:style-name="Default_20_Paragraph_20_Font"><text:span text:style-name="T22">345678</text:span></text:span><text:span text:style-name="Default_20_Paragraph_20_Font"><text:span text:style-name="T53">&lt;/</text:span></text:span><text:span text:style-name="Default_20_Paragraph_20_Font"><text:span text:style-name="T66">ks_asutuse_regnr</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regnr</text:span></text:span><text:span text:style-name="Default_20_Paragraph_20_Font"><text:span text:style-name="T53">&gt;</text:span></text:span><text:span text:style-name="Default_20_Paragraph_20_Font"><text:span text:style-name="T22">34567890</text:span></text:span><text:span text:style-name="Default_20_Paragraph_20_Font"><text:span text:style-name="T53">&lt;/</text:span></text:span><text:span text:style-name="Default_20_Paragraph_20_Font"><text:span text:style-name="T66">regnr</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nimi</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saatmine</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s_asutuse_regnr</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sutus</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sutuse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llyksused</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47</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Raamatupidamine</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RMTP</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s_allyksuse_lyhinimetus</text:span></text:span><text:span text:style-name="Default_20_Paragraph_20_Font"><text:span text:style-name="T53">&gt;</text:span></text:span><text:span text:style-name="Default_20_Paragraph_20_Font"><text:span text:style-name="T22">YLD</text:span></text:span><text:span text:style-name="Default_20_Paragraph_20_Font"><text:span text:style-name="T53">&lt;/</text:span></text:span><text:span text:style-name="Default_20_Paragraph_20_Font"><text:span text:style-name="T66">ks_allyksuse_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text:span></text:span><text:span text:style-name="Default_20_Paragraph_20_Font"><text:span text:style-name="T66">lyks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17</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Üldosakond</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23456789</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YLD</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s_allyksuse_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llyksus</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llyksused</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metikohad</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metikoht</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92</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Raamatupidaja</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RAAMATUPIDAJA</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22"><text:span text:style-name="Default_20_Paragraph_20_Font"><text:span text:style-name="T53"><text:s text:c="12"/>&lt;</text:span></text:span><text:span text:style-name="Default_20_Paragraph_20_Font"><text:span text:style-name="T66">ks_allyksuse_lyhinimetus</text:span></text:span><text:span text:style-name="Default_20_Paragraph_20_Font"><text:span text:style-name="T53">&gt;</text:span></text:span><text:span text:style-name="Default_20_Paragraph_20_Font"><text:span text:style-name="T22">RMTP</text:span></text:span><text:span text:style-name="Default_20_Paragraph_20_Font"><text:span text:style-name="T53">&lt;/</text:span></text:span><text:span text:style-name="Default_20_Paragraph_20_Font"><text:span text:style-name="T66">ks_allyksuse_lyhinimetus</text:span></text:span><text:span text:style-name="Default_20_Paragraph_20_Font"><text:span text:style-name="T53">&gt;</text:span></text:span></text:p>
      <text:p text:style-name="P22"><text:span text:style-name="Default_20_Paragraph_20_Font"><text:span text:style-name="T53"><text:s text:c="8"/>&lt;/</text:span></text:span><text:span text:style-name="Default_20_Paragraph_20_Font"><text:span text:style-name="T66">ametikoht</text:span></text:span><text:span text:style-name="Default_20_Paragraph_20_Font"><text:span text:style-name="T53">&gt;</text:span></text:span></text:p>
      <text:p text:style-name="P22"><text:span text:style-name="Default_20_Paragraph_20_Font"><text:span text:style-name="T53"><text:s text:c="4"/>&lt;/</text:span></text:span><text:span text:style-name="Default_20_Paragraph_20_Font"><text:span text:style-name="T66">ametikohad</text:span></text:span><text:span text:style-name="Default_20_Paragraph_20_Font"><text:span text:style-name="T53">&gt;</text:span></text:span></text:p>
      <text:p text:style-name="P18"><text:span text:style-name="Default_20_Paragraph_20_Font"><text:span text:style-name="T53">&lt;/</text:span></text:span><text:span text:style-name="Default_20_Paragraph_20_Font"><text:span text:style-name="T66">keha</text:span></text:span><text:span text:style-name="Default_20_Paragraph_20_Font"><text:span text:style-name="T53">&gt;</text:span></text:span></text:p>
      <text:h text:style-name="P129" text:outline-level="2"><text:bookmark-start text:name="_Toc258826345"/><text:bookmark-start text:name="_Toc257804298"/><text:bookmark-start text:name="_Toc257709328"/><text:bookmark-start text:name="_Toc256702631"/><text:bookmark-start text:name="_Toc259177081"/><text:bookmark-start text:name="_Toc259625902"/><text:bookmark-start text:name="_Toc259627275"/><text:bookmark-start text:name="_Toc259627557"/><text:bookmark-start text:name="_Toc259699090"/><text:bookmark-start text:name="_Toc259699981"/><text:bookmark-start text:name="_Toc259700560"/>changeOrganizationData<text:bookmark-end text:name="_Toc258826345"/><text:bookmark-end text:name="_Toc257804298"/><text:bookmark-end text:name="_Toc257709328"/><text:bookmark-end text:name="_Toc256702631"/><text:bookmark-end text:name="_Toc259177081"/><text:bookmark-end text:name="_Toc259625902"/><text:bookmark-end text:name="_Toc259627275"/><text:bookmark-end text:name="_Toc259627557"/><text:bookmark-end text:name="_Toc259699090"/><text:bookmark-end text:name="_Toc259699981"/><text:bookmark-end text:name="_Toc259700560"/></text:h>
      <text:p text:style-name="P6">Päringu nimi: dhl.changeOrganizationData.v1</text:p>
      <text:p text:style-name="P6">Sisendi keha: Struct:</text:p>
      <text:p text:style-name="P80">string registrikood</text:p>
      <text:p text:style-name="P80">string endine_registrikood</text:p>
      <text:p text:style-name="P80">string korgemalseisva_asutuse_registrikood</text:p>
      <text:p text:style-name="P80">string nimi</text:p>
      <text:p text:style-name="P80">string nime_lyhend</text:p>
      <text:p text:style-name="P80">string liik1</text:p>
      <text:p text:style-name="P80">string liik2</text:p>
      <text:p text:style-name="P80">string tegevusala</text:p>
      <text:p text:style-name="P80"><text:soft-page-break/>string tegevuspiirkond</text:p>
      <text:p text:style-name="P80">string maakond</text:p>
      <text:p text:style-name="P80">string asukoht</text:p>
      <text:p text:style-name="P80">string aadress</text:p>
      <text:p text:style-name="P80">string postikood</text:p>
      <text:p text:style-name="P80">string telefon</text:p>
      <text:p text:style-name="P80">string faks</text:p>
      <text:p text:style-name="P80">string e_post</text:p>
      <text:p text:style-name="P80">string www</text:p>
      <text:p text:style-name="P80">string logo</text:p>
      <text:p text:style-name="P80">date asutamise_kuupaev</text:p>
      <text:p text:style-name="P80">string moodustamise_akti_nimi</text:p>
      <text:p text:style-name="P80">string moodustamise_akti_number</text:p>
      <text:p text:style-name="P80">date moodustamise_akti_kuupaev</text:p>
      <text:p text:style-name="P80">string pohimaaruse_akti_nimi</text:p>
      <text:p text:style-name="P80">string pohimaaruse_akti_number</text:p>
      <text:p text:style-name="P80">date pohimaaruse_kinnitamise_kuupaev</text:p>
      <text:p text:style-name="P80">date pohimaaruse_kande_kuupaev</text:p>
      <text:p text:style-name="P80">string parameetrid</text:p>
      <text:p text:style-name="P80">boolean dvk_saatmine</text:p>
      <text:p text:style-name="P80">boolean dvk_otse_saatmine</text:p>
      <text:p text:style-name="P80">string toetatav_dvk_versioon</text:p>
      <text:p text:style-name="P80">string dokumendihaldussysteemi_nimetus</text:p>
      <text:p text:style-name="P6">Väljundi keha: string</text:p>
      <text:p text:style-name="P6"/>
      <text:p text:style-name="P6">Päringuga saab uuendada DVK serveri asutuste registris salvestatud andmeid asutuse kohta. Päringuga saab uuendada ainult selle asutuse andmeid, mille nimel päring käivitati (s.t. mille registrikood oli märgitud X-Tee päringu päistesse).</text:p>
      <text:p text:style-name="P6">Kui andmete uuendamine õnnestub, siis tagastab päring vastussõnumi kehas väärtuse „OK“</text:p>
      <text:p text:style-name="P6"/>
      <text:p text:style-name="P6">Antud päringu puhul esitatakse nii sisend- kui väljundandmed pakkimata ja kodeerimata kujul.</text:p>
      <text:h text:style-name="P130" text:outline-level="3"><text:bookmark-start text:name="_Toc258826346"/><text:bookmark-start text:name="_Toc257804299"/><text:bookmark-start text:name="_Toc257709329"/><text:bookmark-start text:name="_Toc256702632"/><text:bookmark-start text:name="_Toc259177082"/><text:bookmark-start text:name="_Toc259625903"/><text:bookmark-start text:name="_Toc259627276"/><text:bookmark-start text:name="_Toc259627558"/><text:bookmark-start text:name="_Toc259699091"/><text:bookmark-start text:name="_Toc259699982"/><text:bookmark-start text:name="_Toc259700561"/>Näide<text:bookmark-end text:name="_Toc258826346"/><text:bookmark-end text:name="_Toc257804299"/><text:bookmark-end text:name="_Toc257709329"/><text:bookmark-end text:name="_Toc256702632"/><text:bookmark-end text:name="_Toc259177082"/><text:bookmark-end text:name="_Toc259625903"/><text:bookmark-end text:name="_Toc259627276"/><text:bookmark-end text:name="_Toc259627558"/><text:bookmark-end text:name="_Toc259699091"/><text:bookmark-end text:name="_Toc259699982"/><text:bookmark-end text:name="_Toc259700561"/></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changeOrganizationData.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changeOrganizationData&gt;</text:p>
      <text:p text:style-name="P17"><text:s text:c="6"/>&lt;keha&gt;</text:p>
      <text:p text:style-name="P17"><text:s text:c="8"/>&lt;registrikood&gt;12345678&lt;/registrikood&gt;</text:p>
      <text:p text:style-name="P17"><text:s text:c="8"/>&lt;endine_registrikood&gt;12345&lt;/endine_registrikood&gt;</text:p>
      <text:p text:style-name="P17"><text:s text:c="8"/>&lt;korgemalseisva_asutuse_registrikood&gt;12322332 &lt;/korgemalseisva_asutuse_registrikood&gt;</text:p>
      <text:p text:style-name="P17"><text:soft-page-break/><text:s text:c="8"/>&lt;nimi&gt;Asutus AS&lt;/nimi&gt;</text:p>
      <text:p text:style-name="P17"><text:s text:c="8"/>&lt;nime_lyhend&gt;AAS&lt;/nime_lyhend&gt;</text:p>
      <text:p text:style-name="P17"><text:s text:c="8"/>&lt;liik1&gt;L1&lt;/liik1&gt;</text:p>
      <text:p text:style-name="P17"><text:s text:c="8"/>&lt;liik2&gt;L2&lt;/liik2&gt;</text:p>
      <text:p text:style-name="P17"><text:s text:c="8"/>&lt;tegevusala&gt;Kaubandus&lt;/tegevusala&gt;</text:p>
      <text:p text:style-name="P17"><text:s text:c="8"/>&lt;tegevuspiirkond&gt;Tallinn&lt;/tegevuspiirkond&gt;</text:p>
      <text:p text:style-name="P17"><text:s text:c="8"/>&lt;maakond&gt;Harjumaa&lt;/maakond&gt;</text:p>
      <text:p text:style-name="P17"><text:s text:c="8"/>&lt;asukoht&gt;Tallinn&lt;/asukoht&gt;</text:p>
      <text:p text:style-name="P17"><text:s text:c="8"/>&lt;aadress&gt;Akadeemia tee 21&lt;/aadress&gt;</text:p>
      <text:p text:style-name="P17"><text:s text:c="8"/>&lt;postikood&gt;12618&lt;/postikood&gt;</text:p>
      <text:p text:style-name="P17"><text:s text:c="8"/>&lt;telefon&gt;6543210&lt;/telefon&gt;</text:p>
      <text:p text:style-name="P17"><text:s text:c="8"/>&lt;faks&gt;6543211&lt;/faks&gt;</text:p>
      <text:p text:style-name="P17"><text:s text:c="8"/>&lt;e_post&gt;info@asutus.ee&lt;/e_post&gt;</text:p>
      <text:p text:style-name="P17"><text:s text:c="8"/>&lt;www&gt;http://www.asutus.ee&lt;/www&gt;</text:p>
      <text:p text:style-name="P17"><text:s text:c="8"/>&lt;logo/&gt;</text:p>
      <text:p text:style-name="P17"><text:s text:c="8"/>&lt;asutamise_kuupaev&gt;2008-01-11&lt;/asutamise_kuupaev&gt;</text:p>
      <text:p text:style-name="P17"><text:s text:c="8"/>&lt;moodustamise_akti_nimi&gt;Moodustamise akt&lt;/moodustamise_akti_nimi&gt;</text:p>
      <text:p text:style-name="P17"><text:s text:c="8"/>&lt;moodustamise_akti_number&gt;1A2&lt;/moodustamise_akti_number&gt;</text:p>
      <text:p text:style-name="P17"><text:s text:c="8"/>&lt;moodustamise_akti_kuupaev&gt;2008-02-01&lt;/moodustamise_akti_kuupaev&gt;</text:p>
      <text:p text:style-name="P17"><text:s text:c="8"/>&lt;pohimaaruse_akti_nimi&gt;Põhimäärus&lt;/pohimaaruse_akti_nimi&gt;</text:p>
      <text:p text:style-name="P17"><text:s text:c="8"/>&lt;pohimaaruse_akti_number&gt;2A3&lt;/pohimaaruse_akti_number&gt;</text:p>
      <text:p text:style-name="P17"><text:s text:c="8"/>&lt;pohimaaruse_kinnitamise_kuupaev&gt;2008-03-01 &lt;/pohimaaruse_kinnitamise_kuupaev&gt;</text:p>
      <text:p text:style-name="P17"><text:s text:c="8"/>&lt;pohimaaruse_kande_kuupaev&gt;2008-03-05&lt;/pohimaaruse_kande_kuupaev&gt;</text:p>
      <text:p text:style-name="P17"><text:s text:c="8"/>&lt;parameetrid&gt;Parameetrid 123&lt;/parameetrid&gt;</text:p>
      <text:p text:style-name="P17"><text:s text:c="8"/>&lt;dvk_saatmine&gt;1&lt;/dvk_saatmine&gt;</text:p>
      <text:p text:style-name="P17"><text:s text:c="8"/>&lt;dvk_otse_saatmine&gt;0&lt;/dvk_otse_saatmine&gt;</text:p>
      <text:p text:style-name="P17"><text:s text:c="8"/>&lt;toetatav_dvk_versioon&gt;1.5&lt;/toetatav_dvk_versioon&gt;</text:p>
      <text:p text:style-name="P17"><text:s text:c="8"/>&lt;dokumendihaldussysteemi_nimetus&gt;SuperDoc 2000 &lt;/dokumendihaldussysteemi_nimetus&gt;</text:p>
      <text:p text:style-name="P17"><text:s text:c="6"/>&lt;/keha&gt;</text:p>
      <text:p text:style-name="P17"><text:s text:c="4"/>&lt;/dhl:changeOrganizationData&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changeOrganizationData.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changeOrganizationDataResponse&gt;</text:p>
      <text:p text:style-name="P17"><text:s text:c="6"/>&lt;paring xsi:type="SOAP-ENC:Array" SOAP-ENC:arrayType="xsd:string[3]"&gt;</text:p>
      <text:p text:style-name="P17"><text:s text:c="8"/>&lt;registrikood&gt;12345678&lt;/registrikood&gt;</text:p>
      <text:p text:style-name="P17"><text:s text:c="8"/>&lt;endine_registrikood&gt;12345&lt;/endine_registrikood&gt;</text:p>
      <text:p text:style-name="P17"><text:soft-page-break/><text:s text:c="8"/>&lt;korgemalseisva_asutuse_registrikood&gt;12322332 &lt;/korgemalseisva_asutuse_registrikood&gt;</text:p>
      <text:p text:style-name="P17"><text:s text:c="8"/>&lt;nimi&gt;Asutus AS&lt;/nimi&gt;</text:p>
      <text:p text:style-name="P17"><text:s text:c="8"/>&lt;nime_lyhend&gt;AAS&lt;/nime_lyhend&gt;</text:p>
      <text:p text:style-name="P17"><text:s text:c="8"/>&lt;liik1&gt;L1&lt;/liik1&gt;</text:p>
      <text:p text:style-name="P17"><text:s text:c="8"/>&lt;liik2&gt;L2&lt;/liik2&gt;</text:p>
      <text:p text:style-name="P17"><text:s text:c="8"/>&lt;tegevusala&gt;Kaubandus&lt;/tegevusala&gt;</text:p>
      <text:p text:style-name="P17"><text:s text:c="8"/>&lt;tegevuspiirkond&gt;Tallinn&lt;/tegevuspiirkond&gt;</text:p>
      <text:p text:style-name="P17"><text:s text:c="8"/>&lt;maakond&gt;Harjumaa&lt;/maakond&gt;</text:p>
      <text:p text:style-name="P17"><text:s text:c="8"/>&lt;asukoht&gt;Tallinn&lt;/asukoht&gt;</text:p>
      <text:p text:style-name="P17"><text:s text:c="8"/>&lt;aadress&gt;Akadeemia tee 21&lt;/aadress&gt;</text:p>
      <text:p text:style-name="P17"><text:s text:c="8"/>&lt;postikood&gt;12618&lt;/postikood&gt;</text:p>
      <text:p text:style-name="P17"><text:s text:c="8"/>&lt;telefon&gt;6543210&lt;/telefon&gt;</text:p>
      <text:p text:style-name="P17"><text:s text:c="8"/>&lt;faks&gt;6543211&lt;/faks&gt;</text:p>
      <text:p text:style-name="P17"><text:s text:c="8"/>&lt;e_post&gt;info@asutus.ee&lt;/e_post&gt;</text:p>
      <text:p text:style-name="P17"><text:s text:c="8"/>&lt;www&gt;http://www.asutus.ee&lt;/www&gt;</text:p>
      <text:p text:style-name="P17"><text:s text:c="8"/>&lt;logo/&gt;</text:p>
      <text:p text:style-name="P17"><text:s text:c="8"/>&lt;asutamise_kuupaev&gt;2008-01-11&lt;/asutamise_kuupaev&gt;</text:p>
      <text:p text:style-name="P17"><text:s text:c="8"/>&lt;moodustamise_akti_nimi&gt;Moodustamise akt&lt;/moodustamise_akti_nimi&gt;</text:p>
      <text:p text:style-name="P17"><text:s text:c="8"/>&lt;moodustamise_akti_number&gt;1A2&lt;/moodustamise_akti_number&gt;</text:p>
      <text:p text:style-name="P17"><text:s text:c="8"/>&lt;moodustamise_akti_kuupaev&gt;2008-02-01&lt;/moodustamise_akti_kuupaev&gt;</text:p>
      <text:p text:style-name="P17"><text:s text:c="8"/>&lt;pohimaaruse_akti_nimi&gt;Põhimäärus&lt;/pohimaaruse_akti_nimi&gt;</text:p>
      <text:p text:style-name="P17"><text:s text:c="8"/>&lt;pohimaaruse_akti_number&gt;2A3&lt;/pohimaaruse_akti_number&gt;</text:p>
      <text:p text:style-name="P17"><text:s text:c="8"/>&lt;pohimaaruse_kinnitamise_kuupaev&gt;2008-03-01 &lt;/pohimaaruse_kinnitamise_kuupaev&gt;</text:p>
      <text:p text:style-name="P17"><text:s text:c="8"/>&lt;pohimaaruse_kande_kuupaev&gt;2008-03-05&lt;/pohimaaruse_kande_kuupaev&gt;</text:p>
      <text:p text:style-name="P17"><text:s text:c="8"/>&lt;parameetrid&gt;Parameetrid 123&lt;/parameetrid&gt;</text:p>
      <text:p text:style-name="P17"><text:s text:c="8"/>&lt;dvk_saatmine&gt;1&lt;/dvk_saatmine&gt;</text:p>
      <text:p text:style-name="P17"><text:s text:c="8"/>&lt;dvk_otse_saatmine&gt;0&lt;/dvk_otse_saatmine&gt;</text:p>
      <text:p text:style-name="P17"><text:s text:c="8"/>&lt;toetatav_dvk_versioon&gt;1.5&lt;/toetatav_dvk_versioon&gt;</text:p>
      <text:p text:style-name="P17"><text:s text:c="8"/>&lt;dokumendihaldussysteemi_nimetus&gt;SuperDoc 2000 &lt;/dokumendihaldussysteemi_nimetus&gt;</text:p>
      <text:p text:style-name="P17"><text:s text:c="6"/>&lt;/paring&gt;</text:p>
      <text:p text:style-name="P17"><text:s text:c="6"/>&lt;keha&gt;OK&lt;/keha&gt;</text:p>
      <text:p text:style-name="P17"><text:s text:c="4"/>&lt;/dhl:changeOrganizationDataResponse&gt;</text:p>
      <text:p text:style-name="P17"><text:s text:c="2"/>&lt;/soapenv:Body&gt;</text:p>
      <text:p text:style-name="P17">&lt;/soapenv:Envelope&gt;</text:p>
      <text:h text:style-name="P129" text:outline-level="2"><text:bookmark-start text:name="_Toc258826347"/><text:bookmark-start text:name="_Toc257804300"/><text:bookmark-start text:name="_Toc257709330"/><text:bookmark-start text:name="_Toc256702633"/><text:bookmark-start text:name="_Toc259177083"/><text:bookmark-start text:name="_Toc259625904"/><text:bookmark-start text:name="_Toc259627277"/><text:bookmark-start text:name="_Toc259627559"/><text:bookmark-start text:name="_Toc259699092"/><text:bookmark-start text:name="_Toc259699983"/><text:bookmark-start text:name="_Toc259700562"/>deleteOldDocuments<text:bookmark-end text:name="_Toc258826347"/><text:bookmark-end text:name="_Toc257804300"/><text:bookmark-end text:name="_Toc257709330"/><text:bookmark-end text:name="_Toc256702633"/><text:bookmark-end text:name="_Toc259177083"/><text:bookmark-end text:name="_Toc259625904"/><text:bookmark-end text:name="_Toc259627277"/><text:bookmark-end text:name="_Toc259627559"/><text:bookmark-end text:name="_Toc259699092"/><text:bookmark-end text:name="_Toc259699983"/><text:bookmark-end text:name="_Toc259700562"/></text:h>
      <text:p text:style-name="P6">Päringu nimi: dhl.deleteOldDocuments.v1</text:p>
      <text:p text:style-name="P6">Sisendi keha: -</text:p>
      <text:p text:style-name="P6">Väljundi keha: string</text:p>
      <text:p text:style-name="P6"/>
      <text:p text:style-name="P6">Päring kustutab DVK andmebaasist säilitustähtaja ületanud dokumendid. Kui säilitustähtaja ületanud dokument on osadele adressaatidele veel saatmata, siis märgib DVK server dokumendi andmetesse, et dokumendi edastamine on katkestatud ning lükkab dokumendi säilitustähtaega mõnevõrra edasi (sõltub serveri seadistusest), et info saatmise katkestamisest jõuaks kindlasti ka dokumendi saatjale.</text:p>
      <text:p text:style-name="P6">Kui säilitustähtaja ületanud dokumentide kustutamine õnnestub, siis tagastab päring vastussõnumi kehas väärtuse „OK“.</text:p>
      <text:h text:style-name="P130" text:outline-level="3"><text:bookmark-start text:name="_Toc258826348"/><text:bookmark-start text:name="_Toc257804301"/><text:bookmark-start text:name="_Toc257709331"/><text:bookmark-start text:name="_Toc256702634"/><text:bookmark-start text:name="_Toc259177084"/><text:bookmark-start text:name="_Toc259625905"/><text:bookmark-start text:name="_Toc259627278"/><text:bookmark-start text:name="_Toc259627560"/><text:bookmark-start text:name="_Toc259699093"/><text:bookmark-start text:name="_Toc259699984"/><text:bookmark-start text:name="_Toc259700563"/>Näide<text:bookmark-end text:name="_Toc258826348"/><text:bookmark-end text:name="_Toc257804301"/><text:bookmark-end text:name="_Toc257709331"/><text:bookmark-end text:name="_Toc256702634"/><text:bookmark-end text:name="_Toc259177084"/><text:bookmark-end text:name="_Toc259625905"/><text:bookmark-end text:name="_Toc259627278"/><text:bookmark-end text:name="_Toc259627560"/><text:bookmark-end text:name="_Toc259699093"/><text:bookmark-end text:name="_Toc259699984"/><text:bookmark-end text:name="_Toc259700563"/></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oft-page-break/><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deleteOldDocument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deleteOldDocuments&gt;</text:p>
      <text:p text:style-name="P17"><text:s text:c="6"/>&lt;keha/&gt;</text:p>
      <text:p text:style-name="P17"><text:s text:c="4"/>&lt;/dhl:deleteOldDocuments&gt;</text:p>
      <text:p text:style-name="P17"><text:s text:c="2"/>&lt;/env:Body&gt;</text:p>
      <text:p text:style-name="P17">&lt;/env:Envelope&gt;</text:p>
      <text:p text:style-name="P17"/>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deleteOldDocuments.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soapenv:Body&gt;</text:p>
      <text:p text:style-name="P17"><text:s text:c="4"/>&lt;dhl:deleteOldDocumentsResponse&gt;</text:p>
      <text:p text:style-name="P17"><text:s text:c="6"/>&lt;paring/&gt;</text:p>
      <text:p text:style-name="P17"><text:s text:c="6"/>&lt;keha&gt;OK&lt;/keha&gt;</text:p>
      <text:p text:style-name="P17"><text:s text:c="4"/>&lt;/dhl:deleteOldDocumentsResponse&gt;</text:p>
      <text:p text:style-name="P17"><text:s text:c="2"/>&lt;/soapenv:Body&gt;</text:p>
      <text:p text:style-name="P17">&lt;/soapenv:Envelope&gt;</text:p>
      <text:p text:style-name="P6"/>
      <text:h text:style-name="P129" text:outline-level="2"><text:bookmark-start text:name="_Toc258826349"/><text:bookmark-start text:name="_Toc257804302"/><text:bookmark-start text:name="_Toc257709332"/><text:bookmark-start text:name="_Toc256702635"/><text:bookmark-start text:name="_Toc259177085"/><text:bookmark-start text:name="_Toc259625906"/><text:bookmark-start text:name="_Toc259627279"/><text:bookmark-start text:name="_Toc259627561"/><text:bookmark-start text:name="_Toc259699094"/><text:bookmark-start text:name="_Toc259699985"/><text:bookmark-start text:name="_Toc259700564"/>runSystemCheck<text:bookmark-end text:name="_Toc258826349"/><text:bookmark-end text:name="_Toc257804302"/><text:bookmark-end text:name="_Toc257709332"/><text:bookmark-end text:name="_Toc256702635"/><text:bookmark-end text:name="_Toc259177085"/><text:bookmark-end text:name="_Toc259625906"/><text:bookmark-end text:name="_Toc259627279"/><text:bookmark-end text:name="_Toc259627561"/><text:bookmark-end text:name="_Toc259699094"/><text:bookmark-end text:name="_Toc259699985"/><text:bookmark-end text:name="_Toc259700564"/></text:h>
      <text:p text:style-name="P6">Päringu nimi: dhl.runSystemCheck.v1</text:p>
      <text:p text:style-name="P6">Sisendi keha: -</text:p>
      <text:p text:style-name="P6">Väljundi keha: string</text:p>
      <text:p text:style-name="P6"/>
      <text:p text:style-name="P6">Päring kontrollib DVK serveri kriitiliste funktsioonide toimimist (andmebaasi ligipääs, kettale kirjutamine, jne.). Kui kõik kontrollitavad funktsioonid toimivad, siis tagastab päring väärtuse „OK“. Avastatud vea korral tagastab päring veateate SOAP veateate kujul.</text:p>
      <text:h text:style-name="P130" text:outline-level="3"><text:bookmark-start text:name="_Toc258826350"/><text:bookmark-start text:name="_Toc257804303"/><text:bookmark-start text:name="_Toc257709333"/><text:bookmark-start text:name="_Toc256702636"/><text:bookmark-start text:name="_Toc259177086"/><text:bookmark-start text:name="_Toc259625907"/><text:bookmark-start text:name="_Toc259627280"/><text:bookmark-start text:name="_Toc259627562"/><text:bookmark-start text:name="_Toc259699095"/><text:bookmark-start text:name="_Toc259699986"/><text:bookmark-start text:name="_Toc259700565"/><text:soft-page-break/>Näide<text:bookmark-end text:name="_Toc258826350"/><text:bookmark-end text:name="_Toc257804303"/><text:bookmark-end text:name="_Toc257709333"/><text:bookmark-end text:name="_Toc256702636"/><text:bookmark-end text:name="_Toc259177086"/><text:bookmark-end text:name="_Toc259625907"/><text:bookmark-end text:name="_Toc259627280"/><text:bookmark-end text:name="_Toc259627562"/><text:bookmark-end text:name="_Toc259699095"/><text:bookmark-end text:name="_Toc259699986"/><text:bookmark-end text:name="_Toc259700565"/></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runSystemCheck.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env:Body&gt;</text:p>
      <text:p text:style-name="P17"><text:s text:c="4"/>&lt;dhl:runSystemCheck&gt;</text:p>
      <text:p text:style-name="P17"><text:s text:c="6"/>&lt;keha/&gt;</text:p>
      <text:p text:style-name="P17"><text:s text:c="4"/>&lt;/dhl:runSystemCheck&gt;</text:p>
      <text:p text:style-name="P17"><text:s text:c="2"/>&lt;/env:Body&gt;</text:p>
      <text:p text:style-name="P6">&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1181967&lt;/xtee:asutus&gt;</text:p>
      <text:p text:style-name="P17"><text:s text:c="4"/>&lt;xtee:andmekogu&gt;dhl&lt;/xtee:andmekogu&gt;</text:p>
      <text:p text:style-name="P17"><text:s text:c="4"/>&lt;xtee:ametnik&gt;38005130332&lt;/xtee:ametnik&gt;</text:p>
      <text:p text:style-name="P17"><text:s text:c="4"/>&lt;xtee:nimi&gt;dhl.runSystemCheck.v1&lt;/xtee:nimi&gt;</text:p>
      <text:p text:style-name="P17"><text:s text:c="4"/>&lt;xtee:id&gt;dhl_client_1&lt;/xtee:id&gt;</text:p>
      <text:p text:style-name="P17"><text:s text:c="4"/>&lt;xtee:toimik/&gt;</text:p>
      <text:p text:style-name="P17"><text:s text:c="4"/>&lt;xtee:isikukood&gt;EE38005130332&lt;/xtee:isikukood&gt;</text:p>
      <text:p text:style-name="P17"><text:s text:c="2"/>&lt;/env:Header&gt;</text:p>
      <text:p text:style-name="P17"><text:s text:c="2"/>&lt;soapenv:Body&gt;</text:p>
      <text:p text:style-name="P17"><text:s text:c="4"/>&lt;dhl:runSystemCheckResponse&gt;</text:p>
      <text:p text:style-name="P17"><text:s text:c="6"/>&lt;paring/&gt;</text:p>
      <text:p text:style-name="P17"><text:s text:c="6"/>&lt;keha&gt;OK&lt;/keha&gt;</text:p>
      <text:p text:style-name="P17"><text:s text:c="4"/>&lt;/dhl:runSystemCheckResponse&gt;</text:p>
      <text:p text:style-name="P17"><text:s text:c="2"/>&lt;/soapenv:Body&gt;</text:p>
      <text:p text:style-name="P17">&lt;/soapenv:Envelope&gt;</text:p>
      <text:p text:style-name="P6"/>
      <text:h text:style-name="P129" text:outline-level="2"><text:bookmark-start text:name="_Toc258826351"/><text:bookmark-start text:name="_Toc257804304"/><text:bookmark-start text:name="_Toc257709334"/><text:bookmark-start text:name="_Toc256702637"/><text:bookmark-start text:name="_Toc259177087"/><text:bookmark-start text:name="_Toc259625908"/><text:bookmark-start text:name="_Toc259627281"/><text:bookmark-start text:name="_Toc259627563"/><text:bookmark-start text:name="_Toc259699096"/><text:bookmark-start text:name="_Toc259699987"/><text:bookmark-start text:name="_Toc259700566"/><text:soft-page-break/>getSubdivisionList<text:bookmark-end text:name="_Toc258826351"/><text:bookmark-end text:name="_Toc257804304"/><text:bookmark-end text:name="_Toc257709334"/><text:bookmark-end text:name="_Toc256702637"/><text:bookmark-end text:name="_Toc259177087"/><text:bookmark-end text:name="_Toc259625908"/><text:bookmark-end text:name="_Toc259627281"/><text:bookmark-end text:name="_Toc259627563"/><text:bookmark-end text:name="_Toc259699096"/><text:bookmark-end text:name="_Toc259699987"/><text:bookmark-end text:name="_Toc259700566"/></text:h>
      <text:h text:style-name="P130" text:outline-level="3"><text:bookmark-start text:name="_Toc258826352"/><text:bookmark-start text:name="_Toc257804305"/><text:bookmark-start text:name="_Toc257709335"/><text:bookmark-start text:name="_Toc256702638"/><text:bookmark-start text:name="_Toc259177088"/><text:bookmark-start text:name="_Toc259625909"/><text:bookmark-start text:name="_Toc259627282"/><text:bookmark-start text:name="_Toc259627564"/><text:bookmark-start text:name="_Toc259699097"/><text:bookmark-start text:name="_Toc259699988"/><text:bookmark-start text:name="_Toc259700567"/>getSubdivisionList.v1<text:bookmark-end text:name="_Toc258826352"/><text:bookmark-end text:name="_Toc257804305"/><text:bookmark-end text:name="_Toc257709335"/><text:bookmark-end text:name="_Toc256702638"/><text:bookmark-end text:name="_Toc259177088"/><text:bookmark-end text:name="_Toc259625909"/><text:bookmark-end text:name="_Toc259627282"/><text:bookmark-end text:name="_Toc259627564"/><text:bookmark-end text:name="_Toc259699097"/><text:bookmark-end text:name="_Toc259699988"/><text:bookmark-end text:name="_Toc259700567"/></text:h>
      <text:p text:style-name="P6">Päringu nimi: dhl.getSubdivisionList.v1</text:p>
      <text:p text:style-name="P6">Sisendi keha: stringide massiiv</text:p>
      <text:p text:style-name="P6">Väljundi keha: massiiv andmetüübist „allyksus”:</text:p>
      <text:p text:style-name="P73">kood<text:tab/>string</text:p>
      <text:p text:style-name="P73">nimetus<text:tab/>string</text:p>
      <text:p text:style-name="P73">asutuse_kood<text:tab/>string</text:p>
      <text:p text:style-name="P73">lyhinimetus<text:tab/>string</text:p>
      <text:p text:style-name="P73">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text:p>
      <text:p text:style-name="P17"><text:s text:c="2"/>xmlns:SOAP-ENC="http://schemas.xmlsoap.org/soap/encoding/"&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getSubdivisionList&gt;</text:p>
      <text:p text:style-name="P17"><text:s text:c="6"/>&lt;keha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keha&gt;</text:p>
      <text:p text:style-name="P17"><text:s text:c="4"/>&lt;/dhl:getSubdivisionList&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oft-page-break/><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SubdivisionListResponse&gt;</text:p>
      <text:p text:style-name="P17"><text:s text:c="6"/>&lt;paring xsi:type="SOAP-ENC:Array" SOAP-ENC:arrayType="xsd:string[3]"&gt;</text:p>
      <text:p text:style-name="P17"><text:s text:c="8"/>&lt;asutus&gt;12345678&lt;/asutus&gt;</text:p>
      <text:p text:style-name="P17"><text:s text:c="8"/>&lt;asutus&gt;23456789&lt;/asutus&gt;</text:p>
      <text:p text:style-name="P17"><text:s text:c="8"/>&lt;asutus&gt;34567890&lt;/asutus&gt;</text:p>
      <text:p text:style-name="P17"><text:s text:c="6"/>&lt;/paring&gt;</text:p>
      <text:p text:style-name="P17"><text:s text:c="6"/>&lt;keha xsi:type="SOAP-ENC:Array" SOAP-ENC:arrayType="dhl:allyksus[4]"&gt;</text:p>
      <text:p text:style-name="P17"><text:s text:c="8"/>&lt;allyksus&gt;</text:p>
      <text:p text:style-name="P17"><text:s text:c="10"/>&lt;kood&gt;1&lt;/kood&gt;</text:p>
      <text:p text:style-name="P17"><text:s text:c="10"/>&lt;nimetus&gt;IT osakond&lt;/nimetus&gt;</text:p>
      <text:p text:style-name="P17"><text:s text:c="10"/>&lt;asutuse_kood&gt;12345678&lt;/asutuse_kood&gt;</text:p>
      <text:p text:style-name="P17"><text:s text:c="10"/>&lt;lyhinimetus&gt;IT&lt;/lyhinimetus&gt;</text:p>
      <text:p text:style-name="P17"><text:s text:c="10"/>&lt;ks_allyksuse_lyhinimetus&gt;YLD&lt;/ks_allyksuse_lyhinimetus&gt;</text:p>
      <text:p text:style-name="P17"><text:s text:c="8"/>&lt;/allyksus&gt;</text:p>
      <text:p text:style-name="P17"><text:s text:c="8"/>&lt;allyksus&gt;</text:p>
      <text:p text:style-name="P17"><text:s text:c="10"/>&lt;kood&gt;2&lt;/kood&gt;</text:p>
      <text:p text:style-name="P17"><text:s text:c="10"/>&lt;nimetus&gt;Üldosakond&lt;/nimetus&gt;</text:p>
      <text:p text:style-name="P17"><text:s text:c="10"/>&lt;asutuse_kood&gt;12345678&lt;/asutuse_kood&gt;</text:p>
      <text:p text:style-name="P17"><text:s text:c="10"/>&lt;lyhinimetus&gt;YLD&lt;/lyhinimetus&gt;</text:p>
      <text:p text:style-name="P17"><text:s text:c="10"/>&lt;ks_allyksuse_lyhinimetus/&gt;</text:p>
      <text:p text:style-name="P17"><text:s text:c="8"/>&lt;/allyksus&gt;</text:p>
      <text:p text:style-name="P17"><text:s text:c="8"/>&lt;allyksus&gt;</text:p>
      <text:p text:style-name="P17"><text:s text:c="10"/>&lt;kood&gt;12&lt;/kood&gt;</text:p>
      <text:p text:style-name="P17"><text:s text:c="10"/>&lt;nimetus&gt;Raamatupidamisosakond&lt;/nimetus&gt;</text:p>
      <text:p text:style-name="P17"><text:s text:c="10"/>&lt;asutuse_kood&gt;23456789&lt;/asutuse_kood&gt;</text:p>
      <text:p text:style-name="P17"><text:s text:c="10"/>&lt;lyhinimetus&gt;RMTP&lt;/lyhinimetus&gt;</text:p>
      <text:p text:style-name="P17"><text:s text:c="10"/>&lt;ks_allyksuse_lyhinimetus/&gt;</text:p>
      <text:p text:style-name="P17"><text:s text:c="8"/>&lt;/allyksus&gt;</text:p>
      <text:p text:style-name="P17"><text:s text:c="8"/>&lt;allyksus&gt;</text:p>
      <text:p text:style-name="P17"><text:s text:c="10"/>&lt;kood&gt;28&lt;/kood&gt;</text:p>
      <text:p text:style-name="P17"><text:s text:c="10"/>&lt;nimetus&gt;Haldusosakond&lt;/nimetus&gt;</text:p>
      <text:p text:style-name="P17"><text:s text:c="10"/>&lt;asutuse_kood&gt;34567890&lt;/asutuse_kood&gt;</text:p>
      <text:p text:style-name="P17"><text:s text:c="10"/>&lt;lyhinimetus&gt;haldus&lt;/lyhinimetus&gt;</text:p>
      <text:p text:style-name="P17"><text:s text:c="10"/>&lt;ks_allyksuse_lyhinimetus/&gt;</text:p>
      <text:p text:style-name="P17"><text:s text:c="8"/>&lt;/allyksus&gt;</text:p>
      <text:p text:style-name="P17"><text:s text:c="6"/>&lt;/keha&gt;</text:p>
      <text:p text:style-name="P17"><text:s text:c="4"/>&lt;/dhl:getSubdivisionListResponse&gt;</text:p>
      <text:p text:style-name="P17"><text:s text:c="2"/>&lt;/soapenv:Body&gt;</text:p>
      <text:p text:style-name="P6">&lt;/soapenv:Envelope&gt;</text:p>
      <text:h text:style-name="P130" text:outline-level="3"><text:bookmark-start text:name="_Toc258826353"/><text:bookmark-start text:name="_Toc257804306"/><text:bookmark-start text:name="_Toc257709336"/><text:bookmark-start text:name="_Toc256702639"/><text:bookmark-start text:name="_Toc259177089"/><text:bookmark-start text:name="_Toc259625910"/><text:bookmark-start text:name="_Toc259627283"/><text:bookmark-start text:name="_Toc259627565"/><text:bookmark-start text:name="_Toc259699098"/><text:bookmark-start text:name="_Toc259699989"/><text:bookmark-start text:name="_Toc259700568"/>getSubdivisionList.v2<text:bookmark-end text:name="_Toc258826353"/><text:bookmark-end text:name="_Toc257804306"/><text:bookmark-end text:name="_Toc257709336"/><text:bookmark-end text:name="_Toc256702639"/><text:bookmark-end text:name="_Toc259177089"/><text:bookmark-end text:name="_Toc259625910"/><text:bookmark-end text:name="_Toc259627283"/><text:bookmark-end text:name="_Toc259627565"/><text:bookmark-end text:name="_Toc259699098"/><text:bookmark-end text:name="_Toc259699989"/><text:bookmark-end text:name="_Toc259700568"/></text:h>
      <text:p text:style-name="P6">Päringu getSubdivisionList versioon v2 eelneb varasematest versioonidest selle poolest, et päringu ja vastuse andmed asuvad nüüd SOAP sõnumi manustes (varasemates versioonides asusid andmed SOAP sõnumi kehas).</text:p>
      <text:p text:style-name="P6"/>
      <text:p text:style-name="P6">Päringu nimi: dhl.getSubdivisionList.v2</text:p>
      <text:p text:style-name="P6">Sisendi keha:</text:p>
      <text:p text:style-name="P73"><text:soft-page-break/>asutused<text:tab/>stringide massiiv päringu MIME manuses base64 kujul</text:p>
      <text:p text:style-name="P6">Väljundi keha:</text:p>
      <text:p text:style-name="P73">allyksused<text:tab/>massiiv andmetüübist allyksus päringu MIME manuses base64 kujul</text:p>
      <text:p text:style-name="P76"><text:tab/>kood<text:tab/>string</text:p>
      <text:p text:style-name="P76"><text:tab/>nimetus<text:tab/>string</text:p>
      <text:p text:style-name="P76"><text:tab/>asutuse_kood<text:tab/>string</text:p>
      <text:p text:style-name="P76"><text:tab/>lyhinimetus<text:tab/>string</text:p>
      <text:p text:style-name="P76"><text:tab/>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getSubdivisionList&gt;</text:p>
      <text:p text:style-name="P17"><text:s text:c="6"/>&lt;keha&gt;</text:p>
      <text:p text:style-name="P17"><text:s text:c="8"/>&lt;asutused href="cid:1265809289328"/&gt;</text:p>
      <text:p text:style-name="P17"><text:s text:c="6"/>&lt;/keha&gt;</text:p>
      <text:p text:style-name="P17"><text:s text:c="4"/>&lt;/dhl:getSubdivisionList&gt;</text:p>
      <text:p text:style-name="P17"><text:s text:c="2"/>&lt;/env:Body&gt;</text:p>
      <text:p text:style-name="P17">&lt;/env:Envelope&gt;</text:p>
      <text:p text:style-name="P17"/>
      <text:p text:style-name="P17">------=_Part_1_16862753.1265809289328</text:p>
      <text:p text:style-name="P17">Content-Type: {http://www.w3.org/2001/XMLSchema}base64Binary</text:p>
      <text:p text:style-name="P17">Content-Transfer-Encoding: binary</text:p>
      <text:p text:style-name="P17">Content-Id: &lt;1265809289328&gt;</text:p>
      <text:p text:style-name="P17">Content-Encoding: gzip</text:p>
      <text:p text:style-name="P17"/>
      <text:p text:style-name="P17">H4sIAAAAAAAAALNJLC4tKS1OTbGzgbDsLMzNTE2MjQxt9KECMAlDI2MTUzNzC4SEPlwzAG7f6Q9HAAAA</text:p>
      <text:p text:style-name="P6">------=_Part_1_16862753.1265809289328—</text:p>
      <text:h text:style-name="Heading_20_5" text:outline-level="5"><text:span text:style-name="Default_20_Paragraph_20_Font"><text:span text:style-name="T2">P</text:span></text:span><text:span text:style-name="Default_20_Paragraph_20_Font"><text:span text:style-name="T2">äringu vastus</text:span></text:span></text:h>
      <text:p text:style-name="P17">HTTP/1.1 200 OK</text:p>
      <text:p text:style-name="P17">SOAPAction: ""</text:p>
      <text:p text:style-name="P17">Content-Type: text/xml</text:p>
      <text:p text:style-name="P17"/>
      <text:p text:style-name="P17"><text:soft-page-break/>&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Subdivis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SubdivisionListResponse&gt;</text:p>
      <text:p text:style-name="P17"><text:s text:c="6"/>&lt;paring&gt;</text:p>
      <text:p text:style-name="P17"><text:s text:c="8"/>&lt;asutused&gt;142E7683AA18F590EFEC96751000D91F&lt;/asutused&gt;</text:p>
      <text:p text:style-name="P17"><text:s text:c="6"/>&lt;/paring&gt;</text:p>
      <text:p text:style-name="P17"><text:s text:c="6"/>&lt;keha&gt;</text:p>
      <text:p text:style-name="P17"><text:s text:c="8"/>&lt;allyksused href="cid:B6EBE21AD4CC96D41942366EFADCFEFF"/&gt;</text:p>
      <text:p text:style-name="P17"><text:s text:c="6"/>&lt;/keha&gt;</text:p>
      <text:p text:style-name="P17"><text:s text:c="4"/>&lt;/dhl:getSubdivisionListResponse&gt;</text:p>
      <text:p text:style-name="P17"><text:s text:c="2"/>&lt;/soapenv:Body&gt;</text:p>
      <text:p text:style-name="P17">&lt;/soapenv:Envelope&gt;</text:p>
      <text:p text:style-name="P17"/>
      <text:p text:style-name="P17">------=_Part_22_9158501.1265809289375</text:p>
      <text:p text:style-name="P17">Content-Type: {http://www.w3.org/2001/XMLSchema}base64Binary</text:p>
      <text:p text:style-name="P17">Content-Transfer-Encoding: binary</text:p>
      <text:p text:style-name="P17">Content-Id: &lt;B6EBE21AD4CC96D41942366EFADCFEFF&gt;</text:p>
      <text:p text:style-name="P17">Content-Encoding: gzip</text:p>
      <text:p text:style-name="P17"/>
      <text:p text:style-name="P17">H4sIAAAAAAAAALXSzQqDMAwA4FfxDWTqfg5B2GGHocJwY1cJNGyltZXVDnz7FcWyyUAQPCVNmvAVCihlJ4w...</text:p>
      <text:p text:style-name="P17">Y6n+7x3eNW8N/z64R9dnckT7gIAAA==</text:p>
      <text:p text:style-name="P6">------=_Part_22_9158501.1265809289375--</text:p>
      <text:h text:style-name="P131" text:outline-level="5">Päringu „keha“ elemendi sisu</text:h>
      <text:p text:style-name="P6">Elemendi „keha“ sisu kodeerimata kujul on:</text:p>
      <text:p text:style-name="P6"/>
      <text:p text:style-name="P18"><text:span text:style-name="Default_20_Paragraph_20_Font"><text:span text:style-name="T52">&lt;</text:span></text:span><text:span text:style-name="Default_20_Paragraph_20_Font"><text:span text:style-name="T58">asutused</text:span></text:span><text:span text:style-name="Default_20_Paragraph_20_Font"><text:span text:style-name="T52">&gt;</text:span></text:span></text:p>
      <text:p text:style-name="P18"><text:span text:style-name="Default_20_Paragraph_20_Font"><text:span text:style-name="T52"><text:tab/></text:span></text:span><text:span text:style-name="Default_20_Paragraph_20_Font"><text:span text:style-name="T52">&lt;</text:span></text:span><text:span text:style-name="Default_20_Paragraph_20_Font"><text:span text:style-name="T58">asutus</text:span></text:span><text:span text:style-name="Default_20_Paragraph_20_Font"><text:span text:style-name="T52">&gt;</text:span></text:span><text:span text:style-name="Default_20_Paragraph_20_Font"><text:span text:style-name="T40">87654321</text:span></text:span><text:span text:style-name="Default_20_Paragraph_20_Font"><text:span text:style-name="T52">&lt;/</text:span></text:span><text:span text:style-name="Default_20_Paragraph_20_Font"><text:span text:style-name="T58">asu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asutus</text:span></text:span><text:span text:style-name="Default_20_Paragraph_20_Font"><text:span text:style-name="T52">&gt;</text:span></text:span><text:span text:style-name="Default_20_Paragraph_20_Font"><text:span text:style-name="T40">12345678</text:span></text:span><text:span text:style-name="Default_20_Paragraph_20_Font"><text:span text:style-name="T52">&lt;/</text:span></text:span><text:span text:style-name="Default_20_Paragraph_20_Font"><text:span text:style-name="T58">asutus</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58">asutused</text:span></text:span><text:span text:style-name="Default_20_Paragraph_20_Font"><text:span text:style-name="T52">&gt;</text:span></text:span></text:p>
      <text:h text:style-name="P131" text:outline-level="5">Vastuse „keha“ elemendi sisu</text:h>
      <text:p text:style-name="P6">Elemendi „keha“ sisu kodeerimata kujul on:</text:p>
      <text:p text:style-name="P6"/>
      <text:p text:style-name="P18"><text:span text:style-name="Default_20_Paragraph_20_Font"><text:span text:style-name="T53">&lt;</text:span></text:span><text:span text:style-name="Default_20_Paragraph_20_Font"><text:span text:style-name="T66">allyksused</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1</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IT osakond</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IT</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span text:style-name="Default_20_Paragraph_20_Font"><text:span text:style-name="T22">YLD</text:span></text:span><text:span text:style-name="Default_20_Paragraph_20_Font"><text:span text:style-name="T53">&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2</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oft-page-break/><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Üldosakond</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YLD</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12</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Raamatupidamisosakond</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87654321</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RMTP</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28</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Haldusosakond</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87654321</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haldus</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llyksus</text:span></text:span><text:span text:style-name="Default_20_Paragraph_20_Font"><text:span text:style-name="T53">&gt;</text:span></text:span></text:p>
      <text:p text:style-name="P18"><text:span text:style-name="Default_20_Paragraph_20_Font"><text:span text:style-name="T53">&lt;/</text:span></text:span><text:span text:style-name="Default_20_Paragraph_20_Font"><text:span text:style-name="T66">allyksused</text:span></text:span><text:span text:style-name="Default_20_Paragraph_20_Font"><text:span text:style-name="T53">&gt;</text:span></text:span></text:p>
      <text:h text:style-name="P129" text:outline-level="2"><text:bookmark-start text:name="_Toc258826354"/><text:bookmark-start text:name="_Toc257804307"/><text:bookmark-start text:name="_Toc257709337"/><text:bookmark-start text:name="_Toc256702640"/><text:bookmark-start text:name="_Toc259177090"/><text:bookmark-start text:name="_Toc259625911"/><text:bookmark-start text:name="_Toc259627284"/><text:bookmark-start text:name="_Toc259627566"/><text:bookmark-start text:name="_Toc259699099"/><text:bookmark-start text:name="_Toc259699990"/><text:bookmark-start text:name="_Toc259700569"/>getOccupationList<text:bookmark-end text:name="_Toc258826354"/><text:bookmark-end text:name="_Toc257804307"/><text:bookmark-end text:name="_Toc257709337"/><text:bookmark-end text:name="_Toc256702640"/><text:bookmark-end text:name="_Toc259177090"/><text:bookmark-end text:name="_Toc259625911"/><text:bookmark-end text:name="_Toc259627284"/><text:bookmark-end text:name="_Toc259627566"/><text:bookmark-end text:name="_Toc259699099"/><text:bookmark-end text:name="_Toc259699990"/><text:bookmark-end text:name="_Toc259700569"/></text:h>
      <text:h text:style-name="P130" text:outline-level="3"><text:bookmark-start text:name="_Toc258826355"/><text:bookmark-start text:name="_Toc257804308"/><text:bookmark-start text:name="_Toc257709338"/><text:bookmark-start text:name="_Toc256702641"/><text:bookmark-start text:name="_Toc259177091"/><text:bookmark-start text:name="_Toc259625912"/><text:bookmark-start text:name="_Toc259627285"/><text:bookmark-start text:name="_Toc259627567"/><text:bookmark-start text:name="_Toc259699100"/><text:bookmark-start text:name="_Toc259699991"/><text:bookmark-start text:name="_Toc259700570"/>getOccupationList.v1<text:bookmark-end text:name="_Toc258826355"/><text:bookmark-end text:name="_Toc257804308"/><text:bookmark-end text:name="_Toc257709338"/><text:bookmark-end text:name="_Toc256702641"/><text:bookmark-end text:name="_Toc259177091"/><text:bookmark-end text:name="_Toc259625912"/><text:bookmark-end text:name="_Toc259627285"/><text:bookmark-end text:name="_Toc259627567"/><text:bookmark-end text:name="_Toc259699100"/><text:bookmark-end text:name="_Toc259699991"/><text:bookmark-end text:name="_Toc259700570"/></text:h>
      <text:p text:style-name="P6">Päringu nimi: dhl.getOccupationList.v1</text:p>
      <text:p text:style-name="P6">Sisendi keha: stringide massiiv</text:p>
      <text:p text:style-name="P6">Väljundi keha: massiiv andmetüübist „ametikoht”:</text:p>
      <text:p text:style-name="P73">kood<text:tab/>string</text:p>
      <text:p text:style-name="P73">nimetus<text:tab/>string</text:p>
      <text:p text:style-name="P73">asutuse_kood<text:tab/>string</text:p>
      <text:p text:style-name="P73">lyhinimetus<text:tab/>string</text:p>
      <text:p text:style-name="P73">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text:p>
      <text:p text:style-name="P17"><text:s text:c="2"/>xmlns:SOAP-ENC="http://schemas.xmlsoap.org/soap/encoding/"&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1&lt;/xtee:nimi&gt;</text:p>
      <text:p text:style-name="P17"><text:s text:c="4"/>&lt;xtee:id&gt;dhl_client_1&lt;/xtee:id&gt;</text:p>
      <text:p text:style-name="P17"><text:s text:c="4"/>&lt;xtee:toimik/&gt;</text:p>
      <text:p text:style-name="P17"><text:soft-page-break/><text:s text:c="4"/>&lt;xtee:isikukood&gt;EE12345678901&lt;/xtee:isikukood&gt;</text:p>
      <text:p text:style-name="P17"><text:s text:c="2"/>&lt;/env:Header&gt;</text:p>
      <text:p text:style-name="P17"><text:s text:c="2"/>&lt;env:Body&gt;</text:p>
      <text:p text:style-name="P17"><text:s text:c="4"/>&lt;dhl:getOccupationList&gt;</text:p>
      <text:p text:style-name="P17"><text:s text:c="6"/>&lt;keha xsi:type="SOAP-ENC:Array" SOAP-ENC:arrayType="xsd:string[2]"&gt;</text:p>
      <text:p text:style-name="P17"><text:s text:c="8"/>&lt;asutus&gt;12345678&lt;/asutus&gt;</text:p>
      <text:p text:style-name="P17"><text:s text:c="8"/>&lt;asutus&gt;23456789&lt;/asutus&gt;</text:p>
      <text:p text:style-name="P17"><text:s text:c="6"/>&lt;/keha&gt;</text:p>
      <text:p text:style-name="P17"><text:s text:c="4"/>&lt;/dhl:getOccupationList&gt;</text:p>
      <text:p text:style-name="P17"><text:s text:c="2"/>&lt;/env:Body&gt;</text:p>
      <text:p text:style-name="P17">&lt;/env:Envelope&gt;</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1&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OccupationListResponse&gt;</text:p>
      <text:p text:style-name="P17"><text:s text:c="6"/>&lt;paring xsi:type="SOAP-ENC:Array" SOAP-ENC:arrayType="xsd:string[2]"&gt;</text:p>
      <text:p text:style-name="P17"><text:s text:c="8"/>&lt;asutus&gt;12345678&lt;/asutus&gt;</text:p>
      <text:p text:style-name="P17"><text:s text:c="8"/>&lt;asutus&gt;23456789&lt;/asutus&gt;</text:p>
      <text:p text:style-name="P17"><text:s text:c="6"/>&lt;/paring&gt;</text:p>
      <text:p text:style-name="P17"><text:s text:c="6"/>&lt;keha xsi:type="SOAP-ENC:Array" SOAP-ENC:arrayType="dhl:ametikoht[4]"&gt;</text:p>
      <text:p text:style-name="P17"><text:s text:c="8"/>&lt;ametikoht&gt;</text:p>
      <text:p text:style-name="P17"><text:s text:c="10"/>&lt;kood&gt;2&lt;/kood&gt;</text:p>
      <text:p text:style-name="P17"><text:s text:c="10"/>&lt;nimetus&gt;Peadirektor&lt;/nimetus&gt;</text:p>
      <text:p text:style-name="P17"><text:s text:c="10"/>&lt;asutuse_kood&gt;12345678&lt;/asutuse_kood&gt;</text:p>
      <text:p text:style-name="P17"><text:s text:c="10"/>&lt;lyhinimetus&gt;DIR&lt;/lyhinimetus&gt;</text:p>
      <text:p text:style-name="P17"><text:s text:c="10"/>&lt;ks_allyksuse_lyhinimetus/&gt;</text:p>
      <text:p text:style-name="P17"><text:s text:c="8"/>&lt;/ametikoht&gt;</text:p>
      <text:p text:style-name="P17"><text:s text:c="8"/>&lt;ametikoht&gt;</text:p>
      <text:p text:style-name="P17"><text:s text:c="10"/>&lt;kood&gt;7&lt;/kood&gt;</text:p>
      <text:p text:style-name="P17"><text:s text:c="10"/>&lt;nimetus&gt;Finantsdirektor&lt;/nimetus&gt;</text:p>
      <text:p text:style-name="P17"><text:s text:c="10"/>&lt;asutuse_kood&gt;12345678&lt;/asutuse_kood&gt;</text:p>
      <text:p text:style-name="P17"><text:s text:c="10"/>&lt;lyhinimetus&gt;FIN-DIR&lt;/lyhinimetus&gt;</text:p>
      <text:p text:style-name="P17"><text:s text:c="10"/>&lt;ks_allyksuse_lyhinimetus/&gt;</text:p>
      <text:p text:style-name="P17"><text:s text:c="8"/>&lt;/ametikoht&gt;</text:p>
      <text:p text:style-name="P17"><text:s text:c="8"/>&lt;ametikoht&gt;</text:p>
      <text:p text:style-name="P17"><text:s text:c="10"/>&lt;kood&gt;46&lt;/kood&gt;</text:p>
      <text:p text:style-name="P17"><text:s text:c="10"/>&lt;nimetus&gt;Dokumendihaldusosakonna juhataja&lt;/nimetus&gt;</text:p>
      <text:p text:style-name="P17"><text:s text:c="10"/>&lt;asutuse_kood&gt;23456789&lt;/asutuse_kood&gt;</text:p>
      <text:p text:style-name="P17"><text:s text:c="10"/>&lt;lyhinimetus&gt;DH-JUH&lt;/lyhinimetus&gt;</text:p>
      <text:p text:style-name="P17"><text:s text:c="10"/>&lt;ks_allyksuse_lyhinimetus&gt;DH&lt;/ks_allyksuse_lyhinimetus&gt;</text:p>
      <text:p text:style-name="P17"><text:s text:c="8"/>&lt;/ametikoht&gt;</text:p>
      <text:p text:style-name="P17"><text:soft-page-break/><text:s text:c="8"/>&lt;ametikoht&gt;</text:p>
      <text:p text:style-name="P17"><text:s text:c="10"/>&lt;kood&gt;92&lt;/kood&gt;</text:p>
      <text:p text:style-name="P17"><text:s text:c="10"/>&lt;nimetus&gt;Raamatupidaja&lt;/nimetus&gt;</text:p>
      <text:p text:style-name="P17"><text:s text:c="10"/>&lt;asutuse_kood&gt;23456789&lt;/asutuse_kood&gt;</text:p>
      <text:p text:style-name="P17"><text:s text:c="10"/>&lt;lyhinimetus&gt;RMTP&lt;/lyhinimetus&gt;</text:p>
      <text:p text:style-name="P17"><text:s text:c="10"/>&lt;ks_allyksuse_lyhinimetus&gt;RMTP&lt;/ks_allyksuse_lyhinimetus&gt;</text:p>
      <text:p text:style-name="P17"><text:s text:c="8"/>&lt;/ametikoht&gt;</text:p>
      <text:p text:style-name="P17"><text:s text:c="6"/>&lt;/keha&gt;</text:p>
      <text:p text:style-name="P17"><text:s text:c="4"/>&lt;/dhl:getOccupationListResponse&gt;</text:p>
      <text:p text:style-name="P17"><text:s text:c="2"/>&lt;/soapenv:Body&gt;</text:p>
      <text:p text:style-name="P6">&lt;/soapenv:Envelope&gt;</text:p>
      <text:h text:style-name="P130" text:outline-level="3"><text:bookmark-start text:name="_Toc258826356"/><text:bookmark-start text:name="_Toc257804309"/><text:bookmark-start text:name="_Toc257709339"/><text:bookmark-start text:name="_Toc256702642"/><text:bookmark-start text:name="_Toc259177092"/><text:bookmark-start text:name="_Toc259625913"/><text:bookmark-start text:name="_Toc259627286"/><text:bookmark-start text:name="_Toc259627568"/><text:bookmark-start text:name="_Toc259699101"/><text:bookmark-start text:name="_Toc259699992"/><text:bookmark-start text:name="_Toc259700571"/>getOccupationList.v2<text:bookmark-end text:name="_Toc258826356"/><text:bookmark-end text:name="_Toc257804309"/><text:bookmark-end text:name="_Toc257709339"/><text:bookmark-end text:name="_Toc256702642"/><text:bookmark-end text:name="_Toc259177092"/><text:bookmark-end text:name="_Toc259625913"/><text:bookmark-end text:name="_Toc259627286"/><text:bookmark-end text:name="_Toc259627568"/><text:bookmark-end text:name="_Toc259699101"/><text:bookmark-end text:name="_Toc259699992"/><text:bookmark-end text:name="_Toc259700571"/></text:h>
      <text:p text:style-name="P6">Päringu getOccupationList versioon v2 eelneb varasematest versioonidest selle poolest, et päringu ja vastuse andmed asuvad nüüd SOAP sõnumi manustes (varasemates versioonides asusid andmed SOAP sõnumi kehas).</text:p>
      <text:p text:style-name="P6"/>
      <text:p text:style-name="P6">Päringu nimi: dhl. getOccupationList.v2</text:p>
      <text:p text:style-name="P6">Sisendi keha:</text:p>
      <text:p text:style-name="P73">asutused<text:tab/>stringide massiiv päringu MIME manuses base64 kujul</text:p>
      <text:p text:style-name="P6">Väljundi keha:</text:p>
      <text:p text:style-name="P73">ametikohad<text:tab/>massiiv andmetüübist allyksus päringu MIME manuses base64 kujul</text:p>
      <text:p text:style-name="P76"><text:tab/>kood<text:tab/>string</text:p>
      <text:p text:style-name="P76"><text:tab/>nimetus<text:tab/>string</text:p>
      <text:p text:style-name="P76"><text:tab/>asutuse_kood<text:tab/>string</text:p>
      <text:p text:style-name="P76"><text:tab/>lyhinimetus<text:tab/>string</text:p>
      <text:p text:style-name="P76"><text:tab/>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text:span></text:span><text:span text:style-name="Default_20_Paragraph_20_Font"><text:span text:style-name="T2">ing</text:span></text:span></text:h>
      <text:p text:style-name="P17">POST /cgi-bin/consumer_proxy HTTP/1.0</text:p>
      <text:p text:style-name="P17">Content-Type: text/xml; charset=utf-8</text:p>
      <text:p text:style-name="P17"/>
      <text:p text:style-name="P17">&lt;?xml version="1.0" encoding="UTF-8"?&gt;</text:p>
      <text:p text:style-name="P17">&lt;env:Envelope xmlns:env="http://schemas.xmlsoap.org/soap/envelope/"</text:p>
      <text:p text:style-name="P17"><text:s text:c="2"/>xmlns:xsd="http://www.w3.org/2001/XMLSchema"</text:p>
      <text:p text:style-name="P17"><text:s text:c="2"/>xmlns:xsi="http://www.w3.org/2001/XMLSchema-instance"</text:p>
      <text:p text:style-name="P17"><text:s text:c="2"/>xmlns:dhl="http://producers.dhl.xtee.riik.ee/producer/dhl"</text:p>
      <text:p text:style-name="P17"><text:s text:c="2"/>xmlns:xtee="http://x-tee.riik.ee/xsd/xtee.xsd"&gt; <text:s/></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env:Body&gt;</text:p>
      <text:p text:style-name="P17"><text:s text:c="4"/>&lt;dhl:getOccupationList&gt;</text:p>
      <text:p text:style-name="P17"><text:s text:c="6"/>&lt;keha&gt;</text:p>
      <text:p text:style-name="P17"><text:s text:c="8"/>&lt;asutused href="cid:1265809289390"/&gt;</text:p>
      <text:p text:style-name="P17"><text:soft-page-break/><text:s text:c="6"/>&lt;/keha&gt;</text:p>
      <text:p text:style-name="P17"><text:s text:c="4"/>&lt;/dhl:getOccupationList&gt;</text:p>
      <text:p text:style-name="P17"><text:s text:c="2"/>&lt;/env:Body&gt;</text:p>
      <text:p text:style-name="P17">&lt;/env:Envelope&gt;</text:p>
      <text:p text:style-name="P17"/>
      <text:p text:style-name="P17">------=_Part_2_11235685.1265809289406</text:p>
      <text:p text:style-name="P17">Content-Type: {http://www.w3.org/2001/XMLSchema}base64Binary</text:p>
      <text:p text:style-name="P17">Content-Transfer-Encoding: binary</text:p>
      <text:p text:style-name="P17">Content-Id: &lt;1265809289390&gt;</text:p>
      <text:p text:style-name="P17">Content-Encoding: gzip</text:p>
      <text:p text:style-name="P17"/>
      <text:p text:style-name="P17">H4sIAAAAAAAAALNJLC4tKS1OTbGzgbDsLMzNTE2MjQxt9KECMAlDI2MTUzNzC4SEPlwzAG7f6Q9HAAAA</text:p>
      <text:p text:style-name="P17">------=_Part_2_11235685.1265809289406—</text:p>
      <text:h text:style-name="Heading_20_5" text:outline-level="5"><text:span text:style-name="Default_20_Paragraph_20_Font"><text:span text:style-name="T2">Päringu vastus</text:span></text:span></text:h>
      <text:p text:style-name="P17">HTTP/1.1 200 OK</text:p>
      <text:p text:style-name="P17">SOAPAction: ""</text:p>
      <text:p text:style-name="P17">Content-Type: text/xml</text:p>
      <text:p text:style-name="P17"/>
      <text:p text:style-name="P17">&lt;?xml version="1.0" encoding="utf-8"?&gt;</text:p>
      <text:p text:style-name="P17">&lt;soapenv:Envelope xmlns:soapenv="http://schemas.xmlsoap.org/soap/envelope/"</text:p>
      <text:p text:style-name="P17"><text:s text:c="2"/>xmlns:xsd="http://www.w3.org/2001/XMLSchema"</text:p>
      <text:p text:style-name="P17"><text:s text:c="2"/>xmlns:xsi="http://www.w3.org/2001/XMLSchema-instance"</text:p>
      <text:p text:style-name="P17"><text:s text:c="2"/>xmlns:xtee="http://x-tee.riik.ee/xsd/xtee.xsd"</text:p>
      <text:p text:style-name="P17"><text:s text:c="2"/>xmlns:SOAP-ENC="http://schemas.xmlsoap.org/soap/encoding/"</text:p>
      <text:p text:style-name="P17"><text:s text:c="2"/>xmlns:dhl="http://www.riik.ee/schemas/dhl"&gt;</text:p>
      <text:p text:style-name="P17"><text:s text:c="2"/>&lt;env:Header&gt;</text:p>
      <text:p text:style-name="P17"><text:s text:c="4"/>&lt;xtee:asutus&gt;12345678&lt;/xtee:asutus&gt;</text:p>
      <text:p text:style-name="P17"><text:s text:c="4"/>&lt;xtee:andmekogu&gt;dhl&lt;/xtee:andmekogu&gt;</text:p>
      <text:p text:style-name="P17"><text:s text:c="4"/>&lt;xtee:ametnik&gt;12345678901&lt;/xtee:ametnik&gt;</text:p>
      <text:p text:style-name="P17"><text:s text:c="4"/>&lt;xtee:nimi&gt;dhl.getOccupationList.v2&lt;/xtee:nimi&gt;</text:p>
      <text:p text:style-name="P17"><text:s text:c="4"/>&lt;xtee:id&gt;dhl_client_1&lt;/xtee:id&gt;</text:p>
      <text:p text:style-name="P17"><text:s text:c="4"/>&lt;xtee:toimik/&gt;</text:p>
      <text:p text:style-name="P17"><text:s text:c="4"/>&lt;xtee:isikukood&gt;EE12345678901&lt;/xtee:isikukood&gt;</text:p>
      <text:p text:style-name="P17"><text:s text:c="2"/>&lt;/env:Header&gt;</text:p>
      <text:p text:style-name="P17"><text:s text:c="2"/>&lt;soapenv:Body&gt;</text:p>
      <text:p text:style-name="P17"><text:s text:c="4"/>&lt;dhl:getOccupationListResponse&gt;</text:p>
      <text:p text:style-name="P17"><text:s text:c="6"/>&lt;paring&gt;</text:p>
      <text:p text:style-name="P17"><text:s text:c="8"/>&lt;asutused&gt;142E7683AA18F590EFEC96751000D91F&lt;/asutused&gt;</text:p>
      <text:p text:style-name="P17"><text:s text:c="6"/>&lt;/paring&gt;</text:p>
      <text:p text:style-name="P17"><text:s text:c="6"/>&lt;keha&gt;</text:p>
      <text:p text:style-name="Normal"><text:span text:style-name="Default_20_Paragraph_20_Font"><text:span text:style-name="T47"><text:s text:c="8"/>&lt;ametikohad href="cid:</text:span></text:span><text:span text:style-name="Default_20_Paragraph_20_Font"><text:span text:style-name="T2"> </text:span></text:span><text:span text:style-name="Default_20_Paragraph_20_Font"><text:span text:style-name="T47">DD284357A5C7762760F2BA30D7AD3B48"/&gt;</text:span></text:span></text:p>
      <text:p text:style-name="P17"><text:s text:c="6"/>&lt;/keha&gt;</text:p>
      <text:p text:style-name="P17"><text:s text:c="4"/>&lt;/dhl:getOccupationListResponse&gt;</text:p>
      <text:p text:style-name="P17"><text:s text:c="2"/>&lt;/soapenv:Body&gt;</text:p>
      <text:p text:style-name="P17">&lt;/soapenv:Envelope&gt;</text:p>
      <text:p text:style-name="P17"/>
      <text:p text:style-name="P17">------=_Part_22_9158501.1265809289375</text:p>
      <text:p text:style-name="P17">Content-Type: {http://www.w3.org/2001/XMLSchema}base64Binary</text:p>
      <text:p text:style-name="P17">Content-Transfer-Encoding: binary</text:p>
      <text:p text:style-name="Normal"><text:span text:style-name="Default_20_Paragraph_20_Font"><text:span text:style-name="T47">Content-Id: &lt;</text:span></text:span><text:span text:style-name="Default_20_Paragraph_20_Font"><text:span text:style-name="T2"> </text:span></text:span><text:span text:style-name="Default_20_Paragraph_20_Font"><text:span text:style-name="T47">DD284357A5C7762760F2BA30D7AD3B48&gt;</text:span></text:span></text:p>
      <text:p text:style-name="P17">Content-Encoding: gzip</text:p>
      <text:p text:style-name="P17"/>
      <text:p text:style-name="P17">H4sIAAAAAAAAALNJzE0tyczOz0hMsbOBsUvsbLLz81PsDG30wbRNXiZQprTYLvjwnpyUTIWy/KLczKxEG32...</text:p>
      <text:p text:style-name="P17">Y4VR/JCwDpUv8hzwAAAA==</text:p>
      <text:p text:style-name="P6">------=_Part_22_9158501.1265809289375--</text:p>
      <text:h text:style-name="P131" text:outline-level="5">Päringu „keha“ elemendi sisu</text:h>
      <text:p text:style-name="P6">Elemendi „keha“ sisu kodeerimata kujul on:</text:p>
      <text:p text:style-name="P6"><text:soft-page-break/></text:p>
      <text:p text:style-name="P18"><text:span text:style-name="Default_20_Paragraph_20_Font"><text:span text:style-name="T52">&lt;</text:span></text:span><text:span text:style-name="Default_20_Paragraph_20_Font"><text:span text:style-name="T58">asutused</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asutus</text:span></text:span><text:span text:style-name="Default_20_Paragraph_20_Font"><text:span text:style-name="T52">&gt;</text:span></text:span><text:span text:style-name="Default_20_Paragraph_20_Font"><text:span text:style-name="T40">87654321</text:span></text:span><text:span text:style-name="Default_20_Paragraph_20_Font"><text:span text:style-name="T52">&lt;/</text:span></text:span><text:span text:style-name="Default_20_Paragraph_20_Font"><text:span text:style-name="T58">asutus</text:span></text:span><text:span text:style-name="Default_20_Paragraph_20_Font"><text:span text:style-name="T52">&gt;</text:span></text:span></text:p>
      <text:p text:style-name="P18"><text:span text:style-name="Default_20_Paragraph_20_Font"><text:span text:style-name="T52"><text:tab/>&lt;</text:span></text:span><text:span text:style-name="Default_20_Paragraph_20_Font"><text:span text:style-name="T58">asutus</text:span></text:span><text:span text:style-name="Default_20_Paragraph_20_Font"><text:span text:style-name="T52">&gt;</text:span></text:span><text:span text:style-name="Default_20_Paragraph_20_Font"><text:span text:style-name="T40">12345678</text:span></text:span><text:span text:style-name="Default_20_Paragraph_20_Font"><text:span text:style-name="T52">&lt;/</text:span></text:span><text:span text:style-name="Default_20_Paragraph_20_Font"><text:span text:style-name="T58">asutus</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58">asutused</text:span></text:span><text:span text:style-name="Default_20_Paragraph_20_Font"><text:span text:style-name="T52">&gt;</text:span></text:span></text:p>
      <text:h text:style-name="P131" text:outline-level="5">Vastuse „keha“ elemendi sisu</text:h>
      <text:p text:style-name="P6">Elemendi „keha“ sisu kodeerimata kujul on:</text:p>
      <text:p text:style-name="P6"/>
      <text:p text:style-name="P18"><text:span text:style-name="Default_20_Paragraph_20_Font"><text:span text:style-name="T53">&lt;</text:span></text:span><text:span text:style-name="Default_20_Paragraph_20_Font"><text:span text:style-name="T66">ametikohad</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2</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Peadirektor</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DIR</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7</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Finantsdirektor</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12345678</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FIN-DIR</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46</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Dokumendihaldusosakonna juhataja</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87654321</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DH-JUH</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span text:style-name="Default_20_Paragraph_20_Font"><text:span text:style-name="T22">DH</text:span></text:span><text:span text:style-name="Default_20_Paragraph_20_Font"><text:span text:style-name="T53">&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ood</text:span></text:span><text:span text:style-name="Default_20_Paragraph_20_Font"><text:span text:style-name="T53">&gt;</text:span></text:span><text:span text:style-name="Default_20_Paragraph_20_Font"><text:span text:style-name="T22">92</text:span></text:span><text:span text:style-name="Default_20_Paragraph_20_Font"><text:span text:style-name="T53">&lt;/</text:span></text:span><text:span text:style-name="Default_20_Paragraph_20_Font"><text:span text:style-name="T66">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nimetus</text:span></text:span><text:span text:style-name="Default_20_Paragraph_20_Font"><text:span text:style-name="T53">&gt;</text:span></text:span><text:span text:style-name="Default_20_Paragraph_20_Font"><text:span text:style-name="T22">Raamatupidaja</text:span></text:span><text:span text:style-name="Default_20_Paragraph_20_Font"><text:span text:style-name="T53">&lt;/</text:span></text:span><text:span text:style-name="Default_20_Paragraph_20_Font"><text:span text:style-name="T66">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asutuse_kood</text:span></text:span><text:span text:style-name="Default_20_Paragraph_20_Font"><text:span text:style-name="T53">&gt;</text:span></text:span><text:span text:style-name="Default_20_Paragraph_20_Font"><text:span text:style-name="T22">87654321</text:span></text:span><text:span text:style-name="Default_20_Paragraph_20_Font"><text:span text:style-name="T53">&lt;/</text:span></text:span><text:span text:style-name="Default_20_Paragraph_20_Font"><text:span text:style-name="T66">asutuse_kood</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lyhinimetus</text:span></text:span><text:span text:style-name="Default_20_Paragraph_20_Font"><text:span text:style-name="T53">&gt;</text:span></text:span><text:span text:style-name="Default_20_Paragraph_20_Font"><text:span text:style-name="T22">RMTP</text:span></text:span><text:span text:style-name="Default_20_Paragraph_20_Font"><text:span text:style-name="T53">&lt;/</text:span></text:span><text:span text:style-name="Default_20_Paragraph_20_Font"><text:span text:style-name="T66">lyhinimetus</text:span></text:span><text:span text:style-name="Default_20_Paragraph_20_Font"><text:span text:style-name="T53">&gt;</text:span></text:span></text:p>
      <text:p text:style-name="P18"><text:span text:style-name="Default_20_Paragraph_20_Font"><text:span text:style-name="T53"><text:tab/></text:span></text:span><text:span text:style-name="Default_20_Paragraph_20_Font"><text:span text:style-name="T53"><text:tab/>&lt;</text:span></text:span><text:span text:style-name="Default_20_Paragraph_20_Font"><text:span text:style-name="T66">ks_allyksuse_lyhinimetus</text:span></text:span><text:span text:style-name="Default_20_Paragraph_20_Font"><text:span text:style-name="T53">&gt;</text:span></text:span><text:span text:style-name="Default_20_Paragraph_20_Font"><text:span text:style-name="T22">RMTP</text:span></text:span><text:span text:style-name="Default_20_Paragraph_20_Font"><text:span text:style-name="T53">&lt;/</text:span></text:span><text:span text:style-name="Default_20_Paragraph_20_Font"><text:span text:style-name="T66">ks_allyksuse_lyhinimetus</text:span></text:span><text:span text:style-name="Default_20_Paragraph_20_Font"><text:span text:style-name="T53">&gt;</text:span></text:span></text:p>
      <text:p text:style-name="P18"><text:span text:style-name="Default_20_Paragraph_20_Font"><text:span text:style-name="T53"><text:tab/>&lt;/</text:span></text:span><text:span text:style-name="Default_20_Paragraph_20_Font"><text:span text:style-name="T66">ametikoht</text:span></text:span><text:span text:style-name="Default_20_Paragraph_20_Font"><text:span text:style-name="T53">&gt;</text:span></text:span></text:p>
      <text:p text:style-name="P18"><text:span text:style-name="Default_20_Paragraph_20_Font"><text:span text:style-name="T53">&lt;/</text:span></text:span><text:span text:style-name="Default_20_Paragraph_20_Font"><text:span text:style-name="T66">ametikohad</text:span></text:span><text:span text:style-name="Default_20_Paragraph_20_Font"><text:span text:style-name="T53">&gt;</text:span></text:span></text:p>
      <text:h text:style-name="P126" text:outline-level="1"><text:bookmark-start text:name="_Toc258826357"/><text:bookmark-start text:name="_Toc257804310"/><text:bookmark-start text:name="_Toc257709340"/><text:bookmark-start text:name="_Toc256702643"/><text:bookmark-start text:name="_Toc259177093"/><text:bookmark-start text:name="_Toc259625914"/><text:bookmark-start text:name="_Toc259627287"/><text:bookmark-start text:name="_Toc259627569"/><text:bookmark-start text:name="_Toc259699102"/><text:bookmark-start text:name="_Toc259699993"/><text:bookmark-start text:name="_Toc259700572"/>Kasutusõiguste süsteem DVK rakenduses<text:bookmark-end text:name="_Toc258826357"/><text:bookmark-end text:name="_Toc257804310"/><text:bookmark-end text:name="_Toc257709340"/><text:bookmark-end text:name="_Toc256702643"/><text:bookmark-end text:name="_Toc259177093"/><text:bookmark-end text:name="_Toc259625914"/><text:bookmark-end text:name="_Toc259627287"/><text:bookmark-end text:name="_Toc259627569"/><text:bookmark-end text:name="_Toc259699102"/><text:bookmark-end text:name="_Toc259699993"/><text:bookmark-end text:name="_Toc259700572"/></text:h>
      <text:p text:style-name="P41">Dokumendivahetuskeskuses kasutatakse kahetasemelist kasutusõiguste süsteemi:</text:p>
      <text:list xml:id="list29265397" text:style-name="L16">
        <text:list-item>
          <text:p text:style-name="P140">X-Tee vahenditega autentimine ja autoriseerimine</text:p>
        </text:list-item>
        <text:list-item>
          <text:p text:style-name="P140">DVK kasutajate andmebaasi põhjal autentimine ja autoriseerimine</text:p>
        </text:list-item>
      </text:list>
      <text:p text:style-name="P81">DVK serveri kasutamiseks peavad seega esmajoones olema RIA turvaserveris asutusele avatud DVK päringud. Vastasel juhul ei jõua DVK serverile saadetud päringud DVK serverisse kohale.</text:p>
      <text:p text:style-name="P81">Kui DVK päringud on RIA turvaserveris lubatud, siis jõuavad päringud DVK serverisse ja läbivad seal järgmise kontrolli:</text:p>
      <text:list xml:id="list29273175" text:style-name="L17">
        <text:list-item>
          <text:p text:style-name="P141"><text:span text:style-name="Default_20_Paragraph_20_Font"><text:span text:style-name="T7">Kas päringu saatnud asutus on registreeritud </text:span></text:span><text:span text:style-name="Default_20_Paragraph_20_Font"><text:span text:style-name="T7">DVK asutuste registris?</text:span></text:span><text:span text:style-name="Default_20_Paragraph_20_Font"><text:span text:style-name="T2"><text:line-break/></text:span></text:span><text:span text:style-name="Default_20_Paragraph_20_Font"><text:span text:style-name="T2">Kui asutus ei ole DVK asutuste registris registreeritud, siis päringu töötlemine katkestatakse, kuna </text:span></text:span><text:span text:style-name="Default_20_Paragraph_20_Font"><text:span text:style-name="T2">päringu töötlemiseks (näit. adresseerimiseks) vajalikke andmeid ei ole olemas.</text:span></text:span></text:p>
        </text:list-item>
      </text:list>
      <text:list xml:id="list29293233" text:style-name="L18">
        <text:list-item>
          <text:p text:style-name="P142"><text:span text:style-name="Default_20_Paragraph_20_Font"><text:span text:style-name="T7">Kas päringu saatnud isik on registreeritud DVK isiku</text:span></text:span><text:span text:style-name="Default_20_Paragraph_20_Font"><text:span text:style-name="T7">te registris?</text:span></text:span><text:span text:style-name="Default_20_Paragraph_20_Font"><text:span text:style-name="T2"><text:line-break/></text:span></text:span><text:span text:style-name="Default_20_Paragraph_20_Font"><text:span text:style-name="T2">Kui päringu saatja ei ole isikute registris registreeritud, siis päringu töötlemine katkestatakse, kuna pole võimalik määrata konkreetse isiku kasutajaõigusi.</text:span></text:span></text:p>
        </text:list-item>
      </text:list>
      <text:p text:style-name="P82">Sõltuvalt tehtavast päringust kontrollib DVK server veel järgmisi tingimusi:</text:p>
      <text:list xml:id="list29262734" text:style-name="L19">
        <text:list-item>
          <text:p text:style-name="P143"><text:soft-page-break/>sendDocuments</text:p>
        </text:list-item>
      </text:list>
      <text:list xml:id="list36132376" text:style-name="L3">
        <text:list-item>
          <text:list>
            <text:list-item>
              <text:p text:style-name="P101">Saadetava dokumendi adressaadiks olev asutus peab olema registreeritud DVK asutuste registrisse.</text:p>
            </text:list-item>
          </text:list>
        </text:list-item>
      </text:list>
      <text:list xml:id="list36138476" text:style-name="L19">
        <text:list-item>
          <text:p text:style-name="P143">receiveDocuments</text:p>
        </text:list-item>
      </text:list>
      <text:list xml:id="list36139782" text:style-name="L3">
        <text:list-item>
          <text:list>
            <text:list-item>
              <text:p text:style-name="P101">Kui päringu teinud isik täidab oma asutuses ametikohta, mille rolliks on „DHL: Asutuse administraator“, siis saab ta alla laadida kõik antud asutusele adresseeritud dokumendid.</text:p>
            </text:list-item>
            <text:list-item>
              <text:p text:style-name="P101">Kui päringu teinud isik töötab oma asutuses mingis allüksuses, siis saab ta alla laadida kõik antud allüksusele adresseeritud dokumendid.</text:p>
            </text:list-item>
            <text:list-item>
              <text:p text:style-name="P101">Kui päringu teinud isik täidab oma asutuses mingit ametikohta, siis saab ta alla laadida kõik antud ametikohale adresseeritud dokumendid.</text:p>
            </text:list-item>
            <text:list-item>
              <text:p text:style-name="P101">Päringu teinud isik saab alla laadida kõik isiklikult talle adresseeritud dokumendid.</text:p>
            </text:list-item>
          </text:list>
        </text:list-item>
      </text:list>
      <text:list xml:id="list36155050" text:style-name="L19">
        <text:list-item>
          <text:p text:style-name="P143">getSendStatus</text:p>
        </text:list-item>
      </text:list>
      <text:list xml:id="list36128982" text:style-name="L3">
        <text:list-item>
          <text:list>
            <text:list-item>
              <text:p text:style-name="P101">Dokumendi staatust saab pärida ainult nende dokumentide kohta, mille on saatnud antud päringu teinud asutus (s.t. teiste asutuste poolt saadetud dokumentide kohta tagasisidet küsida ei saa).</text:p>
            </text:list-item>
          </text:list>
        </text:list-item>
      </text:list>
      <text:p text:style-name="P82">Üldjuhul, kus DVK andmevahetuse eest hoolitseb tarkvara ja reaalsed isikud otseselt DVK-le päringuid ei esita, on DVK andmevahetuse korrektseks toimimiseks seega vaja, et isik, kelle nimel DVK-le päringuid esitatakse, täidaks DVK ametikohtade registris ametikohta, mille rolliks on määratud „DHL: Asutuse administraator“.</text:p>
      <text:h text:style-name="P126" text:outline-level="1"><text:bookmark-start text:name="__RefHeading__32641836"/><text:bookmark-start text:name="_Toc259177094"/><text:bookmark-start text:name="_Toc259625915"/><text:bookmark-start text:name="_Toc259627288"/><text:bookmark-start text:name="_Toc259627570"/><text:bookmark-start text:name="_Toc259699103"/><text:bookmark-start text:name="_Toc259699994"/><text:bookmark-start text:name="_Toc259700573"/>Edastatavate dokumentide valideerimine DVK serveris<text:bookmark-end text:name="__RefHeading__32641836"/><text:bookmark-end text:name="_Toc259177094"/><text:bookmark-end text:name="_Toc259625915"/><text:bookmark-end text:name="_Toc259627288"/><text:bookmark-end text:name="_Toc259627570"/><text:bookmark-end text:name="_Toc259699103"/><text:bookmark-end text:name="_Toc259699994"/><text:bookmark-end text:name="_Toc259700573"/></text:h>
      <text:p text:style-name="P41">Päringuga sendDocuments dokumentide saatmisel toimub DVK serveris dokumentide valideerimine. DVK server teostab järgmised kontrollid:</text:p>
      <text:list xml:id="list29293541" text:style-name="L20">
        <text:list-item>
          <text:p text:style-name="P132"><text:span text:style-name="Default_20_Paragraph_20_Font"><text:span text:style-name="T2">DVK konteineri XML struktuur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32"><text:span text:style-name="Default_20_Paragraph_20_Font"><text:span text:style-name="T2">DVK konteineri XML struktuuri vastavus konteineri XML skeemile (teostatakse </text:span></text:span><text:span text:style-name="Default_20_Paragraph_20_Font"><text:span text:style-name="T2">juhul, kui DVK konteineri XML-s on viidatud konteineri XML skeemile)</text:span></text:span></text:p>
        </text:list-item>
        <text:list-item>
          <text:p text:style-name="P132"><text:span text:style-name="Default_20_Paragraph_20_Font"><text:span text:style-name="T2">DVK konteineri &lt;metaxml&gt; elemendis sisalduva XML-i struktuuri vastavus XML skeemile (teostatakse juhul, kui &lt;metaxml&gt; elemendis on viidatud vastavale XML skeemile.</text:span></text:span></text:p>
        </text:list-item>
        <text:list-item>
          <text:p text:style-name="P132"><text:span text:style-name="Default_20_Paragraph_20_Font"><text:span text:style-name="T2">&lt;SignedDoc&gt; või &lt;Failid</text:span></text:span><text:span text:style-name="Default_20_Paragraph_20_Font"><text:span text:style-name="T2">&gt; elemendis edastatavate digiallkirja konteinerite (.DDOC või .BDOC failid) allkirjade kehtivuse kontroll.</text:span></text:span></text:p>
        </text:list-item>
        <text:list-item>
          <text:p text:style-name="P132"><text:span text:style-name="Default_20_Paragraph_20_Font"><text:span text:style-name="T2">&lt;SignedDoc&gt; või &lt;Failid&gt; elemendis edastatava XML fail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32"><text:span text:style-name="Default_20_Paragraph_20_Font"><text:span text:style-name="T2">&lt;SignedDoc&gt; või &lt;Failid&gt; elemendis edastatava XML</text:span></text:span><text:span text:style-name="Default_20_Paragraph_20_Font"><text:span text:style-name="T2"> faili struktuuri vastavus vastavale XML skeemile (teostatakse juhul, kui XML failis on viidatud vastavale XML skeemile).</text:span></text:span></text:p>
        </text:list-item>
        <text:list-item>
          <text:p text:style-name="P132"><text:span text:style-name="Default_20_Paragraph_20_Font"><text:span text:style-name="T2">&lt;SignedDoc&gt; või &lt;Failid&gt; elemendis edastatava digiallkirja konteinerite (.DDOC või .BDOC failid) sisus asuvate XML failide korrektse v</text:span></text:span><text:span text:style-name="Default_20_Paragraph_20_Font"><text:span text:style-name="T2">orminduse </text:span></text:span><text:span text:style-name="Default_20_Paragraph_20_Font"><text:span text:style-name="T6">(well formed)</text:span></text:span><text:span text:style-name="Default_20_Paragraph_20_Font"><text:span text:style-name="T2">kontroll.</text:span></text:span></text:p>
        </text:list-item>
        <text:list-item>
          <text:p text:style-name="P132"><text:span text:style-name="Default_20_Paragraph_20_Font"><text:span text:style-name="T2">&lt;SignedDoc&gt; või &lt;Failid&gt; elemendis edastatava digiallkirja konteinerite (.DDOC või .BDOC failid) sisus asuvate XML failide vastavus vastavale XML skeemile (teostatakse juhul, kui XML failis on viidatud vastavale XML skeemil</text:span></text:span><text:span text:style-name="Default_20_Paragraph_20_Font"><text:span text:style-name="T2">e).</text:span></text:span></text:p>
        </text:list-item>
      </text:list>
      <text:p text:style-name="Body_20_Text"><text:span text:style-name="Default_20_Paragraph_20_Font"><text:span text:style-name="T2">Valideerimisel avastatud vea puhul tagastab sendDocuments päring dokumendi saatjale veateate vea võimalikult detailse kirjeldusega. Veateade tagastatakse päringu käivitajale SOAP Fault sõnumina. Vea kirjeldus sisaldab sõltuvalt teostatud kontrollist jä</text:span></text:span><text:span text:style-name="Default_20_Paragraph_20_Font"><text:span text:style-name="T2">rgmisi andmeid:</text:span></text:span></text:p>
      <text:list xml:id="list29281809" text:style-name="L21">
        <text:list-item>
          <text:p text:style-name="P133"><text:span text:style-name="Default_20_Paragraph_20_Font"><text:span text:style-name="T2">XML failide valideerimisel vea kirjeldust, XML faili nime ja vea asukohta failis (rida, veerg)</text:span></text:span></text:p>
        </text:list-item>
        <text:list-item>
          <text:p text:style-name="P133"><text:span text:style-name="Default_20_Paragraph_20_Font"><text:span text:style-name="T2">Digitaalallkirjade puhul vea kirjeldust ja faili nime.</text:span></text:span></text:p>
        </text:list-item>
      </text:list>
      <text:p text:style-name="P41">Nii XML failide kui ka digitaalallkirjade valideerimist saab DVK serveri konfiguratsioonis vajadusel välja lülitada. Selleks tuleb serveri konfiguratsioonifailis dhl.properties muuta parameetrite „server_validate_container“, „server_validate_xml“ ja „server_validate_signatures“ väärtusi.</text:p>
      <text:p text:style-name="P84"/>
      <text:p text:style-name="P83"><text:span text:style-name="Default_20_Paragraph_20_Font"><text:span text:style-name="T41">Faili dhl.properties näidis:</text:span></text:span><text:span text:style-name="Default_20_Paragraph_20_Font"><text:span text:style-name="T42"><text:line-break/></text:span></text:span></text:p>
      <text:p text:style-name="P83"># Konteineri valideerimise seaded</text:p>
      <text:p text:style-name="P83"><text:span text:style-name="Default_20_Paragraph_20_Font"><text:span text:style-name="T56">server_validate_container</text:span></text:span><text:span text:style-name="Default_20_Paragraph_20_Font"><text:span text:style-name="T24"> = </text:span></text:span><text:span text:style-name="Default_20_Paragraph_20_Font"><text:span text:style-name="T63">no</text:span></text:span></text:p>
      <text:p text:style-name="P83"><text:span text:style-name="Default_20_Paragraph_20_Font"><text:span text:style-name="T56">server_ignore_invalid_containers</text:span></text:span><text:span text:style-name="Default_20_Paragraph_20_Font"><text:span text:style-name="T24"> = </text:span></text:span><text:span text:style-name="Default_20_Paragraph_20_Font"><text:span text:style-name="T63">no</text:span></text:span></text:p>
      <text:p text:style-name="P86"><text:soft-page-break/></text:p>
      <text:p text:style-name="P87"># Määrab, kas DVK server üritab valideerida konteineri sisus</text:p>
      <text:p text:style-name="P87"># edastatavaid XML faile.</text:p>
      <text:p text:style-name="P83"><text:span text:style-name="Default_20_Paragraph_20_Font"><text:span text:style-name="T56">server_validate_xml_files</text:span></text:span><text:span text:style-name="Default_20_Paragraph_20_Font"><text:span text:style-name="T24"> = </text:span></text:span><text:span text:style-name="Default_20_Paragraph_20_Font"><text:span text:style-name="T63">no</text:span></text:span></text:p>
      <text:p text:style-name="P86"/>
      <text:p text:style-name="P87"># Määrab, kas DVK server üritab valideerida digiallkirja</text:p>
      <text:p text:style-name="P87"># konteinerite küljes olevaid allkirju.</text:p>
      <text:p text:style-name="P83"><text:span text:style-name="Default_20_Paragraph_20_Font"><text:span text:style-name="T56">server_validate_signatures</text:span></text:span><text:span text:style-name="Default_20_Paragraph_20_Font"><text:span text:style-name="T24"> = </text:span></text:span><text:span text:style-name="Default_20_Paragraph_20_Font"><text:span text:style-name="T63">no</text:span></text:span></text:p>
      <text:p text:style-name="P83"><text:span text:style-name="Default_20_Paragraph_20_Font"><text:span text:style-name="T63"/></text:span></text:p>
      <text:h text:style-name="P126" text:outline-level="1"><text:bookmark-start text:name="_Toc258826358"/><text:bookmark-start text:name="_Toc257804311"/><text:bookmark-start text:name="_Toc257709341"/><text:bookmark-start text:name="_Toc256702644"/><text:bookmark-start text:name="_Toc259177095"/><text:bookmark-start text:name="_Toc259625916"/><text:bookmark-start text:name="_Toc259627289"/><text:bookmark-start text:name="_Toc259627571"/><text:bookmark-start text:name="_Toc259699104"/><text:bookmark-start text:name="_Toc259699995"/><text:bookmark-start text:name="_Toc259700574"/>Adressaatide automaatne lisamine DVK serveris<text:bookmark-end text:name="_Toc258826358"/><text:bookmark-end text:name="_Toc257804311"/><text:bookmark-end text:name="_Toc257709341"/><text:bookmark-end text:name="_Toc256702644"/><text:bookmark-end text:name="_Toc259177095"/><text:bookmark-end text:name="_Toc259625916"/><text:bookmark-end text:name="_Toc259627289"/><text:bookmark-end text:name="_Toc259627571"/><text:bookmark-end text:name="_Toc259699104"/><text:bookmark-end text:name="_Toc259699995"/><text:bookmark-end text:name="_Toc259700574"/></text:h>
      <text:p text:style-name="P41">DVK serverit on võimalik seadistada nii, et kui saadetav dokumendikonteiner vastab etteantud tingimustele, siis lisatakse dokumendi adressaatide hulka üks või mitu täiendavat adressaati. Nimetatud lahendus on vajalik näiteks selleks, et garanteerida mingi projektiga seotud dokumentide jõudmine kõigile asjassepuutuvatele osapooltele.</text:p>
      <text:p text:style-name="P41">Automaatse adressaatide lisamise korral muudab DVK server saadetava dokumendikonteineri XML andmeid, s.t. lisatud adressaadid on nähtavad ka kõigile teistele adressaatidele ja dokumendi esialgsele saatjale.</text:p>
      <text:h text:style-name="P129" text:outline-level="2"><text:bookmark-start text:name="_Toc258826359"/><text:bookmark-start text:name="_Toc257804312"/><text:bookmark-start text:name="_Toc257709342"/><text:bookmark-start text:name="_Toc256702645"/><text:bookmark-start text:name="_Toc259177096"/><text:bookmark-start text:name="_Toc259625917"/><text:bookmark-start text:name="_Toc259627290"/><text:bookmark-start text:name="_Toc259627572"/><text:bookmark-start text:name="_Toc259699105"/><text:bookmark-start text:name="_Toc259699996"/><text:bookmark-start text:name="_Toc259700575"/>Adressaatide automaatse lisamise seadistamine<text:bookmark-end text:name="_Toc258826359"/><text:bookmark-end text:name="_Toc257804312"/><text:bookmark-end text:name="_Toc257709342"/><text:bookmark-end text:name="_Toc256702645"/><text:bookmark-end text:name="_Toc259177096"/><text:bookmark-end text:name="_Toc259625917"/><text:bookmark-end text:name="_Toc259627290"/><text:bookmark-end text:name="_Toc259627572"/><text:bookmark-end text:name="_Toc259699105"/><text:bookmark-end text:name="_Toc259699996"/><text:bookmark-end text:name="_Toc259700575"/></text:h>
      <text:p text:style-name="P41">DVK serveri poolt automaatselt lisatavaid aadressaate saab seadistada DVK serveri andmetabelis VASTUVOTJA_MALL. Nimetatud andmetabeli struktuur näeb välja järgmine:</text:p>
      <table:table table:name="Table2" table:style-name="Table2">
        <table:table-column table:style-name="Table2.A"/>
        <table:table-column table:style-name="Table2.B"/>
        <table:table-row>
          <table:table-cell table:style-name="Table2.A1" office:value-type="string">
            <text:p text:style-name="P32">Andmevälja nimi</text:p>
          </table:table-cell>
          <table:table-cell table:style-name="Table2.A1" office:value-type="string">
            <text:p text:style-name="P32">Kirjeldus</text:p>
          </table:table-cell>
        </table:table-row>
        <table:table-row>
          <table:table-cell table:style-name="Table2.A1" office:value-type="string">
            <text:p text:style-name="P34">vastuvotja_mall_id</text:p>
          </table:table-cell>
          <table:table-cell table:style-name="Table2.A1" office:value-type="string">
            <text:p text:style-name="P33">Kirje unikaalne ID. Selle määrab andmebaas automaatselt.</text:p>
          </table:table-cell>
        </table:table-row>
        <table:table-row>
          <table:table-cell table:style-name="Table2.A1" office:value-type="string">
            <text:p text:style-name="P34">asutus_id</text:p>
          </table:table-cell>
          <table:table-cell table:style-name="Table2.A1" office:value-type="string">
            <text:p text:style-name="P33">Lisatava adressaadi asutuse ID. Viitab tabelisse ASUTUS.<text:line-break/>Vähemalt see lahter peaks adressaadi puhul alati täidetud olema.</text:p>
          </table:table-cell>
        </table:table-row>
        <table:table-row>
          <table:table-cell table:style-name="Table2.A1" office:value-type="string">
            <text:p text:style-name="P34">asutuse_nimi</text:p>
          </table:table-cell>
          <table:table-cell table:style-name="Table2.A1" office:value-type="string">
            <text:p text:style-name="P33">Lisatava adressaadi asutuse nimi.</text:p>
          </table:table-cell>
        </table:table-row>
        <table:table-row>
          <table:table-cell table:style-name="Table2.A1" office:value-type="string">
            <text:p text:style-name="P34">ametikoht_id</text:p>
          </table:table-cell>
          <table:table-cell table:style-name="Table2.A1" office:value-type="string">
            <text:p text:style-name="P33">Lisatava adressaadi ametikoha ID. Viitab tabelisse AMETIKOHT.</text:p>
          </table:table-cell>
        </table:table-row>
        <table:table-row>
          <table:table-cell table:style-name="Table2.A1" office:value-type="string">
            <text:p text:style-name="P34">isikukood</text:p>
          </table:table-cell>
          <table:table-cell table:style-name="Table2.A1" office:value-type="string">
            <text:p text:style-name="P33">Lisatava adressaadi isikukood.</text:p>
          </table:table-cell>
        </table:table-row>
        <table:table-row>
          <table:table-cell table:style-name="Table2.A1" office:value-type="string">
            <text:p text:style-name="P34">nimi</text:p>
          </table:table-cell>
          <table:table-cell table:style-name="Table2.A1" office:value-type="string">
            <text:p text:style-name="P33">Lisatava adressaadi nimi (isiku nimi)</text:p>
          </table:table-cell>
        </table:table-row>
        <table:table-row>
          <table:table-cell table:style-name="Table2.A1" office:value-type="string">
            <text:p text:style-name="P34">email</text:p>
          </table:table-cell>
          <table:table-cell table:style-name="Table2.A1" office:value-type="string">
            <text:p text:style-name="P33">Lisatava adressaadi e-posti aadress.</text:p>
          </table:table-cell>
        </table:table-row>
        <table:table-row>
          <table:table-cell table:style-name="Table2.A1" office:value-type="string">
            <text:p text:style-name="P34">osakonna_nr</text:p>
          </table:table-cell>
          <table:table-cell table:style-name="Table2.A1" office:value-type="string">
            <text:p text:style-name="P33">Lisatava adressaadi osakonna kood.<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4">osakonna_nimi</text:p>
          </table:table-cell>
          <table:table-cell table:style-name="Table2.A1" office:value-type="string">
            <text:p text:style-name="P33">Lisatava adressaadi osakonna nimetus.<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4">saatmisviis_id</text:p>
          </table:table-cell>
          <table:table-cell table:style-name="Table2.A1" office:value-type="string">
            <text:p text:style-name="P33">Saatmisviisi ID. Viitab tabelisse KLASSIFIKAATOR.<text:line-break/>DVK kaudu saatmise korral on selle lahtri väärtuseks 1.</text:p>
          </table:table-cell>
        </table:table-row>
        <table:table-row>
          <table:table-cell table:style-name="Table2.A1" office:value-type="string">
            <text:p text:style-name="P34">allyksus_id</text:p>
          </table:table-cell>
          <table:table-cell table:style-name="Table2.A1" office:value-type="string">
            <text:p text:style-name="P33">Lisatava adressaadi allüksuse ID. Viitab tabelisse ALLYKSUS.</text:p>
          </table:table-cell>
        </table:table-row>
        <table:table-row>
          <table:table-cell table:style-name="Table2.A1" office:value-type="string">
            <text:p text:style-name="P34">tingimus_xpath</text:p>
          </table:table-cell>
          <table:table-cell table:style-name="Table2.A1" office:value-type="string">
            <text:p text:style-name="P33">XPATH tingimus, millele vastavale XML konteinerile lisatakse ülejäänud lahtrites kirjeldatud adressaat. XPATH tingimuse kirjeldamisel tuleks ignoreerida DVK konteineri XML nimeruumide lühendeid ning kasutada XPATH stringis ainult elementide ja atribuutide lokaalseid nimesid.</text:p>
            <text:p text:style-name="P33">DVK server lisab adressaadi dokumendile siis, kui konteineri XML struktuurist õnnestub leida XPATH tingimusele vastav element.</text:p>
          </table:table-cell>
        </table:table-row>
      </table:table>
      <text:p text:style-name="P41">XPATH tingimuse näiteid:</text:p>
      <text:list xml:id="list29264447" text:style-name="L22">
        <text:list-item>
          <text:p text:style-name="P134"><text:span text:style-name="Default_20_Paragraph_20_Font"><text:span text:style-name="T2">Oletame, et adressaat tuleks lisada dokumendile, mille adressaatide hulgas on juba olemas asutus registrikoodiga 12345678. Sellisel juhul näek</text:span></text:span><text:span text:style-name="Default_20_Paragraph_20_Font"><text:span text:style-name="T2">s andmevälja TINGIMUS_XPATH väärtus välja järgmine:</text:span></text:span><text:span text:style-name="Default_20_Paragraph_20_Font"><text:span text:style-name="T2"><text:line-break/></text:span></text:span><text:span text:style-name="Default_20_Paragraph_20_Font"><text:span text:style-name="T16">/dokument/transport/saaja[regnr='12345678']</text:span></text:span></text:p>
        </text:list-item>
        <text:list-item>
          <text:p text:style-name="P134"><text:soft-page-break/><text:span text:style-name="Default_20_Paragraph_20_Font"><text:span text:style-name="T2">Oletame, et adressaat tuleks lisada dokumendile, mille saatjaks on asutus registrikoodiga 23456789. Sellisel juhul näeks andmevälja TINGIMUS_XPATH väärtus välja</text:span></text:span><text:span text:style-name="Default_20_Paragraph_20_Font"><text:span text:style-name="T2"> järgmine:</text:span></text:span><text:span text:style-name="Default_20_Paragraph_20_Font"><text:span text:style-name="T2"><text:line-break/></text:span></text:span><text:span text:style-name="Default_20_Paragraph_20_Font"><text:span text:style-name="T16">/dokument/transport/saatja[regnr='23456789']</text:span></text:span></text:p>
        </text:list-item>
        <text:list-item>
          <text:p text:style-name="P134"><text:span text:style-name="Default_20_Paragraph_20_Font"><text:span text:style-name="T2">Oletame, et adressaat tuleks lisada dokumendile, mille metainfo blokis on saatja defineeritud andmeväli „Lisa mulle aadress“ ja väärtusega „Jah“. Sellisel juhul näeks andmeväli TINGIMUS_XPATH väärtus </text:span></text:span><text:span text:style-name="Default_20_Paragraph_20_Font"><text:span text:style-name="T2">välja järgmine:</text:span></text:span><text:span text:style-name="Default_20_Paragraph_20_Font"><text:span text:style-name="T2"><text:line-break/></text:span></text:span><text:span text:style-name="Default_20_Paragraph_20_Font"><text:span text:style-name="T16">/dokument/metainfo[saatja_defineeritud='Jah']/saatja_defineeritud[@valjanimi='Lisa mulle aadress']</text:span></text:span></text:p>
        </text:list-item>
        <text:list-item>
          <text:p text:style-name="P134"><text:span text:style-name="Default_20_Paragraph_20_Font"><text:span text:style-name="T2">Oletame, et adressaat tuleks lisada dokumendile, mille metainfo blokis on saatja defineeritud andmeväli „Projekt“ ja väärtusega „DVK“. Sellis</text:span></text:span><text:span text:style-name="Default_20_Paragraph_20_Font"><text:span text:style-name="T2">el juhul näeks andmeväli TINGIMUS_XPATH väärtus välja järgmine:</text:span></text:span><text:span text:style-name="Default_20_Paragraph_20_Font"><text:span text:style-name="T2"><text:line-break/></text:span></text:span><text:span text:style-name="Default_20_Paragraph_20_Font"><text:span text:style-name="T16">/dokument/metainfo[saatja_defineeritud='DVK']/saatja_defineeritud[@valjanimi='Projekt']</text:span></text:span></text:p>
        </text:list-item>
        <text:list-item>
          <text:p text:style-name="P136">Oletame, et adressaat tuleks lisada dokumendile, mille metaxml blokk sisaldab järgmises XML näites paksemas kirjas esitatud väärtust:</text:p>
        </text:list-item>
      </text:list>
      <text:p text:style-name="P90"><text:span text:style-name="Default_20_Paragraph_20_Font"><text:span text:style-name="T16">&lt;dokument&gt;</text:span></text:span><text:span text:style-name="Default_20_Paragraph_20_Font"><text:span text:style-name="T16"><text:line-break/></text:span></text:span><text:span text:style-name="Default_20_Paragraph_20_Font"><text:span text:style-name="T16"> <text:s text:c="3"/>...</text:span></text:span><text:span text:style-name="Default_20_Paragraph_20_Font"><text:span text:style-name="T16"><text:line-break/></text:span></text:span><text:span text:style-name="Default_20_Paragraph_20_Font"><text:span text:style-name="T16"> <text:s text:c="3"/>&lt;metaxml&gt;</text:span></text:span><text:span text:style-name="Default_20_Paragraph_20_Font"><text:span text:style-name="T16"><text:line-break/></text:span></text:span><text:span text:style-name="Default_20_Paragraph_20_Font"><text:span text:style-name="T16"> <text:s text:c="7"/>&lt;lepingu_andmed&gt;</text:span></text:span><text:span text:style-name="Default_20_Paragraph_20_Font"><text:span text:style-name="T16"><text:line-break/></text:span></text:span><text:span text:style-name="Default_20_Paragraph_20_Font"><text:span text:style-name="T16"> <text:s text:c="11"/>&lt;osapooled&gt;</text:span></text:span><text:span text:style-name="Default_20_Paragraph_20_Font"><text:span text:style-name="T16"><text:line-break/></text:span></text:span><text:span text:style-name="Default_20_Paragraph_20_Font"><text:span text:style-name="T16"> <text:s text:c="15"/>&lt;osapool&gt;</text:span></text:span><text:span text:style-name="Default_20_Paragraph_20_Font"><text:span text:style-name="T16"><text:line-break/></text:span></text:span><text:span text:style-name="Default_20_Paragraph_20_Font"><text:span text:style-name="T16"> <text:s text:c="19"/>&lt;registrikood&gt;</text:span></text:span><text:span text:style-name="Default_20_Paragraph_20_Font"><text:span text:style-name="T13">12345678</text:span></text:span><text:span text:style-name="Default_20_Paragraph_20_Font"><text:span text:style-name="T16">&lt;/registrikood&gt;</text:span></text:span><text:span text:style-name="Default_20_Paragraph_20_Font"><text:span text:style-name="T16"><text:line-break/></text:span></text:span><text:span text:style-name="Default_20_Paragraph_20_Font"><text:span text:style-name="T16"> <text:s text:c="19"/>&lt;nimetus&gt;Ettevote1 AS&lt;/nimetus&gt;</text:span></text:span><text:span text:style-name="Default_20_Paragraph_20_Font"><text:span text:style-name="T16"><text:line-break/></text:span></text:span><text:span text:style-name="Default_20_Paragraph_20_Font"><text:span text:style-name="T16"> <text:s text:c="15"/>&lt;/osapool&gt;</text:span></text:span><text:span text:style-name="Default_20_Paragraph_20_Font"><text:span text:style-name="T16"><text:line-break/></text:span></text:span><text:span text:style-name="Default_20_Paragraph_20_Font"><text:span text:style-name="T16"> <text:s text:c="11"/>&lt;/osapooled&gt;</text:span></text:span><text:span text:style-name="Default_20_Paragraph_20_Font"><text:span text:style-name="T16"><text:line-break/></text:span></text:span><text:span text:style-name="Default_20_Paragraph_20_Font"><text:span text:style-name="T16"> <text:s text:c="7"/>&lt;/lepingu_andmed&gt;</text:span></text:span><text:span text:style-name="Default_20_Paragraph_20_Font"><text:span text:style-name="T16"><text:line-break/></text:span></text:span><text:span text:style-name="Default_20_Paragraph_20_Font"><text:span text:style-name="T16"> <text:s text:c="3"/>&lt;/metaxml&gt;</text:span></text:span><text:span text:style-name="Default_20_Paragraph_20_Font"><text:span text:style-name="T16"><text:line-break/></text:span></text:span><text:span text:style-name="Default_20_Paragraph_20_Font"><text:span text:style-name="T16"> <text:s text:c="3"/>...</text:span></text:span><text:span text:style-name="Default_20_Paragraph_20_Font"><text:span text:style-name="T16"><text:line-break/></text:span></text:span><text:span text:style-name="Default_20_Paragraph_20_Font"><text:span text:style-name="T16">&lt;/dokument&gt;</text:span></text:span></text:p>
      <text:p text:style-name="P90"><text:span text:style-name="Default_20_Paragraph_20_Font"><text:span text:style-name="T2">Sellisel juhul näeks andmeväli TINGIMUS_XPATH väärtus välja järgmine:<text:line-break/></text:span></text:span><text:span text:style-name="Default_20_Paragraph_20_Font"><text:span text:style-name="T16">/dokument/metaxml/lepingu_andmed/osapooled/osapool[registrikood='12345678']</text:span></text:span></text:p>
      <text:h text:style-name="P126" text:outline-level="1"><text:bookmark-start text:name="_Toc258826360"/><text:bookmark-start text:name="_Toc257804313"/><text:bookmark-start text:name="_Toc257709343"/><text:bookmark-start text:name="_Toc256702646"/><text:bookmark-start text:name="_Toc259177097"/><text:bookmark-start text:name="_Toc259625918"/><text:bookmark-start text:name="_Toc259627291"/><text:bookmark-start text:name="_Toc259627573"/><text:bookmark-start text:name="_Toc259699106"/><text:bookmark-start text:name="_Toc259699997"/><text:bookmark-start text:name="_Toc259700576"/>Dokumentide edastamine DVK serverite vahel (DVK lüüsid)<text:bookmark-end text:name="_Toc258826360"/><text:bookmark-end text:name="_Toc257804313"/><text:bookmark-end text:name="_Toc257709343"/><text:bookmark-end text:name="_Toc256702646"/><text:bookmark-end text:name="_Toc259177097"/><text:bookmark-end text:name="_Toc259625918"/><text:bookmark-end text:name="_Toc259627291"/><text:bookmark-end text:name="_Toc259627573"/><text:bookmark-end text:name="_Toc259699106"/><text:bookmark-end text:name="_Toc259699997"/><text:bookmark-end text:name="_Toc259700576"/></text:h>
      <text:h text:style-name="P129" text:outline-level="2"><text:bookmark-start text:name="_Toc258826361"/><text:bookmark-start text:name="_Toc257804314"/><text:bookmark-start text:name="_Toc257709344"/><text:bookmark-start text:name="_Toc256702647"/><text:bookmark-start text:name="_Toc199931615"/><text:bookmark-start text:name="_Toc259177098"/><text:bookmark-start text:name="_Toc259625919"/><text:bookmark-start text:name="_Toc259627292"/><text:bookmark-start text:name="_Toc259627574"/><text:bookmark-start text:name="_Toc259699107"/><text:bookmark-start text:name="_Toc259699998"/><text:bookmark-start text:name="_Toc259700577"/>Sissejuhatus<text:bookmark-end text:name="_Toc258826361"/><text:bookmark-end text:name="_Toc257804314"/><text:bookmark-end text:name="_Toc257709344"/><text:bookmark-end text:name="_Toc256702647"/><text:bookmark-end text:name="_Toc199931615"/><text:bookmark-end text:name="_Toc259177098"/><text:bookmark-end text:name="_Toc259625919"/><text:bookmark-end text:name="_Toc259627292"/><text:bookmark-end text:name="_Toc259627574"/><text:bookmark-end text:name="_Toc259699107"/><text:bookmark-end text:name="_Toc259699998"/><text:bookmark-end text:name="_Toc259700577"/></text:h>
      <text:p text:style-name="P6">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40">Sellise dokumentide edastamise peamiseks eesmärgiks on, et saaks eksisteerida eraldi dokumendivahetuskeskkonnad näiteks riigisektori ja erasektori jaoks. Dokumentide vahetamine kirjeldatud juhul toimiks siis joonisel 1 toodud skeemi alusel:</text:p>
      <text:p text:style-name="P6"/>
      <text:p text:style-name="P26"><text:soft-page-break/><text:span text:style-name="Default_20_Paragraph_20_Font"><text:span text:style-name="T2"><draw:frame draw:style-name="fr3" draw:name="Object 1" text:anchor-type="as-char" svg:y="0cm" svg:width="14.499cm" style:rel-width="scale" svg:height="13.097cm" style:rel-height="scale" draw:z-index="98"><draw:object-ole xlink:href="./Object 1" xlink:type="simple" xlink:show="embed" xlink:actuate="onLoad"/><draw:image xlink:href="./ObjectReplacements/Object 1" xlink:type="simple" xlink:show="embed" xlink:actuate="onLoad"/></draw:frame></text:span></text:span></text:p>
      <text:p text:style-name="P91"><text:span text:style-name="Default_20_Paragraph_20_Font"><text:span text:style-name="T2">Joonis 1</text:span></text:span></text:p>
      <text:p text:style-name="P6"/>
      <text:p text:style-name="P6"/>
      <text:p text:style-name="P6"/>
      <text:p text:style-name="P2"><text:span text:style-name="Default_20_Paragraph_20_Font"><text:span text:style-name="T2">DVK serverisse saadetud dokumendi (päring </text:span></text:span><text:span text:style-name="Default_20_Paragraph_20_Font"><text:span text:style-name="T4">sendDocuments</text:span></text:span><text:span text:style-name="Default_20_Paragraph_20_Font"><text:span text:style-name="T2">) edastamise protsess on esitatud joonisel 2.</text:span></text:span></text:p>
      <text:p text:style-name="Normal"><text:span text:style-name="Default_20_Paragraph_20_Font"><text:span text:style-name="T2"/></text:span></text:p>
      <text:p text:style-name="P26"><text:span text:style-name="Default_20_Paragraph_20_Font"><text:span text:style-name="T2"><draw:frame draw:style-name="fr3" draw:name="Object 2" text:anchor-type="as-char" svg:y="0cm" svg:width="12.7cm" style:rel-width="scale" svg:height="14.817cm" style:rel-height="scale" draw:z-index="99"><draw:object-ole xlink:href="./Object 2" xlink:type="simple" xlink:show="embed" xlink:actuate="onLoad"/><draw:image xlink:href="./ObjectReplacements/Object 2" xlink:type="simple" xlink:show="embed" xlink:actuate="onLoad"/></draw:frame></text:span></text:span></text:p>
      <text:p text:style-name="P91"><text:span text:style-name="Default_20_Paragraph_20_Font"><text:span text:style-name="T2">Joonis</text:span></text:span><text:span text:style-name="Default_20_Paragraph_20_Font"><text:span text:style-name="T2"> 2</text:span></text:span></text:p>
      <text:p text:style-name="Normal"><text:span text:style-name="Default_20_Paragraph_20_Font"><text:span text:style-name="T2">Analoogilist protsessi rakendatakse ka olukorras, kus dokumendi saatja pärib andmeid dokumendi staatuse kohta (päring </text:span></text:span><text:span text:style-name="Default_20_Paragraph_20_Font"><text:span text:style-name="T4">getSendStatus</text:span></text:span><text:span text:style-name="Default_20_Paragraph_20_Font"><text:span text:style-name="T2">).</text:span></text:span></text:p>
      <text:h text:style-name="P129" text:outline-level="2"><text:bookmark-start text:name="_Toc258826362"/><text:bookmark-start text:name="_Toc257804315"/><text:bookmark-start text:name="_Toc257709345"/><text:bookmark-start text:name="_Toc256702648"/><text:bookmark-start text:name="_Toc259177099"/><text:bookmark-start text:name="_Toc259625920"/><text:bookmark-start text:name="_Toc259627293"/><text:bookmark-start text:name="_Toc259627575"/><text:bookmark-start text:name="_Toc259699108"/><text:bookmark-start text:name="_Toc259699999"/><text:bookmark-start text:name="_Toc259700578"/><text:bookmark-start text:name="_Toc199931616"/>Tehnilised piirangud<text:bookmark-end text:name="_Toc199931616"/> DVK lüüside kasutamisele<text:bookmark-end text:name="_Toc258826362"/><text:bookmark-end text:name="_Toc257804315"/><text:bookmark-end text:name="_Toc257709345"/><text:bookmark-end text:name="_Toc256702648"/><text:bookmark-end text:name="_Toc259177099"/><text:bookmark-end text:name="_Toc259625920"/><text:bookmark-end text:name="_Toc259627293"/><text:bookmark-end text:name="_Toc259627575"/><text:bookmark-end text:name="_Toc259699108"/><text:bookmark-end text:name="_Toc259699999"/><text:bookmark-end text:name="_Toc259700578"/></text:h>
      <text:p text:style-name="P6">DVK arhitektuurist tingitult on DVK lüüsidele seatud järgmised tehnilised piirangud:</text:p>
      <text:list xml:id="list29282635" text:style-name="L23">
        <text:list-item>
          <text:p text:style-name="P120">Dokumendivahetussüsteem, kuhu DVK server dokumente edastab, peab toetama DVK andmevahetusspetsifikatsioonile sarnast transaktsiooniloogikat. S.t. DVK-ga liidestatav dokumendivahetussüsteem peab suutma anda ja vastu võtta andmeid dokumendi kohaletoimetamise kohta.<text:line-break/>Vastasel juhul puudub DVK kaudu dokumendi välja saatnud asutusel või isikul võimalus teada saada, kas tema poolt saadetud dokument on edukalt kohale toimetatud.</text:p>
        </text:list-item>
        <text:list-item>
          <text:p text:style-name="P120">Dokumendivahetussüsteem, kuhu DVK server dokumente edastab, peab toetama DVK dokumendikonteineri spetsifikatsioonile vastavate XML andmevahetuskonteinerite kasutamist. Alternatiivina võib liidestatav dokumendivahetussüsteem kasutada andmevahetuskonteinerit, mis on andmevahetuse toimimise seisukohast kriitiliste andmete osas teisendatav DVK andmevahetuskonteineriks (ja vastupidi).</text:p>
        </text:list-item>
        <text:list-item>
          <text:p text:style-name="P120"><text:soft-page-break/>Iga DVK server peab omama kõigi teiste liidestatud dokumendivahetusserverite nimekirja ning omama ligipääsu nendes serverites seadistatud asutuste nimekirjale.<text:line-break/>Kui eeldada, et iga DVK server ei ole teadlik kõigist teistest DVK serveritest, siis tuleks dokumendi edastamisel arvestada vajadusega edastada dokument adressaadile läbi mitme serveri. Iga serveritevaheline edastus tähendaks aga saatmisele kuluva aja täiendavat kasvu (dokumendi edastamine läbi 10 serveri oleks kõigi serverite vahel sama andmesidekiirust eeldades ca. 11 korda aeglasem kui otse saatmine).<text:line-break/>Kui eeldada, et iga DVK server ei oma ligipääsu võimalike adressaatide nimekirjale, siis ei ole võimalik dokumente edastada.</text:p>
        </text:list-item>
        <text:list-item>
          <text:p text:style-name="P120">Iga DVK server, mis on võimeline dokumente edastama, peab omama asutuse registrikoodi ja isikukoodi, mida kasutades dokumente edasi saadetakse.<text:line-break/>Vastasel juhul ei ole võimalik DVK serverist andmeid üle X-Tee edastada.<text:bookmark-start text:name="_Toc199931617"/><text:bookmark-start text:name="_Toc258826363"/><text:bookmark-end text:name="_Toc258826363"/><text:bookmark-start text:name="_Toc257804316"/><text:bookmark-end text:name="_Toc257804316"/><text:bookmark-start text:name="_Toc257709346"/><text:bookmark-end text:name="_Toc257709346"/></text:p>
        </text:list-item>
      </text:list>
      <text:h text:style-name="P129" text:outline-level="2"><text:bookmark-start text:name="_Toc258826364"/><text:bookmark-start text:name="_Toc257804317"/><text:bookmark-start text:name="_Toc257709347"/><text:bookmark-start text:name="_Toc256702649"/><text:bookmark-start text:name="_Toc259177100"/><text:bookmark-start text:name="_Toc259625921"/><text:bookmark-start text:name="_Toc259627294"/><text:bookmark-start text:name="_Toc259627576"/><text:bookmark-start text:name="_Toc259699109"/><text:bookmark-start text:name="_Toc259700000"/><text:bookmark-start text:name="_Toc259700579"/>DVK lüüside lahendusest tingitud muudatused<text:bookmark-end text:name="_Toc199931617"/> DVK spetsifikatsioonis<text:bookmark-end text:name="_Toc258826364"/><text:bookmark-end text:name="_Toc257804317"/><text:bookmark-end text:name="_Toc257709347"/><text:bookmark-end text:name="_Toc256702649"/><text:bookmark-end text:name="_Toc259177100"/><text:bookmark-end text:name="_Toc259625921"/><text:bookmark-end text:name="_Toc259627294"/><text:bookmark-end text:name="_Toc259627576"/><text:bookmark-end text:name="_Toc259699109"/><text:bookmark-end text:name="_Toc259700000"/><text:bookmark-end text:name="_Toc259700579"/></text:h>
      <text:p text:style-name="P40">Tehniline lahendus jääb dokumendi saatja seisukohast täpselt samasuguseks nagu varem. S.t. saatja koostab saadetavatest dokumentidest DVK konteineri, lisab enda andmed ja adressaatide andmed ning saadab konteineri oma DVK serverisse. Dokumendi kohaletoimetamine on sellest hetkest alates DVK serverite omavaheline asi.</text:p>
      <text:h text:style-name="P130" text:outline-level="3"><text:bookmark-start text:name="_Toc258826365"/><text:bookmark-start text:name="_Toc257804318"/><text:bookmark-start text:name="_Toc257709348"/><text:bookmark-start text:name="_Toc256702650"/><text:bookmark-start text:name="_Toc199931618"/><text:bookmark-start text:name="_Toc259177101"/><text:bookmark-start text:name="_Toc259625922"/><text:bookmark-start text:name="_Toc259627295"/><text:bookmark-start text:name="_Toc259627577"/><text:bookmark-start text:name="_Toc259699110"/><text:bookmark-start text:name="_Toc259700001"/><text:bookmark-start text:name="_Toc259700580"/>Vahendaja kirje DVK konteineri transport andmestruktuuris<text:bookmark-end text:name="_Toc258826365"/><text:bookmark-end text:name="_Toc257804318"/><text:bookmark-end text:name="_Toc257709348"/><text:bookmark-end text:name="_Toc256702650"/><text:bookmark-end text:name="_Toc199931618"/><text:bookmark-end text:name="_Toc259177101"/><text:bookmark-end text:name="_Toc259625922"/><text:bookmark-end text:name="_Toc259627295"/><text:bookmark-end text:name="_Toc259627577"/><text:bookmark-end text:name="_Toc259699110"/><text:bookmark-end text:name="_Toc259700001"/><text:bookmark-end text:name="_Toc259700580"/></text:h>
      <text:p text:style-name="P92">Vastuvõtja seisukohast lisandub käesoleva lahendusega täiendav kirje „vahendaja“ DVK konteineri transport plokis. Antud kirje näol on tegemist automaatselt täidetavate andmetega, mille lisab DVK dokumendikonteinerisse dokumendi edastanud DVK server.</text:p>
      <text:p text:style-name="P89"/>
      <text:p text:style-name="P83"><text:span text:style-name="Default_20_Paragraph_20_Font"><text:span text:style-name="T16"><text:s text:c="4"/></text:span></text:span><text:span text:style-name="Default_20_Paragraph_20_Font"><text:span text:style-name="T54">&lt;dhl:transport&gt;</text:span></text:span></text:p>
      <text:p text:style-name="P83"><text:span text:style-name="Default_20_Paragraph_20_Font"><text:span text:style-name="T16"><text:s text:c="8"/></text:span></text:span><text:span text:style-name="Default_20_Paragraph_20_Font"><text:span text:style-name="T54">&lt;dhl:saatja&gt;</text:span></text:span></text:p>
      <text:p text:style-name="P83"><text:span text:style-name="Default_20_Paragraph_20_Font"><text:span text:style-name="T16"><text:s text:c="12"/></text:span></text:span><text:span text:style-name="Default_20_Paragraph_20_Font"><text:span text:style-name="T54">&lt;dhl:regnr&gt;</text:span></text:span><text:span text:style-name="Default_20_Paragraph_20_Font"><text:span text:style-name="T16">11111111</text:span></text:span><text:span text:style-name="Default_20_Paragraph_20_Font"><text:span text:style-name="T54">&lt;/dhl:regnr&gt;</text:span></text:span></text:p>
      <text:p text:style-name="P83"><text:span text:style-name="Default_20_Paragraph_20_Font"><text:span text:style-name="T54"><text:s text:c="12"/>&lt;dhl:asutuse_nimi&gt;</text:span></text:span><text:span text:style-name="Default_20_Paragraph_20_Font"><text:span text:style-name="T16">Asutuse </text:span></text:span><text:span text:style-name="Default_20_Paragraph_20_Font"><text:span text:style-name="T16">nimi</text:span></text:span><text:span text:style-name="Default_20_Paragraph_20_Font"><text:span text:style-name="T54">&lt;/dhl:asutuse_nimi&gt;</text:span></text:span></text:p>
      <text:p text:style-name="P83"><text:span text:style-name="Default_20_Paragraph_20_Font"><text:span text:style-name="T54"><text:s text:c="12"/>&lt;dhl:allyksuse_kood&gt;</text:span></text:span><text:span text:style-name="Default_20_Paragraph_20_Font"><text:span text:style-name="T16">10</text:span></text:span><text:span text:style-name="Default_20_Paragraph_20_Font"><text:span text:style-name="T54">&lt;/dhl:allyksuse_kood&gt;</text:span></text:span></text:p>
      <text:p text:style-name="P83"><text:span text:style-name="Default_20_Paragraph_20_Font"><text:span text:style-name="T54"><text:s text:c="12"/>&lt;dhl:allyksuse_nimetus&gt;</text:span></text:span><text:span text:style-name="Default_20_Paragraph_20_Font"><text:span text:style-name="T16">Saatmisosakond</text:span></text:span><text:span text:style-name="Default_20_Paragraph_20_Font"><text:span text:style-name="T54">&lt;/dhl:allyksuse_nimetus&gt;</text:span></text:span></text:p>
      <text:p text:style-name="P83"><text:span text:style-name="Default_20_Paragraph_20_Font"><text:span text:style-name="T54"><text:s text:c="12"/>&lt;dhl:ametikoha_kood&gt;</text:span></text:span><text:span text:style-name="Default_20_Paragraph_20_Font"><text:span text:style-name="T16">20</text:span></text:span><text:span text:style-name="Default_20_Paragraph_20_Font"><text:span text:style-name="T54">&lt;/dhl:ametikoha_kood&gt;</text:span></text:span></text:p>
      <text:p text:style-name="P83"><text:span text:style-name="Default_20_Paragraph_20_Font"><text:span text:style-name="T54"><text:s text:c="12"/>&lt;dhl:ametikoha_nimetus&gt;</text:span></text:span><text:span text:style-name="Default_20_Paragraph_20_Font"><text:span text:style-name="T16">Saatja</text:span></text:span><text:span text:style-name="Default_20_Paragraph_20_Font"><text:span text:style-name="T54">&lt;/dhl</text:span></text:span><text:span text:style-name="Default_20_Paragraph_20_Font"><text:span text:style-name="T54">:ametikoha_nimetus&gt;</text:span></text:span></text:p>
      <text:p text:style-name="P83"><text:span text:style-name="Default_20_Paragraph_20_Font"><text:span text:style-name="T16"><text:s text:c="12"/></text:span></text:span><text:span text:style-name="Default_20_Paragraph_20_Font"><text:span text:style-name="T54">&lt;dhl:isikukood&gt;</text:span></text:span><text:span text:style-name="Default_20_Paragraph_20_Font"><text:span text:style-name="T16">30000000001</text:span></text:span><text:span text:style-name="Default_20_Paragraph_20_Font"><text:span text:style-name="T54">&lt;/dhl:isikukood&gt;</text:span></text:span></text:p>
      <text:p text:style-name="P83"><text:span text:style-name="Default_20_Paragraph_20_Font"><text:span text:style-name="T16"><text:s text:c="12"/></text:span></text:span><text:span text:style-name="Default_20_Paragraph_20_Font"><text:span text:style-name="T54">&lt;dhl:nimi&gt;</text:span></text:span><text:span text:style-name="Default_20_Paragraph_20_Font"><text:span text:style-name="T16">Isiku nimi</text:span></text:span><text:span text:style-name="Default_20_Paragraph_20_Font"><text:span text:style-name="T54">&lt;/dhl:nimi&gt;</text:span></text:span></text:p>
      <text:p text:style-name="P83"><text:span text:style-name="Default_20_Paragraph_20_Font"><text:span text:style-name="T16"><text:s text:c="12"/></text:span></text:span><text:span text:style-name="Default_20_Paragraph_20_Font"><text:span text:style-name="T54">&lt;dhl:epost&gt;</text:span></text:span><text:span text:style-name="Default_20_Paragraph_20_Font"><text:span text:style-name="T16">epost@saatja.ee</text:span></text:span><text:span text:style-name="Default_20_Paragraph_20_Font"><text:span text:style-name="T54">&lt;/dhl:epost&gt;</text:span></text:span></text:p>
      <text:p text:style-name="P83"><text:span text:style-name="Default_20_Paragraph_20_Font"><text:span text:style-name="T16"><text:s text:c="12"/></text:span></text:span><text:span text:style-name="Default_20_Paragraph_20_Font"><text:span text:style-name="T54">&lt;dhl:osakonna_kood&gt;</text:span></text:span><text:span text:style-name="Default_20_Paragraph_20_Font"><text:span text:style-name="T16">Osakonna kood</text:span></text:span><text:span text:style-name="Default_20_Paragraph_20_Font"><text:span text:style-name="T54">&lt;/dhl:osakonna_kood&gt;</text:span></text:span></text:p>
      <text:p text:style-name="P83"><text:span text:style-name="Default_20_Paragraph_20_Font"><text:span text:style-name="T16"><text:s text:c="12"/></text:span></text:span><text:span text:style-name="Default_20_Paragraph_20_Font"><text:span text:style-name="T54">&lt;dhl:osak</text:span></text:span><text:span text:style-name="Default_20_Paragraph_20_Font"><text:span text:style-name="T54">onna_nimi&gt;</text:span></text:span><text:span text:style-name="Default_20_Paragraph_20_Font"><text:span text:style-name="T16">Osakonna nimi</text:span></text:span><text:span text:style-name="Default_20_Paragraph_20_Font"><text:span text:style-name="T54">&lt;/dhl:osakonna_nimi&gt;</text:span></text:span></text:p>
      <text:p text:style-name="P83"><text:span text:style-name="Default_20_Paragraph_20_Font"><text:span text:style-name="T16"><text:s text:c="8"/></text:span></text:span><text:span text:style-name="Default_20_Paragraph_20_Font"><text:span text:style-name="T54">&lt;/dhl:saatja&gt;</text:span></text:span></text:p>
      <text:p text:style-name="P83"><text:span text:style-name="Default_20_Paragraph_20_Font"><text:span text:style-name="T16"><text:s text:c="8"/></text:span></text:span><text:span text:style-name="Default_20_Paragraph_20_Font"><text:span text:style-name="T54">&lt;dhl:saaja&gt;</text:span></text:span></text:p>
      <text:p text:style-name="P83"><text:span text:style-name="Default_20_Paragraph_20_Font"><text:span text:style-name="T16"><text:s text:c="12"/></text:span></text:span><text:span text:style-name="Default_20_Paragraph_20_Font"><text:span text:style-name="T54">&lt;dhl:regnr&gt;</text:span></text:span><text:span text:style-name="Default_20_Paragraph_20_Font"><text:span text:style-name="T16">33333333</text:span></text:span><text:span text:style-name="Default_20_Paragraph_20_Font"><text:span text:style-name="T54">&lt;/dhl:regnr&gt;</text:span></text:span></text:p>
      <text:p text:style-name="P83"><text:span text:style-name="Default_20_Paragraph_20_Font"><text:span text:style-name="T54"><text:s text:c="12"/>&lt;dhl:asutuse_nimi&gt;</text:span></text:span><text:span text:style-name="Default_20_Paragraph_20_Font"><text:span text:style-name="T16">Asutuse nimi</text:span></text:span><text:span text:style-name="Default_20_Paragraph_20_Font"><text:span text:style-name="T54">&lt;/dhl:asutuse_nimi&gt;</text:span></text:span></text:p>
      <text:p text:style-name="P83"><text:span text:style-name="Default_20_Paragraph_20_Font"><text:span text:style-name="T54"><text:s text:c="12"/>&lt;dhl:allyksuse_kood&gt;</text:span></text:span><text:span text:style-name="Default_20_Paragraph_20_Font"><text:span text:style-name="T16">11</text:span></text:span><text:span text:style-name="Default_20_Paragraph_20_Font"><text:span text:style-name="T54">&lt;/dhl:allyksuse_kood&gt;</text:span></text:span></text:p>
      <text:p text:style-name="P83"><text:span text:style-name="Default_20_Paragraph_20_Font"><text:span text:style-name="T54"><text:s text:c="8"/></text:span></text:span><text:span text:style-name="Default_20_Paragraph_20_Font"><text:span text:style-name="T54"><text:s text:c="4"/>&lt;dhl:allyksuse_nimetus&gt;</text:span></text:span><text:span text:style-name="Default_20_Paragraph_20_Font"><text:span text:style-name="T16">Vastuvõtuosakond</text:span></text:span><text:span text:style-name="Default_20_Paragraph_20_Font"><text:span text:style-name="T54">&lt;/dhl:allyksuse_nimetus&gt;</text:span></text:span></text:p>
      <text:p text:style-name="P83"><text:span text:style-name="Default_20_Paragraph_20_Font"><text:span text:style-name="T54"><text:s text:c="12"/>&lt;dhl:ametikoha_kood&gt;</text:span></text:span><text:span text:style-name="Default_20_Paragraph_20_Font"><text:span text:style-name="T16">21</text:span></text:span><text:span text:style-name="Default_20_Paragraph_20_Font"><text:span text:style-name="T54">&lt;/dhl:ametikoha_kood&gt;</text:span></text:span></text:p>
      <text:p text:style-name="P83"><text:span text:style-name="Default_20_Paragraph_20_Font"><text:span text:style-name="T54"><text:s text:c="12"/>&lt;dhl:ametikoha_nimetus&gt;</text:span></text:span><text:span text:style-name="Default_20_Paragraph_20_Font"><text:span text:style-name="T16">Vastuvõtja</text:span></text:span><text:span text:style-name="Default_20_Paragraph_20_Font"><text:span text:style-name="T54">&lt;/dhl:ametikoha_nimetus&gt;</text:span></text:span></text:p>
      <text:p text:style-name="P83"><text:span text:style-name="Default_20_Paragraph_20_Font"><text:span text:style-name="T16"><text:s text:c="12"/></text:span></text:span><text:span text:style-name="Default_20_Paragraph_20_Font"><text:span text:style-name="T54">&lt;dhl:isikukood&gt;</text:span></text:span><text:span text:style-name="Default_20_Paragraph_20_Font"><text:span text:style-name="T16">31111111112</text:span></text:span><text:span text:style-name="Default_20_Paragraph_20_Font"><text:span text:style-name="T54">&lt;/dhl:isikukood&gt;</text:span></text:span></text:p>
      <text:p text:style-name="P83"><text:span text:style-name="Default_20_Paragraph_20_Font"><text:span text:style-name="T16"><text:s text:c="12"/></text:span></text:span><text:span text:style-name="Default_20_Paragraph_20_Font"><text:span text:style-name="T54">&lt;dhl:nimi&gt;</text:span></text:span><text:span text:style-name="Default_20_Paragraph_20_Font"><text:span text:style-name="T16">Isiku nimi</text:span></text:span><text:span text:style-name="Default_20_Paragraph_20_Font"><text:span text:style-name="T54">&lt;/dhl:nimi&gt;</text:span></text:span></text:p>
      <text:p text:style-name="P83"><text:span text:style-name="Default_20_Paragraph_20_Font"><text:span text:style-name="T16"><text:s text:c="12"/></text:span></text:span><text:span text:style-name="Default_20_Paragraph_20_Font"><text:span text:style-name="T54">&lt;dhl:epost&gt;</text:span></text:span><text:span text:style-name="Default_20_Paragraph_20_Font"><text:span text:style-name="T16">epost@vastuvotja.ee</text:span></text:span><text:span text:style-name="Default_20_Paragraph_20_Font"><text:span text:style-name="T54">&lt;/dhl:epost&gt;</text:span></text:span></text:p>
      <text:p text:style-name="P83"><text:span text:style-name="Default_20_Paragraph_20_Font"><text:span text:style-name="T16"><text:s text:c="12"/></text:span></text:span><text:span text:style-name="Default_20_Paragraph_20_Font"><text:span text:style-name="T54">&lt;dhl:osakonna_kood&gt;</text:span></text:span><text:span text:style-name="Default_20_Paragraph_20_Font"><text:span text:style-name="T16">Osakonna kood</text:span></text:span><text:span text:style-name="Default_20_Paragraph_20_Font"><text:span text:style-name="T54">&lt;/dhl:osakonna_kood&gt;</text:span></text:span></text:p>
      <text:p text:style-name="P83"><text:span text:style-name="Default_20_Paragraph_20_Font"><text:span text:style-name="T16"><text:s text:c="12"/></text:span></text:span><text:span text:style-name="Default_20_Paragraph_20_Font"><text:span text:style-name="T54">&lt;dhl:osakonna_nimi&gt;</text:span></text:span><text:span text:style-name="Default_20_Paragraph_20_Font"><text:span text:style-name="T16">Osakonna nimi</text:span></text:span><text:span text:style-name="Default_20_Paragraph_20_Font"><text:span text:style-name="T54">&lt;/dhl:osakonna_nimi&gt;</text:span></text:span></text:p>
      <text:p text:style-name="P83"><text:span text:style-name="Default_20_Paragraph_20_Font"><text:span text:style-name="T16"><text:s text:c="8"/></text:span></text:span><text:span text:style-name="Default_20_Paragraph_20_Font"><text:span text:style-name="T54">&lt;/dhl:saaja&gt;</text:span></text:span></text:p>
      <text:p text:style-name="P83"><text:span text:style-name="Default_20_Paragraph_20_Font"><text:span text:style-name="T13"><text:s text:c="6"/></text:span></text:span><text:span text:style-name="Default_20_Paragraph_20_Font"><text:span text:style-name="T13"><text:s text:c="2"/></text:span></text:span><text:span text:style-name="Default_20_Paragraph_20_Font"><text:span text:style-name="T55">&lt;dhl:vahendaja&gt;</text:span></text:span></text:p>
      <text:p text:style-name="P83"><text:span text:style-name="Default_20_Paragraph_20_Font"><text:span text:style-name="T13"><text:s text:c="12"/></text:span></text:span><text:span text:style-name="Default_20_Paragraph_20_Font"><text:span text:style-name="T55">&lt;dhl:regnr&gt;</text:span></text:span><text:span text:style-name="Default_20_Paragraph_20_Font"><text:span text:style-name="T13">22222222</text:span></text:span><text:span text:style-name="Default_20_Paragraph_20_Font"><text:span text:style-name="T55">&lt;/dhl:regnr&gt;</text:span></text:span></text:p>
      <text:p text:style-name="P83"><text:span text:style-name="Default_20_Paragraph_20_Font"><text:span text:style-name="T55"><text:s text:c="12"/>&lt;dhl:asutuse_nimi&gt;</text:span></text:span><text:span text:style-name="Default_20_Paragraph_20_Font"><text:span text:style-name="T13">Asutuse nimi</text:span></text:span><text:span text:style-name="Default_20_Paragraph_20_Font"><text:span text:style-name="T55">&lt;/dhl:asutuse_nimi&gt;</text:span></text:span></text:p>
      <text:p text:style-name="P85"><text:s text:c="12"/>&lt;dhl:allyksuse_kood/&gt;</text:p>
      <text:p text:style-name="P83"><text:soft-page-break/><text:span text:style-name="Default_20_Paragraph_20_Font"><text:span text:style-name="T55"><text:s text:c="12"/>&lt;dhl:allyksuse_nimetus/&gt;</text:span></text:span></text:p>
      <text:p text:style-name="P85"><text:s text:c="12"/>&lt;dhl:ametikoha_kood/&gt;</text:p>
      <text:p text:style-name="P83"><text:span text:style-name="Default_20_Paragraph_20_Font"><text:span text:style-name="T55"><text:s text:c="12"/>&lt;</text:span></text:span><text:span text:style-name="Default_20_Paragraph_20_Font"><text:span text:style-name="T55">dhl:ametikoha_nimetus/&gt;</text:span></text:span></text:p>
      <text:p text:style-name="P83"><text:span text:style-name="Default_20_Paragraph_20_Font"><text:span text:style-name="T13"><text:s text:c="12"/></text:span></text:span><text:span text:style-name="Default_20_Paragraph_20_Font"><text:span text:style-name="T55">&lt;dhl:isikukood&gt;</text:span></text:span><text:span text:style-name="Default_20_Paragraph_20_Font"><text:span text:style-name="T13">40000000001</text:span></text:span><text:span text:style-name="Default_20_Paragraph_20_Font"><text:span text:style-name="T55">&lt;/dhl:isikukood&gt;</text:span></text:span></text:p>
      <text:p text:style-name="P83"><text:span text:style-name="Default_20_Paragraph_20_Font"><text:span text:style-name="T13"><text:s text:c="12"/></text:span></text:span><text:span text:style-name="Default_20_Paragraph_20_Font"><text:span text:style-name="T55">&lt;dhl:nimi&gt;</text:span></text:span><text:span text:style-name="Default_20_Paragraph_20_Font"><text:span text:style-name="T13">Isiku nimi</text:span></text:span><text:span text:style-name="Default_20_Paragraph_20_Font"><text:span text:style-name="T55">&lt;/dhl:nimi&gt;</text:span></text:span></text:p>
      <text:p text:style-name="P83"><text:span text:style-name="Default_20_Paragraph_20_Font"><text:span text:style-name="T13"><text:s text:c="12"/></text:span></text:span><text:span text:style-name="Default_20_Paragraph_20_Font"><text:span text:style-name="T55">&lt;dhl:epost&gt;</text:span></text:span><text:span text:style-name="Default_20_Paragraph_20_Font"><text:span text:style-name="T13">epost@vahendaja.ee</text:span></text:span><text:span text:style-name="Default_20_Paragraph_20_Font"><text:span text:style-name="T55">&lt;/dhl:epost&gt;</text:span></text:span></text:p>
      <text:p text:style-name="P83"><text:span text:style-name="Default_20_Paragraph_20_Font"><text:span text:style-name="T13"><text:s text:c="12"/></text:span></text:span><text:span text:style-name="Default_20_Paragraph_20_Font"><text:span text:style-name="T55">&lt;dhl:osakonna_kood/&gt;</text:span></text:span></text:p>
      <text:p text:style-name="P83"><text:span text:style-name="Default_20_Paragraph_20_Font"><text:span text:style-name="T13"><text:s text:c="12"/></text:span></text:span><text:span text:style-name="Default_20_Paragraph_20_Font"><text:span text:style-name="T55">&lt;dhl:osakonna_nimi/&gt;</text:span></text:span></text:p>
      <text:p text:style-name="P83"><text:span text:style-name="Default_20_Paragraph_20_Font"><text:span text:style-name="T13"><text:s text:c="8"/></text:span></text:span><text:span text:style-name="Default_20_Paragraph_20_Font"><text:span text:style-name="T55">&lt;</text:span></text:span><text:span text:style-name="Default_20_Paragraph_20_Font"><text:span text:style-name="T55">/dhl:vahendaja&gt;</text:span></text:span></text:p>
      <text:p text:style-name="P83"><text:span text:style-name="Default_20_Paragraph_20_Font"><text:span text:style-name="T16"><text:s text:c="4"/></text:span></text:span><text:span text:style-name="Default_20_Paragraph_20_Font"><text:span text:style-name="T54">&lt;/dhl:transport&gt;</text:span></text:span></text:p>
      <text:p text:style-name="P89"/>
      <text:p text:style-name="P40">Vahendaja kirje on ennekõike vajalik selleks, et DVK server lubaks dokumendiedastuse vahendajaks olnud asutusel teostada dokumendi edastuse staatust puudutavaid päringuid (üldjuhul on see õigus üksnes dokumendi saatjal).</text:p>
      <text:p text:style-name="P40">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h text:style-name="P130" text:outline-level="3"><text:bookmark-start text:name="_Toc258826366"/><text:bookmark-start text:name="_Toc257804319"/><text:bookmark-start text:name="_Toc257709349"/><text:bookmark-start text:name="_Toc256702651"/><text:bookmark-start text:name="_Toc199931619"/><text:bookmark-start text:name="_Toc259177102"/><text:bookmark-start text:name="_Toc259625923"/><text:bookmark-start text:name="_Toc259627296"/><text:bookmark-start text:name="_Toc259627578"/><text:bookmark-start text:name="_Toc259699111"/><text:bookmark-start text:name="_Toc259700002"/><text:bookmark-start text:name="_Toc259700581"/>DVK serveri täiendavad seadistused<text:bookmark-end text:name="_Toc258826366"/><text:bookmark-end text:name="_Toc257804319"/><text:bookmark-end text:name="_Toc257709349"/><text:bookmark-end text:name="_Toc256702651"/><text:bookmark-end text:name="_Toc199931619"/><text:bookmark-end text:name="_Toc259177102"/><text:bookmark-end text:name="_Toc259625923"/><text:bookmark-end text:name="_Toc259627296"/><text:bookmark-end text:name="_Toc259627578"/><text:bookmark-end text:name="_Toc259699111"/><text:bookmark-end text:name="_Toc259700002"/><text:bookmark-end text:name="_Toc259700581"/></text:h>
      <text:p text:style-name="P6">Et DVK server saaks teistesse serveritesse dokumente edastada, peavad olema täidetud järgmised tingimused:</text:p>
      <text:list xml:id="list29265965" text:style-name="L24">
        <text:list-item>
          <text:p text:style-name="P111">Server peab saama teostada X-Tee päringuid</text:p>
        </text:list-item>
        <text:list-item>
          <text:p text:style-name="P111">Server peab teadma teiste dokumendivahetussüsteemide serverite aadresse (s.t. peab teadma, kuhu dokumente saata saab)</text:p>
        </text:list-item>
        <text:list-item>
          <text:p text:style-name="P111">Asutuse turvaserver peab lubama DVK päringuid teistest DVK serveritest ja teiste DVK serverite turvaserverid peavad lubama päringuid antud asutuse turvaserverist.</text:p>
        </text:list-item>
      </text:list>
      <text:h text:style-name="Heading_20_4" text:outline-level="4"><text:bookmark-start text:name="_Toc199931620"/>DVK serveri seadistamine X-Tee päringute teostamiseks<text:bookmark-end text:name="_Toc199931620"/></text:h>
      <text:p text:style-name="P40">Kuna dokumentide edastamine ühest DVK serverist teise toimub X-Tee päringutega, siis peab DVK serveril olema seadistatud asutuse registrikood ja isikukood, mille nimel X-Tee päringuid teostatakse.</text:p>
      <text:p text:style-name="P92">Selleks tuleb DVK serveri konfiguratsioonifaili dhl.properties lisada järgmised read:</text:p>
      <text:p text:style-name="P88"/>
      <text:p text:style-name="P83"><text:span text:style-name="Default_20_Paragraph_20_Font"><text:span text:style-name="T12"><text:s text:c="4"/></text:span></text:span><text:span text:style-name="Default_20_Paragraph_20_Font"><text:span text:style-name="T51">client_default_org_code</text:span></text:span><text:span text:style-name="Default_20_Paragraph_20_Font"><text:span text:style-name="T12"> = 12345678</text:span></text:span></text:p>
      <text:p text:style-name="P83"><text:span text:style-name="Default_20_Paragraph_20_Font"><text:span text:style-name="T12"><text:s text:c="4"/></text:span></text:span><text:span text:style-name="Default_20_Paragraph_20_Font"><text:span text:style-name="T51">client_default_person_code</text:span></text:span><text:span text:style-name="Default_20_Paragraph_20_Font"><text:span text:style-name="T12"> = 11111111111</text:span></text:span></text:p>
      <text:p text:style-name="P88"/>
      <text:h text:style-name="Heading_20_4" text:outline-level="4"><text:bookmark-start text:name="_Toc199931621"/>Väliste serverite aadresside lisamine DVK serverisse<text:bookmark-end text:name="_Toc199931621"/></text:h>
      <text:p text:style-name="P40">Et DVK server teaks, millised teised DVK serverid olemas on ja kus need asuvad, tuleb DVK serverile ette anda teadaolevate teiste DVK serverite nimekiri.</text:p>
      <text:p text:style-name="P40">Selleks tuleks iga teadaoleva teise DVK serveri kohta lisada andmetabelisse „Server“ järgmised andmed:</text:p>
      <text:list xml:id="list29280264" text:style-name="L25">
        <text:list-item>
          <text:p text:style-name="P122">andmekogu nimetus<text:tab/>näiteks „dhl“. Ei pea olema täidetud, kui server ei kasuta andmevahetuseks X-Teed.</text:p>
        </text:list-item>
        <text:list-item>
          <text:p text:style-name="P122">aadress<text:tab/>X-Tee andmevahetuse puhul reeglina:<text:line-break/>http://[TURVASERVER]/cgi-bin/consumer_proxy<text:line-break/>Ilma X-Tee vahenduseta andmevahetuse puhul oleks siin serveri reaalne URL.</text:p>
        </text:list-item>
      </text:list>
      <text:p text:style-name="P40"/>
      <text:p text:style-name="P41"><text:soft-page-break/></text:p>
      <text:h text:style-name="P126" text:outline-level="1"><text:bookmark-start text:name="_Toc258826367"/><text:bookmark-start text:name="_Toc257804320"/><text:bookmark-start text:name="_Toc257709350"/><text:bookmark-start text:name="_Toc256702652"/><text:bookmark-start text:name="_Toc259177103"/><text:bookmark-start text:name="_Toc259625924"/><text:bookmark-start text:name="_Toc259627297"/><text:bookmark-start text:name="_Toc259627579"/><text:bookmark-start text:name="_Toc259699112"/><text:bookmark-start text:name="_Toc259700003"/><text:bookmark-start text:name="_Toc259700582"/>Dokumentide edastamine fragmentidena<text:bookmark-end text:name="_Toc258826367"/><text:bookmark-end text:name="_Toc257804320"/><text:bookmark-end text:name="_Toc257709350"/><text:bookmark-end text:name="_Toc256702652"/><text:bookmark-end text:name="_Toc259177103"/><text:bookmark-end text:name="_Toc259625924"/><text:bookmark-end text:name="_Toc259627297"/><text:bookmark-end text:name="_Toc259627579"/><text:bookmark-end text:name="_Toc259699112"/><text:bookmark-end text:name="_Toc259700003"/><text:bookmark-end text:name="_Toc259700582"/></text:h>
      <text:p text:style-name="P41">DVK päringuid sendDocuments.v2 ja receiveDocuments.v2 saab kasutada nii, et dokumendid edastataks kliendilt serverile või serverilt kliendile tükkhaaval.</text:p>
      <text:p text:style-name="P93">Dokumentide tükkhaaval saatmine ja vastuvõtmine on kasulik ennekõike suuremahuliste dokumentide puhul, kui:</text:p>
      <text:list xml:id="list36127848" text:style-name="L19">
        <text:list-item>
          <text:p text:style-name="P137">suuremahulise dokumendi saatmine või vastuvõtmine võtab kaua aega, mistõttu DVK server, infosüsteem või mõni vahepealne X-Tee turvaserver võib timeout’i tõttu andmete edastamise katkestada.</text:p>
        </text:list-item>
        <text:list-item>
          <text:p text:style-name="P137">suuremahulise dokumendi jaotamine väiksemateks tükkideks aitab vähendada DVK serveri või klientrakenduse töökoormust.</text:p>
        </text:list-item>
      </text:list>
      <text:p text:style-name="P41">Dokumentide tükkhaaval saatmisel on eeldatud, et saadetavad andmed on esmalt GZIP-iga kokku pakitud ja alles seejärel tükkideks jaotatud. Analoogilist loogikat on rakendatud ka dokumentide vastuvõtmisel, s.t. DVK server pakib andmed esmalt kokku ning jaotab alles seejärel tükkideks.</text:p>
      <text:p text:style-name="P93">Dokumentide tükkhaaval saatmisel tuleks kasutada järgmisi päringu sendDocuments.v2 parameetreid:</text:p>
      <text:list xml:id="list29292112" text:style-name="L26">
        <text:list-item>
          <text:p text:style-name="P144">fragmente_kokku<text:tab/>Edastatavate fragmentide hulk (s.t. mitmeks tükiks dokument on jagatud)</text:p>
        </text:list-item>
        <text:list-item>
          <text:p text:style-name="P144">fragment_nr<text:tab/>Edastatava fragmendi järjekorranumber alates 0-st (s.t. 0, 1, 2, jne.)</text:p>
        </text:list-item>
        <text:list-item>
          <text:p text:style-name="P145">edastus_id<text:tab/>Edastussessiooni ID. Saatja poolt vabalt valitav võimalikult unikaalne string, mis on ühiseks nimetajaks kõigile edastatavatele tükkidele.</text:p>
        </text:list-item>
      </text:list>
      <text:p text:style-name="P41">Dokumentide tükkhaaval vastuvõtmiseks tuleks kasutada järgmisi päringu receiveDocuments.v2 parameetreid:</text:p>
      <text:list xml:id="list29390783" text:continue-numbering="true" text:style-name="L26">
        <text:list-item>
          <text:p text:style-name="P144">fragmendi_suurus_baitides<text:tab/>Fragmendi soovitav suurus baitides. Annab DVK serverile teada, kui suurteks tükkideks see peaks kliendile saadetavad andmed jaotama.</text:p>
        </text:list-item>
        <text:list-item>
          <text:p text:style-name="P144">fragment_nr<text:tab/>Järgmise oodatava fragmendi järjekorranumber alates 0-st (s.t. 0, 1, 2, jne.)</text:p>
        </text:list-item>
        <text:list-item>
          <text:p text:style-name="P145">edastus_id<text:tab/>Edastussessiooni ID. Vastuvõtja poolt vabalt valitav võimalikult unikaalne string, mis on ühiseks nimetajaks kõigile edastatavatele tükkidele (ja mille alusel saab hiljem kõik tükid tuvastada ja kokku panna).</text:p>
        </text:list-item>
      </text:list>
      <text:h text:style-name="P126" text:outline-level="1"><text:bookmark-start text:name="_Toc258826368"/><text:bookmark-start text:name="_Toc257804321"/><text:bookmark-start text:name="_Toc257709351"/><text:bookmark-start text:name="_Toc256702653"/><text:bookmark-start text:name="_Toc259177104"/><text:bookmark-start text:name="_Toc259625925"/><text:bookmark-start text:name="_Toc259627298"/><text:bookmark-start text:name="_Toc259627580"/><text:bookmark-start text:name="_Toc259699113"/><text:bookmark-start text:name="_Toc259700004"/><text:bookmark-start text:name="_Toc259700583"/>Teadaolevad vead DVK rakenduses<text:bookmark-end text:name="_Toc258826368"/><text:bookmark-end text:name="_Toc257804321"/><text:bookmark-end text:name="_Toc257709351"/><text:bookmark-end text:name="_Toc256702653"/><text:bookmark-end text:name="_Toc259177104"/><text:bookmark-end text:name="_Toc259625925"/><text:bookmark-end text:name="_Toc259627298"/><text:bookmark-end text:name="_Toc259627580"/><text:bookmark-end text:name="_Toc259699113"/><text:bookmark-end text:name="_Toc259700004"/><text:bookmark-end text:name="_Toc259700583"/></text:h>
      <text:h text:style-name="P129" text:outline-level="2"><text:bookmark-start text:name="_Toc258826369"/><text:bookmark-start text:name="_Toc257804322"/><text:bookmark-start text:name="_Toc257709352"/><text:bookmark-start text:name="_Toc256702654"/><text:bookmark-start text:name="_Toc259177105"/><text:bookmark-start text:name="_Toc259625926"/><text:bookmark-start text:name="_Toc259627299"/><text:bookmark-start text:name="_Toc259627581"/><text:bookmark-start text:name="_Toc259699114"/><text:bookmark-start text:name="_Toc259700005"/><text:bookmark-start text:name="_Toc259700584"/>Content-Transfer-Encoding päise vigane esitus<text:bookmark-end text:name="_Toc258826369"/><text:bookmark-end text:name="_Toc257804322"/><text:bookmark-end text:name="_Toc257709352"/><text:bookmark-end text:name="_Toc256702654"/><text:bookmark-end text:name="_Toc259177105"/><text:bookmark-end text:name="_Toc259625926"/><text:bookmark-end text:name="_Toc259627299"/><text:bookmark-end text:name="_Toc259627581"/><text:bookmark-end text:name="_Toc259699114"/><text:bookmark-end text:name="_Toc259700005"/><text:bookmark-end text:name="_Toc259700584"/></text:h>
      <text:p text:style-name="P6">DVK rakendus sisaldab kasutatavatest tarkvarakomponentidest (Axis 1.3 teegist) tingituna järgmist viga MIME sõnumimanuste Content-Transfer-Encoding päises:</text:p>
      <text:p text:style-name="P6">Et MIME manustena saadetakse Base64 kodeeritud binaarfaile, siis peaks manused saama endale järgmise päise:</text:p>
      <text:p text:style-name="P62">Content-Type:{http://www.w3.org/2001/XMLSchema}base64Binary</text:p>
      <text:p text:style-name="P63"><text:span text:style-name="Default_20_Paragraph_20_Font"><text:span text:style-name="T47">Content-Transfer-Encoding:</text:span></text:span><text:span text:style-name="Default_20_Paragraph_20_Font"><text:span text:style-name="T45">base64</text:span></text:span></text:p>
      <text:p text:style-name="P62">Content-Encoding: gzip</text:p>
      <text:p text:style-name="P62">Content-ID: ...</text:p>
      <text:p text:style-name="P17"/>
      <text:p text:style-name="P6">DVK rakendus väljastab aga kõik MIME manused järgmise päisega:</text:p>
      <text:p text:style-name="P62">Content-Type:{http://www.w3.org/2001/XMLSchema}base64Binary</text:p>
      <text:p text:style-name="P63"><text:span text:style-name="Default_20_Paragraph_20_Font"><text:span text:style-name="T47">Content-Transfer-Encoding:</text:span></text:span><text:span text:style-name="Default_20_Paragraph_20_Font"><text:span text:style-name="T45">binary</text:span></text:span></text:p>
      <text:p text:style-name="P62">Content-Encoding: gzip</text:p>
      <text:p text:style-name="P63"><text:span text:style-name="Default_20_Paragraph_20_Font"><text:span text:style-name="T47">Content-ID: ...</text:span></text:span></text:p>
      <text:p text:style-name="P6"/>
      <text:p text:style-name="Normal"><text:span text:style-name="Default_20_Paragraph_20_Font"><text:span text:style-name="T2">Antud juhul tuleks arvestada, et hoolimata päises märgitud </text:span></text:span><text:span text:style-name="Default_20_Paragraph_20_Font"><text:span text:style-name="T6">binary</text:span></text:span><text:span text:style-name="Default_20_Paragraph_20_Font"><text:span text:style-name="T2"> kodeeringust saadab DVK MIME manuseid ikkagi Base64 kodeeritult. Samuti ignoreerib DVK rakendus antud päist saabuvate sõnumite puhul ning eeldab, et manus on saadet</text:span></text:span><text:span text:style-name="Default_20_Paragraph_20_Font"><text:span text:style-name="T2">ud Base64 kodeeritud kujul.</text:span></text:span></text:p>
      <text:p text:style-name="P6"/>
      <text:h text:style-name="P129" text:outline-level="2"><text:bookmark-start text:name="_Toc258826370"/><text:bookmark-start text:name="_Toc257804323"/><text:bookmark-start text:name="_Toc257709353"/><text:bookmark-start text:name="_Toc256702655"/><text:bookmark-start text:name="_Toc259177106"/><text:bookmark-start text:name="_Toc259625927"/><text:bookmark-start text:name="_Toc259627300"/><text:bookmark-start text:name="_Toc259627582"/><text:bookmark-start text:name="_Toc259699115"/><text:bookmark-start text:name="_Toc259700006"/><text:bookmark-start text:name="_Toc259700585"/><text:soft-page-break/>Tundlikkus Content-Type päise kirjapildi suhtes<text:bookmark-end text:name="_Toc258826370"/><text:bookmark-end text:name="_Toc257804323"/><text:bookmark-end text:name="_Toc257709353"/><text:bookmark-end text:name="_Toc256702655"/><text:bookmark-end text:name="_Toc259177106"/><text:bookmark-end text:name="_Toc259625927"/><text:bookmark-end text:name="_Toc259627300"/><text:bookmark-end text:name="_Toc259627582"/><text:bookmark-end text:name="_Toc259699115"/><text:bookmark-end text:name="_Toc259700006"/><text:bookmark-end text:name="_Toc259700585"/></text:h>
      <text:p text:style-name="Normal"><text:span text:style-name="Default_20_Paragraph_20_Font"><text:span text:style-name="T2">DVK rakendus ei suuda päringut korrektselt vastu võtta, kui saadetava sõnumi HTTP päises puuduvad jutumärgid </text:span></text:span><text:span text:style-name="Default_20_Paragraph_20_Font"><text:span text:style-name="T6">Content-Type</text:span></text:span><text:span text:style-name="Default_20_Paragraph_20_Font"><text:span text:style-name="T2"> päises parameetri </text:span></text:span><text:span text:style-name="Default_20_Paragraph_20_Font"><text:span text:style-name="T6">type</text:span></text:span><text:span text:style-name="Default_20_Paragraph_20_Font"><text:span text:style-name="T2"> väärtuse ümber. Puuduvate </text:span></text:span><text:span text:style-name="Default_20_Paragraph_20_Font"><text:span text:style-name="T2">jutumärkide korral ei suuda DVK rakendus sõnumit töödelda ning tagastab veateate.</text:span></text:span></text:p>
      <text:p text:style-name="P6"/>
      <text:p text:style-name="P6">DVK päringud töötavad korrektselt näiteks järgmise päise korral:</text:p>
      <text:p text:style-name="P62">POST /cgi-bin/consumer_proxy HTTP/1.0</text:p>
      <text:p text:style-name="P63"><text:span text:style-name="Default_20_Paragraph_20_Font"><text:span text:style-name="T47">Content-Type: multipart/related; </text:span></text:span><text:span text:style-name="Default_20_Paragraph_20_Font"><text:span text:style-name="T45">type="text/xml";</text:span></text:span><text:span text:style-name="Default_20_Paragraph_20_Font"><text:span text:style-name="T47"> start="&lt;</text:span></text:span><text:span text:style-name="Default_20_Paragraph_20_Font"><text:span text:style-name="T47">FC392E97EB481BFCEB435125AA3B5B51&gt;"; </text:span></text:span><text:span text:style-name="Default_20_Paragraph_20_Font"><text:span text:style-name="T47"><text:tab/>boundary="----=_Part_0_20230270.1171971312715"</text:span></text:span></text:p>
      <text:p text:style-name="P62">User-Agent: Axis/1.3</text:p>
      <text:p text:style-name="P62">...</text:p>
      <text:p text:style-name="P62"/>
      <text:p text:style-name="P6">DVK päringud ei tööta aga korrektselt näiteks järgmise päise korral:</text:p>
      <text:p text:style-name="P62">POST /cgi-bin/consumer_proxy HTTP/1.0</text:p>
      <text:p text:style-name="P63"><text:span text:style-name="Default_20_Paragraph_20_Font"><text:span text:style-name="T47">Content-Type: multipart/related; </text:span></text:span><text:span text:style-name="Default_20_Paragraph_20_Font"><text:span text:style-name="T45">type=t</text:span></text:span><text:span text:style-name="Default_20_Paragraph_20_Font"><text:span text:style-name="T45">ext/xml</text:span></text:span><text:span text:style-name="Default_20_Paragraph_20_Font"><text:span text:style-name="T47">; start="&lt;FC392E97EB481BFCEB435125AA3B5B51&gt;"; </text:span></text:span><text:span text:style-name="Default_20_Paragraph_20_Font"><text:span text:style-name="T47"><text:tab/>boundary="----=_Part_0_20230270.1171971312715"</text:span></text:span></text:p>
      <text:p text:style-name="P62">User-Agent: Axis/1.3</text:p>
      <text:p text:style-name="P62">...</text:p>
      <text:p text:style-name="P62"/>
      <text:p text:style-name="Normal"><text:span text:style-name="Default_20_Paragraph_20_Font"><text:span text:style-name="T2">Antud viga põhjustab Apache Axis 1.3 koosseisus kasutatav JavaMail teek, mis eeldab nimetatud jutumärkide olemasolu.</text:span></text:span></text:p>
      <text:p text:style-name="P6"/>
      <text:p text:style-name="P3"/>
      <text:h text:style-name="P126" text:outline-level="1"><text:bookmark-start text:name="_Toc258826371"/><text:bookmark-start text:name="_Toc257804324"/><text:bookmark-start text:name="_Toc257709354"/><text:bookmark-start text:name="_Toc256702656"/><text:bookmark-start text:name="_Toc115025267"/><text:bookmark-start text:name="_Toc115016780"/><text:bookmark-start text:name="_Toc259177107"/><text:bookmark-start text:name="_Toc259625928"/><text:bookmark-start text:name="_Toc259627301"/><text:bookmark-start text:name="_Toc259627583"/><text:bookmark-start text:name="_Toc259699116"/><text:bookmark-start text:name="_Toc259700007"/><text:bookmark-start text:name="_Toc259700586"/>LISA 1: Kasutatavate andmete XML Schema kirjeldused<text:bookmark-end text:name="_Toc258826371"/><text:bookmark-end text:name="_Toc257804324"/><text:bookmark-end text:name="_Toc257709354"/><text:bookmark-end text:name="_Toc256702656"/><text:bookmark-end text:name="_Toc115025267"/><text:bookmark-end text:name="_Toc115016780"/><text:bookmark-end text:name="_Toc259177107"/><text:bookmark-end text:name="_Toc259625928"/><text:bookmark-end text:name="_Toc259627301"/><text:bookmark-end text:name="_Toc259627583"/><text:bookmark-end text:name="_Toc259699116"/><text:bookmark-end text:name="_Toc259700007"/><text:bookmark-end text:name="_Toc259700586"/><text:bookmark-start text:name="_Toc115025268"/><text:bookmark-start text:name="_Toc115016781"/></text:h>
      <text:p text:style-name="P41">Alates versioonist 1.6.0 on kasutusel uus versioon DVK konteinerist. Seoses uue versiooni kasutuselevõtuga tekkisid ka uued nimeruumid manuaalsete metaandmete ja dokumenti kirjeldavate elementide jaoks. DVK konteineri uus versioon (2) töötab paralleelselt vanema versiooniga (1). Olenevalt päringu versioonist on kasutusel kas DVK konteineri versioon 1 või 2.</text:p>
      <text:h text:style-name="P129" text:outline-level="2"><text:bookmark-end text:name="_Toc115025268"/><text:bookmark-end text:name="_Toc115016781"/><text:bookmark-start text:name="_Toc258826372"/><text:bookmark-start text:name="_Toc257804325"/><text:bookmark-start text:name="_Toc257709355"/><text:bookmark-start text:name="_Toc256702657"/><text:bookmark-start text:name="_Toc259177108"/><text:bookmark-start text:name="_Toc259625929"/><text:bookmark-start text:name="_Toc259627302"/><text:bookmark-start text:name="_Toc259627584"/><text:bookmark-start text:name="_Toc259699117"/><text:bookmark-start text:name="_Toc259700008"/><text:bookmark-start text:name="_Toc259700587"/>Automaatsed metaandme<text:bookmark-end text:name="_Toc258826372"/><text:bookmark-end text:name="_Toc257804325"/><text:bookmark-end text:name="_Toc257709355"/><text:bookmark-end text:name="_Toc256702657"/><text:bookmark-end text:name="_Toc259177108"/><text:bookmark-end text:name="_Toc259625929"/><text:bookmark-end text:name="_Toc259627302"/><text:bookmark-end text:name="_Toc259627584"/><text:bookmark-end text:name="_Toc259699117"/><text:bookmark-end text:name="_Toc259700008"/><text:bookmark-end text:name="_Toc259700587"/>d</text:h>
      <text:p text:style-name="P41">Automaatsete metaandmete koosseis ei muutunud seoses DVK konteineri versiooni 2 kasutuselevõtuga.</text:p>
      <text:p text:style-name="Code"><text:span text:style-name="Default_20_Paragraph_20_Font"><text:span text:style-name="T2">Nimeruumi väärtuseks on: </text:span></text:span><text:span text:style-name="Default_20_Paragraph_20_Font"><text:span text:style-name="T26">http://www.riik.ee/schemas/dhl-meta-automatic</text:span></text:span></text:p>
      <text:p text:style-name="P94">XML skeemifaili asukoht on: <text:span text:style-name="T26">http://www.riik.ee/schemas/dhl/dhl-meta-automatic.xsd</text:span></text:p>
      <text:h text:style-name="P129" text:outline-level="2"><text:bookmark-start text:name="_Toc258826373"/><text:bookmark-start text:name="_Toc257804326"/><text:bookmark-start text:name="_Toc257709356"/><text:bookmark-start text:name="_Toc256702658"/><text:bookmark-start text:name="_Toc259177109"/><text:bookmark-start text:name="_Toc259625930"/><text:bookmark-start text:name="_Toc259627303"/><text:bookmark-start text:name="_Toc259627585"/><text:bookmark-start text:name="_Toc259699118"/><text:bookmark-start text:name="_Toc259700009"/><text:bookmark-start text:name="_Toc259700588"/>Manuaalsed metaandme<text:bookmark-end text:name="_Toc258826373"/><text:bookmark-end text:name="_Toc257804326"/><text:bookmark-end text:name="_Toc257709356"/><text:bookmark-end text:name="_Toc256702658"/><text:bookmark-end text:name="_Toc259177109"/><text:bookmark-end text:name="_Toc259625930"/><text:bookmark-end text:name="_Toc259627303"/><text:bookmark-end text:name="_Toc259627585"/><text:bookmark-end text:name="_Toc259699118"/><text:bookmark-end text:name="_Toc259700009"/><text:bookmark-end text:name="_Toc259700588"/>d</text:h>
      <text:p text:style-name="P41">Manuaalsete metaandmete koosseis muutus seoses DVK konteineri versiooni 2 kasutuselevõtuga:</text:p>
      <text:p text:style-name="Code"><text:span text:style-name="Default_20_Paragraph_20_Font"><text:span text:style-name="T2">DVK konteineri versioon 1 puhul:</text:span></text:span></text:p>
      <text:list xml:id="list29266024" text:style-name="L27">
        <text:list-item>
          <text:p text:style-name="P151"><text:span text:style-name="Default_20_Paragraph_20_Font"><text:span text:style-name="T2">Nimeruumi väärtuseks on: </text:span></text:span><text:span text:style-name="Default_20_Paragraph_20_Font"><text:span text:style-name="T20">http://www.riik.ee/schemas/dhl-meta-manual</text:span></text:span></text:p>
        </text:list-item>
        <text:list-item>
          <text:p text:style-name="P95"><text:span text:style-name="Default_20_Paragraph_20_Font">XML skeemifaili asukoht on: </text:span><text:span text:style-name="Default_20_Paragraph_20_Font">http://www.riik.ee/schemas/dhl/dhl-meta-manual.xsd</text:span></text:p>
        </text:list-item>
      </text:list>
      <text:p text:style-name="Code"><text:span text:style-name="Default_20_Paragraph_20_Font"><text:span text:style-name="T2">DVK konteineri versioon 2 puhul:</text:span></text:span></text:p>
      <text:list xml:id="list29270040" text:style-name="L28">
        <text:list-item>
          <text:p text:style-name="P152"><text:span text:style-name="Default_20_Paragraph_20_Font"><text:span text:style-name="T2">Nimeruumi väärtuseks on: </text:span></text:span><text:span text:style-name="Default_20_Paragraph_20_Font"><text:span text:style-name="T20">http://www.riik.ee/schemas/dhl-meta-manual/2010/r1</text:span></text:span></text:p>
        </text:list-item>
        <text:list-item>
          <text:p text:style-name="P96">XML skeemifaili asukoht on: <text:span text:style-name="T26">http://www.riik.ee/schemas/dhl/dhl-meta-</text:span><text:span text:style-name="Default_20_Paragraph_20_Font"><text:span text:style-name="T26">manual</text:span></text:span><text:span text:style-name="T26">.2010.r1.xsd</text:span></text:p>
        </text:list-item>
      </text:list>
      <text:h text:style-name="P129" text:outline-level="2"><text:bookmark-start text:name="_Toc258826374"/><text:bookmark-start text:name="_Toc257804327"/><text:bookmark-start text:name="_Toc257709357"/><text:bookmark-start text:name="_Toc256702659"/><text:bookmark-start text:name="_Toc259177110"/><text:bookmark-start text:name="_Toc259625931"/><text:bookmark-start text:name="_Toc259627304"/><text:bookmark-start text:name="_Toc259627586"/><text:bookmark-start text:name="_Toc259699119"/><text:bookmark-start text:name="_Toc259700010"/><text:bookmark-start text:name="_Toc259700589"/>DVK dokumen<text:bookmark-end text:name="_Toc258826374"/><text:bookmark-end text:name="_Toc257804327"/><text:bookmark-end text:name="_Toc257709357"/><text:bookmark-end text:name="_Toc256702659"/><text:bookmark-end text:name="_Toc259177110"/><text:bookmark-end text:name="_Toc259625931"/><text:bookmark-end text:name="_Toc259627304"/><text:bookmark-end text:name="_Toc259627586"/><text:bookmark-end text:name="_Toc259699119"/><text:bookmark-end text:name="_Toc259700010"/><text:bookmark-end text:name="_Toc259700589"/>t</text:h>
      <text:p text:style-name="P41">Dokumendi andmete koosseis muutus seoses DVK konteineri versiooni 2 kasutuselevõtuga. Toimivad järgmised nimeruumid:</text:p>
      <text:p text:style-name="Body_20_Text"><text:span text:style-name="Default_20_Paragraph_20_Font"><text:span text:style-name="T2">DVK konteineri versioon 1 puhul:</text:span></text:span></text:p>
      <text:list xml:id="list29274416" text:style-name="L29">
        <text:list-item>
          <text:p text:style-name="P138"><text:span text:style-name="Default_20_Paragraph_20_Font"><text:span text:style-name="T35">Nimeruumi väärtuseks on: </text:span></text:span><text:span text:style-name="Default_20_Paragraph_20_Font"><text:span text:style-name="T20">http://www.riik.ee/schemas/dhl </text:span></text:span></text:p>
        </text:list-item>
      </text:list>
      <text:list xml:id="list29392991" text:continue-list="list29266024" text:style-name="L27">
        <text:list-item>
          <text:p text:style-name="P95"><text:span text:style-name="Default_20_Paragraph_20_Font"><text:span text:style-name="T36">XML skeemifaili asukoht on: </text:span></text:span><text:span text:style-name="Default_20_Paragraph_20_Font"><text:span text:style-name="T27">http://www.riik.ee/schemas/dhl/dhl.xsd</text:span></text:span></text:p>
        </text:list-item>
      </text:list>
      <text:p text:style-name="Body_20_Text"><text:span text:style-name="Default_20_Paragraph_20_Font"><text:span text:style-name="T2">DVK konteineri versioon 2 puhul:</text:span></text:span></text:p>
      <text:list xml:id="list29290403" text:style-name="L30">
        <text:list-item>
          <text:p text:style-name="P139"><text:span text:style-name="Default_20_Paragraph_20_Font"><text:span text:style-name="T35">Nimeruumi väärtuseks on: </text:span></text:span><text:span text:style-name="Default_20_Paragraph_20_Font"><text:span text:style-name="T20">http://www.riik.ee/schemas/dhl/2010/r1</text:span></text:span></text:p>
        </text:list-item>
      </text:list>
      <text:list xml:id="list29382619" text:continue-list="list29392991" text:style-name="L27">
        <text:list-item>
          <text:p text:style-name="P97"><text:span text:style-name="Default_20_Paragraph_20_Font"><text:span text:style-name="T37">XML skeemifaili asukoht on: </text:span></text:span><text:span text:style-name="Default_20_Paragraph_20_Font"><text:span text:style-name="T28">http://www.riik.ee/schemas/dhl/dhl.2010.r1.xsd</text:span></text:span></text:p>
        </text:list-item>
      </text:list>
      <text:h text:style-name="P129" text:outline-level="2"><text:bookmark-start text:name="_Toc258826375"/><text:bookmark-start text:name="_Toc257804328"/><text:bookmark-start text:name="_Toc257709358"/><text:bookmark-start text:name="_Toc256702660"/><text:bookmark-start text:name="_Toc115025271"/><text:bookmark-start text:name="_Toc115016784"/><text:bookmark-start text:name="_Toc259177111"/><text:bookmark-start text:name="_Toc259625932"/><text:bookmark-start text:name="_Toc259627305"/><text:bookmark-start text:name="_Toc259627587"/><text:bookmark-start text:name="_Toc259699120"/><text:bookmark-start text:name="_Toc259700011"/><text:bookmark-start text:name="_Toc259700590"/>Päringute WSDL kirjeldus<text:bookmark-end text:name="_Toc258826375"/><text:bookmark-end text:name="_Toc257804328"/><text:bookmark-end text:name="_Toc257709358"/><text:bookmark-end text:name="_Toc256702660"/><text:bookmark-end text:name="_Toc115025271"/><text:bookmark-end text:name="_Toc115016784"/><text:bookmark-end text:name="_Toc259177111"/><text:bookmark-end text:name="_Toc259625932"/><text:bookmark-end text:name="_Toc259627305"/><text:bookmark-end text:name="_Toc259627587"/><text:bookmark-end text:name="_Toc259699120"/><text:bookmark-end text:name="_Toc259700011"/><text:bookmark-end text:name="_Toc259700590"/></text:h>
      <text:p text:style-name="P6">Päringute WSDL kirjeldus asub failis dhl.wsdl. See fail asub DVK serveri paketis juurkaustas. SVN-is: <text:a xlink:type="simple" xlink:href="https://svn.eesti.ee/projektid/dvk/server/trunk/src/main/webapp/dhl.wsdl">https://svn.eesti.ee/projektid/dvk/server/trunk/src/main/webapp/dhl.wsdl</text:a><text:bookmark-start text:name="_Toc256702661"/></text:p>
      <text:p text:style-name="P10"/>
      <text:h text:style-name="P128" text:outline-level="1" text:is-list-header="true"><text:span text:style-name="Heading_20_1_20_Char"><text:span text:style-name="T31">LISA 2: &lt;dokument&gt; XML struktuuri kasutusnäide (DVK konteineri versioon 1)</text:span></text:span><text:bookmark-end text:name="_Toc256702661"/></text:h>
      <text:p text:style-name="P11"/>
      <text:p text:style-name="P22"><text:span text:style-name="Default_20_Paragraph_20_Font"><text:span text:style-name="T57">&lt;</text:span></text:span><text:span text:style-name="Default_20_Paragraph_20_Font"><text:span text:style-name="T60">dhl:dokument</text:span></text:span><text:span text:style-name="Default_20_Paragraph_20_Font"><text:span text:style-name="T67"> </text:span></text:span><text:span text:style-name="Default_20_Paragraph_20_Font"><text:span text:style-name="T60">xmlns</text:span></text:span><text:span text:style-name="Default_20_Paragraph_20_Font"><text:span text:style-name="T67">:</text:span></text:span><text:span text:style-name="Default_20_Paragraph_20_Font"><text:span text:style-name="T64">dhl</text:span></text:span><text:span text:style-name="Default_20_Paragraph_20_Font"><text:span text:style-name="T57">="http://www.riik.ee/schemas/dhl" dhl:schemaLocation=““&gt;</text:span></text:span></text:p>
      <text:p text:style-name="P22"><text:span text:style-name="Default_20_Paragraph_20_Font"><text:span text:style-name="T25"><text:s text:c="2"/></text:span></text:span><text:span text:style-name="Default_20_Paragraph_20_Font"><text:span text:style-name="T57">&lt;</text:span></text:span><text:span text:style-name="Default_20_Paragraph_20_Font"><text:span text:style-name="T60">dhl:metainfo</text:span></text:span><text:span text:style-name="Default_20_Paragraph_20_Font"><text:span text:style-name="T67"> </text:span></text:span><text:span text:style-name="Default_20_Paragraph_20_Font"><text:span text:style-name="T60">xmlns</text:span></text:span><text:span text:style-name="Default_20_Paragraph_20_Font"><text:span text:style-name="T67">:</text:span></text:span><text:span text:style-name="Default_20_Paragraph_20_Font"><text:span text:style-name="T64">ma</text:span></text:span><text:span text:style-name="Default_20_Paragraph_20_Font"><text:span text:style-name="T57">="http://www.riik.ee/schemas/dhl-meta-automatic" ma:schemaLocation=“</text:span></text:span> <text:span text:style-name="Default_20_Paragraph_20_Font"><text:span text:style-name="T57">http://www.riik.ee/schemas/</text:span></text:span><text:span text:style-name="Default_20_Paragraph_20_Font"><text:span text:style-name="T57">dhl/dhl-meta-automatic.xsd“</text:span></text:span></text:p>
      <text:p text:style-name="P22"><text:span text:style-name="Default_20_Paragraph_20_Font"><text:span text:style-name="T57"><text:s/></text:span></text:span><text:span text:style-name="Default_20_Paragraph_20_Font"><text:span text:style-name="T60">xmlns</text:span></text:span><text:span text:style-name="Default_20_Paragraph_20_Font"><text:span text:style-name="T67">:</text:span></text:span><text:span text:style-name="Default_20_Paragraph_20_Font"><text:span text:style-name="T64">mm</text:span></text:span><text:span text:style-name="Default_20_Paragraph_20_Font"><text:span text:style-name="T57">="http://www.riik.ee/schemas/dhl-meta-manual" mm:schemaLocation=“</text:span></text:span> <text:span text:style-name="Default_20_Paragraph_20_Font"><text:span text:style-name="T57">http://www.riik.ee/schemas/dhl/dhl-meta-manual.xsd“&gt;</text:span></text:span></text:p>
      <text:p text:style-name="P15"><text:s text:c="8"/></text:p>
      <text:p text:style-name="P22"><text:span text:style-name="Default_20_Paragraph_20_Font"><text:span text:style-name="T25"><text:s text:c="4"/></text:span></text:span><text:span text:style-name="Default_20_Paragraph_20_Font"><text:span text:style-name="T68">&lt;!— Seda osa pole ise vaja täita, selle täidab DVK väljuval sõnumil ise --&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id</text:span></text:span><text:span text:style-name="Default_20_Paragraph_20_Font"><text:span text:style-name="T57">&gt;</text:span></text:span><text:span text:style-name="Default_20_Paragraph_20_Font"><text:span text:style-name="T25">100</text:span></text:span><text:span text:style-name="Default_20_Paragraph_20_Font"><text:span text:style-name="T57">&lt;/</text:span></text:span><text:span text:style-name="Default_20_Paragraph_20_Font"><text:span text:style-name="T60">ma:dhl_i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bumisviis</text:span></text:span><text:span text:style-name="Default_20_Paragraph_20_Font"><text:span text:style-name="T57">&gt;</text:span></text:span><text:span text:style-name="Default_20_Paragraph_20_Font"><text:span text:style-name="T25">xtee</text:span></text:span><text:span text:style-name="Default_20_Paragraph_20_Font"><text:span text:style-name="T57">&lt;/</text:span></text:span><text:span text:style-name="Default_20_Paragraph_20_Font"><text:span text:style-name="T60">ma:dhl_saabumisviis</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bumisaeg</text:span></text:span><text:span text:style-name="Default_20_Paragraph_20_Font"><text:span text:style-name="T57">&gt;</text:span></text:span><text:span text:style-name="Default_20_Paragraph_20_Font"><text:span text:style-name="T25">2006-03-16T14:11:23+02:00</text:span></text:span><text:span text:style-name="Default_20_Paragraph_20_Font"><text:span text:style-name="T57">&lt;/</text:span></text:span><text:span text:style-name="Default_20_Paragraph_20_Font"><text:span text:style-name="T60">ma:dhl_saabumisaeg</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tmisviis</text:span></text:span><text:span text:style-name="Default_20_Paragraph_20_Font"><text:span text:style-name="T57">&gt;</text:span></text:span><text:span text:style-name="Default_20_Paragraph_20_Font"><text:span text:style-name="T25">xtee</text:span></text:span><text:span text:style-name="Default_20_Paragraph_20_Font"><text:span text:style-name="T57">&lt;/</text:span></text:span><text:span text:style-name="Default_20_Paragraph_20_Font"><text:span text:style-name="T60">ma:dhl_saatmisviis</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tmisaeg</text:span></text:span><text:span text:style-name="Default_20_Paragraph_20_Font"><text:span text:style-name="T57">&gt;</text:span></text:span><text:span text:style-name="Default_20_Paragraph_20_Font"><text:span text:style-name="T25">2006-03-15T18:17:00+02:00</text:span></text:span><text:span text:style-name="Default_20_Paragraph_20_Font"><text:span text:style-name="T57">&lt;/</text:span></text:span><text:span text:style-name="Default_20_Paragraph_20_Font"><text:span text:style-name="T60">ma:dhl_</text:span></text:span><text:span text:style-name="Default_20_Paragraph_20_Font"><text:span text:style-name="T60">saatmisaeg</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tja_asutuse_nr</text:span></text:span><text:span text:style-name="Default_20_Paragraph_20_Font"><text:span text:style-name="T57">&gt;</text:span></text:span><text:span text:style-name="Default_20_Paragraph_20_Font"><text:span text:style-name="T25">12345678</text:span></text:span><text:span text:style-name="Default_20_Paragraph_20_Font"><text:span text:style-name="T57">&lt;/</text:span></text:span><text:span text:style-name="Default_20_Paragraph_20_Font"><text:span text:style-name="T60">ma:dhl_saatja_asutuse_n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tja_isikukood</text:span></text:span><text:span text:style-name="Default_20_Paragraph_20_Font"><text:span text:style-name="T57">&gt;</text:span></text:span><text:span text:style-name="Default_20_Paragraph_20_Font"><text:span text:style-name="T25">37501010001</text:span></text:span><text:span text:style-name="Default_20_Paragraph_20_Font"><text:span text:style-name="T57">&lt;/</text:span></text:span><text:span text:style-name="Default_20_Paragraph_20_Font"><text:span text:style-name="T60">ma:dhl_saatja_isikukoo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ja_asutuse_nr</text:span></text:span><text:span text:style-name="Default_20_Paragraph_20_Font"><text:span text:style-name="T57">&gt;</text:span></text:span><text:span text:style-name="Default_20_Paragraph_20_Font"><text:span text:style-name="T25">87654321</text:span></text:span><text:span text:style-name="Default_20_Paragraph_20_Font"><text:span text:style-name="T57">&lt;/</text:span></text:span><text:span text:style-name="Default_20_Paragraph_20_Font"><text:span text:style-name="T60">ma:dhl_saaja_asutuse_n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ja_isikukood</text:span></text:span><text:span text:style-name="Default_20_Paragraph_20_Font"><text:span text:style-name="T57">&gt;</text:span></text:span><text:span text:style-name="Default_20_Paragraph_20_Font"><text:span text:style-name="T25">37005050005</text:span></text:span><text:span text:style-name="Default_20_Paragraph_20_Font"><text:span text:style-name="T57">&lt;/</text:span></text:span><text:span text:style-name="Default_20_Paragraph_20_Font"><text:span text:style-name="T60">ma:dhl_saaja_isikukoo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tja_epost</text:span></text:span><text:span text:style-name="Default_20_Paragraph_20_Font"><text:span text:style-name="T57">&gt;</text:span></text:span><text:span text:style-name="Default_20_Paragraph_20_Font"><text:span text:style-name="T25">hunt.kriimsilm@kuivendus.ee</text:span></text:span><text:span text:style-name="Default_20_Paragraph_20_Font"><text:span text:style-name="T57">&lt;/</text:span></text:span><text:span text:style-name="Default_20_Paragraph_20_Font"><text:span text:style-name="T60">ma:dhl_saatja_epos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saaja_epost</text:span></text:span><text:span text:style-name="Default_20_Paragraph_20_Font"><text:span text:style-name="T57">&gt;</text:span></text:span><text:span text:style-name="Default_20_Paragraph_20_Font"><text:span text:style-name="T25">karupoeg.puhh@vallavalitsus.ee</text:span></text:span><text:span text:style-name="Default_20_Paragraph_20_Font"><text:span text:style-name="T57">&lt;/</text:span></text:span><text:span text:style-name="Default_20_Paragraph_20_Font"><text:span text:style-name="T60">ma:dhl_saaja_epos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a:dhl_kaust</text:span></text:span><text:span text:style-name="Default_20_Paragraph_20_Font"><text:span text:style-name="T57">&gt;</text:span></text:span><text:span text:style-name="Default_20_Paragraph_20_Font"><text:span text:style-name="T25">/KIRJAD</text:span></text:span><text:span text:style-name="Default_20_Paragraph_20_Font"><text:span text:style-name="T57">&lt;/</text:span></text:span><text:span text:style-name="Default_20_Paragraph_20_Font"><text:span text:style-name="T60">ma:dhl_kaus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68">&lt;!— Automaatselt täidetava osa lõpp </text:span></text:span><text:span text:style-name="Default_20_Paragraph_20_Font"><text:span text:style-name="T68">--&gt;</text:span></text:span></text:p>
      <text:p text:style-name="P21"><text:s text:c="4"/></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asutuse_nr</text:span></text:span><text:span text:style-name="Default_20_Paragraph_20_Font"><text:span text:style-name="T57">&gt;</text:span></text:span><text:span text:style-name="Default_20_Paragraph_20_Font"><text:span text:style-name="T25">12345678</text:span></text:span><text:span text:style-name="Default_20_Paragraph_20_Font"><text:span text:style-name="T57">&lt;/</text:span></text:span><text:span text:style-name="Default_20_Paragraph_20_Font"><text:span text:style-name="T60">mm:koostaja_asutuse_n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ja_asutuse_nr</text:span></text:span><text:span text:style-name="Default_20_Paragraph_20_Font"><text:span text:style-name="T57">&gt;</text:span></text:span><text:span text:style-name="Default_20_Paragraph_20_Font"><text:span text:style-name="T25">87654321</text:span></text:span><text:span text:style-name="Default_20_Paragraph_20_Font"><text:span text:style-name="T57">&lt;/</text:span></text:span><text:span text:style-name="Default_20_Paragraph_20_Font"><text:span text:style-name="T60">mm:saaja_asutuse_n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dokumendinimi</text:span></text:span><text:span text:style-name="Default_20_Paragraph_20_Font"><text:span text:style-name="T57">&gt;</text:span></text:span><text:span text:style-name="Default_20_Paragraph_20_Font"><text:span text:style-name="T25">Kaeveloa taotlus, H. Kriimsilm</text:span></text:span><text:span text:style-name="Default_20_Paragraph_20_Font"><text:span text:style-name="T57">&lt;/</text:span></text:span><text:span text:style-name="Default_20_Paragraph_20_Font"><text:span text:style-name="T60">mm:koostaja_dokumendi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dokumendityyp</text:span></text:span><text:span text:style-name="Default_20_Paragraph_20_Font"><text:span text:style-name="T57">&gt;</text:span></text:span><text:span text:style-name="Default_20_Paragraph_20_Font"><text:span text:style-name="T25">Taotlus</text:span></text:span><text:span text:style-name="Default_20_Paragraph_20_Font"><text:span text:style-name="T57">&lt;</text:span></text:span><text:span text:style-name="Default_20_Paragraph_20_Font"><text:span text:style-name="T57">/</text:span></text:span><text:span text:style-name="Default_20_Paragraph_20_Font"><text:span text:style-name="T60">mm:koostaja_dokumendityyp</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dokumendinr</text:span></text:span><text:span text:style-name="Default_20_Paragraph_20_Font"><text:span text:style-name="T57">&gt;</text:span></text:span><text:span text:style-name="Default_20_Paragraph_20_Font"><text:span text:style-name="T25">A-101</text:span></text:span><text:span text:style-name="Default_20_Paragraph_20_Font"><text:span text:style-name="T57">&lt;/</text:span></text:span><text:span text:style-name="Default_20_Paragraph_20_Font"><text:span text:style-name="T60">mm:koostaja_dokumendin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failinimi</text:span></text:span><text:span text:style-name="Default_20_Paragraph_20_Font"><text:span text:style-name="T57">&gt;</text:span></text:span><text:span text:style-name="Default_20_Paragraph_20_Font"><text:span text:style-name="T25">taotlus_hkriimsilm_110306.doc</text:span></text:span><text:span text:style-name="Default_20_Paragraph_20_Font"><text:span text:style-name="T57">&lt;/</text:span></text:span><text:span text:style-name="Default_20_Paragraph_20_Font"><text:span text:style-name="T60">mm:koostaja_faili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kataloog</text:span></text:span><text:span text:style-name="Default_20_Paragraph_20_Font"><text:span text:style-name="T57">&gt;</text:span></text:span><text:span text:style-name="Default_20_Paragraph_20_Font"><text:span text:style-name="T25">/home/users/kriimsilm/dokumendid</text:span></text:span><text:span text:style-name="Default_20_Paragraph_20_Font"><text:span text:style-name="T57">&lt;/</text:span></text:span><text:span text:style-name="Default_20_Paragraph_20_Font"><text:span text:style-name="T60">mm:koostaja_kataloog</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votmesona</text:span></text:span><text:span text:style-name="Default_20_Paragraph_20_Font"><text:span text:style-name="T57">&gt;</text:span></text:span><text:span text:style-name="Default_20_Paragraph_20_Font"><text:span text:style-name="T25">taotlus, kraav</text:span></text:span><text:span text:style-name="Default_20_Paragraph_20_Font"><text:span text:style-name="T57">&lt;/</text:span></text:span><text:span text:style-name="Default_20_Paragraph_20_Font"><text:span text:style-name="T60">mm:koostaja_votmesona</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kokkuvote</text:span></text:span><text:span text:style-name="Default_20_Paragraph_20_Font"><text:span text:style-name="T57">&gt;</text:span></text:span></text:p>
      <text:p text:style-name="P22"><text:span text:style-name="Default_20_Paragraph_20_Font"><text:span text:style-name="T57"><text:s text:c="6"/></text:span></text:span><text:span text:style-name="Default_20_Paragraph_20_Font"><text:span text:style-name="T25">Kaeveloa taotlus 200m kraavi kaevamiseks kahe kinnistu</text:span></text:span></text:p>
      <text:p text:style-name="P15"><text:s text:c="6"/>piirile N maakonna X vallas.</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kokkuvote</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kuupaev</text:span></text:span><text:span text:style-name="Default_20_Paragraph_20_Font"><text:span text:style-name="T57">&gt;</text:span></text:span><text:span text:style-name="Default_20_Paragraph_20_Font"><text:span text:style-name="T25">2006-02-11T14:11:23+02:00</text:span></text:span><text:span text:style-name="Default_20_Paragraph_20_Font"><text:span text:style-name="T57">&lt;/</text:span></text:span><text:span text:style-name="Default_20_Paragraph_20_Font"><text:span text:style-name="T60">mm:koostaja_kuupaev</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asutuse_nimi</text:span></text:span><text:span text:style-name="Default_20_Paragraph_20_Font"><text:span text:style-name="T57">&gt;</text:span></text:span><text:span text:style-name="Default_20_Paragraph_20_Font"><text:span text:style-name="T25">Kuivendusekspert OÜ</text:span></text:span><text:span text:style-name="Default_20_Paragraph_20_Font"><text:span text:style-name="T57">&lt;/</text:span></text:span><text:span text:style-name="Default_20_Paragraph_20_Font"><text:span text:style-name="T60">mm:koostaja_asutuse_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koostaja_asutuse_kontakt</text:span></text:span><text:span text:style-name="Default_20_Paragraph_20_Font"><text:span text:style-name="T57">&gt;</text:span></text:span><text:span text:style-name="Default_20_Paragraph_20_Font"><text:span text:style-name="T25">6 543 210</text:span></text:span><text:span text:style-name="Default_20_Paragraph_20_Font"><text:span text:style-name="T57">&lt;/</text:span></text:span><text:span text:style-name="Default_20_Paragraph_20_Font"><text:span text:style-name="T60">mm:koostaja_asutuse_kontak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autori_osakond</text:span></text:span><text:span text:style-name="Default_20_Paragraph_20_Font"><text:span text:style-name="T57">&gt;</text:span></text:span><text:span text:style-name="Default_20_Paragraph_20_Font"><text:span text:style-name="T25">Projekteerimisosakond</text:span></text:span><text:span text:style-name="Default_20_Paragraph_20_Font"><text:span text:style-name="T57">&lt;/</text:span></text:span><text:span text:style-name="Default_20_Paragraph_20_Font"><text:span text:style-name="T60">mm:autori_os</text:span></text:span><text:span text:style-name="Default_20_Paragraph_20_Font"><text:span text:style-name="T60">akon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autori_isikukood</text:span></text:span><text:span text:style-name="Default_20_Paragraph_20_Font"><text:span text:style-name="T57">&gt;</text:span></text:span><text:span text:style-name="Default_20_Paragraph_20_Font"><text:span text:style-name="T25">37501010001</text:span></text:span><text:span text:style-name="Default_20_Paragraph_20_Font"><text:span text:style-name="T57">&lt;/</text:span></text:span><text:span text:style-name="Default_20_Paragraph_20_Font"><text:span text:style-name="T60">mm:autori_isikukoo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autori_nimi</text:span></text:span><text:span text:style-name="Default_20_Paragraph_20_Font"><text:span text:style-name="T57">&gt;</text:span></text:span><text:span text:style-name="Default_20_Paragraph_20_Font"><text:span text:style-name="T25">Hunt Kriimsilm</text:span></text:span><text:span text:style-name="Default_20_Paragraph_20_Font"><text:span text:style-name="T57">&lt;/</text:span></text:span><text:span text:style-name="Default_20_Paragraph_20_Font"><text:span text:style-name="T60">mm:autori_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autori_kontakt</text:span></text:span><text:span text:style-name="Default_20_Paragraph_20_Font"><text:span text:style-name="T57">&gt;</text:span></text:span><text:span text:style-name="Default_20_Paragraph_20_Font"><text:span text:style-name="T25">56 123 456</text:span></text:span><text:span text:style-name="Default_20_Paragraph_20_Font"><text:span text:style-name="T57">&lt;/</text:span></text:span><text:span text:style-name="Default_20_Paragraph_20_Font"><text:span text:style-name="T60">mm:autori_kontak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eotud_dokumendinr_koostajal</text:span></text:span><text:span text:style-name="Default_20_Paragraph_20_Font"><text:span text:style-name="T57">&gt;</text:span></text:span><text:span text:style-name="Default_20_Paragraph_20_Font"><text:span text:style-name="T25">B-005</text:span></text:span><text:span text:style-name="Default_20_Paragraph_20_Font"><text:span text:style-name="T57">&lt;/</text:span></text:span><text:span text:style-name="Default_20_Paragraph_20_Font"><text:span text:style-name="T60">mm:seotud_dokumendinr_koostajal</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eotud_dokumendinr_saajal</text:span></text:span><text:span text:style-name="Default_20_Paragraph_20_Font"><text:span text:style-name="T57">&gt;</text:span></text:span><text:span text:style-name="Default_20_Paragraph_20_Font"><text:span text:style-name="T25">KT-2006-14</text:span></text:span><text:span text:style-name="Default_20_Paragraph_20_Font"><text:span text:style-name="T57">&lt;/</text:span></text:span><text:span text:style-name="Default_20_Paragraph_20_Font"><text:span text:style-name="T60">mm:seotud_dokumendinr_saajal</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tja_dokumendinr</text:span></text:span><text:span text:style-name="Default_20_Paragraph_20_Font"><text:span text:style-name="T57">&gt;</text:span></text:span><text:span text:style-name="Default_20_Paragraph_20_Font"><text:span text:style-name="T25">A-101</text:span></text:span><text:span text:style-name="Default_20_Paragraph_20_Font"><text:span text:style-name="T57">&lt;/</text:span></text:span><text:span text:style-name="Default_20_Paragraph_20_Font"><text:span text:style-name="T60">mm:saatja_dokumendin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tja_kuupaev</text:span></text:span><text:span text:style-name="Default_20_Paragraph_20_Font"><text:span text:style-name="T57">&gt;</text:span></text:span><text:span text:style-name="Default_20_Paragraph_20_Font"><text:span text:style-name="T25">2006-02-12T01:02:03+02:00</text:span></text:span><text:span text:style-name="Default_20_Paragraph_20_Font"><text:span text:style-name="T57">&lt;/</text:span></text:span><text:span text:style-name="Default_20_Paragraph_20_Font"><text:span text:style-name="T60">mm:saatja_kuupaev</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tja_asutuse_kontakt</text:span></text:span><text:span text:style-name="Default_20_Paragraph_20_Font"><text:span text:style-name="T57">&gt;</text:span></text:span><text:span text:style-name="Default_20_Paragraph_20_Font"><text:span text:style-name="T25">6 543 210</text:span></text:span><text:span text:style-name="Default_20_Paragraph_20_Font"><text:span text:style-name="T57">&lt;/</text:span></text:span><text:span text:style-name="Default_20_Paragraph_20_Font"><text:span text:style-name="T60">mm:saatja_asutuse_kontak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ja_isikukood</text:span></text:span><text:span text:style-name="Default_20_Paragraph_20_Font"><text:span text:style-name="T57">&gt;</text:span></text:span><text:span text:style-name="Default_20_Paragraph_20_Font"><text:span text:style-name="T25">37005050005</text:span></text:span><text:span text:style-name="Default_20_Paragraph_20_Font"><text:span text:style-name="T57">&lt;/</text:span></text:span><text:span text:style-name="Default_20_Paragraph_20_Font"><text:span text:style-name="T60">mm:saaja_isikukoo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ja_nimi</text:span></text:span><text:span text:style-name="Default_20_Paragraph_20_Font"><text:span text:style-name="T57">&gt;</text:span></text:span><text:span text:style-name="Default_20_Paragraph_20_Font"><text:span text:style-name="T25">Karupoeg Puhh</text:span></text:span><text:span text:style-name="Default_20_Paragraph_20_Font"><text:span text:style-name="T57">&lt;/</text:span></text:span><text:span text:style-name="Default_20_Paragraph_20_Font"><text:span text:style-name="T60">mm:saaja_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ja_osakond</text:span></text:span><text:span text:style-name="Default_20_Paragraph_20_Font"><text:span text:style-name="T57">&gt;</text:span></text:span><text:span text:style-name="Default_20_Paragraph_20_Font"><text:span text:style-name="T25">Maaparandusosakond</text:span></text:span><text:span text:style-name="Default_20_Paragraph_20_Font"><text:span text:style-name="T57">&lt;/</text:span></text:span><text:span text:style-name="Default_20_Paragraph_20_Font"><text:span text:style-name="T60">mm:saaja_osakon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tja_defineeritud</text:span></text:span><text:span text:style-name="Default_20_Paragraph_20_Font"><text:span text:style-name="T67"> </text:span></text:span><text:span text:style-name="Default_20_Paragraph_20_Font"><text:span text:style-name="T60">mm</text:span></text:span><text:span text:style-name="Default_20_Paragraph_20_Font"><text:span text:style-name="T67">:</text:span></text:span><text:span text:style-name="Default_20_Paragraph_20_Font"><text:span text:style-name="T64">valjanimi</text:span></text:span><text:span text:style-name="Default_20_Paragraph_20_Font"><text:span text:style-name="T57">="PlaneeringuNr"&gt;</text:span></text:span><text:span text:style-name="Default_20_Paragraph_20_Font"><text:span text:style-name="T25">1825/1</text:span></text:span><text:span text:style-name="Default_20_Paragraph_20_Font"><text:span text:style-name="T57">&lt;/</text:span></text:span><text:span text:style-name="Default_20_Paragraph_20_Font"><text:span text:style-name="T60">mm:saatja_defineeritud</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mm:saatja_defineeritud</text:span></text:span><text:span text:style-name="Default_20_Paragraph_20_Font"><text:span text:style-name="T67"> </text:span></text:span><text:span text:style-name="Default_20_Paragraph_20_Font"><text:span text:style-name="T60">mm</text:span></text:span><text:span text:style-name="Default_20_Paragraph_20_Font"><text:span text:style-name="T67">:</text:span></text:span><text:span text:style-name="Default_20_Paragraph_20_Font"><text:span text:style-name="T64">valjanimi</text:span></text:span><text:span text:style-name="Default_20_Paragraph_20_Font"><text:span text:style-name="T57">="EhitusloaNr"&gt;</text:span></text:span><text:span text:style-name="Default_20_Paragraph_20_Font"><text:span text:style-name="T25">2005-195</text:span></text:span><text:span text:style-name="Default_20_Paragraph_20_Font"><text:span text:style-name="T57">&lt;/</text:span></text:span><text:span text:style-name="Default_20_Paragraph_20_Font"><text:span text:style-name="T60">mm:saatja_defineeritud</text:span></text:span><text:span text:style-name="Default_20_Paragraph_20_Font"><text:span text:style-name="T57">&gt;</text:span></text:span></text:p>
      <text:p text:style-name="P22"><text:span text:style-name="Default_20_Paragraph_20_Font"><text:span text:style-name="T25"><text:s text:c="2"/></text:span></text:span><text:span text:style-name="Default_20_Paragraph_20_Font"><text:span text:style-name="T57">&lt;/</text:span></text:span><text:span text:style-name="Default_20_Paragraph_20_Font"><text:span text:style-name="T60">dhl:metainfo</text:span></text:span><text:span text:style-name="Default_20_Paragraph_20_Font"><text:span text:style-name="T57">&gt;</text:span></text:span></text:p>
      <text:p text:style-name="P22"><text:span text:style-name="Default_20_Paragraph_20_Font"><text:span text:style-name="T25"><text:s text:c="2"/></text:span></text:span><text:span text:style-name="Default_20_Paragraph_20_Font"><text:span text:style-name="T57">&lt;</text:span></text:span><text:span text:style-name="Default_20_Paragraph_20_Font"><text:span text:style-name="T60">dhl:transport</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dhl:saatja</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regnr</text:span></text:span><text:span text:style-name="Default_20_Paragraph_20_Font"><text:span text:style-name="T57">&gt;</text:span></text:span><text:span text:style-name="Default_20_Paragraph_20_Font"><text:span text:style-name="T25">12345678</text:span></text:span><text:span text:style-name="Default_20_Paragraph_20_Font"><text:span text:style-name="T57">&lt;/</text:span></text:span><text:span text:style-name="Default_20_Paragraph_20_Font"><text:span text:style-name="T60">dhl:regnr</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isikukood</text:span></text:span><text:span text:style-name="Default_20_Paragraph_20_Font"><text:span text:style-name="T57">&gt;</text:span></text:span><text:span text:style-name="Default_20_Paragraph_20_Font"><text:span text:style-name="T25">37501010001</text:span></text:span><text:span text:style-name="Default_20_Paragraph_20_Font"><text:span text:style-name="T57">&lt;/</text:span></text:span><text:span text:style-name="Default_20_Paragraph_20_Font"><text:span text:style-name="T60">dhl:isikukood</text:span></text:span><text:span text:style-name="Default_20_Paragraph_20_Font"><text:span text:style-name="T57">&gt;</text:span></text:span></text:p>
      <text:p text:style-name="P22"><text:span text:style-name="Default_20_Paragraph_20_Font"><text:span text:style-name="T57"><text:s/></text:span></text:span><text:span text:style-name="Default_20_Paragraph_20_Font"><text:span text:style-name="T57"><text:s text:c="5"/>&lt;</text:span></text:span><text:span text:style-name="Default_20_Paragraph_20_Font"><text:span text:style-name="T60">dhl:ametikoha_kood</text:span></text:span><text:span text:style-name="Default_20_Paragraph_20_Font"><text:span text:style-name="T57">&gt;</text:span></text:span><text:span text:style-name="Default_20_Paragraph_20_Font"><text:span text:style-name="T25">171</text:span></text:span><text:span text:style-name="Default_20_Paragraph_20_Font"><text:span text:style-name="T57">&lt;/</text:span></text:span><text:span text:style-name="Default_20_Paragraph_20_Font"><text:span text:style-name="T60">dhl:ametikoha_kood</text:span></text:span><text:span text:style-name="Default_20_Paragraph_20_Font"><text:span text:style-name="T57">&gt;</text:span></text:span></text:p>
      <text:p text:style-name="P22"><text:span text:style-name="Default_20_Paragraph_20_Font"><text:span text:style-name="T57"><text:s text:c="6"/>&lt;</text:span></text:span><text:span text:style-name="Default_20_Paragraph_20_Font"><text:span text:style-name="T60">dhl:ametikoha_nimetus</text:span></text:span><text:span text:style-name="Default_20_Paragraph_20_Font"><text:span text:style-name="T57">&gt;</text:span></text:span><text:span text:style-name="Default_20_Paragraph_20_Font"><text:span text:style-name="T25">Noorembrigadir</text:span></text:span><text:span text:style-name="Default_20_Paragraph_20_Font"><text:span text:style-name="T57">&lt;/</text:span></text:span><text:span text:style-name="Default_20_Paragraph_20_Font"><text:span text:style-name="T60">dhl:ametikoha_nimetu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epost</text:span></text:span><text:span text:style-name="Default_20_Paragraph_20_Font"><text:span text:style-name="T57">&gt;</text:span></text:span><text:span text:style-name="Default_20_Paragraph_20_Font"><text:span text:style-name="T25">hunt.kriimsilm@kuivendus.ee</text:span></text:span><text:span text:style-name="Default_20_Paragraph_20_Font"><text:span text:style-name="T57">&lt;/</text:span></text:span><text:span text:style-name="Default_20_Paragraph_20_Font"><text:span text:style-name="T60">dhl:epost</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nimi</text:span></text:span><text:span text:style-name="Default_20_Paragraph_20_Font"><text:span text:style-name="T57">&gt;</text:span></text:span><text:span text:style-name="Default_20_Paragraph_20_Font"><text:span text:style-name="T25">Hunt Kriimsilm</text:span></text:span><text:span text:style-name="Default_20_Paragraph_20_Font"><text:span text:style-name="T57">&lt;/</text:span></text:span><text:span text:style-name="Default_20_Paragraph_20_Font"><text:span text:style-name="T60">dhl:nimi</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asutuse_nimi</text:span></text:span><text:span text:style-name="Default_20_Paragraph_20_Font"><text:span text:style-name="T57">&gt;</text:span></text:span><text:span text:style-name="Default_20_Paragraph_20_Font"><text:span text:style-name="T25">Kuivendusekspert OÜ</text:span></text:span><text:span text:style-name="Default_20_Paragraph_20_Font"><text:span text:style-name="T57">&lt;/</text:span></text:span><text:span text:style-name="Default_20_Paragraph_20_Font"><text:span text:style-name="T60">dhl:asutuse_nimi</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allyksuse_kood</text:span></text:span><text:span text:style-name="Default_20_Paragraph_20_Font"><text:span text:style-name="T57">&gt;</text:span></text:span><text:span text:style-name="Default_20_Paragraph_20_Font"><text:span text:style-name="T25">10</text:span></text:span><text:span text:style-name="Default_20_Paragraph_20_Font"><text:span text:style-name="T57">&lt;/</text:span></text:span><text:span text:style-name="Default_20_Paragraph_20_Font"><text:span text:style-name="T60">dhl:allyksuse_kood</text:span></text:span><text:span text:style-name="Default_20_Paragraph_20_Font"><text:span text:style-name="T57">&gt;</text:span></text:span></text:p>
      <text:p text:style-name="P22"><text:soft-page-break/><text:span text:style-name="Default_20_Paragraph_20_Font"><text:span text:style-name="T25"><text:s text:c="6"/></text:span></text:span><text:span text:style-name="Default_20_Paragraph_20_Font"><text:span text:style-name="T57">&lt;</text:span></text:span><text:span text:style-name="Default_20_Paragraph_20_Font"><text:span text:style-name="T60">dhl:allyksuse_nimetus</text:span></text:span><text:span text:style-name="Default_20_Paragraph_20_Font"><text:span text:style-name="T57">&gt;</text:span></text:span><text:span text:style-name="Default_20_Paragraph_20_Font"><text:span text:style-name="T25">Planeerimisosakond</text:span></text:span><text:span text:style-name="Default_20_Paragraph_20_Font"><text:span text:style-name="T57">&lt;/</text:span></text:span><text:span text:style-name="Default_20_Paragraph_20_Font"><text:span text:style-name="T60">dhl:allyksuse_nimetu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osakonna_kood</text:span></text:span><text:span text:style-name="Default_20_Paragraph_20_Font"><text:span text:style-name="T57">&gt;</text:span></text:span><text:span text:style-name="Default_20_Paragraph_20_Font"><text:span text:style-name="T25">1</text:span></text:span><text:span text:style-name="Default_20_Paragraph_20_Font"><text:span text:style-name="T57">&lt;/</text:span></text:span><text:span text:style-name="Default_20_Paragraph_20_Font"><text:span text:style-name="T60">dhl:osakonna_kood</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osakonna_nimi</text:span></text:span><text:span text:style-name="Default_20_Paragraph_20_Font"><text:span text:style-name="T57">&gt;</text:span></text:span><text:span text:style-name="Default_20_Paragraph_20_Font"><text:span text:style-name="T25">Planeerimisosakond</text:span></text:span><text:span text:style-name="Default_20_Paragraph_20_Font"><text:span text:style-name="T57">&lt;/</text:span></text:span><text:span text:style-name="Default_20_Paragraph_20_Font"><text:span text:style-name="T60">dhl</text:span></text:span><text:span text:style-name="Default_20_Paragraph_20_Font"><text:span text:style-name="T60">:osakonna_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dhl:saatja</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dhl:saaja</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regnr</text:span></text:span><text:span text:style-name="Default_20_Paragraph_20_Font"><text:span text:style-name="T57">&gt;</text:span></text:span><text:span text:style-name="Default_20_Paragraph_20_Font"><text:span text:style-name="T25">87654321</text:span></text:span><text:span text:style-name="Default_20_Paragraph_20_Font"><text:span text:style-name="T57">&lt;/</text:span></text:span><text:span text:style-name="Default_20_Paragraph_20_Font"><text:span text:style-name="T60">dhl:regnr</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isikukood</text:span></text:span><text:span text:style-name="Default_20_Paragraph_20_Font"><text:span text:style-name="T57">&gt;</text:span></text:span><text:span text:style-name="Default_20_Paragraph_20_Font"><text:span text:style-name="T25">37005050005</text:span></text:span><text:span text:style-name="Default_20_Paragraph_20_Font"><text:span text:style-name="T57">&lt;/</text:span></text:span><text:span text:style-name="Default_20_Paragraph_20_Font"><text:span text:style-name="T60">dhl:isikukood</text:span></text:span><text:span text:style-name="Default_20_Paragraph_20_Font"><text:span text:style-name="T57">&gt;</text:span></text:span></text:p>
      <text:p text:style-name="P22"><text:span text:style-name="Default_20_Paragraph_20_Font"><text:span text:style-name="T57"><text:s text:c="6"/>&lt;</text:span></text:span><text:span text:style-name="Default_20_Paragraph_20_Font"><text:span text:style-name="T60">dhl:ametikoha_kood</text:span></text:span><text:span text:style-name="Default_20_Paragraph_20_Font"><text:span text:style-name="T57">&gt;</text:span></text:span><text:span text:style-name="Default_20_Paragraph_20_Font"><text:span text:style-name="T25">411</text:span></text:span><text:span text:style-name="Default_20_Paragraph_20_Font"><text:span text:style-name="T57">&lt;/</text:span></text:span><text:span text:style-name="Default_20_Paragraph_20_Font"><text:span text:style-name="T60">dhl:ametikoha_kood</text:span></text:span><text:span text:style-name="Default_20_Paragraph_20_Font"><text:span text:style-name="T57">&gt;</text:span></text:span></text:p>
      <text:p text:style-name="P22"><text:span text:style-name="Default_20_Paragraph_20_Font"><text:span text:style-name="T57"><text:s text:c="6"/>&lt;</text:span></text:span><text:span text:style-name="Default_20_Paragraph_20_Font"><text:span text:style-name="T60">dhl:ametikoha_kood</text:span></text:span><text:span text:style-name="Default_20_Paragraph_20_Font"><text:span text:style-name="T57">&gt;</text:span></text:span><text:span text:style-name="Default_20_Paragraph_20_Font"><text:span text:style-name="T25">Peaspetsialist</text:span></text:span><text:span text:style-name="Default_20_Paragraph_20_Font"><text:span text:style-name="T57">&lt;/</text:span></text:span><text:span text:style-name="Default_20_Paragraph_20_Font"><text:span text:style-name="T60">dhl:ametikoha_kood</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epost</text:span></text:span><text:span text:style-name="Default_20_Paragraph_20_Font"><text:span text:style-name="T57">&gt;</text:span></text:span><text:span text:style-name="Default_20_Paragraph_20_Font"><text:span text:style-name="T25">karupoeg.puhh@vallavalitsus.ee</text:span></text:span><text:span text:style-name="Default_20_Paragraph_20_Font"><text:span text:style-name="T57">&lt;/</text:span></text:span><text:span text:style-name="Default_20_Paragraph_20_Font"><text:span text:style-name="T60">dhl:epost</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nimi</text:span></text:span><text:span text:style-name="Default_20_Paragraph_20_Font"><text:span text:style-name="T57">&gt;</text:span></text:span><text:span text:style-name="Default_20_Paragraph_20_Font"><text:span text:style-name="T25">Karupoeg Puhh</text:span></text:span><text:span text:style-name="Default_20_Paragraph_20_Font"><text:span text:style-name="T57">&lt;/</text:span></text:span><text:span text:style-name="Default_20_Paragraph_20_Font"><text:span text:style-name="T60">dhl:nimi</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asutuse_nimi</text:span></text:span><text:span text:style-name="Default_20_Paragraph_20_Font"><text:span text:style-name="T57">&gt;</text:span></text:span><text:span text:style-name="Default_20_Paragraph_20_Font"><text:span text:style-name="T25">Vallavalitsus</text:span></text:span><text:span text:style-name="Default_20_Paragraph_20_Font"><text:span text:style-name="T57">&lt;/</text:span></text:span><text:span text:style-name="Default_20_Paragraph_20_Font"><text:span text:style-name="T60">dhl:asutuse_nimi</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allyksuse_kood</text:span></text:span><text:span text:style-name="Default_20_Paragraph_20_Font"><text:span text:style-name="T57">&gt;</text:span></text:span><text:span text:style-name="Default_20_Paragraph_20_Font"><text:span text:style-name="T25">7</text:span></text:span><text:span text:style-name="Default_20_Paragraph_20_Font"><text:span text:style-name="T57">&lt;/</text:span></text:span><text:span text:style-name="Default_20_Paragraph_20_Font"><text:span text:style-name="T60">dhl:allyksuse_kood</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allyksuse_nimetus</text:span></text:span><text:span text:style-name="Default_20_Paragraph_20_Font"><text:span text:style-name="T57">&gt;</text:span></text:span><text:span text:style-name="Default_20_Paragraph_20_Font"><text:span text:style-name="T25">Maaparandusosakond</text:span></text:span><text:span text:style-name="Default_20_Paragraph_20_Font"><text:span text:style-name="T57">&lt;/</text:span></text:span><text:span text:style-name="Default_20_Paragraph_20_Font"><text:span text:style-name="T60">dhl:allyksuse_nimetu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osakonna_kood</text:span></text:span><text:span text:style-name="Default_20_Paragraph_20_Font"><text:span text:style-name="T57">&gt;</text:span></text:span><text:span text:style-name="Default_20_Paragraph_20_Font"><text:span text:style-name="T25">MP</text:span></text:span><text:span text:style-name="Default_20_Paragraph_20_Font"><text:span text:style-name="T57">&lt;/</text:span></text:span><text:span text:style-name="Default_20_Paragraph_20_Font"><text:span text:style-name="T60">dhl:osakonna_kood</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dhl:osakonna_nimi</text:span></text:span><text:span text:style-name="Default_20_Paragraph_20_Font"><text:span text:style-name="T57">&gt;</text:span></text:span><text:span text:style-name="Default_20_Paragraph_20_Font"><text:span text:style-name="T25">Maaparandusosakond</text:span></text:span><text:span text:style-name="Default_20_Paragraph_20_Font"><text:span text:style-name="T57">&lt;/</text:span></text:span><text:span text:style-name="Default_20_Paragraph_20_Font"><text:span text:style-name="T60">dhl:osakonna_nimi</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dhl:saaja</text:span></text:span><text:span text:style-name="Default_20_Paragraph_20_Font"><text:span text:style-name="T57">&gt;</text:span></text:span></text:p>
      <text:p text:style-name="P22"><text:span text:style-name="Default_20_Paragraph_20_Font"><text:span text:style-name="T25"><text:s text:c="2"/></text:span></text:span><text:span text:style-name="Default_20_Paragraph_20_Font"><text:span text:style-name="T57">&lt;/</text:span></text:span><text:span text:style-name="Default_20_Paragraph_20_Font"><text:span text:style-name="T60">dhl:transport</text:span></text:span><text:span text:style-name="Default_20_Paragraph_20_Font"><text:span text:style-name="T57">&gt;</text:span></text:span></text:p>
      <text:p text:style-name="P22"><text:span text:style-name="Default_20_Paragraph_20_Font"><text:span text:style-name="T25"><text:s text:c="2"/></text:span></text:span><text:span text:style-name="Default_20_Paragraph_20_Font"><text:span text:style-name="T57">&lt;</text:span></text:span><text:span text:style-name="Default_20_Paragraph_20_Font"><text:span text:style-name="T60">dhl:ajalugu</text:span></text:span><text:span text:style-name="Default_20_Paragraph_20_Font"><text:span text:style-name="T57">/&gt;</text:span></text:span></text:p>
      <text:p text:style-name="P22"><text:span text:style-name="Default_20_Paragraph_20_Font"><text:span text:style-name="T25"><text:s text:c="2"/></text:span></text:span><text:span text:style-name="Default_20_Paragraph_20_Font"><text:span text:style-name="T57">&lt;</text:span></text:span><text:span text:style-name="Default_20_Paragraph_20_Font"><text:span text:style-name="T60">dhl:metaxml</text:span></text:span><text:span text:style-name="Default_20_Paragraph_20_Font"><text:span text:style-name="T16"> </text:span></text:span><text:span text:style-name="Default_20_Paragraph_20_Font"><text:span text:style-name="T60">xmlns</text:span></text:span><text:span text:style-name="Default_20_Paragraph_20_Font"><text:span text:style-name="T57">="http://www.riik.ee/schemas/dhl/rkel_letter"</text:span></text:span></text:p>
      <text:p text:style-name="P22"><text:span text:style-name="Default_20_Paragraph_20_Font"><text:span text:style-name="T64"><text:s text:c="4"/>schemaLocation</text:span></text:span><text:span text:style-name="Default_20_Paragraph_20_Font"><text:span text:style-name="T57">="http://www.riik.ee/schemas/dhl/rkel_letter</text:span></text:span></text:p>
      <text:p text:style-name="P21"><text:s text:c="4"/>http://www.riik.ee/schemas/dhl/rkel_letter.xsd"&gt;</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Addressee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Addresse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Organisation</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organisationName</text:span></text:span><text:span text:style-name="Default_20_Paragraph_20_Font"><text:span text:style-name="T57">&gt;</text:span></text:span><text:span text:style-name="Default_20_Paragraph_20_Font"><text:span text:style-name="T25">Vallavalitsus</text:span></text:span><text:span text:style-name="Default_20_Paragraph_20_Font"><text:span text:style-name="T57">&lt;/</text:span></text:span><text:span text:style-name="Default_20_Paragraph_20_Font"><text:span text:style-name="T60">organisation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departmentName</text:span></text:span><text:span text:style-name="Default_20_Paragraph_20_Font"><text:span text:style-name="T57">&gt;</text:span></text:span><text:span text:style-name="Default_20_Paragraph_20_Font"><text:span text:style-name="T25">Maaparandusosakond</text:span></text:span><text:span text:style-name="Default_20_Paragraph_20_Font"><text:span text:style-name="T57">&lt;/</text:span></text:span><text:span text:style-name="Default_20_Paragraph_20_Font"><text:span text:style-name="T60">departmentNam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Organisation</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span text:style-name="Default_20_Paragraph_20_Font"><text:span text:style-name="T25">Karupoeg</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span text:style-name="Default_20_Paragraph_20_Font"><text:span text:style-name="T25">Puhh</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span text:style-name="Default_20_Paragraph_20_Font"><text:span text:style-name="T25">Peaspetsialist</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span text:style-name="Default_20_Paragraph_20_Font"><text:span text:style-name="T25">karupoeg.puhh@vallavalits</text:span></text:span><text:span text:style-name="Default_20_Paragraph_20_Font"><text:span text:style-name="T25">us.ee</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span text:style-name="Default_20_Paragraph_20_Font"><text:span text:style-name="T25">53 535 353</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Addressee</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Addressees</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Author</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Organisation</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organisationName</text:span></text:span><text:span text:style-name="Default_20_Paragraph_20_Font"><text:span text:style-name="T57">&gt;</text:span></text:span><text:span text:style-name="Default_20_Paragraph_20_Font"><text:span text:style-name="T25">Kuivendusekspert OÜ</text:span></text:span><text:span text:style-name="Default_20_Paragraph_20_Font"><text:span text:style-name="T57">&lt;/</text:span></text:span><text:span text:style-name="Default_20_Paragraph_20_Font"><text:span text:style-name="T60">organisationNam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departmentName</text:span></text:span><text:span text:style-name="Default_20_Paragraph_20_Font"><text:span text:style-name="T57">&gt;</text:span></text:span><text:span text:style-name="Default_20_Paragraph_20_Font"><text:span text:style-name="T25">Planeerimisosakond</text:span></text:span><text:span text:style-name="Default_20_Paragraph_20_Font"><text:span text:style-name="T57">&lt;/</text:span></text:span><text:span text:style-name="Default_20_Paragraph_20_Font"><text:span text:style-name="T60">departmentName</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Organisation</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span text:style-name="Default_20_Paragraph_20_Font"><text:span text:style-name="T25">Hunt</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span text:style-name="Default_20_Paragraph_20_Font"><text:span text:style-name="T25">Kriimsilm</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span text:style-name="Default_20_Paragraph_20_Font"><text:span text:style-name="T25">Noorembrigadir</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span text:style-name="Default_20_Paragraph_20_Font"><text:span text:style-name="T25">hunt.kriimsilm@kuivendus.ee</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span text:style-name="Default_20_Paragraph_20_Font"><text:span text:style-name="T25">6 543 2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Author</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Signature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Signatur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span text:style-name="Default_20_Paragraph_20_Font"><text:span text:style-name="T25">Krokodill</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span text:style-name="Default_20_Paragraph_20_Font"><text:span text:style-name="T25">Gena</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span text:style-name="Default_20_Paragraph_20_Font"><text:span text:style-name="T25">Tegevjuht</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span text:style-name="Default_20_Paragraph_20_Font"><text:span text:style-name="T25">krokodill.gena@kuivendus.ee</text:span></text:span><text:span text:style-name="Default_20_Paragraph_20_Font"><text:span text:style-name="T57">&lt;</text:span></text:span><text:span text:style-name="Default_20_Paragraph_20_Font"><text:span text:style-name="T57">/</text:span></text:span><text:span text:style-name="Default_20_Paragraph_20_Font"><text:span text:style-name="T60">email</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span text:style-name="Default_20_Paragraph_20_Font"><text:span text:style-name="T25">6 543 20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ignatureData</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ignatureDate</text:span></text:span><text:span text:style-name="Default_20_Paragraph_20_Font"><text:span text:style-name="T57">&gt;</text:span></text:span><text:span text:style-name="Default_20_Paragraph_20_Font"><text:span text:style-name="T25">2006-03-11</text:span></text:span><text:span text:style-name="Default_20_Paragraph_20_Font"><text:span text:style-name="T57">&lt;/</text:span></text:span><text:span text:style-name="Default_20_Paragraph_20_Font"><text:span text:style-name="T60">SignatureDat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ignatureTime</text:span></text:span><text:span text:style-name="Default_20_Paragraph_20_Font"><text:span text:style-name="T57">&gt;</text:span></text:span><text:span text:style-name="Default_20_Paragraph_20_Font"><text:span text:style-name="T25">18:11:10</text:span></text:span><text:span text:style-name="Default_20_Paragraph_20_Font"><text:span text:style-name="T57">&lt;/</text:span></text:span><text:span text:style-name="Default_20_Paragraph_20_Font"><text:span text:style-name="T60">SignatureTim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ignatureData</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Signature</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Signatur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span text:style-name="Default_20_Paragraph_20_Font"><text:span text:style-name="T25">Piilupart</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span text:style-name="Default_20_Paragraph_20_Font"><text:span text:style-name="T25">Donald</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p>
      <text:p text:style-name="P22"><text:soft-page-break/><text:span text:style-name="Default_20_Paragraph_20_Font"><text:span text:style-name="T25"><text:s text:c="10"/></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span text:style-name="Default_20_Paragraph_20_Font"><text:span text:style-name="T25">Ehitusjärelvalve inspektor</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span text:style-name="Default_20_Paragraph_20_Font"><text:span text:style-name="T25">piilupart.donald@maavalitsus.ee</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span text:style-name="Default_20_Paragraph_20_Font"><text:span text:style-name="T25">77 43 2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Person</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ignatureData</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ignatureDate</text:span></text:span><text:span text:style-name="Default_20_Paragraph_20_Font"><text:span text:style-name="T57">&gt;</text:span></text:span><text:span text:style-name="Default_20_Paragraph_20_Font"><text:span text:style-name="T25">2006-03-14</text:span></text:span><text:span text:style-name="Default_20_Paragraph_20_Font"><text:span text:style-name="T57">&lt;/</text:span></text:span><text:span text:style-name="Default_20_Paragraph_20_Font"><text:span text:style-name="T60">SignatureDat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ignatureTime</text:span></text:span><text:span text:style-name="Default_20_Paragraph_20_Font"><text:span text:style-name="T57">&gt;</text:span></text:span><text:span text:style-name="Default_20_Paragraph_20_Font"><text:span text:style-name="T25">23:59:59</text:span></text:span><text:span text:style-name="Default_20_Paragraph_20_Font"><text:span text:style-name="T57">&lt;/</text:span></text:span><text:span text:style-name="Default_20_Paragraph_20_Font"><text:span text:style-name="T60">SignatureTim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ignatureData</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Signature</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Signatures</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Compilator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Compilator</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span text:style-name="Default_20_Paragraph_20_Font"><text:span text:style-name="T25">Hunt</text:span></text:span><text:span text:style-name="Default_20_Paragraph_20_Font"><text:span text:style-name="T57">&lt;/</text:span></text:span><text:span text:style-name="Default_20_Paragraph_20_Font"><text:span text:style-name="T60">first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span text:style-name="Default_20_Paragraph_20_Font"><text:span text:style-name="T25">Kriimsilm</text:span></text:span><text:span text:style-name="Default_20_Paragraph_20_Font"><text:span text:style-name="T57">&lt;/</text:span></text:span><text:span text:style-name="Default_20_Paragraph_20_Font"><text:span text:style-name="T60">surnam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span text:style-name="Default_20_Paragraph_20_Font"><text:span text:style-name="T25">Noorembrigadir</text:span></text:span><text:span text:style-name="Default_20_Paragraph_20_Font"><text:span text:style-name="T57">&lt;/</text:span></text:span><text:span text:style-name="Default_20_Paragraph_20_Font"><text:span text:style-name="T60">jobtitl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span text:style-name="Default_20_Paragraph_20_Font"><text:span text:style-name="T25">hunt.kriimsilm@kuivendus.ee</text:span></text:span><text:span text:style-name="Default_20_Paragraph_20_Font"><text:span text:style-name="T57">&lt;/</text:span></text:span><text:span text:style-name="Default_20_Paragraph_20_Font"><text:span text:style-name="T60">email</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span text:style-name="Default_20_Paragraph_20_Font"><text:span text:style-name="T25">6 543 210</text:span></text:span><text:span text:style-name="Default_20_Paragraph_20_Font"><text:span text:style-name="T57">&lt;/</text:span></text:span><text:span text:style-name="Default_20_Paragraph_20_Font"><text:span text:style-name="T60">telephon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Compilator</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Compilators</text:span></text:span><text:span text:style-name="Default_20_Paragraph_20_Font"><text:span text:style-name="T57">&gt;</text:span></text:span></text:p>
      <text:p text:style-name="P22"><text:span text:style-name="Default_20_Paragraph_20_Font"><text:span text:style-name="T25"><text:s text:c="5"/></text:span></text:span><text:span text:style-name="Default_20_Paragraph_20_Font"><text:span text:style-name="T25"><text:s/></text:span></text:span><text:span text:style-name="Default_20_Paragraph_20_Font"><text:span text:style-name="T57">&lt;</text:span></text:span><text:span text:style-name="Default_20_Paragraph_20_Font"><text:span text:style-name="T60">LetterMetaData</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ignDate</text:span></text:span><text:span text:style-name="Default_20_Paragraph_20_Font"><text:span text:style-name="T57">&gt;</text:span></text:span><text:span text:style-name="Default_20_Paragraph_20_Font"><text:span text:style-name="T25">2006-02-11</text:span></text:span><text:span text:style-name="Default_20_Paragraph_20_Font"><text:span text:style-name="T57">&lt;/</text:span></text:span><text:span text:style-name="Default_20_Paragraph_20_Font"><text:span text:style-name="T60">SignDat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SenderIdentifier</text:span></text:span><text:span text:style-name="Default_20_Paragraph_20_Font"><text:span text:style-name="T57">&gt;</text:span></text:span><text:span text:style-name="Default_20_Paragraph_20_Font"><text:span text:style-name="T25">A-101</text:span></text:span><text:span text:style-name="Default_20_Paragraph_20_Font"><text:span text:style-name="T57">&lt;/</text:span></text:span><text:span text:style-name="Default_20_Paragraph_20_Font"><text:span text:style-name="T60">SenderIdentifier</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OriginalIdentifier</text:span></text:span><text:span text:style-name="Default_20_Paragraph_20_Font"><text:span text:style-name="T57">&gt;</text:span></text:span><text:span text:style-name="Default_20_Paragraph_20_Font"><text:span text:style-name="T25">A-101</text:span></text:span><text:span text:style-name="Default_20_Paragraph_20_Font"><text:span text:style-name="T57">&lt;/</text:span></text:span><text:span text:style-name="Default_20_Paragraph_20_Font"><text:span text:style-name="T60">OriginalIdentifier</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Type</text:span></text:span><text:span text:style-name="Default_20_Paragraph_20_Font"><text:span text:style-name="T57">&gt;</text:span></text:span><text:span text:style-name="Default_20_Paragraph_20_Font"><text:span text:style-name="T25">Taotlus</text:span></text:span><text:span text:style-name="Default_20_Paragraph_20_Font"><text:span text:style-name="T57">&lt;/</text:span></text:span><text:span text:style-name="Default_20_Paragraph_20_Font"><text:span text:style-name="T60">Typ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Language</text:span></text:span><text:span text:style-name="Default_20_Paragraph_20_Font"><text:span text:style-name="T57">&gt;</text:span></text:span><text:span text:style-name="Default_20_Paragraph_20_Font"><text:span text:style-name="T25">Eesti keel</text:span></text:span><text:span text:style-name="Default_20_Paragraph_20_Font"><text:span text:style-name="T57">&lt;/</text:span></text:span><text:span text:style-name="Default_20_Paragraph_20_Font"><text:span text:style-name="T60">Languag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Title</text:span></text:span><text:span text:style-name="Default_20_Paragraph_20_Font"><text:span text:style-name="T57">&gt;</text:span></text:span><text:span text:style-name="Default_20_Paragraph_20_Font"><text:span text:style-name="T25">Kaeveloa</text:span></text:span><text:span text:style-name="Default_20_Paragraph_20_Font"><text:span text:style-name="T25"> taotlus, H. Kriimsilm</text:span></text:span><text:span text:style-name="Default_20_Paragraph_20_Font"><text:span text:style-name="T57">&lt;/</text:span></text:span><text:span text:style-name="Default_20_Paragraph_20_Font"><text:span text:style-name="T60">Titl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Deadline</text:span></text:span><text:span text:style-name="Default_20_Paragraph_20_Font"><text:span text:style-name="T57">&gt;</text:span></text:span><text:span text:style-name="Default_20_Paragraph_20_Font"><text:span text:style-name="T25">2006-04-20</text:span></text:span><text:span text:style-name="Default_20_Paragraph_20_Font"><text:span text:style-name="T57">&lt;/</text:span></text:span><text:span text:style-name="Default_20_Paragraph_20_Font"><text:span text:style-name="T60">Deadlin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Enclosures</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nclosureTitle</text:span></text:span><text:span text:style-name="Default_20_Paragraph_20_Font"><text:span text:style-name="T57">&gt;</text:span></text:span><text:span text:style-name="Default_20_Paragraph_20_Font"><text:span text:style-name="T25">Kraavi projekt</text:span></text:span><text:span text:style-name="Default_20_Paragraph_20_Font"><text:span text:style-name="T57">&lt;/</text:span></text:span><text:span text:style-name="Default_20_Paragraph_20_Font"><text:span text:style-name="T60">EnclosureTitl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nclosureTitle</text:span></text:span><text:span text:style-name="Default_20_Paragraph_20_Font"><text:span text:style-name="T57">&gt;</text:span></text:span><text:span text:style-name="Default_20_Paragraph_20_Font"><text:span text:style-name="T25">Ehitusjärelvalve osakonna luba</text:span></text:span><text:span text:style-name="Default_20_Paragraph_20_Font"><text:span text:style-name="T57">&lt;/</text:span></text:span><text:span text:style-name="Default_20_Paragraph_20_Font"><text:span text:style-name="T60">EnclosureTitle</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Enclosures</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AccessRights</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Restriction</text:span></text:span><text:span text:style-name="Default_20_Paragraph_20_Font"><text:span text:style-name="T57">&gt;</text:span></text:span><text:span text:style-name="Default_20_Paragraph_20_Font"><text:span text:style-name="T25">Asutusesiseseks kasutamiseks</text:span></text:span><text:span text:style-name="Default_20_Paragraph_20_Font"><text:span text:style-name="T57">&lt;/</text:span></text:span><text:span text:style-name="Default_20_Paragraph_20_Font"><text:span text:style-name="T60">Restriction</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BeginDate</text:span></text:span><text:span text:style-name="Default_20_Paragraph_20_Font"><text:span text:style-name="T57">&gt;</text:span></text:span><text:span text:style-name="Default_20_Paragraph_20_Font"><text:span text:style-name="T25">2006-03-16</text:span></text:span><text:span text:style-name="Default_20_Paragraph_20_Font"><text:span text:style-name="T57">&lt;/</text:span></text:span><text:span text:style-name="Default_20_Paragraph_20_Font"><text:span text:style-name="T60">BeginDat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EndDate</text:span></text:span><text:span text:style-name="Default_20_Paragraph_20_Font"><text:span text:style-name="T57">&gt;</text:span></text:span><text:span text:style-name="Default_20_Paragraph_20_Font"><text:span text:style-name="T25">2011-03-16</text:span></text:span><text:span text:style-name="Default_20_Paragraph_20_Font"><text:span text:style-name="T57">&lt;/</text:span></text:span><text:span text:style-name="Default_20_Paragraph_20_Font"><text:span text:style-name="T60">EndDate</text:span></text:span><text:span text:style-name="Default_20_Paragraph_20_Font"><text:span text:style-name="T57">&gt;</text:span></text:span></text:p>
      <text:p text:style-name="P22"><text:span text:style-name="Default_20_Paragraph_20_Font"><text:span text:style-name="T25"><text:s text:c="10"/></text:span></text:span><text:span text:style-name="Default_20_Paragraph_20_Font"><text:span text:style-name="T57">&lt;</text:span></text:span><text:span text:style-name="Default_20_Paragraph_20_Font"><text:span text:style-name="T60">Reason</text:span></text:span><text:span text:style-name="Default_20_Paragraph_20_Font"><text:span text:style-name="T57">&gt;</text:span></text:span><text:span text:style-name="Default_20_Paragraph_20_Font"><text:span text:style-name="T25">Seadus §67 lg. 3</text:span></text:span><text:span text:style-name="Default_20_Paragraph_20_Font"><text:span text:style-name="T57">&lt;/</text:span></text:span><text:span text:style-name="Default_20_Paragraph_20_Font"><text:span text:style-name="T60">Reason</text:span></text:span><text:span text:style-name="Default_20_Paragraph_20_Font"><text:span text:style-name="T57">&gt;</text:span></text:span></text:p>
      <text:p text:style-name="P22"><text:span text:style-name="Default_20_Paragraph_20_Font"><text:span text:style-name="T25"><text:s text:c="8"/></text:span></text:span><text:span text:style-name="Default_20_Paragraph_20_Font"><text:span text:style-name="T57">&lt;/</text:span></text:span><text:span text:style-name="Default_20_Paragraph_20_Font"><text:span text:style-name="T60">AccessRights</text:span></text:span><text:span text:style-name="Default_20_Paragraph_20_Font"><text:span text:style-name="T57">&gt;</text:span></text:span></text:p>
      <text:p text:style-name="P22"><text:span text:style-name="Default_20_Paragraph_20_Font"><text:span text:style-name="T25"><text:s text:c="6"/></text:span></text:span><text:span text:style-name="Default_20_Paragraph_20_Font"><text:span text:style-name="T57">&lt;/</text:span></text:span><text:span text:style-name="Default_20_Paragraph_20_Font"><text:span text:style-name="T60">LetterMetaData</text:span></text:span><text:span text:style-name="Default_20_Paragraph_20_Font"><text:span text:style-name="T57">&gt;</text:span></text:span></text:p>
      <text:p text:style-name="P22"><text:span text:style-name="Default_20_Paragraph_20_Font"><text:span text:style-name="T25"><text:s text:c="4"/></text:span></text:span><text:span text:style-name="Default_20_Paragraph_20_Font"><text:span text:style-name="T57">&lt;/</text:span></text:span><text:span text:style-name="Default_20_Paragraph_20_Font"><text:span text:style-name="T60">dhl:metaxml</text:span></text:span><text:span text:style-name="Default_20_Paragraph_20_Font"><text:span text:style-name="T57">&gt;</text:span></text:span></text:p>
      <text:p text:style-name="P18"><text:span text:style-name="Default_20_Paragraph_20_Font"><text:span text:style-name="T57"><text:s text:c="4"/>&lt;</text:span></text:span><text:span text:style-name="Default_20_Paragraph_20_Font"><text:span text:style-name="T60">SignedDoc</text:span></text:span><text:span text:style-name="Default_20_Paragraph_20_Font"><text:span text:style-name="T57">/&gt;</text:span></text:span></text:p>
      <text:p text:style-name="P18"><text:span text:style-name="Default_20_Paragraph_20_Font"><text:span text:style-name="T57">&lt;/</text:span></text:span><text:span text:style-name="Default_20_Paragraph_20_Font"><text:span text:style-name="T60">dhl:dokument</text:span></text:span><text:span text:style-name="Default_20_Paragraph_20_Font"><text:span text:style-name="T57">&gt;</text:span></text:span></text:p>
      <text:p text:style-name="P6"/>
      <text:p text:style-name="P6"/>
      <text:h text:style-name="P126" text:outline-level="1"><text:bookmark-start text:name="_Toc258826376"/><text:bookmark-start text:name="_Toc257804329"/><text:bookmark-start text:name="_Toc257709359"/><text:bookmark-start text:name="_Toc256702662"/><text:bookmark-start text:name="_Toc259177113"/><text:bookmark-start text:name="_Toc259625934"/><text:bookmark-start text:name="_Toc259627307"/><text:bookmark-start text:name="_Toc259627589"/><text:bookmark-start text:name="_Toc259699122"/><text:bookmark-start text:name="_Toc259700013"/><text:bookmark-start text:name="_Toc259700592"/>LISA 3: &lt;dokument&gt; XML struktuuri kasutusnäide (DVK konteineri versioon 2)<text:bookmark-end text:name="_Toc258826376"/><text:bookmark-end text:name="_Toc257804329"/><text:bookmark-end text:name="_Toc257709359"/><text:bookmark-end text:name="_Toc256702662"/><text:bookmark-end text:name="_Toc259177113"/><text:bookmark-end text:name="_Toc259625934"/><text:bookmark-end text:name="_Toc259627307"/><text:bookmark-end text:name="_Toc259627589"/><text:bookmark-end text:name="_Toc259699122"/><text:bookmark-end text:name="_Toc259700013"/><text:bookmark-end text:name="_Toc259700592"/></text:h>
      <text:p text:style-name="P22"><text:span text:style-name="Default_20_Paragraph_20_Font"><text:span text:style-name="T69">&lt;</text:span></text:span><text:span text:style-name="Default_20_Paragraph_20_Font"><text:span text:style-name="T70">dhl:dokument</text:span></text:span><text:span text:style-name="Default_20_Paragraph_20_Font"><text:span text:style-name="T18"> </text:span></text:span><text:span text:style-name="Default_20_Paragraph_20_Font"><text:span text:style-name="T71">xmlns:dhl</text:span></text:span><text:span text:style-name="Default_20_Paragraph_20_Font"><text:span text:style-name="T39">=</text:span></text:span><text:span text:style-name="Default_20_Paragraph_20_Font"><text:span text:style-name="T30">"http://www.riik.ee/schemas/dhl/2010/r1" dhl:schemaLocation=“http://www.riik.ee/schemas/dhl.2010.r1.xsd“</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metainfo</text:span></text:span><text:span text:style-name="Default_20_Paragraph_20_Font"><text:span text:style-name="T18"> </text:span></text:span><text:span text:style-name="Default_20_Paragraph_20_Font"><text:span text:style-name="T71">xmlns:ma</text:span></text:span><text:span text:style-name="Default_20_Paragraph_20_Font"><text:span text:style-name="T39">=</text:span></text:span><text:span text:style-name="Default_20_Paragraph_20_Font"><text:span text:style-name="T30">"http://www.riik.ee/schemas/dhl-meta-automatic"</text:span></text:span><text:span text:style-name="Default_20_Paragraph_20_Font"><text:span text:style-name="T18"> </text:span></text:span><text:span text:style-name="Default_20_Paragraph_20_Font"><text:span text:style-name="T57">ma:schemaLocation=“</text:span></text:span> <text:span text:style-name="Default_20_Paragraph_20_Font"><text:span text:style-name="T57">http://www.riik.ee/schemas/dhl/dhl-meta-automatic.2010.r1.xsd“</text:span></text:span></text:p>
      <text:p text:style-name="P22"><text:span text:style-name="Default_20_Paragraph_20_Font"><text:span text:style-name="T57"><text:s/></text:span></text:span><text:span text:style-name="Default_20_Paragraph_20_Font"><text:span text:style-name="T60">xmlns</text:span></text:span><text:span text:style-name="Default_20_Paragraph_20_Font"><text:span text:style-name="T67">:</text:span></text:span><text:span text:style-name="Default_20_Paragraph_20_Font"><text:span text:style-name="T64">mm</text:span></text:span><text:span text:style-name="Default_20_Paragraph_20_Font"><text:span text:style-name="T57">="http://www.riik.ee/schemas/dhl-meta-manual" mm:schemaLocation=“</text:span></text:span> <text:span text:style-name="Default_20_Paragraph_20_Font"><text:span text:style-name="T57">http://www.riik.ee/schemas/dhl/dhl-meta-manual.2010.r1.xs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asutuse_nr</text:span></text:span><text:span text:style-name="Default_20_Paragraph_20_Font"><text:span text:style-name="T69">&gt;</text:span></text:span><text:span text:style-name="Default_20_Paragraph_20_Font"><text:span text:style-name="T39">87654321</text:span></text:span><text:span text:style-name="Default_20_Paragraph_20_Font"><text:span text:style-name="T69">&lt;/</text:span></text:span><text:span text:style-name="Default_20_Paragraph_20_Font"><text:span text:style-name="T70">mm:koostaja_asutuse_n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ja_asutuse_nr</text:span></text:span><text:span text:style-name="Default_20_Paragraph_20_Font"><text:span text:style-name="T69">&gt;</text:span></text:span><text:span text:style-name="Default_20_Paragraph_20_Font"><text:span text:style-name="T39">99954321</text:span></text:span><text:span text:style-name="Default_20_Paragraph_20_Font"><text:span text:style-name="T69">&lt;/</text:span></text:span><text:span text:style-name="Default_20_Paragraph_20_Font"><text:span text:style-name="T70">mm:saaja_asutuse_n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dokumendinimi</text:span></text:span><text:span text:style-name="Default_20_Paragraph_20_Font"><text:span text:style-name="T69">&gt;</text:span></text:span><text:span text:style-name="Default_20_Paragraph_20_Font"><text:span text:style-name="T39">Avaldus </text:span></text:span><text:span text:style-name="Default_20_Paragraph_20_Font"><text:span text:style-name="T39">üritus</text:span></text:span><text:span text:style-name="Default_20_Paragraph_20_Font"><text:span text:style-name="T69">&lt;/</text:span></text:span><text:span text:style-name="Default_20_Paragraph_20_Font"><text:span text:style-name="T70">mm:koostaja_dokumendinim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dokumendityyp</text:span></text:span><text:span text:style-name="Default_20_Paragraph_20_Font"><text:span text:style-name="T69">&gt;</text:span></text:span><text:span text:style-name="Default_20_Paragraph_20_Font"><text:span text:style-name="T39">Avaldus</text:span></text:span><text:span text:style-name="Default_20_Paragraph_20_Font"><text:span text:style-name="T69">&lt;/</text:span></text:span><text:span text:style-name="Default_20_Paragraph_20_Font"><text:span text:style-name="T70">mm:koostaja_dokumendityyp</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dokumendinr</text:span></text:span><text:span text:style-name="Default_20_Paragraph_20_Font"><text:span text:style-name="T69">&gt;</text:span></text:span><text:span text:style-name="Default_20_Paragraph_20_Font"><text:span text:style-name="T39">A-101</text:span></text:span><text:span text:style-name="Default_20_Paragraph_20_Font"><text:span text:style-name="T69">&lt;/</text:span></text:span><text:span text:style-name="Default_20_Paragraph_20_Font"><text:span text:style-name="T70">mm:koostaja_dokumendin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failinimi</text:span></text:span><text:span text:style-name="Default_20_Paragraph_20_Font"><text:span text:style-name="T69">&gt;</text:span></text:span><text:span text:style-name="Default_20_Paragraph_20_Font"><text:span text:style-name="T39">document.doc</text:span></text:span><text:span text:style-name="Default_20_Paragraph_20_Font"><text:span text:style-name="T69">&lt;/</text:span></text:span><text:span text:style-name="Default_20_Paragraph_20_Font"><text:span text:style-name="T70">mm:koostaja_failinim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text:span></text:span><text:span text:style-name="Default_20_Paragraph_20_Font"><text:span text:style-name="T70">aja_kataloog</text:span></text:span><text:span text:style-name="Default_20_Paragraph_20_Font"><text:span text:style-name="T69">&gt;</text:span></text:span><text:span text:style-name="Default_20_Paragraph_20_Font"><text:span text:style-name="T39">C:\Dokumendid</text:span></text:span><text:span text:style-name="Default_20_Paragraph_20_Font"><text:span text:style-name="T69">&lt;/</text:span></text:span><text:span text:style-name="Default_20_Paragraph_20_Font"><text:span text:style-name="T70">mm:koostaja_kataloog</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votmesona</text:span></text:span><text:span text:style-name="Default_20_Paragraph_20_Font"><text:span text:style-name="T69">&gt;</text:span></text:span><text:span text:style-name="Default_20_Paragraph_20_Font"><text:span text:style-name="T39">avaldus</text:span></text:span><text:span text:style-name="Default_20_Paragraph_20_Font"><text:span text:style-name="T69">&lt;/</text:span></text:span><text:span text:style-name="Default_20_Paragraph_20_Font"><text:span text:style-name="T70">mm:koostaja_votmesona</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kokkuvote</text:span></text:span><text:span text:style-name="Default_20_Paragraph_20_Font"><text:span text:style-name="T69">&gt;</text:span></text:span><text:span text:style-name="Default_20_Paragraph_20_Font"><text:span text:style-name="T39">Avaldus massiürituse korraldamiseks</text:span></text:span><text:span text:style-name="Default_20_Paragraph_20_Font"><text:span text:style-name="T69">&lt;/</text:span></text:span><text:span text:style-name="Default_20_Paragraph_20_Font"><text:span text:style-name="T70">mm:koostaja_kokkuvote</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kuupaev</text:span></text:span><text:span text:style-name="Default_20_Paragraph_20_Font"><text:span text:style-name="T69">&gt;</text:span></text:span><text:span text:style-name="Default_20_Paragraph_20_Font"><text:span text:style-name="T39">2006-02-11T14:11:23+02:00</text:span></text:span><text:span text:style-name="Default_20_Paragraph_20_Font"><text:span text:style-name="T69">&lt;/</text:span></text:span><text:span text:style-name="Default_20_Paragraph_20_Font"><text:span text:style-name="T70">mm:koostaja_kuupaev</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asutuse_nimi</text:span></text:span><text:span text:style-name="Default_20_Paragraph_20_Font"><text:span text:style-name="T69">&gt;</text:span></text:span><text:span text:style-name="Default_20_Paragraph_20_Font"><text:span text:style-name="T39">Asutus AS</text:span></text:span><text:span text:style-name="Default_20_Paragraph_20_Font"><text:span text:style-name="T69">&lt;/</text:span></text:span><text:span text:style-name="Default_20_Paragraph_20_Font"><text:span text:style-name="T70">mm:koostaja_asutuse_nimi</text:span></text:span><text:span text:style-name="Default_20_Paragraph_20_Font"><text:span text:style-name="T69">&gt;</text:span></text:span></text:p>
      <text:p text:style-name="P22"><text:soft-page-break/><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asutuse_kontakt</text:span></text:span><text:span text:style-name="Default_20_Paragraph_20_Font"><text:span text:style-name="T69">&gt;</text:span></text:span><text:span text:style-name="Default_20_Paragraph_20_Font"><text:span text:style-name="T39">Lauteri 21a</text:span></text:span><text:span text:style-name="Default_20_Paragraph_20_Font"><text:span text:style-name="T69">&lt;/</text:span></text:span><text:span text:style-name="Default_20_Paragraph_20_Font"><text:span text:style-name="T70">mm:koostaja_asutuse_kontakt</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osakond</text:span></text:span><text:span text:style-name="Default_20_Paragraph_20_Font"><text:span text:style-name="T69">&gt;</text:span></text:span><text:span text:style-name="Default_20_Paragraph_20_Font"><text:span text:style-name="T39">Haldusosakond</text:span></text:span><text:span text:style-name="Default_20_Paragraph_20_Font"><text:span text:style-name="T69">&lt;/</text:span></text:span><text:span text:style-name="Default_20_Paragraph_20_Font"><text:span text:style-name="T70">mm:autori_osakon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isikukood</text:span></text:span><text:span text:style-name="Default_20_Paragraph_20_Font"><text:span text:style-name="T69">&gt;</text:span></text:span><text:span text:style-name="Default_20_Paragraph_20_Font"><text:span text:style-name="T39">45604020013</text:span></text:span><text:span text:style-name="Default_20_Paragraph_20_Font"><text:span text:style-name="T69">&lt;/</text:span></text:span><text:span text:style-name="Default_20_Paragraph_20_Font"><text:span text:style-name="T70">mm:autori_isikukoo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nimi</text:span></text:span><text:span text:style-name="Default_20_Paragraph_20_Font"><text:span text:style-name="T69">&gt;</text:span></text:span><text:span text:style-name="Default_20_Paragraph_20_Font"><text:span text:style-name="T39">Jaana Lind</text:span></text:span><text:span text:style-name="Default_20_Paragraph_20_Font"><text:span text:style-name="T69">&lt;/</text:span></text:span><text:span text:style-name="Default_20_Paragraph_20_Font"><text:span text:style-name="T70">mm:autori_nim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kontakt</text:span></text:span><text:span text:style-name="Default_20_Paragraph_20_Font"><text:span text:style-name="T69">&gt;</text:span></text:span><text:span text:style-name="Default_20_Paragraph_20_Font"><text:span text:style-name="T39">51 22 762</text:span></text:span><text:span text:style-name="Default_20_Paragraph_20_Font"><text:span text:style-name="T69">&lt;/</text:span></text:span><text:span text:style-name="Default_20_Paragraph_20_Font"><text:span text:style-name="T70">mm:autori_kontakt</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eotud_dokumendinr_koostajal</text:span></text:span><text:span text:style-name="Default_20_Paragraph_20_Font"><text:span text:style-name="T69">&gt;</text:span></text:span><text:span text:style-name="Default_20_Paragraph_20_Font"><text:span text:style-name="T39">XY-123</text:span></text:span><text:span text:style-name="Default_20_Paragraph_20_Font"><text:span text:style-name="T69">&lt;/</text:span></text:span><text:span text:style-name="Default_20_Paragraph_20_Font"><text:span text:style-name="T70">mm:seotud_dokume</text:span></text:span><text:span text:style-name="Default_20_Paragraph_20_Font"><text:span text:style-name="T70">ndinr_koostajal</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eotud_dokumendinr_saajal</text:span></text:span><text:span text:style-name="Default_20_Paragraph_20_Font"><text:span text:style-name="T69">&gt;</text:span></text:span><text:span text:style-name="Default_20_Paragraph_20_Font"><text:span text:style-name="T39">?Õ-ZŠ//Ä</text:span></text:span><text:span text:style-name="Default_20_Paragraph_20_Font"><text:span text:style-name="T69">&lt;/</text:span></text:span><text:span text:style-name="Default_20_Paragraph_20_Font"><text:span text:style-name="T70">mm:seotud_dokumendinr_saajal</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okumendinr</text:span></text:span><text:span text:style-name="Default_20_Paragraph_20_Font"><text:span text:style-name="T69">&gt;</text:span></text:span><text:span text:style-name="Default_20_Paragraph_20_Font"><text:span text:style-name="T39">AB-123</text:span></text:span><text:span text:style-name="Default_20_Paragraph_20_Font"><text:span text:style-name="T69">&lt;/</text:span></text:span><text:span text:style-name="Default_20_Paragraph_20_Font"><text:span text:style-name="T70">mm:saatja_dokumendin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kuupaev</text:span></text:span><text:span text:style-name="Default_20_Paragraph_20_Font"><text:span text:style-name="T69">&gt;</text:span></text:span><text:span text:style-name="Default_20_Paragraph_20_Font"><text:span text:style-name="T39">2006-02-12T01:02:03+02:00</text:span></text:span><text:span text:style-name="Default_20_Paragraph_20_Font"><text:span text:style-name="T69">&lt;/</text:span></text:span><text:span text:style-name="Default_20_Paragraph_20_Font"><text:span text:style-name="T70">mm:saatja_kuupaev</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asutuse_kontakt</text:span></text:span><text:span text:style-name="Default_20_Paragraph_20_Font"><text:span text:style-name="T69">&gt;</text:span></text:span><text:span text:style-name="Default_20_Paragraph_20_Font"><text:span text:style-name="T39">Pärnu mnt. 176a</text:span></text:span><text:span text:style-name="Default_20_Paragraph_20_Font"><text:span text:style-name="T69">&lt;/</text:span></text:span><text:span text:style-name="Default_20_Paragraph_20_Font"><text:span text:style-name="T70">mm:saatja_asutuse_kontakt</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ja_isikukood</text:span></text:span><text:span text:style-name="Default_20_Paragraph_20_Font"><text:span text:style-name="T69">&gt;</text:span></text:span><text:span text:style-name="Default_20_Paragraph_20_Font"><text:span text:style-name="T39">38802280237</text:span></text:span><text:span text:style-name="Default_20_Paragraph_20_Font"><text:span text:style-name="T69">&lt;/</text:span></text:span><text:span text:style-name="Default_20_Paragraph_20_Font"><text:span text:style-name="T70">mm:saaja_isikukoo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ja_nimi</text:span></text:span><text:span text:style-name="Default_20_Paragraph_20_Font"><text:span text:style-name="T69">&gt;</text:span></text:span><text:span text:style-name="Default_20_Paragraph_20_Font"><text:span text:style-name="T39">Eino Muidugi</text:span></text:span><text:span text:style-name="Default_20_Paragraph_20_Font"><text:span text:style-name="T69">&lt;/</text:span></text:span><text:span text:style-name="Default_20_Paragraph_20_Font"><text:span text:style-name="T70">mm:saaja_nim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ja_osakond</text:span></text:span><text:span text:style-name="Default_20_Paragraph_20_Font"><text:span text:style-name="T69">&gt;</text:span></text:span><text:span text:style-name="Default_20_Paragraph_20_Font"><text:span text:style-name="T39">Sanitaarosakond</text:span></text:span><text:span text:style-name="Default_20_Paragraph_20_Font"><text:span text:style-name="T69">&lt;/</text:span></text:span><text:span text:style-name="Default_20_Paragraph_20_Font"><text:span text:style-name="T70">mm:saaja_osakon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text:span></text:span><text:span text:style-name="Default_20_Paragraph_20_Font"><text:span text:style-name="T70">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1"</text:span></text:span><text:span text:style-name="Default_20_Paragraph_20_Font"><text:span text:style-name="T69">&gt;</text:span></text:span><text:span text:style-name="Default_20_Paragraph_20_Font"><text:span text:style-name="T39">Aksel</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2"</text:span></text:span><text:span text:style-name="Default_20_Paragraph_20_Font"><text:span text:style-name="T69">&gt;</text:span></text:span><text:span text:style-name="Default_20_Paragraph_20_Font"><text:span text:style-name="T39">Heldur</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3"</text:span></text:span><text:span text:style-name="Default_20_Paragraph_20_Font"><text:span text:style-name="T69">&gt;</text:span></text:span><text:span text:style-name="Default_20_Paragraph_20_Font"><text:span text:style-name="T39">Mari</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4"</text:span></text:span><text:span text:style-name="Default_20_Paragraph_20_Font"><text:span text:style-name="T69">&gt;</text:span></text:span><text:span text:style-name="Default_20_Paragraph_20_Font"><text:span text:style-name="T39">Loreida</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test</text:span></text:span><text:span text:style-name="Default_20_Paragraph_20_Font"><text:span text:style-name="T69">&gt;</text:span></text:span><text:span text:style-name="Default_20_Paragraph_20_Font"><text:span text:style-name="T39">false</text:span></text:span><text:span text:style-name="Default_20_Paragraph_20_Font"><text:span text:style-name="T69">&lt;/</text:span></text:span><text:span text:style-name="Default_20_Paragraph_20_Font"><text:span text:style-name="T70">mm:test</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liik</text:span></text:span><text:span text:style-name="Default_20_Paragraph_20_Font"><text:span text:style-name="T69">&gt;</text:span></text:span><text:span text:style-name="Default_20_Paragraph_20_Font"><text:span text:style-name="T39">Kiri</text:span></text:span><text:span text:style-name="Default_20_Paragraph_20_Font"><text:span text:style-name="T69">&lt;/</text:span></text:span><text:span text:style-name="Default_20_Paragraph_20_Font"><text:span text:style-name="T70">mm:dokument_liik</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keel</text:span></text:span><text:span text:style-name="Default_20_Paragraph_20_Font"><text:span text:style-name="T69">&gt;</text:span></text:span><text:span text:style-name="Default_20_Paragraph_20_Font"><text:span text:style-name="T39">Eesti</text:span></text:span><text:span text:style-name="Default_20_Paragraph_20_Font"><text:span text:style-name="T69">&lt;/</text:span></text:span><text:span text:style-name="Default_20_Paragraph_20_Font"><text:span text:style-name="T70">mm:dokument_keel</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pealkiri</text:span></text:span><text:span text:style-name="Default_20_Paragraph_20_Font"><text:span text:style-name="T69">&gt;</text:span></text:span><text:span text:style-name="Default_20_Paragraph_20_Font"><text:span text:style-name="T39">Test dokument</text:span></text:span><text:span text:style-name="Default_20_Paragraph_20_Font"><text:span text:style-name="T69">&lt;/</text:span></text:span><text:span text:style-name="Default_20_Paragraph_20_Font"><text:span text:style-name="T70">mm:dokument_pealkir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versioon_number</text:span></text:span><text:span text:style-name="Default_20_Paragraph_20_Font"><text:span text:style-name="T69">&gt;</text:span></text:span><text:span text:style-name="Default_20_Paragraph_20_Font"><text:span text:style-name="T39">1</text:span></text:span><text:span text:style-name="Default_20_Paragraph_20_Font"><text:span text:style-name="T69">&lt;/</text:span></text:span><text:span text:style-name="Default_20_Paragraph_20_Font"><text:span text:style-name="T70">mm:versioon_numbe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guid</text:span></text:span><text:span text:style-name="Default_20_Paragraph_20_Font"><text:span text:style-name="T69">&gt;</text:span></text:span><text:span text:style-name="Default_20_Paragraph_20_Font"><text:span text:style-name="T39">cd171f7c-560d-4a62-8d65-16b87419a58c</text:span></text:span><text:span text:style-name="Default_20_Paragraph_20_Font"><text:span text:style-name="T69">&lt;/</text:span></text:span><text:span text:style-name="Default_20_Paragraph_20_Font"><text:span text:style-name="T70">mm:dokument_gui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viit</text:span></text:span><text:span text:style-name="Default_20_Paragraph_20_Font"><text:span text:style-name="T69">&gt;</text:span></text:span><text:span text:style-name="Default_20_Paragraph_20_Font"><text:span text:style-name="T39">1.2/4-6</text:span></text:span><text:span text:style-name="Default_20_Paragraph_20_Font"><text:span text:style-name="T69">&lt;/</text:span></text:span><text:span text:style-name="Default_20_Paragraph_20_Font"><text:span text:style-name="T70">mm:</text:span></text:span><text:span text:style-name="Default_20_Paragraph_20_Font"><text:span text:style-name="T70">dokument_viit</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uupaev_registreerimine</text:span></text:span><text:span text:style-name="Default_20_Paragraph_20_Font"><text:span text:style-name="T69">&gt;</text:span></text:span><text:span text:style-name="Default_20_Paragraph_20_Font"><text:span text:style-name="T39">2010-02-12T01:02:03+02:00</text:span></text:span><text:span text:style-name="Default_20_Paragraph_20_Font"><text:span text:style-name="T69">&lt;/</text:span></text:span><text:span text:style-name="Default_20_Paragraph_20_Font"><text:span text:style-name="T70">mm:kuupaev_registreerimine</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uupaev_saatmine</text:span></text:span><text:span text:style-name="Default_20_Paragraph_20_Font"><text:span text:style-name="T69">&gt;</text:span></text:span><text:span text:style-name="Default_20_Paragraph_20_Font"><text:span text:style-name="T39">2010-02-14T01:02:03+02:00</text:span></text:span><text:span text:style-name="Default_20_Paragraph_20_Font"><text:span text:style-name="T69">&lt;/</text:span></text:span><text:span text:style-name="Default_20_Paragraph_20_Font"><text:span text:style-name="T70">mm:kuupaev_saatmine</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tahtaeg</text:span></text:span><text:span text:style-name="Default_20_Paragraph_20_Font"><text:span text:style-name="T69">&gt;</text:span></text:span><text:span text:style-name="Default_20_Paragraph_20_Font"><text:span text:style-name="T39">2010-02-28T01:02:03+02:00</text:span></text:span><text:span text:style-name="Default_20_Paragraph_20_Font"><text:span text:style-name="T69">&lt;/</text:span></text:span><text:span text:style-name="Default_20_Paragraph_20_Font"><text:span text:style-name="T70">mm:tahtaeg</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kontekst</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seosviit</text:span></text:span><text:span text:style-name="Default_20_Paragraph_20_Font"><text:span text:style-name="T69">&gt;</text:span></text:span><text:span text:style-name="Default_20_Paragraph_20_Font"><text:span text:style-name="T39">1.1/5-7</text:span></text:span><text:span text:style-name="Default_20_Paragraph_20_Font"><text:span text:style-name="T69">&lt;/</text:span></text:span><text:span text:style-name="Default_20_Paragraph_20_Font"><text:span text:style-name="T70">mm:seosviit</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kuupaev_saatja_registreerimine</text:span></text:span><text:span text:style-name="Default_20_Paragraph_20_Font"><text:span text:style-name="T69">&gt;</text:span></text:span><text:span text:style-name="Default_20_Paragraph_20_Font"><text:span text:style-name="T39">2010-02-04T01:02:03+02:00</text:span></text:span><text:span text:style-name="Default_20_Paragraph_20_Font"><text:span text:style-name="T69">&lt;/</text:span></text:span><text:span text:style-name="Default_20_Paragraph_20_Font"><text:span text:style-name="T70">mm:kuupaev_saatja_registreerimine</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dokument_saatja_guid</text:span></text:span><text:span text:style-name="Default_20_Paragraph_20_Font"><text:span text:style-name="T69">&gt;</text:span></text:span><text:span text:style-name="Default_20_Paragraph_20_Font"><text:span text:style-name="T39">17084b40-08f5-4bcd-a739-c0d08c176bad</text:span></text:span><text:span text:style-name="Default_20_Paragraph_20_Font"><text:span text:style-name="T69">&lt;/</text:span></text:span><text:span text:style-name="Default_20_Paragraph_20_Font"><text:span text:style-name="T70">mm:dokument_saatja_gui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kontekst</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ipr</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ipr_tahtaeg</text:span></text:span><text:span text:style-name="Default_20_Paragraph_20_Font"><text:span text:style-name="T69">&gt;</text:span></text:span><text:span text:style-name="Default_20_Paragraph_20_Font"><text:span text:style-name="T39">2012-01-01T00:00:00+02:00</text:span></text:span><text:span text:style-name="Default_20_Paragraph_20_Font"><text:span text:style-name="T69">&lt;/</text:span></text:span><text:span text:style-name="Default_20_Paragraph_20_Font"><text:span text:style-name="T70">mm:ipr_tahtaeg</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ipr_omanik</text:span></text:span><text:span text:style-name="Default_20_Paragraph_20_Font"><text:span text:style-name="T69">&gt;&lt;/</text:span></text:span><text:span text:style-name="Default_20_Paragraph_20_Font"><text:span text:style-name="T70">mm:ipr_omanik</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reprodutseerimine_keelatud</text:span></text:span><text:span text:style-name="Default_20_Paragraph_20_Font"><text:span text:style-name="T69">&gt;</text:span></text:span><text:span text:style-name="Default_20_Paragraph_20_Font"><text:span text:style-name="T39">true</text:span></text:span><text:span text:style-name="Default_20_Paragraph_20_Font"><text:span text:style-name="T69">&lt;/</text:span></text:span><text:span text:style-name="Default_20_Paragraph_20_Font"><text:span text:style-name="T70">mm:reprodutseerimine_keela</text:span></text:span><text:span text:style-name="Default_20_Paragraph_20_Font"><text:span text:style-name="T70">tud</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ip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juurdepaas_piirang</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text:span></text:span><text:span text:style-name="Default_20_Paragraph_20_Font"><text:span text:style-name="T69">&gt;</text:span></text:span><text:span text:style-name="Default_20_Paragraph_20_Font"><text:span text:style-name="T39">Salastatud</text:span></text:span><text:span text:style-name="Default_20_Paragraph_20_Font"><text:span text:style-name="T69">&lt;/</text:span></text:span><text:span text:style-name="Default_20_Paragraph_20_Font"><text:span text:style-name="T70">mm:piirang</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_algus</text:span></text:span><text:span text:style-name="Default_20_Paragraph_20_Font"><text:span text:style-name="T69">&gt;</text:span></text:span><text:span text:style-name="Default_20_Paragraph_20_Font"><text:span text:style-name="T39">2009-01-01T00:00:00+02:00</text:span></text:span><text:span text:style-name="Default_20_Paragraph_20_Font"><text:span text:style-name="T69">&lt;/</text:span></text:span><text:span text:style-name="Default_20_Paragraph_20_Font"><text:span text:style-name="T70">mm:piirang_algus</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_lopp</text:span></text:span><text:span text:style-name="Default_20_Paragraph_20_Font"><text:span text:style-name="T69">&gt;</text:span></text:span><text:span text:style-name="Default_20_Paragraph_20_Font"><text:span text:style-name="T39">2020-01-01T00:00:00+02:00</text:span></text:span><text:span text:style-name="Default_20_Paragraph_20_Font"><text:span text:style-name="T69">&lt;/</text:span></text:span><text:span text:style-name="Default_20_Paragraph_20_Font"><text:span text:style-name="T70">mm:piirang_lopp</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_alus</text:span></text:span><text:span text:style-name="Default_20_Paragraph_20_Font"><text:span text:style-name="T69">&gt;</text:span></text:span><text:span text:style-name="Default_20_Paragraph_20_Font"><text:span text:style-name="T39">Riigisaladus</text:span></text:span><text:span text:style-name="Default_20_Paragraph_20_Font"><text:span text:style-name="T69">&lt;/</text:span></text:span><text:span text:style-name="Default_20_Paragraph_20_Font"><text:span text:style-name="T70">mm:piirang_alus</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juurdepaas_piirang</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d</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koostaja</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mm:eesnimi</text:span></text:span><text:span text:style-name="Default_20_Paragraph_20_Font"><text:span text:style-name="T69">&gt;</text:span></text:span><text:span text:style-name="Default_20_Paragraph_20_Font"><text:span text:style-name="T39">Marko</text:span></text:span><text:span text:style-name="Default_20_Paragraph_20_Font"><text:span text:style-name="T69">&lt;/</text:span></text:span><text:span text:style-name="Default_20_Paragraph_20_Font"><text:span text:style-name="T70">mm:eesnimi</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mm:perenimi</text:span></text:span><text:span text:style-name="Default_20_Paragraph_20_Font"><text:span text:style-name="T69">&gt;</text:span></text:span><text:span text:style-name="Default_20_Paragraph_20_Font"><text:span text:style-name="T39">Kurm</text:span></text:span><text:span text:style-name="Default_20_Paragraph_20_Font"><text:span text:style-name="T69">&lt;/</text:span></text:span><text:span text:style-name="Default_20_Paragraph_20_Font"><text:span text:style-name="T70">mm:perenimi</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mm:ametinimetus</text:span></text:span><text:span text:style-name="Default_20_Paragraph_20_Font"><text:span text:style-name="T69">&gt;</text:span></text:span><text:span text:style-name="Default_20_Paragraph_20_Font"><text:span text:style-name="T39">Arendaja</text:span></text:span><text:span text:style-name="Default_20_Paragraph_20_Font"><text:span text:style-name="T69">&lt;/</text:span></text:span><text:span text:style-name="Default_20_Paragraph_20_Font"><text:span text:style-name="T70">mm:</text:span></text:span><text:span text:style-name="Default_20_Paragraph_20_Font"><text:span text:style-name="T70">ameti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mm:epost</text:span></text:span><text:span text:style-name="Default_20_Paragraph_20_Font"><text:span text:style-name="T69">&gt;</text:span></text:span><text:span text:style-name="Default_20_Paragraph_20_Font"><text:span text:style-name="T39">marko.kurm@microlink.ee</text:span></text:span><text:span text:style-name="Default_20_Paragraph_20_Font"><text:span text:style-name="T69">&lt;/</text:span></text:span><text:span text:style-name="Default_20_Paragraph_20_Font"><text:span text:style-name="T70">mm:epost</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mm:telefon</text:span></text:span><text:span text:style-name="Default_20_Paragraph_20_Font"><text:span text:style-name="T69">&gt;</text:span></text:span><text:span text:style-name="Default_20_Paragraph_20_Font"><text:span text:style-name="T39">543322556</text:span></text:span><text:span text:style-name="Default_20_Paragraph_20_Font"><text:span text:style-name="T69">&lt;/</text:span></text:span><text:span text:style-name="Default_20_Paragraph_20_Font"><text:span text:style-name="T70">mm:telefon</text:span></text:span><text:span text:style-name="Default_20_Paragraph_20_Font"><text:span text:style-name="T69">&gt;</text:span></text:span></text:p>
      <text:p text:style-name="P22"><text:span text:style-name="Default_20_Paragraph_20_Font"><text:span text:style-name="T39"><text:s text:c="10"/></text:span></text:span><text:span text:style-name="Default_20_Paragraph_20_Font"><text:span text:style-name="T69">&lt;/</text:span></text:span><text:span text:style-name="Default_20_Paragraph_20_Font"><text:span text:style-name="T70">mm:koostaja</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d</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metainfo</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transport</text:span></text:span><text:span text:style-name="Default_20_Paragraph_20_Font"><text:span text:style-name="T69">&gt;</text:span></text:span></text:p>
      <text:p text:style-name="P22"><text:soft-page-break/><text:span text:style-name="Default_20_Paragraph_20_Font"><text:span text:style-name="T39"><text:s text:c="8"/></text:span></text:span><text:span text:style-name="Default_20_Paragraph_20_Font"><text:span text:style-name="T69">&lt;</text:span></text:span><text:span text:style-name="Default_20_Paragraph_20_Font"><text:span text:style-name="T70">dhl:saatja</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span text:style-name="Default_20_Paragraph_20_Font"><text:span text:style-name="T39">87654321</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nimi</text:span></text:span><text:span text:style-name="Default_20_Paragraph_20_Font"><text:span text:style-name="T69">&gt;</text:span></text:span><text:span text:style-name="Default_20_Paragraph_20_Font"><text:span text:style-name="T39">Jaak Lember</text:span></text:span><text:span text:style-name="Default_20_Paragraph_20_Font"><text:span text:style-name="T69">&lt;/</text:span></text:span><text:span text:style-name="Default_20_Paragraph_20_Font"><text:span text:style-name="T70">dhl:nimi</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span text:style-name="Default_20_Paragraph_20_Font"><text:span text:style-name="T39">Asutus</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span text:style-name="Default_20_Paragraph_20_Font"><text:span text:style-name="T39">Insenser</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span text:style-name="Default_20_Paragraph_20_Font"><text:span text:style-name="T39">INSENER</text:span></text:span><text:span text:style-name="Default_20_Paragraph_20_Font"><text:span text:style-name="T69">&lt;/</text:span></text:span><text:span text:style-name="Default_20_Paragraph_20_Font"><text:span text:style-name="T70">dhl:ametikoha_lyhi</text:span></text:span><text:span text:style-name="Default_20_Paragraph_20_Font"><text:span text:style-name="T70">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saatja</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saaja</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span text:style-name="Default_20_Paragraph_20_Font"><text:span text:style-name="T39">99954321</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span text:style-name="Default_20_Paragraph_20_Font"><text:span text:style-name="T39">Maa-amet</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teadmiseks</text:span></text:span><text:span text:style-name="Default_20_Paragraph_20_Font"><text:span text:style-name="T69">&gt;</text:span></text:span><text:span text:style-name="Default_20_Paragraph_20_Font"><text:span text:style-name="T39">teadmiseks</text:span></text:span><text:span text:style-name="Default_20_Paragraph_20_Font"><text:span text:style-name="T69">&lt;/</text:span></text:span><text:span text:style-name="Default_20_Paragraph_20_Font"><text:span text:style-name="T70">dhl:teadmiseks</text:span></text:span><text:span text:style-name="Default_20_Paragraph_20_Font"><text:span text:style-name="T69">&gt;</text:span></text:span></text:p>
      <text:p text:style-name="P22"><text:span text:style-name="Default_20_Paragraph_20_Font"><text:span text:style-name="T39"><text:s text:c="11"/></text:span></text:span><text:span text:style-name="Default_20_Paragraph_20_Font"><text:span text:style-name="T39"><text:s/></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span text:style-name="Default_20_Paragraph_20_Font"><text:span text:style-name="T39">Sepp</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p>
      <text:p text:style-name="P22"><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span text:style-name="Default_20_Paragraph_20_Font"><text:span text:style-name="T39">SEPP</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saaja</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transport</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ajalugu</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metaxml</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39"><text:tab/>...</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metaxml</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failid</text:span></text:span><text:span text:style-name="Default_20_Paragraph_20_Font"><text:span text:style-name="T69">&gt;</text:span></text:span></text:p>
      <text:p text:style-name="P22"><text:span text:style-name="Default_20_Paragraph_20_Font"><text:span text:style-name="T39"><text:s text:c="6"/></text:span></text:span><text:span text:style-name="Default_20_Paragraph_20_Font"><text:span text:style-name="T69">&lt;</text:span></text:span><text:span text:style-name="Default_20_Paragraph_20_Font"><text:span text:style-name="T70">dhl:kokku</text:span></text:span><text:span text:style-name="Default_20_Paragraph_20_Font"><text:span text:style-name="T69">&gt;1&lt;/</text:span></text:span><text:span text:style-name="Default_20_Paragraph_20_Font"><text:span text:style-name="T70">dhl:kokku</text:span></text:span><text:span text:style-name="Default_20_Paragraph_20_Font"><text:span text:style-name="T69">&gt;</text:span></text:span></text:p>
      <text:p text:style-name="P22"><text:span text:style-name="Default_20_Paragraph_20_Font"><text:span text:style-name="T39"><text:s text:c="6"/></text:span></text:span><text:span text:style-name="Default_20_Paragraph_20_Font"><text:span text:style-name="T69">&lt;</text:span></text:span><text:span text:style-name="Default_20_Paragraph_20_Font"><text:span text:style-name="T70">dhl:fail</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jrknr</text:span></text:span><text:span text:style-name="Default_20_Paragraph_20_Font"><text:span text:style-name="T69">&gt;</text:span></text:span><text:span text:style-name="Default_20_Paragraph_20_Font"><text:span text:style-name="T39">1</text:span></text:span><text:span text:style-name="Default_20_Paragraph_20_Font"><text:span text:style-name="T69">&lt;/</text:span></text:span><text:span text:style-name="Default_20_Paragraph_20_Font"><text:span text:style-name="T70">dhl:jrknr</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fail_pealkiri</text:span></text:span><text:span text:style-name="Default_20_Paragraph_20_Font"><text:span text:style-name="T69">&gt;</text:span></text:span><text:span text:style-name="Default_20_Paragraph_20_Font"><text:span text:style-name="T39">Test dokument</text:span></text:span><text:span text:style-name="Default_20_Paragraph_20_Font"><text:span text:style-name="T69">&lt;/</text:span></text:span><text:span text:style-name="Default_20_Paragraph_20_Font"><text:span text:style-name="T70">dhl:fail_pealkir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fail_suurus</text:span></text:span><text:span text:style-name="Default_20_Paragraph_20_Font"><text:span text:style-name="T69">&gt;</text:span></text:span><text:span text:style-name="Default_20_Paragraph_20_Font"><text:span text:style-name="T39">779</text:span></text:span><text:span text:style-name="Default_20_Paragraph_20_Font"><text:span text:style-name="T69">&lt;/</text:span></text:span><text:span text:style-name="Default_20_Paragraph_20_Font"><text:span text:style-name="T70">dhl:fail_suurus</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fail_tyyp</text:span></text:span><text:span text:style-name="Default_20_Paragraph_20_Font"><text:span text:style-name="T69">&gt;</text:span></text:span><text:span text:style-name="Default_20_Paragraph_20_Font"><text:span text:style-name="T39">text/plain</text:span></text:span><text:span text:style-name="Default_20_Paragraph_20_Font"><text:span text:style-name="T69">&lt;/</text:span></text:span><text:span text:style-name="Default_20_Paragraph_20_Font"><text:span text:style-name="T70">dhl:fail_tyyp</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fail_nimi</text:span></text:span><text:span text:style-name="Default_20_Paragraph_20_Font"><text:span text:style-name="T69">&gt;</text:span></text:span><text:span text:style-name="Default_20_Paragraph_20_Font"><text:span text:style-name="T39">testdoc.txt</text:span></text:span><text:span text:style-name="Default_20_Paragraph_20_Font"><text:span text:style-name="T69">&lt;/</text:span></text:span><text:span text:style-name="Default_20_Paragraph_20_Font"><text:span text:style-name="T70">dhl:fail_nimi</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zip_base64_sisu</text:span></text:span><text:span text:style-name="Default_20_Paragraph_20_Font"><text:span text:style-name="T69">&gt;</text:span></text:span><text:span text:style-name="Default_20_Paragraph_20_Font"><text:span text:style-name="T39">...</text:span></text:span><text:span text:style-name="Default_20_Paragraph_20_Font"><text:span text:style-name="T69">&lt;/</text:span></text:span><text:span text:style-name="Default_20_Paragraph_20_Font"><text:span text:style-name="T70">dhl:zip_base64_sisu</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krypteering</text:span></text:span><text:span text:style-name="Default_20_Paragraph_20_Font"><text:span text:style-name="T69">&gt;</text:span></text:span><text:span text:style-name="Default_20_Paragraph_20_Font"><text:span text:style-name="T39">false</text:span></text:span><text:span text:style-name="Default_20_Paragraph_20_Font"><text:span text:style-name="T69">&lt;/</text:span></text:span><text:span text:style-name="Default_20_Paragraph_20_Font"><text:span text:style-name="T70">dhl:krypteering</text:span></text:span><text:span text:style-name="Default_20_Paragraph_20_Font"><text:span text:style-name="T69">&gt;</text:span></text:span></text:p>
      <text:p text:style-name="P22"><text:span text:style-name="Default_20_Paragraph_20_Font"><text:span text:style-name="T39"><text:s text:c="8"/></text:span></text:span><text:span text:style-name="Default_20_Paragraph_20_Font"><text:span text:style-name="T69">&lt;</text:span></text:span><text:span text:style-name="Default_20_Paragraph_20_Font"><text:span text:style-name="T70">dhl:pohi_dokument</text:span></text:span><text:span text:style-name="Default_20_Paragraph_20_Font"><text:span text:style-name="T69">&gt;</text:span></text:span><text:span text:style-name="Default_20_Paragraph_20_Font"><text:span text:style-name="T39">true</text:span></text:span><text:span text:style-name="Default_20_Paragraph_20_Font"><text:span text:style-name="T69">&lt;/</text:span></text:span><text:span text:style-name="Default_20_Paragraph_20_Font"><text:span text:style-name="T70">dhl:pohi_dokument</text:span></text:span><text:span text:style-name="Default_20_Paragraph_20_Font"><text:span text:style-name="T69">&gt;</text:span></text:span></text:p>
      <text:p text:style-name="P22"><text:span text:style-name="Default_20_Paragraph_20_Font"><text:span text:style-name="T39"><text:s text:c="6"/></text:span></text:span><text:span text:style-name="Default_20_Paragraph_20_Font"><text:span text:style-name="T69">&lt;/</text:span></text:span><text:span text:style-name="Default_20_Paragraph_20_Font"><text:span text:style-name="T70">dhl:fail</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failid</text:span></text:span><text:span text:style-name="Default_20_Paragraph_20_Font"><text:span text:style-name="T69">&gt;</text:span></text:span></text:p>
      <text:p text:style-name="P22"><text:span text:style-name="Default_20_Paragraph_20_Font"><text:span text:style-name="T39"><text:s text:c="4"/></text:span></text:span><text:span text:style-name="Default_20_Paragraph_20_Font"><text:span text:style-name="T69">&lt;</text:span></text:span><text:span text:style-name="Default_20_Paragraph_20_Font"><text:span text:style-name="T70">dhl:konteineri_versioon</text:span></text:span><text:span text:style-name="Default_20_Paragraph_20_Font"><text:span text:style-name="T69">&gt;</text:span></text:span><text:span text:style-name="Default_20_Paragraph_20_Font"><text:span text:style-name="T39">2</text:span></text:span><text:span text:style-name="Default_20_Paragraph_20_Font"><text:span text:style-name="T69">&lt;/</text:span></text:span><text:span text:style-name="Default_20_Paragraph_20_Font"><text:span text:style-name="T70">dhl:konteineri_versioon</text:span></text:span><text:span text:style-name="Default_20_Paragraph_20_Font"><text:span text:style-name="T69">&gt;<text:line-break/></text:span></text:span><text:span text:style-name="Default_20_Paragraph_20_Font"><text:span text:style-name="T72">&lt;/dhl:dokument&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mily-generic="swiss"/>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styles>
    <draw:marker draw:name="a10" svg:viewBox="0 0 20 30" svg:d="m10 0-10 30h20z"/>
    <draw:marker draw:name="a11" svg:viewBox="0 0 20 30" svg:d="m10 0-10 30h20z"/>
    <draw:marker draw:name="a13" svg:viewBox="0 0 20 30" svg:d="m10 0-10 30h20z"/>
    <draw:marker draw:name="a14" svg:viewBox="0 0 20 30" svg:d="m10 0-10 30h20z"/>
    <draw:marker draw:name="a16" svg:viewBox="0 0 20 30" svg:d="m10 0-10 30h20z"/>
    <draw:marker draw:name="a17" svg:viewBox="0 0 20 30" svg:d="m10 0-10 30h20z"/>
    <draw:marker draw:name="a19" svg:viewBox="0 0 20 30" svg:d="m10 0-10 30h20z"/>
    <draw:marker draw:name="a20" svg:viewBox="0 0 20 30" svg:d="m10 0-10 30h20z"/>
    <draw:marker draw:name="a22" svg:viewBox="0 0 20 30" svg:d="m10 0-10 30h20z"/>
    <draw:marker draw:name="a23" svg:viewBox="0 0 20 30" svg:d="m10 0-10 30h20z"/>
    <draw:marker draw:name="a25" svg:viewBox="0 0 20 30" svg:d="m10 0-10 30h20z"/>
    <draw:marker draw:name="a26" svg:viewBox="0 0 20 30" svg:d="m10 0-10 30h20z"/>
    <draw:marker draw:name="a34" svg:viewBox="0 0 20 30" svg:d="m10 0-10 30h20z"/>
    <draw:marker draw:name="a35" svg:viewBox="0 0 20 30" svg:d="m10 0-10 30h20z"/>
    <draw:marker draw:name="a37" svg:viewBox="0 0 20 30" svg:d="m10 0-10 30h20z"/>
    <draw:marker draw:name="a38" svg:viewBox="0 0 20 30" svg:d="m10 0-10 30h20z"/>
    <draw:marker draw:name="a40" svg:viewBox="0 0 20 30" svg:d="m10 0-10 30h20z"/>
    <draw:marker draw:name="a41" svg:viewBox="0 0 20 30" svg:d="m10 0-10 30h20z"/>
    <draw:marker draw:name="a43" svg:viewBox="0 0 20 30" svg:d="m10 0-10 30h20z"/>
    <draw:marker draw:name="a44" svg:viewBox="0 0 20 30" svg:d="m10 0-10 30h20z"/>
    <draw:marker draw:name="a54" svg:viewBox="0 0 20 30" svg:d="m10 0-10 30h20z"/>
    <draw:marker draw:name="a55" svg:viewBox="0 0 20 30" svg:d="m10 0-10 30h20z"/>
    <draw:marker draw:name="a57" svg:viewBox="0 0 20 30" svg:d="m10 0-10 30h20z"/>
    <draw:marker draw:name="a58" svg:viewBox="0 0 20 30" svg:d="m10 0-10 30h20z"/>
    <draw:marker draw:name="a60" svg:viewBox="0 0 20 30" svg:d="m10 0-10 30h20z"/>
    <draw:marker draw:name="a61" svg:viewBox="0 0 20 30" svg:d="m10 0-10 30h20z"/>
    <draw:marker draw:name="a63" svg:viewBox="0 0 20 30" svg:d="m10 0-10 30h20z"/>
    <draw:marker draw:name="a64" svg:viewBox="0 0 20 30" svg:d="m10 0-10 30h20z"/>
    <draw:marker draw:name="a72" svg:viewBox="0 0 20 30" svg:d="m10 0-10 30h20z"/>
    <draw:marker draw:name="a73"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4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next-style-name="Body_20_Text" style:class="text">
      <style:paragraph-properties fo:margin-top="0.423cm" fo:margin-bottom="0.212cm" fo:hyphenation-ladder-count="no-limit" fo:keep-with-next="always"/>
      <style:text-properties style:font-name="Bitstream Vera Sans" fo:font-size="14pt" style:font-name-asian="Mincho" style:font-size-asian="14pt" style:font-name-complex="Bitstream Ver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Heading" style:next-style-name="Body_20_Text" style:default-outline-level="1" style:class="text">
      <style:paragraph-properties fo:hyphenation-ladder-count="no-limit"/>
      <style:text-properties style:font-name="Arial" fo:font-weight="bold" style:font-weight-asian="bold" style:font-size-complex="16pt" style:font-weight-complex="bold" fo:hyphenate="false" fo:hyphenation-remain-char-count="0" fo:hyphenation-push-char-count="0"/>
    </style:style>
    <style:style style:name="Heading_20_2" style:display-name="Heading 2" style:family="paragraph" style:parent-style-name="Heading" style:next-style-name="Body_20_Text" style:default-outline-level="2" style:class="text">
      <style:paragraph-properties fo:hyphenation-ladder-count="no-limit"/>
      <style:text-properties style:font-name="Arial" fo:font-size="12pt" fo:font-weight="bold" style:font-size-asian="12pt" style:font-weight-asian="bold"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1pt" fo:font-weight="bold" style:font-size-asian="11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orphans="2" fo:widows="2" fo:hyphenation-ladder-count="no-limit" fo:keep-with-next="always" style:text-autospace="ideograph-alpha"/>
      <style:text-properties fo:language="et" fo:country="EE" fo:font-weight="bold" style:language-asian="en" style:country-asian="US"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fo:font-size="11pt" style:font-size-asian="11pt" style:font-name-complex="Arial" style:font-size-complex="11pt"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fo:language="en" fo:country="US" style:font-size-asian="10pt" style:font-size-complex="12pt" fo:hyphenate="false" fo:hyphenation-remain-char-count="0" fo:hyphenation-push-char-count="0"/>
    </style:style>
    <style:style style:name="Body_20_Text" style:display-name="Body Text"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Body_20_Text" style:class="list">
      <style:paragraph-properties fo:hyphenation-ladder-count="no-limit"/>
      <style:text-properties style:font-name="Lucidasans" style:font-name-complex="Lucidasans" fo:hyphenate="false" fo:hyphenation-remain-char-count="0" fo:hyphenation-push-char-count="0"/>
    </style:style>
    <style:style style:name="Caption" style:family="paragraph" style:parent-style-name="Normal" style:class="extra">
      <style:paragraph-properties fo:margin-top="0.212cm" fo:margin-bottom="0.212cm" fo:hyphenation-ladder-count="no-limit"/>
      <style:text-properties style:font-name="Lucidasans" fo:font-style="italic" style:font-style-asian="italic" style:font-name-complex="Lucidasans" style:font-size-complex="10pt" style:font-style-complex="italic" fo:hyphenate="false" fo:hyphenation-remain-char-count="0" fo:hyphenation-push-char-count="0"/>
    </style:style>
    <style:style style:name="Index" style:family="paragraph" style:parent-style-name="Normal" style:class="index">
      <style:paragraph-properties fo:hyphenation-ladder-count="no-limit"/>
      <style:text-properties style:font-name="Lucidasans" style:font-name-complex="Lucidasans"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Bitstream Vera Sans Mono" style:font-name-complex="Bitstream Vera Sans Mono" style:font-size-complex="10pt" fo:hyphenate="false" fo:hyphenation-remain-char-count="0" fo:hyphenation-push-char-count="0"/>
    </style:style>
    <style:style style:name="lep_20_tavatekst" style:display-name="lep tavatekst" style:family="paragraph" style:parent-style-name="Normal">
      <style:paragraph-properties fo:hyphenation-ladder-count="no-limit"/>
      <style:text-properties style:font-name="Utopia" fo:font-size="9pt" style:font-size-asian="9pt" style:font-name-complex="Utopia" style:font-size-complex="9pt" fo:hyphenate="false" fo:hyphenation-remain-char-count="0" fo:hyphenation-push-char-count="0"/>
    </style:style>
    <style:style style:name="TOC_20_1" style:display-name="TOC 1" style:family="paragraph" style:parent-style-name="Normal" style:next-style-name="Normal" style:auto-update="true">
      <style:paragraph-properties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Body_20_Text"/>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Times New Roman"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Times New Roman"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Times New Roman"/>
    </style:style>
    <style:style style:name="Body_20_Text_20_Char" style:display-name="Body Text Char" style:family="text" style:parent-style-name="Default_20_Paragraph_20_Font">
      <style:text-properties style:font-name="Arial" fo:font-size="12pt" style:font-size-asian="12pt" style:font-name-complex="Times New Roman" style:font-size-complex="12pt"/>
    </style:style>
    <style:style style:name="WW8Num6z0" style:family="text">
      <style:text-properties fo:font-size="12pt" style:font-size-asian="12pt"/>
    </style:style>
    <style:style style:name="WW8Num16z0" style:family="text">
      <style:text-properties fo:font-size="12pt" style:font-size-asian="12pt"/>
    </style:style>
    <style:style style:name="WW8Num20z0" style:family="text">
      <style:text-properties fo:font-size="12pt" style:font-size-asian="12pt"/>
    </style:style>
    <style:style style:name="WW8Num3z0" style:family="text">
      <style:text-properties fo:font-size="12pt" style:font-size-asian="12pt"/>
    </style:style>
    <style:style style:name="Bullet_20_Symbols" style:display-name="Bullet Symbols" style:family="text">
      <style:text-properties style:font-name="StarSymbol" fo:font-size="9pt" style:font-name-asian="StarSymbol" style:font-size-asian="9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style:font-name="Arial" fo:font-size="10pt" style:font-size-asian="10pt" style:font-name-complex="Times New Roman"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WW_5f_CharLFO9LVL1" style:display-name="WW_CharLFO9LVL1" style:family="text">
      <style:text-properties style:font-name-complex="Times New Roman"/>
    </style:style>
    <style:style style:name="WW_5f_CharLFO9LVL2" style:display-name="WW_CharLFO9LVL2" style:family="text">
      <style:text-properties style:font-name-complex="Times New Roman"/>
    </style:style>
    <style:style style:name="WW_5f_CharLFO9LVL3" style:display-name="WW_CharLFO9LVL3" style:family="text">
      <style:text-properties style:font-name-complex="Times New Roman"/>
    </style:style>
    <style:style style:name="WW_5f_CharLFO9LVL4" style:display-name="WW_CharLFO9LVL4" style:family="text">
      <style:text-properties style:font-name-complex="Times New Roman"/>
    </style:style>
    <style:style style:name="WW_5f_CharLFO9LVL5" style:display-name="WW_CharLFO9LVL5" style:family="text">
      <style:text-properties style:font-name-complex="Times New Roman"/>
    </style:style>
    <style:style style:name="WW_5f_CharLFO9LVL6" style:display-name="WW_CharLFO9LVL6" style:family="text">
      <style:text-properties style:font-name-complex="Times New Roman"/>
    </style:style>
    <style:style style:name="WW_5f_CharLFO9LVL7" style:display-name="WW_CharLFO9LVL7" style:family="text">
      <style:text-properties style:font-name-complex="Times New Roman"/>
    </style:style>
    <style:style style:name="WW_5f_CharLFO9LVL8" style:display-name="WW_CharLFO9LVL8" style:family="text">
      <style:text-properties style:font-name-complex="Times New Roman"/>
    </style:style>
    <style:style style:name="WW_5f_CharLFO9LVL9" style:display-name="WW_CharLFO9LVL9" style:family="text">
      <style:text-properties style:font-name-complex="Times New Roman"/>
    </style:style>
    <style:style style:name="WW_5f_CharLFO10LVL1" style:display-name="WW_CharLFO10LVL1" style:family="text">
      <style:text-properties style:font-name-complex="Times New Roman"/>
    </style:style>
    <style:style style:name="WW_5f_CharLFO10LVL2" style:display-name="WW_CharLFO10LVL2" style:family="text">
      <style:text-properties style:font-name-complex="Times New Roman"/>
    </style:style>
    <style:style style:name="WW_5f_CharLFO10LVL3" style:display-name="WW_CharLFO10LVL3" style:family="text">
      <style:text-properties style:font-name-complex="Times New Roman"/>
    </style:style>
    <style:style style:name="WW_5f_CharLFO10LVL4" style:display-name="WW_CharLFO10LVL4" style:family="text">
      <style:text-properties style:font-name-complex="Times New Roman"/>
    </style:style>
    <style:style style:name="WW_5f_CharLFO10LVL5" style:display-name="WW_CharLFO10LVL5" style:family="text">
      <style:text-properties style:font-name-complex="Times New Roman"/>
    </style:style>
    <style:style style:name="WW_5f_CharLFO10LVL6" style:display-name="WW_CharLFO10LVL6" style:family="text">
      <style:text-properties style:font-name-complex="Times New Roman"/>
    </style:style>
    <style:style style:name="WW_5f_CharLFO10LVL7" style:display-name="WW_CharLFO10LVL7" style:family="text">
      <style:text-properties style:font-name-complex="Times New Roman"/>
    </style:style>
    <style:style style:name="WW_5f_CharLFO10LVL8" style:display-name="WW_CharLFO10LVL8" style:family="text">
      <style:text-properties style:font-name-complex="Times New Roman"/>
    </style:style>
    <style:style style:name="WW_5f_CharLFO10LVL9" style:display-name="WW_CharLFO10LVL9"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11LVL1" style:display-name="WW_CharLFO11LVL1" style:family="text">
      <style:text-properties style:font-name="Times New Roman" style:font-name-complex="Times New Roman"/>
    </style:style>
    <style:style style:name="WW_5f_CharLFO11LVL2" style:display-name="WW_CharLFO11LVL2" style:family="text">
      <style:text-properties style:font-name="Times New Roman" style:font-name-complex="Times New Roman"/>
    </style:style>
    <style:style style:name="WW_5f_CharLFO11LVL3" style:display-name="WW_CharLFO11LVL3" style:family="text">
      <style:text-properties style:font-name="Times New Roman" style:font-name-complex="Times New Roman"/>
    </style:style>
    <style:style style:name="WW_5f_CharLFO11LVL4" style:display-name="WW_CharLFO11LVL4" style:family="text">
      <style:text-properties style:font-name="Times New Roman" style:font-name-complex="Times New Roman"/>
    </style:style>
    <style:style style:name="WW_5f_CharLFO11LVL5" style:display-name="WW_CharLFO11LVL5" style:family="text">
      <style:text-properties style:font-name="Times New Roman" style:font-name-complex="Times New Roman"/>
    </style:style>
    <style:style style:name="WW_5f_CharLFO11LVL6" style:display-name="WW_CharLFO11LVL6" style:family="text">
      <style:text-properties style:font-name="Times New Roman" style:font-name-complex="Times New Roman"/>
    </style:style>
    <style:style style:name="WW_5f_CharLFO11LVL7" style:display-name="WW_CharLFO11LVL7" style:family="text">
      <style:text-properties style:font-name="Times New Roman" style:font-name-complex="Times New Roman"/>
    </style:style>
    <style:style style:name="WW_5f_CharLFO11LVL8" style:display-name="WW_CharLFO11LVL8" style:family="text">
      <style:text-properties style:font-name="Times New Roman" style:font-name-complex="Times New Roman"/>
    </style:style>
    <style:style style:name="WW_5f_CharLFO11LVL9" style:display-name="WW_CharLFO11LVL9" style:family="text">
      <style:text-properties style:font-name="Times New Roman" style:font-name-complex="Times New Roman"/>
    </style:style>
    <style:style style:name="WW_5f_CharLFO12LVL1" style:display-name="WW_CharLFO12LVL1" style:family="text">
      <style:text-properties style:font-name="Times New Roman"/>
    </style:style>
    <style:style style:name="WW_5f_CharLFO13LVL1" style:display-name="WW_CharLFO13LVL1" style:family="text">
      <style:text-properties style:font-name="Times New Roman"/>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use-window-font-color="true" style:font-name="Symbol"/>
    </style:style>
    <style:style style:name="WW_5f_CharLFO15LVL2" style:display-name="WW_CharLFO15LVL2" style:family="text">
      <style:text-properties style:font-name="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Times New Roman" style:font-name-asian="Times New Roman"/>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style>
    <style:style style:name="WW_5f_CharLFO27LVL3" style:display-name="WW_CharLFO27LVL3" style:family="text">
      <style:text-properties style:font-name="Symbol"/>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mplex="Times New Roman"/>
    </style:style>
    <style:style style:name="WW_5f_CharLFO32LVL3" style:display-name="WW_CharLFO32LVL3" style:family="text">
      <style:text-properties style:font-name-complex="Times New Roman"/>
    </style:style>
    <style:style style:name="WW_5f_CharLFO32LVL4" style:display-name="WW_CharLFO32LVL4" style:family="text">
      <style:text-properties style:font-name-complex="Times New Roman"/>
    </style:style>
    <style:style style:name="WW_5f_CharLFO32LVL5" style:display-name="WW_CharLFO32LVL5" style:family="text">
      <style:text-properties style:font-name-complex="Times New Roman"/>
    </style:style>
    <style:style style:name="WW_5f_CharLFO32LVL6" style:display-name="WW_CharLFO32LVL6" style:family="text">
      <style:text-properties style:font-name-complex="Times New Roman"/>
    </style:style>
    <style:style style:name="WW_5f_CharLFO32LVL7" style:display-name="WW_CharLFO32LVL7" style:family="text">
      <style:text-properties style:font-name-complex="Times New Roman"/>
    </style:style>
    <style:style style:name="WW_5f_CharLFO32LVL8" style:display-name="WW_CharLFO32LVL8" style:family="text">
      <style:text-properties style:font-name-complex="Times New Roman"/>
    </style:style>
    <style:style style:name="WW_5f_CharLFO32LVL9" style:display-name="WW_CharLFO32LVL9" style:family="text">
      <style:text-properties style:font-name-complex="Times New Roman"/>
    </style:style>
    <style:style style:name="WW_5f_CharLFO33LVL1" style:display-name="WW_CharLFO33LVL1" style:family="text">
      <style:text-properties style:font-name="Symbol"/>
    </style:style>
    <style:style style:name="WW_5f_CharLFO33LVL2" style:display-name="WW_CharLFO33LVL2" style:family="text">
      <style:text-properties style:font-name-complex="Times New Roman"/>
    </style:style>
    <style:style style:name="WW_5f_CharLFO33LVL3" style:display-name="WW_CharLFO33LVL3" style:family="text">
      <style:text-properties style:font-name-complex="Times New Roman"/>
    </style:style>
    <style:style style:name="WW_5f_CharLFO33LVL4" style:display-name="WW_CharLFO33LVL4" style:family="text">
      <style:text-properties style:font-name-complex="Times New Roman"/>
    </style:style>
    <style:style style:name="WW_5f_CharLFO33LVL5" style:display-name="WW_CharLFO33LVL5" style:family="text">
      <style:text-properties style:font-name-complex="Times New Roman"/>
    </style:style>
    <style:style style:name="WW_5f_CharLFO33LVL6" style:display-name="WW_CharLFO33LVL6" style:family="text">
      <style:text-properties style:font-name-complex="Times New Roman"/>
    </style:style>
    <style:style style:name="WW_5f_CharLFO33LVL7" style:display-name="WW_CharLFO33LVL7" style:family="text">
      <style:text-properties style:font-name-complex="Times New Roman"/>
    </style:style>
    <style:style style:name="WW_5f_CharLFO33LVL8" style:display-name="WW_CharLFO33LVL8" style:family="text">
      <style:text-properties style:font-name-complex="Times New Roman"/>
    </style:style>
    <style:style style:name="WW_5f_CharLFO33LVL9" style:display-name="WW_CharLFO33LVL9" style:family="text">
      <style:text-properties style:font-name-complex="Times New Roman"/>
    </style:style>
    <style:style style:name="WW_5f_CharLFO34LVL1" style:display-name="WW_CharLFO34LVL1" style:family="text">
      <style:text-properties style:font-name="Symbol"/>
    </style:style>
    <style:style style:name="WW_5f_CharLFO34LVL2" style:display-name="WW_CharLFO34LVL2" style:family="text">
      <style:text-properties style:font-name-complex="Times New Roman"/>
    </style:style>
    <style:style style:name="WW_5f_CharLFO34LVL3" style:display-name="WW_CharLFO34LVL3" style:family="text">
      <style:text-properties style:font-name-complex="Times New Roman"/>
    </style:style>
    <style:style style:name="WW_5f_CharLFO34LVL4" style:display-name="WW_CharLFO34LVL4" style:family="text">
      <style:text-properties style:font-name-complex="Times New Roman"/>
    </style:style>
    <style:style style:name="WW_5f_CharLFO34LVL5" style:display-name="WW_CharLFO34LVL5" style:family="text">
      <style:text-properties style:font-name-complex="Times New Roman"/>
    </style:style>
    <style:style style:name="WW_5f_CharLFO34LVL6" style:display-name="WW_CharLFO34LVL6" style:family="text">
      <style:text-properties style:font-name-complex="Times New Roman"/>
    </style:style>
    <style:style style:name="WW_5f_CharLFO34LVL7" style:display-name="WW_CharLFO34LVL7" style:family="text">
      <style:text-properties style:font-name-complex="Times New Roman"/>
    </style:style>
    <style:style style:name="WW_5f_CharLFO34LVL8" style:display-name="WW_CharLFO34LVL8" style:family="text">
      <style:text-properties style:font-name-complex="Times New Roman"/>
    </style:style>
    <style:style style:name="WW_5f_CharLFO34LVL9" style:display-name="WW_CharLFO34LVL9" style:family="text">
      <style:text-properties style:font-name-complex="Times New Roman"/>
    </style:style>
    <style:style style:name="WW_5f_CharLFO36LVL1" style:display-name="WW_CharLFO36LVL1" style:family="text">
      <style:text-properties style:font-name="StarSymbol" fo:font-size="9pt" style:font-name-asian="StarSymbol" style:font-size-asian="9pt"/>
    </style:style>
    <style:style style:name="WW_5f_CharLFO36LVL2" style:display-name="WW_CharLFO36LVL2" style:family="text">
      <style:text-properties style:font-name="StarSymbol" fo:font-size="9pt" style:font-name-asian="StarSymbol" style:font-size-asian="9pt"/>
    </style:style>
    <style:style style:name="WW_5f_CharLFO36LVL3" style:display-name="WW_CharLFO36LVL3" style:family="text">
      <style:text-properties style:font-name="StarSymbol" fo:font-size="9pt" style:font-name-asian="StarSymbol" style:font-size-asian="9pt"/>
    </style:style>
    <style:style style:name="WW_5f_CharLFO36LVL4" style:display-name="WW_CharLFO36LVL4" style:family="text">
      <style:text-properties style:font-name="StarSymbol" fo:font-size="9pt" style:font-name-asian="StarSymbol" style:font-size-asian="9pt"/>
    </style:style>
    <style:style style:name="WW_5f_CharLFO36LVL5" style:display-name="WW_CharLFO36LVL5" style:family="text">
      <style:text-properties style:font-name="StarSymbol" fo:font-size="9pt" style:font-name-asian="StarSymbol" style:font-size-asian="9pt"/>
    </style:style>
    <style:style style:name="WW_5f_CharLFO36LVL6" style:display-name="WW_CharLFO36LVL6" style:family="text">
      <style:text-properties style:font-name="StarSymbol" fo:font-size="9pt" style:font-name-asian="StarSymbol" style:font-size-asian="9pt"/>
    </style:style>
    <style:style style:name="WW_5f_CharLFO36LVL7" style:display-name="WW_CharLFO36LVL7" style:family="text">
      <style:text-properties style:font-name="StarSymbol" fo:font-size="9pt" style:font-name-asian="StarSymbol" style:font-size-asian="9pt"/>
    </style:style>
    <style:style style:name="WW_5f_CharLFO36LVL8" style:display-name="WW_CharLFO36LVL8" style:family="text">
      <style:text-properties style:font-name="StarSymbol" fo:font-size="9pt" style:font-name-asian="StarSymbol" style:font-size-asian="9pt"/>
    </style:style>
    <style:style style:name="WW_5f_CharLFO36LVL9" style:display-name="WW_CharLFO36LVL9" style:family="text">
      <style:text-properties style:font-name="StarSymbol" fo:font-size="9pt" style:font-name-asian="StarSymbol" style:font-size-asian="9pt"/>
    </style:style>
    <style:style style:name="WW_5f_CharLFO37LVL1" style:display-name="WW_CharLFO37LVL1" style:family="text">
      <style:text-properties style:font-name-complex="Times New Roman"/>
    </style:style>
    <style:style style:name="WW_5f_CharLFO37LVL2" style:display-name="WW_CharLFO37LVL2" style:family="text">
      <style:text-properties style:font-name-complex="Times New Roman"/>
    </style:style>
    <style:style style:name="WW_5f_CharLFO37LVL3" style:display-name="WW_CharLFO37LVL3" style:family="text">
      <style:text-properties style:font-name-complex="Times New Roman"/>
    </style:style>
    <style:style style:name="WW_5f_CharLFO37LVL4" style:display-name="WW_CharLFO37LVL4" style:family="text">
      <style:text-properties style:font-name-complex="Times New Roman"/>
    </style:style>
    <style:style style:name="WW_5f_CharLFO37LVL5" style:display-name="WW_CharLFO37LVL5" style:family="text">
      <style:text-properties style:font-name-complex="Times New Roman"/>
    </style:style>
    <style:style style:name="WW_5f_CharLFO37LVL6" style:display-name="WW_CharLFO37LVL6" style:family="text">
      <style:text-properties style:font-name-complex="Times New Roman"/>
    </style:style>
    <style:style style:name="WW_5f_CharLFO37LVL7" style:display-name="WW_CharLFO37LVL7" style:family="text">
      <style:text-properties style:font-name-complex="Times New Roman"/>
    </style:style>
    <style:style style:name="WW_5f_CharLFO37LVL8" style:display-name="WW_CharLFO37LVL8" style:family="text">
      <style:text-properties style:font-name-complex="Times New Roman"/>
    </style:style>
    <style:style style:name="WW_5f_CharLFO37LVL9" style:display-name="WW_CharLFO37LVL9" style:family="text">
      <style:text-properties style:font-name-complex="Times New Roman"/>
    </style:style>
    <style:style style:name="WW_5f_CharLFO38LVL1" style:display-name="WW_CharLFO38LVL1" style:family="text">
      <style:text-properties style:font-name-complex="Times New Roman"/>
    </style:style>
    <style:style style:name="WW_5f_CharLFO38LVL2" style:display-name="WW_CharLFO38LVL2" style:family="text">
      <style:text-properties style:font-name-complex="Times New Roman"/>
    </style:style>
    <style:style style:name="WW_5f_CharLFO38LVL3" style:display-name="WW_CharLFO38LVL3" style:family="text">
      <style:text-properties style:font-name-complex="Times New Roman"/>
    </style:style>
    <style:style style:name="WW_5f_CharLFO38LVL4" style:display-name="WW_CharLFO38LVL4" style:family="text">
      <style:text-properties style:font-name-complex="Times New Roman"/>
    </style:style>
    <style:style style:name="WW_5f_CharLFO38LVL5" style:display-name="WW_CharLFO38LVL5" style:family="text">
      <style:text-properties style:font-name-complex="Times New Roman"/>
    </style:style>
    <style:style style:name="WW_5f_CharLFO38LVL6" style:display-name="WW_CharLFO38LVL6" style:family="text">
      <style:text-properties style:font-name-complex="Times New Roman"/>
    </style:style>
    <style:style style:name="WW_5f_CharLFO38LVL7" style:display-name="WW_CharLFO38LVL7" style:family="text">
      <style:text-properties style:font-name-complex="Times New Roman"/>
    </style:style>
    <style:style style:name="WW_5f_CharLFO38LVL8" style:display-name="WW_CharLFO38LVL8" style:family="text">
      <style:text-properties style:font-name-complex="Times New Roman"/>
    </style:style>
    <style:style style:name="WW_5f_CharLFO38LVL9" style:display-name="WW_CharLFO38LVL9" style:family="text">
      <style:text-properties style:font-name-complex="Times New Roman"/>
    </style:style>
    <style:style style:name="WW_5f_CharLFO39LVL1" style:display-name="WW_CharLFO39LVL1" style:family="text">
      <style:text-properties style:font-name-complex="Times New Roman"/>
    </style:style>
    <style:style style:name="WW_5f_CharLFO39LVL2" style:display-name="WW_CharLFO39LVL2" style:family="text">
      <style:text-properties style:font-name-complex="Times New Roman"/>
    </style:style>
    <style:style style:name="WW_5f_CharLFO39LVL3" style:display-name="WW_CharLFO39LVL3" style:family="text">
      <style:text-properties style:font-name-complex="Times New Roman"/>
    </style:style>
    <style:style style:name="WW_5f_CharLFO39LVL4" style:display-name="WW_CharLFO39LVL4" style:family="text">
      <style:text-properties style:font-name-complex="Times New Roman"/>
    </style:style>
    <style:style style:name="WW_5f_CharLFO39LVL5" style:display-name="WW_CharLFO39LVL5" style:family="text">
      <style:text-properties style:font-name-complex="Times New Roman"/>
    </style:style>
    <style:style style:name="WW_5f_CharLFO39LVL6" style:display-name="WW_CharLFO39LVL6" style:family="text">
      <style:text-properties style:font-name-complex="Times New Roman"/>
    </style:style>
    <style:style style:name="WW_5f_CharLFO39LVL7" style:display-name="WW_CharLFO39LVL7" style:family="text">
      <style:text-properties style:font-name-complex="Times New Roman"/>
    </style:style>
    <style:style style:name="WW_5f_CharLFO39LVL8" style:display-name="WW_CharLFO39LVL8" style:family="text">
      <style:text-properties style:font-name-complex="Times New Roman"/>
    </style:style>
    <style:style style:name="WW_5f_CharLFO39LVL9" style:display-name="WW_CharLFO39LVL9" style:family="text">
      <style:text-properties style:font-name-complex="Times New Roman"/>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Times New Roman"/>
    </style:style>
    <style:style style:name="WW_5f_CharLFO42LVL2" style:display-name="WW_CharLFO42LVL2" style:family="text">
      <style:text-properties style:font-name="Times New Roman"/>
    </style:style>
    <style:style style:name="WW_5f_CharLFO42LVL3" style:display-name="WW_CharLFO42LVL3" style:family="text">
      <style:text-properties style:font-name="Times New Roman"/>
    </style:style>
    <style:style style:name="WW_5f_CharLFO42LVL4" style:display-name="WW_CharLFO42LVL4" style:family="text">
      <style:text-properties style:font-name="Times New Roman"/>
    </style:style>
    <style:style style:name="WW_5f_CharLFO42LVL5" style:display-name="WW_CharLFO42LVL5" style:family="text">
      <style:text-properties style:font-name="Times New Roman"/>
    </style:style>
    <style:style style:name="WW_5f_CharLFO42LVL6" style:display-name="WW_CharLFO42LVL6" style:family="text">
      <style:text-properties style:font-name="Times New Roman"/>
    </style:style>
    <style:style style:name="WW_5f_CharLFO42LVL7" style:display-name="WW_CharLFO42LVL7" style:family="text">
      <style:text-properties style:font-name="Times New Roman"/>
    </style:style>
    <style:style style:name="WW_5f_CharLFO42LVL8" style:display-name="WW_CharLFO42LVL8" style:family="text">
      <style:text-properties style:font-name="Times New Roman"/>
    </style:style>
    <style:style style:name="WW_5f_CharLFO42LVL9" style:display-name="WW_CharLFO42LVL9" style:family="text">
      <style:text-properties style:font-name="Times New Roman"/>
    </style:style>
    <style:style style:name="WW_5f_CharLFO43LVL1" style:display-name="WW_CharLFO43LVL1" style:family="text">
      <style:text-properties style:font-name="Times New Roman"/>
    </style:style>
    <style:style style:name="WW_5f_CharLFO43LVL2" style:display-name="WW_CharLFO43LVL2" style:family="text">
      <style:text-properties style:font-name="Times New Roman"/>
    </style:style>
    <style:style style:name="WW_5f_CharLFO43LVL3" style:display-name="WW_CharLFO43LVL3" style:family="text">
      <style:text-properties style:font-name="Times New Roman"/>
    </style:style>
    <style:style style:name="WW_5f_CharLFO43LVL4" style:display-name="WW_CharLFO43LVL4" style:family="text">
      <style:text-properties style:font-name="Times New Roman"/>
    </style:style>
    <style:style style:name="WW_5f_CharLFO43LVL5" style:display-name="WW_CharLFO43LVL5" style:family="text">
      <style:text-properties style:font-name="Times New Roman"/>
    </style:style>
    <style:style style:name="WW_5f_CharLFO43LVL6" style:display-name="WW_CharLFO43LVL6" style:family="text">
      <style:text-properties style:font-name="Times New Roman"/>
    </style:style>
    <style:style style:name="WW_5f_CharLFO43LVL7" style:display-name="WW_CharLFO43LVL7" style:family="text">
      <style:text-properties style:font-name="Times New Roman"/>
    </style:style>
    <style:style style:name="WW_5f_CharLFO43LVL8" style:display-name="WW_CharLFO43LVL8" style:family="text">
      <style:text-properties style:font-name="Times New Roman"/>
    </style:style>
    <style:style style:name="WW_5f_CharLFO43LVL9" style:display-name="WW_CharLFO43LVL9" style:family="text">
      <style:text-properties style:font-name="Times New Roman"/>
    </style:style>
    <style:style style:name="WW_5f_CharLFO44LVL1" style:display-name="WW_CharLFO44LVL1" style:family="text">
      <style:text-properties style:font-name="Times New Roman"/>
    </style:style>
    <style:style style:name="WW_5f_CharLFO44LVL2" style:display-name="WW_CharLFO44LVL2" style:family="text">
      <style:text-properties style:font-name="Times New Roman"/>
    </style:style>
    <style:style style:name="WW_5f_CharLFO44LVL3" style:display-name="WW_CharLFO44LVL3" style:family="text">
      <style:text-properties style:font-name="Times New Roman"/>
    </style:style>
    <style:style style:name="WW_5f_CharLFO44LVL4" style:display-name="WW_CharLFO44LVL4" style:family="text">
      <style:text-properties style:font-name="Times New Roman"/>
    </style:style>
    <style:style style:name="WW_5f_CharLFO44LVL5" style:display-name="WW_CharLFO44LVL5" style:family="text">
      <style:text-properties style:font-name="Times New Roman"/>
    </style:style>
    <style:style style:name="WW_5f_CharLFO44LVL6" style:display-name="WW_CharLFO44LVL6" style:family="text">
      <style:text-properties style:font-name="Times New Roman"/>
    </style:style>
    <style:style style:name="WW_5f_CharLFO44LVL7" style:display-name="WW_CharLFO44LVL7" style:family="text">
      <style:text-properties style:font-name="Times New Roman"/>
    </style:style>
    <style:style style:name="WW_5f_CharLFO44LVL8" style:display-name="WW_CharLFO44LVL8" style:family="text">
      <style:text-properties style:font-name="Times New Roman"/>
    </style:style>
    <style:style style:name="WW_5f_CharLFO44LVL9" style:display-name="WW_CharLFO44LVL9" style:family="text">
      <style:text-properties style:font-name="Times New Roman"/>
    </style:style>
    <style:style style:name="WW_5f_CharLFO45LVL1" style:display-name="WW_CharLFO45LVL1" style:family="text">
      <style:text-properties style:font-name="Times New Roman"/>
    </style:style>
    <style:style style:name="WW_5f_CharLFO45LVL2" style:display-name="WW_CharLFO45LVL2" style:family="text">
      <style:text-properties style:font-name="Times New Roman"/>
    </style:style>
    <style:style style:name="WW_5f_CharLFO45LVL3" style:display-name="WW_CharLFO45LVL3" style:family="text">
      <style:text-properties style:font-name="Times New Roman"/>
    </style:style>
    <style:style style:name="WW_5f_CharLFO45LVL4" style:display-name="WW_CharLFO45LVL4" style:family="text">
      <style:text-properties style:font-name="Times New Roman"/>
    </style:style>
    <style:style style:name="WW_5f_CharLFO45LVL5" style:display-name="WW_CharLFO45LVL5" style:family="text">
      <style:text-properties style:font-name="Times New Roman"/>
    </style:style>
    <style:style style:name="WW_5f_CharLFO45LVL6" style:display-name="WW_CharLFO45LVL6" style:family="text">
      <style:text-properties style:font-name="Times New Roman"/>
    </style:style>
    <style:style style:name="WW_5f_CharLFO45LVL7" style:display-name="WW_CharLFO45LVL7" style:family="text">
      <style:text-properties style:font-name="Times New Roman"/>
    </style:style>
    <style:style style:name="WW_5f_CharLFO45LVL8" style:display-name="WW_CharLFO45LVL8" style:family="text">
      <style:text-properties style:font-name="Times New Roman"/>
    </style:style>
    <style:style style:name="WW_5f_CharLFO45LVL9" style:display-name="WW_CharLFO45LVL9" style:family="text">
      <style:text-properties style:font-name="Times New Roman"/>
    </style:style>
    <style:style style:name="WW_5f_CharLFO46LVL1" style:display-name="WW_CharLFO46LVL1" style:family="text">
      <style:text-properties style:font-name="Times New Roman"/>
    </style:style>
    <style:style style:name="WW_5f_CharLFO46LVL2" style:display-name="WW_CharLFO46LVL2" style:family="text">
      <style:text-properties style:font-name="Times New Roman"/>
    </style:style>
    <style:style style:name="WW_5f_CharLFO46LVL3" style:display-name="WW_CharLFO46LVL3" style:family="text">
      <style:text-properties style:font-name="Times New Roman"/>
    </style:style>
    <style:style style:name="WW_5f_CharLFO46LVL4" style:display-name="WW_CharLFO46LVL4" style:family="text">
      <style:text-properties style:font-name="Times New Roman"/>
    </style:style>
    <style:style style:name="WW_5f_CharLFO46LVL5" style:display-name="WW_CharLFO46LVL5" style:family="text">
      <style:text-properties style:font-name="Times New Roman"/>
    </style:style>
    <style:style style:name="WW_5f_CharLFO46LVL6" style:display-name="WW_CharLFO46LVL6" style:family="text">
      <style:text-properties style:font-name="Times New Roman"/>
    </style:style>
    <style:style style:name="WW_5f_CharLFO46LVL7" style:display-name="WW_CharLFO46LVL7" style:family="text">
      <style:text-properties style:font-name="Times New Roman"/>
    </style:style>
    <style:style style:name="WW_5f_CharLFO46LVL8" style:display-name="WW_CharLFO46LVL8" style:family="text">
      <style:text-properties style:font-name="Times New Roman"/>
    </style:style>
    <style:style style:name="WW_5f_CharLFO46LVL9" style:display-name="WW_CharLFO46LVL9" style:family="text">
      <style:text-properties style:font-name="Times New Roman"/>
    </style:style>
    <style:style style:name="WW_5f_CharLFO47LVL1" style:display-name="WW_CharLFO47LVL1" style:family="text">
      <style:text-properties style:font-name="Times New Roman"/>
    </style:style>
    <style:style style:name="WW_5f_CharLFO47LVL2" style:display-name="WW_CharLFO47LVL2" style:family="text">
      <style:text-properties style:font-name="Times New Roman"/>
    </style:style>
    <style:style style:name="WW_5f_CharLFO47LVL3" style:display-name="WW_CharLFO47LVL3" style:family="text">
      <style:text-properties style:font-name="Times New Roman"/>
    </style:style>
    <style:style style:name="WW_5f_CharLFO47LVL4" style:display-name="WW_CharLFO47LVL4" style:family="text">
      <style:text-properties style:font-name="Times New Roman"/>
    </style:style>
    <style:style style:name="WW_5f_CharLFO47LVL5" style:display-name="WW_CharLFO47LVL5" style:family="text">
      <style:text-properties style:font-name="Times New Roman"/>
    </style:style>
    <style:style style:name="WW_5f_CharLFO47LVL6" style:display-name="WW_CharLFO47LVL6" style:family="text">
      <style:text-properties style:font-name="Times New Roman"/>
    </style:style>
    <style:style style:name="WW_5f_CharLFO47LVL7" style:display-name="WW_CharLFO47LVL7" style:family="text">
      <style:text-properties style:font-name="Times New Roman"/>
    </style:style>
    <style:style style:name="WW_5f_CharLFO47LVL8" style:display-name="WW_CharLFO47LVL8" style:family="text">
      <style:text-properties style:font-name="Times New Roman"/>
    </style:style>
    <style:style style:name="WW_5f_CharLFO47LVL9" style:display-name="WW_CharLFO47LVL9" style:family="text">
      <style:text-properties style:font-name="Times New Roman"/>
    </style:style>
    <style:style style:name="WW_5f_CharLFO48LVL1" style:display-name="WW_CharLFO48LVL1" style:family="text">
      <style:text-properties style:font-name="Times New Roman"/>
    </style:style>
    <style:style style:name="WW_5f_CharLFO48LVL2" style:display-name="WW_CharLFO48LVL2" style:family="text">
      <style:text-properties style:font-name="Times New Roman"/>
    </style:style>
    <style:style style:name="WW_5f_CharLFO48LVL3" style:display-name="WW_CharLFO48LVL3" style:family="text">
      <style:text-properties style:font-name="Times New Roman"/>
    </style:style>
    <style:style style:name="WW_5f_CharLFO48LVL4" style:display-name="WW_CharLFO48LVL4" style:family="text">
      <style:text-properties style:font-name="Times New Roman"/>
    </style:style>
    <style:style style:name="WW_5f_CharLFO48LVL5" style:display-name="WW_CharLFO48LVL5" style:family="text">
      <style:text-properties style:font-name="Times New Roman"/>
    </style:style>
    <style:style style:name="WW_5f_CharLFO48LVL6" style:display-name="WW_CharLFO48LVL6" style:family="text">
      <style:text-properties style:font-name="Times New Roman"/>
    </style:style>
    <style:style style:name="WW_5f_CharLFO48LVL7" style:display-name="WW_CharLFO48LVL7" style:family="text">
      <style:text-properties style:font-name="Times New Roman"/>
    </style:style>
    <style:style style:name="WW_5f_CharLFO48LVL8" style:display-name="WW_CharLFO48LVL8" style:family="text">
      <style:text-properties style:font-name="Times New Roman"/>
    </style:style>
    <style:style style:name="WW_5f_CharLFO48LVL9" style:display-name="WW_CharLFO48LVL9" style:family="text">
      <style:text-properties style:font-name="Times New Roman"/>
    </style:style>
    <style:style style:name="WW_5f_CharLFO49LVL1" style:display-name="WW_CharLFO49LVL1" style:family="text">
      <style:text-properties style:font-name="Times New Roman"/>
    </style:style>
    <style:style style:name="WW_5f_CharLFO49LVL2" style:display-name="WW_CharLFO49LVL2" style:family="text">
      <style:text-properties style:font-name="Times New Roman"/>
    </style:style>
    <style:style style:name="WW_5f_CharLFO49LVL3" style:display-name="WW_CharLFO49LVL3" style:family="text">
      <style:text-properties style:font-name="Times New Roman"/>
    </style:style>
    <style:style style:name="WW_5f_CharLFO49LVL4" style:display-name="WW_CharLFO49LVL4" style:family="text">
      <style:text-properties style:font-name="Times New Roman"/>
    </style:style>
    <style:style style:name="WW_5f_CharLFO49LVL5" style:display-name="WW_CharLFO49LVL5" style:family="text">
      <style:text-properties style:font-name="Times New Roman"/>
    </style:style>
    <style:style style:name="WW_5f_CharLFO49LVL6" style:display-name="WW_CharLFO49LVL6" style:family="text">
      <style:text-properties style:font-name="Times New Roman"/>
    </style:style>
    <style:style style:name="WW_5f_CharLFO49LVL7" style:display-name="WW_CharLFO49LVL7" style:family="text">
      <style:text-properties style:font-name="Times New Roman"/>
    </style:style>
    <style:style style:name="WW_5f_CharLFO49LVL8" style:display-name="WW_CharLFO49LVL8" style:family="text">
      <style:text-properties style:font-name="Times New Roman"/>
    </style:style>
    <style:style style:name="WW_5f_CharLFO49LVL9" style:display-name="WW_CharLFO49LVL9" style:family="text">
      <style:text-properties style:font-name="Times New Roman"/>
    </style:style>
    <style:style style:name="WW_5f_CharLFO50LVL1" style:display-name="WW_CharLFO50LVL1" style:family="text">
      <style:text-properties style:font-name="Times New Roman"/>
    </style:style>
    <style:style style:name="WW_5f_CharLFO50LVL2" style:display-name="WW_CharLFO50LVL2" style:family="text">
      <style:text-properties style:font-name="Times New Roman"/>
    </style:style>
    <style:style style:name="WW_5f_CharLFO50LVL3" style:display-name="WW_CharLFO50LVL3" style:family="text">
      <style:text-properties style:font-name="Times New Roman"/>
    </style:style>
    <style:style style:name="WW_5f_CharLFO50LVL4" style:display-name="WW_CharLFO50LVL4" style:family="text">
      <style:text-properties style:font-name="Times New Roman"/>
    </style:style>
    <style:style style:name="WW_5f_CharLFO50LVL5" style:display-name="WW_CharLFO50LVL5" style:family="text">
      <style:text-properties style:font-name="Times New Roman"/>
    </style:style>
    <style:style style:name="WW_5f_CharLFO50LVL6" style:display-name="WW_CharLFO50LVL6" style:family="text">
      <style:text-properties style:font-name="Times New Roman"/>
    </style:style>
    <style:style style:name="WW_5f_CharLFO50LVL7" style:display-name="WW_CharLFO50LVL7" style:family="text">
      <style:text-properties style:font-name="Times New Roman"/>
    </style:style>
    <style:style style:name="WW_5f_CharLFO50LVL8" style:display-name="WW_CharLFO50LVL8" style:family="text">
      <style:text-properties style:font-name="Times New Roman"/>
    </style:style>
    <style:style style:name="WW_5f_CharLFO50LVL9" style:display-name="WW_CharLFO50LVL9" style:family="text">
      <style:text-properties style:font-name="Times New Roman"/>
    </style:style>
    <style:style style:name="WW_5f_CharLFO51LVL1" style:display-name="WW_CharLFO51LVL1" style:family="text">
      <style:text-properties style:font-name-complex="Times New Roman"/>
    </style:style>
    <style:style style:name="WW_5f_CharLFO51LVL2" style:display-name="WW_CharLFO51LVL2" style:family="text">
      <style:text-properties style:font-name-complex="Times New Roman"/>
    </style:style>
    <style:style style:name="WW_5f_CharLFO51LVL3" style:display-name="WW_CharLFO51LVL3" style:family="text">
      <style:text-properties style:font-name-complex="Times New Roman"/>
    </style:style>
    <style:style style:name="WW_5f_CharLFO51LVL4" style:display-name="WW_CharLFO51LVL4" style:family="text">
      <style:text-properties style:font-name-complex="Times New Roman"/>
    </style:style>
    <style:style style:name="WW_5f_CharLFO51LVL5" style:display-name="WW_CharLFO51LVL5" style:family="text">
      <style:text-properties style:font-name-complex="Times New Roman"/>
    </style:style>
    <style:style style:name="WW_5f_CharLFO51LVL6" style:display-name="WW_CharLFO51LVL6" style:family="text">
      <style:text-properties style:font-name-complex="Times New Roman"/>
    </style:style>
    <style:style style:name="WW_5f_CharLFO51LVL7" style:display-name="WW_CharLFO51LVL7" style:family="text">
      <style:text-properties style:font-name-complex="Times New Roman"/>
    </style:style>
    <style:style style:name="WW_5f_CharLFO51LVL8" style:display-name="WW_CharLFO51LVL8" style:family="text">
      <style:text-properties style:font-name-complex="Times New Roman"/>
    </style:style>
    <style:style style:name="WW_5f_CharLFO51LVL9" style:display-name="WW_CharLFO51LVL9" style:family="text">
      <style:text-properties style:font-name-complex="Times New Roman"/>
    </style:style>
    <style:style style:name="WW_5f_CharLFO52LVL1" style:display-name="WW_CharLFO52LVL1" style:family="text">
      <style:text-properties style:font-name-complex="Times New Roman"/>
    </style:style>
    <style:style style:name="WW_5f_CharLFO52LVL2" style:display-name="WW_CharLFO52LVL2" style:family="text">
      <style:text-properties style:font-name-complex="Times New Roman"/>
    </style:style>
    <style:style style:name="WW_5f_CharLFO52LVL3" style:display-name="WW_CharLFO52LVL3" style:family="text">
      <style:text-properties style:font-name-complex="Times New Roman"/>
    </style:style>
    <style:style style:name="WW_5f_CharLFO52LVL4" style:display-name="WW_CharLFO52LVL4" style:family="text">
      <style:text-properties style:font-name-complex="Times New Roman"/>
    </style:style>
    <style:style style:name="WW_5f_CharLFO52LVL5" style:display-name="WW_CharLFO52LVL5" style:family="text">
      <style:text-properties style:font-name-complex="Times New Roman"/>
    </style:style>
    <style:style style:name="WW_5f_CharLFO52LVL6" style:display-name="WW_CharLFO52LVL6" style:family="text">
      <style:text-properties style:font-name-complex="Times New Roman"/>
    </style:style>
    <style:style style:name="WW_5f_CharLFO52LVL7" style:display-name="WW_CharLFO52LVL7" style:family="text">
      <style:text-properties style:font-name-complex="Times New Roman"/>
    </style:style>
    <style:style style:name="WW_5f_CharLFO52LVL8" style:display-name="WW_CharLFO52LVL8" style:family="text">
      <style:text-properties style:font-name-complex="Times New Roman"/>
    </style:style>
    <style:style style:name="WW_5f_CharLFO52LVL9" style:display-name="WW_CharLFO52LVL9" style:family="text">
      <style:text-properties style:font-name-complex="Times New Roman"/>
    </style:style>
    <style:style style:name="WW_5f_CharLFO53LVL1" style:display-name="WW_CharLFO53LVL1" style:family="text">
      <style:text-properties style:font-name-complex="Times New Roman"/>
    </style:style>
    <style:style style:name="WW_5f_CharLFO53LVL2" style:display-name="WW_CharLFO53LVL2" style:family="text">
      <style:text-properties style:font-name-complex="Times New Roman"/>
    </style:style>
    <style:style style:name="WW_5f_CharLFO53LVL3" style:display-name="WW_CharLFO53LVL3" style:family="text">
      <style:text-properties style:font-name-complex="Times New Roman"/>
    </style:style>
    <style:style style:name="WW_5f_CharLFO53LVL4" style:display-name="WW_CharLFO53LVL4" style:family="text">
      <style:text-properties style:font-name-complex="Times New Roman"/>
    </style:style>
    <style:style style:name="WW_5f_CharLFO53LVL5" style:display-name="WW_CharLFO53LVL5" style:family="text">
      <style:text-properties style:font-name-complex="Times New Roman"/>
    </style:style>
    <style:style style:name="WW_5f_CharLFO53LVL6" style:display-name="WW_CharLFO53LVL6" style:family="text">
      <style:text-properties style:font-name-complex="Times New Roman"/>
    </style:style>
    <style:style style:name="WW_5f_CharLFO53LVL7" style:display-name="WW_CharLFO53LVL7" style:family="text">
      <style:text-properties style:font-name-complex="Times New Roman"/>
    </style:style>
    <style:style style:name="WW_5f_CharLFO53LVL8" style:display-name="WW_CharLFO53LVL8" style:family="text">
      <style:text-properties style:font-name-complex="Times New Roman"/>
    </style:style>
    <style:style style:name="WW_5f_CharLFO53LVL9" style:display-name="WW_CharLFO53LVL9" style:family="text">
      <style:text-properties style:font-name-complex="Times New Roman"/>
    </style:style>
    <style:style style:name="WW_5f_CharLFO54LVL1" style:display-name="WW_CharLFO54LVL1" style:family="text">
      <style:text-properties style:font-name-complex="Times New Roman"/>
    </style:style>
    <style:style style:name="WW_5f_CharLFO54LVL2" style:display-name="WW_CharLFO54LVL2" style:family="text">
      <style:text-properties style:font-name-complex="Times New Roman"/>
    </style:style>
    <style:style style:name="WW_5f_CharLFO54LVL3" style:display-name="WW_CharLFO54LVL3" style:family="text">
      <style:text-properties style:font-name-complex="Times New Roman"/>
    </style:style>
    <style:style style:name="WW_5f_CharLFO54LVL4" style:display-name="WW_CharLFO54LVL4" style:family="text">
      <style:text-properties style:font-name-complex="Times New Roman"/>
    </style:style>
    <style:style style:name="WW_5f_CharLFO54LVL5" style:display-name="WW_CharLFO54LVL5" style:family="text">
      <style:text-properties style:font-name-complex="Times New Roman"/>
    </style:style>
    <style:style style:name="WW_5f_CharLFO54LVL6" style:display-name="WW_CharLFO54LVL6" style:family="text">
      <style:text-properties style:font-name-complex="Times New Roman"/>
    </style:style>
    <style:style style:name="WW_5f_CharLFO54LVL7" style:display-name="WW_CharLFO54LVL7" style:family="text">
      <style:text-properties style:font-name-complex="Times New Roman"/>
    </style:style>
    <style:style style:name="WW_5f_CharLFO54LVL8" style:display-name="WW_CharLFO54LVL8" style:family="text">
      <style:text-properties style:font-name-complex="Times New Roman"/>
    </style:style>
    <style:style style:name="WW_5f_CharLFO54LVL9" style:display-name="WW_CharLFO54LVL9" style:family="text">
      <style:text-properties style:font-name-complex="Times New Roman"/>
    </style:style>
    <style:style style:name="WW_5f_CharLFO55LVL1" style:display-name="WW_CharLFO55LVL1" style:family="text">
      <style:text-properties style:font-name-complex="Times New Roman"/>
    </style:style>
    <style:style style:name="WW_5f_CharLFO55LVL2" style:display-name="WW_CharLFO55LVL2" style:family="text">
      <style:text-properties style:font-name-complex="Times New Roman"/>
    </style:style>
    <style:style style:name="WW_5f_CharLFO55LVL3" style:display-name="WW_CharLFO55LVL3" style:family="text">
      <style:text-properties style:font-name-complex="Times New Roman"/>
    </style:style>
    <style:style style:name="WW_5f_CharLFO55LVL4" style:display-name="WW_CharLFO55LVL4" style:family="text">
      <style:text-properties style:font-name-complex="Times New Roman"/>
    </style:style>
    <style:style style:name="WW_5f_CharLFO55LVL5" style:display-name="WW_CharLFO55LVL5" style:family="text">
      <style:text-properties style:font-name-complex="Times New Roman"/>
    </style:style>
    <style:style style:name="WW_5f_CharLFO55LVL6" style:display-name="WW_CharLFO55LVL6" style:family="text">
      <style:text-properties style:font-name-complex="Times New Roman"/>
    </style:style>
    <style:style style:name="WW_5f_CharLFO55LVL7" style:display-name="WW_CharLFO55LVL7" style:family="text">
      <style:text-properties style:font-name-complex="Times New Roman"/>
    </style:style>
    <style:style style:name="WW_5f_CharLFO55LVL8" style:display-name="WW_CharLFO55LVL8" style:family="text">
      <style:text-properties style:font-name-complex="Times New Roman"/>
    </style:style>
    <style:style style:name="WW_5f_CharLFO55LVL9" style:display-name="WW_CharLFO55LVL9" style:family="text">
      <style:text-properties style:font-name-complex="Times New Roman"/>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_5f_CharOUTLINELVL1" style:num-format="1">
        <style:list-level-properties text:min-label-width="0.762cm"/>
      </text:outline-level-style>
      <text:outline-level-style text:level="2" text:style-name="WW_5f_CharOUTLINELV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text:style-name="WW_5f_CharOUTLINELVL4" style:num-format="1" text:display-levels="4">
        <style:list-level-properties text:min-label-width="1.524cm"/>
      </text:outline-level-style>
      <text:outline-level-style text:level="5" text:style-name="WW_5f_CharOUTLINELVL5" style:num-format="1" text:display-levels="5">
        <style:list-level-properties text:min-label-width="1.778cm"/>
      </text:outline-level-style>
      <text:outline-level-style text:level="6" text:style-name="WW_5f_CharOUTLINELVL6" style:num-format="1" text:display-levels="6">
        <style:list-level-properties text:min-label-width="2.032cm"/>
      </text:outline-level-style>
      <text:outline-level-style text:level="7" text:style-name="WW_5f_CharOUTLINELVL7" style:num-format="1" text:display-levels="7">
        <style:list-level-properties text:min-label-width="2.286cm"/>
      </text:outline-level-style>
      <text:outline-level-style text:level="8" text:style-name="WW_5f_CharOUTLINELVL8" style:num-format="1" text:display-levels="8">
        <style:list-level-properties text:min-label-width="2.54cm"/>
      </text:outline-level-style>
      <text:outline-level-style text:level="9" text:style-name="WW_5f_CharOUTLINELV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9" style:display-name="WW_OutlineListStyle_9">
      <text:list-level-style-number text:level="1" text:style-name="WW_5f_CharLFO1LVL1" style:num-format="1">
        <style:list-level-properties text:min-label-width="0.762cm"/>
      </text:list-level-style-number>
      <text:list-level-style-number text:level="2" text:style-name="WW_5f_CharLFO1LVL2" style:num-format="1" text:display-levels="2">
        <style:list-level-properties text:min-label-width="1.016cm"/>
      </text:list-level-style-number>
      <text:list-level-style-number text:level="3" text:style-name="WW_5f_CharLFO1LVL3" style:num-format="1" text:display-levels="3">
        <style:list-level-properties text:min-label-width="1.27cm"/>
      </text:list-level-style-number>
      <text:list-level-style-number text:level="4" text:style-name="WW_5f_CharLFO1LVL4" style:num-format="1" text:display-levels="4">
        <style:list-level-properties text:min-label-width="1.524cm"/>
      </text:list-level-style-number>
      <text:list-level-style-number text:level="5" text:style-name="WW_5f_CharLFO1LVL5" style:num-format="1" text:display-levels="5">
        <style:list-level-properties text:min-label-width="1.778cm"/>
      </text:list-level-style-number>
      <text:list-level-style-number text:level="6" text:style-name="WW_5f_CharLFO1LVL6" style:num-format="1" text:display-levels="6">
        <style:list-level-properties text:min-label-width="2.032cm"/>
      </text:list-level-style-number>
      <text:list-level-style-number text:level="7" text:style-name="WW_5f_CharLFO1LVL7" style:num-format="1" text:display-levels="7">
        <style:list-level-properties text:min-label-width="2.286cm"/>
      </text:list-level-style-number>
      <text:list-level-style-number text:level="8" text:style-name="WW_5f_CharLFO1LVL8" style:num-format="1" text:display-levels="8">
        <style:list-level-properties text:min-label-width="2.54cm"/>
      </text:list-level-style-number>
      <text:list-level-style-number text:level="9" text:style-name="WW_5f_CharLFO1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2LVL1" style:num-format="1">
        <style:list-level-properties text:min-label-width="0.762cm"/>
      </text:list-level-style-number>
      <text:list-level-style-number text:level="2" text:style-name="WW_5f_CharLFO2LVL2" style:num-format="1" text:display-levels="2">
        <style:list-level-properties text:min-label-width="1.016cm"/>
      </text:list-level-style-number>
      <text:list-level-style-number text:level="3" text:style-name="WW_5f_CharLFO2LVL3" style:num-format="1" text:display-levels="3">
        <style:list-level-properties text:min-label-width="1.27cm"/>
      </text:list-level-style-number>
      <text:list-level-style-number text:level="4" text:style-name="WW_5f_CharLFO2LVL4" style:num-format="1" text:display-levels="4">
        <style:list-level-properties text:min-label-width="1.524cm"/>
      </text:list-level-style-number>
      <text:list-level-style-number text:level="5" text:style-name="WW_5f_CharLFO2LVL5" style:num-format="1" text:display-levels="5">
        <style:list-level-properties text:min-label-width="1.778cm"/>
      </text:list-level-style-number>
      <text:list-level-style-number text:level="6" text:style-name="WW_5f_CharLFO2LVL6" style:num-format="1" text:display-levels="6">
        <style:list-level-properties text:min-label-width="2.032cm"/>
      </text:list-level-style-number>
      <text:list-level-style-number text:level="7" text:style-name="WW_5f_CharLFO2LVL7" style:num-format="1" text:display-levels="7">
        <style:list-level-properties text:min-label-width="2.286cm"/>
      </text:list-level-style-number>
      <text:list-level-style-number text:level="8" text:style-name="WW_5f_CharLFO2LVL8" style:num-format="1" text:display-levels="8">
        <style:list-level-properties text:min-label-width="2.54cm"/>
      </text:list-level-style-number>
      <text:list-level-style-number text:level="9" text:style-name="WW_5f_CharLFO2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3LVL1" style:num-format="1">
        <style:list-level-properties text:min-label-width="0.762cm"/>
      </text:list-level-style-number>
      <text:list-level-style-number text:level="2" text:style-name="WW_5f_CharLFO3LVL2" style:num-format="1" text:display-levels="2">
        <style:list-level-properties text:min-label-width="1.016cm"/>
      </text:list-level-style-number>
      <text:list-level-style-number text:level="3" text:style-name="WW_5f_CharLFO3LVL3" style:num-format="1" text:display-levels="3">
        <style:list-level-properties text:min-label-width="1.27cm"/>
      </text:list-level-style-number>
      <text:list-level-style-number text:level="4" text:style-name="WW_5f_CharLFO3LVL4" style:num-format="1" text:display-levels="4">
        <style:list-level-properties text:min-label-width="1.524cm"/>
      </text:list-level-style-number>
      <text:list-level-style-number text:level="5" text:style-name="WW_5f_CharLFO3LVL5" style:num-format="1" text:display-levels="5">
        <style:list-level-properties text:min-label-width="1.778cm"/>
      </text:list-level-style-number>
      <text:list-level-style-number text:level="6" text:style-name="WW_5f_CharLFO3LVL6" style:num-format="1" text:display-levels="6">
        <style:list-level-properties text:min-label-width="2.032cm"/>
      </text:list-level-style-number>
      <text:list-level-style-number text:level="7" text:style-name="WW_5f_CharLFO3LVL7" style:num-format="1" text:display-levels="7">
        <style:list-level-properties text:min-label-width="2.286cm"/>
      </text:list-level-style-number>
      <text:list-level-style-number text:level="8" text:style-name="WW_5f_CharLFO3LVL8" style:num-format="1" text:display-levels="8">
        <style:list-level-properties text:min-label-width="2.54cm"/>
      </text:list-level-style-number>
      <text:list-level-style-number text:level="9" text:style-name="WW_5f_CharLFO3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LVL1" style:num-format="1">
        <style:list-level-properties text:min-label-width="0.762cm"/>
      </text:list-level-style-number>
      <text:list-level-style-number text:level="2" text:style-name="WW_5f_CharLFO4LVL2" style:num-format="1" text:display-levels="2">
        <style:list-level-properties text:min-label-width="1.016cm"/>
      </text:list-level-style-number>
      <text:list-level-style-number text:level="3" text:style-name="WW_5f_CharLFO4LVL3" style:num-format="1" text:display-levels="3">
        <style:list-level-properties text:min-label-width="1.27cm"/>
      </text:list-level-style-number>
      <text:list-level-style-number text:level="4" text:style-name="WW_5f_CharLFO4LVL4" style:num-format="1" text:display-levels="4">
        <style:list-level-properties text:min-label-width="1.524cm"/>
      </text:list-level-style-number>
      <text:list-level-style-number text:level="5" text:style-name="WW_5f_CharLFO4LVL5" style:num-format="1" text:display-levels="5">
        <style:list-level-properties text:min-label-width="1.778cm"/>
      </text:list-level-style-number>
      <text:list-level-style-number text:level="6" text:style-name="WW_5f_CharLFO4LVL6" style:num-format="1" text:display-levels="6">
        <style:list-level-properties text:min-label-width="2.032cm"/>
      </text:list-level-style-number>
      <text:list-level-style-number text:level="7" text:style-name="WW_5f_CharLFO4LVL7" style:num-format="1" text:display-levels="7">
        <style:list-level-properties text:min-label-width="2.286cm"/>
      </text:list-level-style-number>
      <text:list-level-style-number text:level="8" text:style-name="WW_5f_CharLFO4LVL8" style:num-format="1" text:display-levels="8">
        <style:list-level-properties text:min-label-width="2.54cm"/>
      </text:list-level-style-number>
      <text:list-level-style-number text:level="9" text:style-name="WW_5f_CharLFO4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5LVL1" style:num-format="1">
        <style:list-level-properties text:min-label-width="0.762cm"/>
      </text:list-level-style-number>
      <text:list-level-style-number text:level="2" text:style-name="WW_5f_CharLFO5LVL2" style:num-format="1" text:display-levels="2">
        <style:list-level-properties text:min-label-width="1.016cm"/>
      </text:list-level-style-number>
      <text:list-level-style-number text:level="3" text:style-name="WW_5f_CharLFO5LVL3" style:num-format="1" text:display-levels="3">
        <style:list-level-properties text:min-label-width="1.27cm"/>
      </text:list-level-style-number>
      <text:list-level-style-number text:level="4" text:style-name="WW_5f_CharLFO5LVL4" style:num-format="1" text:display-levels="4">
        <style:list-level-properties text:min-label-width="1.524cm"/>
      </text:list-level-style-number>
      <text:list-level-style-number text:level="5" text:style-name="WW_5f_CharLFO5LVL5" style:num-format="1" text:display-levels="5">
        <style:list-level-properties text:min-label-width="1.778cm"/>
      </text:list-level-style-number>
      <text:list-level-style-number text:level="6" text:style-name="WW_5f_CharLFO5LVL6" style:num-format="1" text:display-levels="6">
        <style:list-level-properties text:min-label-width="2.032cm"/>
      </text:list-level-style-number>
      <text:list-level-style-number text:level="7" text:style-name="WW_5f_CharLFO5LVL7" style:num-format="1" text:display-levels="7">
        <style:list-level-properties text:min-label-width="2.286cm"/>
      </text:list-level-style-number>
      <text:list-level-style-number text:level="8" text:style-name="WW_5f_CharLFO5LVL8" style:num-format="1" text:display-levels="8">
        <style:list-level-properties text:min-label-width="2.54cm"/>
      </text:list-level-style-number>
      <text:list-level-style-number text:level="9" text:style-name="WW_5f_CharLFO5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6LVL1" style:num-format="1">
        <style:list-level-properties text:min-label-width="0.762cm"/>
      </text:list-level-style-number>
      <text:list-level-style-number text:level="2" text:style-name="WW_5f_CharLFO6LVL2" style:num-format="1" text:display-levels="2">
        <style:list-level-properties text:min-label-width="1.016cm"/>
      </text:list-level-style-number>
      <text:list-level-style-number text:level="3" text:style-name="WW_5f_CharLFO6LVL3" style:num-format="1" text:display-levels="3">
        <style:list-level-properties text:min-label-width="1.27cm"/>
      </text:list-level-style-number>
      <text:list-level-style-number text:level="4" text:style-name="WW_5f_CharLFO6LVL4" style:num-format="1" text:display-levels="4">
        <style:list-level-properties text:min-label-width="1.524cm"/>
      </text:list-level-style-number>
      <text:list-level-style-number text:level="5" text:style-name="WW_5f_CharLFO6LVL5" style:num-format="1" text:display-levels="5">
        <style:list-level-properties text:min-label-width="1.778cm"/>
      </text:list-level-style-number>
      <text:list-level-style-number text:level="6" text:style-name="WW_5f_CharLFO6LVL6" style:num-format="1" text:display-levels="6">
        <style:list-level-properties text:min-label-width="2.032cm"/>
      </text:list-level-style-number>
      <text:list-level-style-number text:level="7" text:style-name="WW_5f_CharLFO6LVL7" style:num-format="1" text:display-levels="7">
        <style:list-level-properties text:min-label-width="2.286cm"/>
      </text:list-level-style-number>
      <text:list-level-style-number text:level="8" text:style-name="WW_5f_CharLFO6LVL8" style:num-format="1" text:display-levels="8">
        <style:list-level-properties text:min-label-width="2.54cm"/>
      </text:list-level-style-number>
      <text:list-level-style-number text:level="9" text:style-name="WW_5f_CharLFO6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7LVL1" style:num-format="1">
        <style:list-level-properties text:min-label-width="0.762cm"/>
      </text:list-level-style-number>
      <text:list-level-style-number text:level="2" text:style-name="WW_5f_CharLFO7LVL2" style:num-format="1" text:display-levels="2">
        <style:list-level-properties text:min-label-width="1.016cm"/>
      </text:list-level-style-number>
      <text:list-level-style-number text:level="3" text:style-name="WW_5f_CharLFO7LVL3" style:num-format="1" text:display-levels="3">
        <style:list-level-properties text:min-label-width="1.27cm"/>
      </text:list-level-style-number>
      <text:list-level-style-number text:level="4" text:style-name="WW_5f_CharLFO7LVL4" style:num-format="1" text:display-levels="4">
        <style:list-level-properties text:min-label-width="1.524cm"/>
      </text:list-level-style-number>
      <text:list-level-style-number text:level="5" text:style-name="WW_5f_CharLFO7LVL5" style:num-format="1" text:display-levels="5">
        <style:list-level-properties text:min-label-width="1.778cm"/>
      </text:list-level-style-number>
      <text:list-level-style-number text:level="6" text:style-name="WW_5f_CharLFO7LVL6" style:num-format="1" text:display-levels="6">
        <style:list-level-properties text:min-label-width="2.032cm"/>
      </text:list-level-style-number>
      <text:list-level-style-number text:level="7" text:style-name="WW_5f_CharLFO7LVL7" style:num-format="1" text:display-levels="7">
        <style:list-level-properties text:min-label-width="2.286cm"/>
      </text:list-level-style-number>
      <text:list-level-style-number text:level="8" text:style-name="WW_5f_CharLFO7LVL8" style:num-format="1" text:display-levels="8">
        <style:list-level-properties text:min-label-width="2.54cm"/>
      </text:list-level-style-number>
      <text:list-level-style-number text:level="9" text:style-name="WW_5f_CharLFO7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8LVL1" style:num-format="1">
        <style:list-level-properties text:min-label-width="0.762cm"/>
      </text:list-level-style-number>
      <text:list-level-style-number text:level="2" text:style-name="WW_5f_CharLFO8LVL2" style:num-format="1" text:display-levels="2">
        <style:list-level-properties text:min-label-width="1.016cm"/>
      </text:list-level-style-number>
      <text:list-level-style-number text:level="3" text:style-name="WW_5f_CharLFO8LVL3" style:num-format="1" text:display-levels="3">
        <style:list-level-properties text:min-label-width="1.27cm"/>
      </text:list-level-style-number>
      <text:list-level-style-number text:level="4" text:style-name="WW_5f_CharLFO8LVL4" style:num-format="1" text:display-levels="4">
        <style:list-level-properties text:min-label-width="1.524cm"/>
      </text:list-level-style-number>
      <text:list-level-style-number text:level="5" text:style-name="WW_5f_CharLFO8LVL5" style:num-format="1" text:display-levels="5">
        <style:list-level-properties text:min-label-width="1.778cm"/>
      </text:list-level-style-number>
      <text:list-level-style-number text:level="6" text:style-name="WW_5f_CharLFO8LVL6" style:num-format="1" text:display-levels="6">
        <style:list-level-properties text:min-label-width="2.032cm"/>
      </text:list-level-style-number>
      <text:list-level-style-number text:level="7" text:style-name="WW_5f_CharLFO8LVL7" style:num-format="1" text:display-levels="7">
        <style:list-level-properties text:min-label-width="2.286cm"/>
      </text:list-level-style-number>
      <text:list-level-style-number text:level="8" text:style-name="WW_5f_CharLFO8LVL8" style:num-format="1" text:display-levels="8">
        <style:list-level-properties text:min-label-width="2.54cm"/>
      </text:list-level-style-number>
      <text:list-level-style-number text:level="9" text:style-name="WW_5f_CharLFO8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9LVL1" style:num-format="1">
        <style:list-level-properties text:min-label-width="0.762cm"/>
      </text:list-level-style-number>
      <text:list-level-style-number text:level="2" text:style-name="WW_5f_CharLFO9LV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text:style-name="WW_5f_CharLFO9LVL4" style:num-format="1" text:display-levels="4">
        <style:list-level-properties text:min-label-width="1.524cm"/>
      </text:list-level-style-number>
      <text:list-level-style-number text:level="5" text:style-name="WW_5f_CharLFO9LVL5" style:num-format="1" text:display-levels="5">
        <style:list-level-properties text:min-label-width="1.778cm"/>
      </text:list-level-style-number>
      <text:list-level-style-number text:level="6" text:style-name="WW_5f_CharLFO9LVL6" style:num-format="1" text:display-levels="6">
        <style:list-level-properties text:min-label-width="2.032cm"/>
      </text:list-level-style-number>
      <text:list-level-style-number text:level="7" text:style-name="WW_5f_CharLFO9LVL7" style:num-format="1" text:display-levels="7">
        <style:list-level-properties text:min-label-width="2.286cm"/>
      </text:list-level-style-number>
      <text:list-level-style-number text:level="8" text:style-name="WW_5f_CharLFO9LVL8" style:num-format="1" text:display-levels="8">
        <style:list-level-properties text:min-label-width="2.54cm"/>
      </text:list-level-style-number>
      <text:list-level-style-number text:level="9" text:style-name="WW_5f_CharLFO9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10LVL1" style:num-format="1">
        <style:list-level-properties text:min-label-width="0.762cm"/>
      </text:list-level-style-number>
      <text:list-level-style-number text:level="2" text:style-name="WW_5f_CharLFO10LVL2" style:num-format="1" text:display-levels="2">
        <style:list-level-properties text:min-label-width="1.016cm"/>
      </text:list-level-style-number>
      <text:list-level-style-number text:level="3" text:style-name="WW_5f_CharLFO10LVL3" style:num-format="1" text:display-levels="3">
        <style:list-level-properties text:min-label-width="1.27cm"/>
      </text:list-level-style-number>
      <text:list-level-style-number text:level="4" text:style-name="WW_5f_CharLFO10LVL4" style:num-format="1" text:display-levels="4">
        <style:list-level-properties text:min-label-width="1.524cm"/>
      </text:list-level-style-number>
      <text:list-level-style-number text:level="5" text:style-name="WW_5f_CharLFO10LVL5" style:num-format="1" text:display-levels="5">
        <style:list-level-properties text:min-label-width="1.778cm"/>
      </text:list-level-style-number>
      <text:list-level-style-number text:level="6" text:style-name="WW_5f_CharLFO10LVL6" style:num-format="1" text:display-levels="6">
        <style:list-level-properties text:min-label-width="2.032cm"/>
      </text:list-level-style-number>
      <text:list-level-style-number text:level="7" text:style-name="WW_5f_CharLFO10LVL7" style:num-format="1" text:display-levels="7">
        <style:list-level-properties text:min-label-width="2.286cm"/>
      </text:list-level-style-number>
      <text:list-level-style-number text:level="8" text:style-name="WW_5f_CharLFO10LVL8" style:num-format="1" text:display-levels="8">
        <style:list-level-properties text:min-label-width="2.54cm"/>
      </text:list-level-style-number>
      <text:list-level-style-number text:level="9" text:style-name="WW_5f_CharLFO10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 draw:z-index="3"><draw:text-box><text:p text:style-name="Foot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Dokumendihoidla liideste spetsifikatsioon</dc:title>
    <dc:description/>
    <dc:subject/>
    <meta:initial-creator>Tanel</meta:initial-creator>
    <dc:creator>Hannes Kiivet</dc:creator>
    <meta:creation-date>2010-04-12T06:58:00Z</meta:creation-date>
    <dc:date>2010-05-13T09:27:54.49</dc:date>
    <meta:print-date>2009-02-03T14:19:00Z</meta:print-date>
    <meta:editing-cycles>25</meta:editing-cycles>
    <meta:editing-duration>PT03H00M24S</meta:editing-duration>
    <meta:document-statistic meta:table-count="2" meta:image-count="2" meta:object-count="2" meta:page-count="96" meta:paragraph-count="4277" meta:word-count="14653" meta:character-count="200069"/>
    <meta:user-defined meta:name="Info 1"/>
    <meta:user-defined meta:name="Info 2"/>
    <meta:user-defined meta:name="Info 3"/>
    <meta:user-defined meta:name="Info 4"/>
    <meta:template xlink:type="simple" xlink:actuate="onRequest" xlink:title="" xlink:href="Normal.dotm"/>
  </office:meta>
</office:document-meta>
</file>